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&quot;docs-Calibri&quot;" svg:font-family="&quot;docs-Calibri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 fo:background-color="#00B0F0"/>
      <style:text-properties style:font-name="Calibri" style:font-name-asian="Calibri" style:font-name-complex="Calibri"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fo:background-color="#FF0000"/>
      <style:text-properties style:font-name="Calibri" style:font-name-asian="Calibri" style:font-name-complex="Calibri" fo:font-size="14pt" style:font-size-asian="14pt" style:font-size-complex="14pt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automatic" fo:background-color="#85E485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#F7DF98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#00B0F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background-color="#F37171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 fo:background-color="#B4A7D6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FFFFFF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ackground-color="#FFFFFF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7F7F7F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7F7F7F"/>
      <style:text-properties fo:color="#FFFFFF"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automatic" fo:wrap-option="wrap" fo:background-color="#7F7F7F"/>
      <style:text-properties fo:color="#FFFFFF"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="thin solid #A5A5A5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A5A5A5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A5A5A5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="thin solid #A5A5A5" fo:background-color="#D8D8D8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="thin solid #A5A5A5" fo:background-color="#FFFFFF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none" fo:border-bottom="thin solid #8EA9DB" fo:border-left="none" fo:border-right="none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8EA9DB" fo:border-bottom="thin solid #8EA9DB" fo:border-left="none" fo:border-right="none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top="thin solid #8EA9DB" fo:border-bottom="none" fo:border-left="none" fo:border-right="none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none" fo:border-bottom="thin solid #8EA9DB" fo:border-left="none" fo:border-right="thin solid 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A5A5A5" fo:border-left="thin solid #A5A5A5" fo:border-right="thin solid #A5A5A5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-top="thin solid #8EA9DB" fo:border-bottom="thin solid #8EA9DB" fo:border-left="none" fo:border-right="none" style:vertical-align="middle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top="thin solid #8EA9DB" fo:border-bottom="thin solid #8EA9DB" fo:border-left="thin solid #A5A5A5" fo:border-right="thin solid #A5A5A5" style:vertical-align="middle" fo:background-color="#D8D8D8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-top="thin solid #A5A5A5" fo:border-bottom="none" fo:border-left="none" fo:border-right="none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BFBFBF" fo:background-color="#000000"/>
      <style:text-properties fo:color="#FFFFFF"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="thin solid #BFBFBF" style:vertical-align="automatic" fo:background-color="#000000"/>
      <style:text-properties fo:color="#FFFFFF"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="thin solid #BFBFBF" fo:background-color="#00000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BFBFBF" fo:background-color="#F7DF98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="thin solid #BFBFBF" style:vertical-align="automatic" fo:background-color="#F7DF98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="thin solid #BFBFBF" style:vertical-align="automatic" fo:background-color="#F7DF98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="thin solid #BFBFBF" fo:background-color="#F37171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="thin solid #BFBFBF" style:vertical-align="automatic" fo:background-color="#F37171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="thin solid #BFBFBF" style:vertical-align="automatic" fo:background-color="#F37171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fo:border="thin solid #BFBFBF" style:vertical-align="middle" fo:background-color="#F37171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fo:border="thin solid #BFBFBF" style:vertical-align="automatic" fo:wrap-option="wrap" fo:background-color="#F37171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="thin solid #BFBFBF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="thin solid #BFBFBF" fo:background-color="#F37171"/>
      <style:text-properties style:text-line-through-style="solid"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="thin solid #BFBFBF" style:vertical-align="automatic" fo:wrap-option="wrap" fo:background-color="#F7DF98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able-cell-properties fo:border="thin solid #BFBFBF" fo:background-color="#85E485"/>
      <style:text-properties style:font-name="Calibri" style:font-name-asian="Calibri" style:font-name-complex="Calibri"/>
    </style:style>
    <style:style style:name="ce51" style:family="table-cell" style:parent-style-name="Default" style:data-style-name="N0">
      <style:table-cell-properties fo:border="thin solid #BFBFBF" style:vertical-align="automatic" fo:background-color="#85E485"/>
      <style:text-properties style:font-name="Calibri" style:font-name-asian="Calibri" style:font-name-complex="Calibri"/>
    </style:style>
    <style:style style:name="ce52" style:family="table-cell" style:parent-style-name="Default" style:data-style-name="N0">
      <style:table-cell-properties fo:background-color="#85E485"/>
      <style:text-properties style:font-name="Calibri" style:font-name-asian="Calibri" style:font-name-complex="Calibri"/>
    </style:style>
    <style:style style:name="ce53" style:family="table-cell" style:parent-style-name="Default" style:data-style-name="N0">
      <style:table-cell-properties fo:border="thin solid #BFBFBF" style:vertical-align="automatic" fo:background-color="#85E485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fo:background-color="#F37171"/>
      <style:text-properties style:font-name="Calibri" style:font-name-asian="Calibri" style:font-name-complex="Calibri"/>
    </style:style>
    <style:style style:name="ce55" style:family="table-cell" style:parent-style-name="Default" style:data-style-name="N0">
      <style:table-cell-properties fo:border-top="none" fo:border-bottom="thin solid #BFBFBF" fo:border-left="thin solid #BFBFBF" fo:border-right="thin solid #BFBFBF" fo:background-color="#85E485"/>
      <style:text-properties style:font-name="Calibri" style:font-name-asian="Calibri" style:font-name-complex="Calibri"/>
    </style:style>
    <style:style style:name="ce56" style:family="table-cell" style:parent-style-name="Default" style:data-style-name="N30">
      <style:table-cell-properties fo:border="thin solid #BFBFBF" fo:background-color="#F37171"/>
      <style:text-properties style:font-name="Calibri" style:font-name-asian="Calibri" style:font-name-complex="Calibri"/>
    </style:style>
    <style:style style:name="ce57" style:family="table-cell" style:parent-style-name="Default" style:data-style-name="N30">
      <style:table-cell-properties fo:border="thin solid #BFBFBF" fo:background-color="#85E485"/>
      <style:text-properties style:font-name="Calibri" style:font-name-asian="Calibri" style:font-name-complex="Calibri"/>
    </style:style>
    <style:style style:name="ce58" style:family="table-cell" style:parent-style-name="Default" style:data-style-name="N30">
      <style:table-cell-properties fo:border="thin solid #BFBFBF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order="thin solid #BFBFBF" fo:background-color="#85E485"/>
      <style:text-properties style:text-line-through-style="solid" style:font-name="Calibri" style:font-name-asian="Calibri" style:font-name-complex="Calibri"/>
    </style:style>
    <style:style style:name="ce60" style:family="table-cell" style:parent-style-name="Default" style:data-style-name="N0">
      <style:table-cell-properties fo:border="thin solid #BFBFBF" fo:background-color="#F37171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BFBFBF" fo:background-color="#8E7CC3"/>
      <style:text-properties style:font-name="Calibri" style:font-name-asian="Calibri" style:font-name-complex="Calibri"/>
    </style:style>
    <style:style style:name="ce62" style:family="table-cell" style:parent-style-name="Default" style:data-style-name="N0">
      <style:table-cell-properties fo:border="thin solid #BFBFBF" style:vertical-align="automatic" fo:background-color="#8E7CC3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fo:border="thin solid #BFBFBF" style:vertical-align="middle" fo:background-color="#85E485"/>
      <style:text-properties style:font-name="Calibri" style:font-name-asian="Calibri" style:font-name-complex="Calibri"/>
    </style:style>
    <style:style style:name="ce64" style:family="table-cell" style:parent-style-name="Default" style:data-style-name="N0">
      <style:table-cell-properties fo:border="thin solid #BFBFBF" style:vertical-align="middle" fo:background-color="#F7DF98"/>
      <style:text-properties style:font-name="Calibri" style:font-name-asian="Calibri" style:font-name-complex="Calibri"/>
    </style:style>
    <style:style style:name="ce65" style:family="table-cell" style:parent-style-name="Default" style:data-style-name="N0">
      <style:table-cell-properties fo:border="thin solid #BFBFBF" fo:background-color="#F7DF98"/>
      <style:text-properties style:text-line-through-style="solid" style:font-name="Calibri" style:font-name-asian="Calibri" style:font-name-complex="Calibri"/>
    </style:style>
    <style:style style:name="ce66" style:family="table-cell" style:parent-style-name="Default" style:data-style-name="N0">
      <style:table-cell-properties fo:border="thin solid #BFBFBF" style:vertical-align="automatic" fo:wrap-option="wrap" fo:background-color="#8E7CC3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order="thin solid #BFBFBF" style:vertical-align="middle" fo:background-color="#8E7CC3"/>
      <style:text-properties style:font-name="Calibri" style:font-name-asian="Calibri" style:font-name-complex="Calibri"/>
    </style:style>
    <style:style style:name="ce68" style:family="table-cell" style:parent-style-name="Default" style:data-style-name="N0">
      <style:table-cell-properties fo:border="thin solid #BFBFBF" style:vertical-align="automatic" fo:wrap-option="wrap" fo:background-color="#85E485"/>
      <style:text-properties style:font-name="Calibri" style:font-name-asian="Calibri" style:font-name-complex="Calibri"/>
    </style:style>
    <style:style style:name="ce69" style:family="table-cell" style:parent-style-name="Default" style:data-style-name="N0">
      <style:table-cell-properties fo:border="thin solid #BFBFBF" style:vertical-align="automatic" fo:wrap-option="wrap" fo:background-color="#F37171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order="thin solid #BFBFBF" style:vertical-align="automatic" fo:wrap-option="wrap"/>
      <style:text-properties style:font-name="Calibri" style:font-name-asian="Calibri" style:font-name-complex="Calibri"/>
    </style:style>
    <style:style style:name="ce71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background-color="#85E485"/>
      <style:text-properties style:font-name="Calibri" style:font-name-asian="Calibri" style:font-name-complex="Calibri"/>
    </style:style>
    <style:style style:name="ce72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wrap-option="wrap" fo:background-color="#85E485"/>
      <style:text-properties style:font-name="Calibri" style:font-name-asian="Calibri" style:font-name-complex="Calibri"/>
    </style:style>
    <style:style style:name="ce73" style:family="table-cell" style:parent-style-name="Default" style:data-style-name="N0">
      <style:table-cell-properties style:vertical-align="automatic" fo:wrap-option="wrap" fo:background-color="#F7DF98"/>
      <style:text-properties style:font-name="&quot;docs-Calibri&quot;" style:font-name-asian="&quot;docs-Calibri&quot;" style:font-name-complex="&quot;docs-Calibri&quot;"/>
    </style:style>
    <style:style style:name="ce74" style:family="table-cell" style:parent-style-name="Default" style:data-style-name="N0">
      <style:table-cell-properties style:vertical-align="automatic" fo:background-color="#85E485"/>
      <style:text-properties style:font-name="&quot;docs-Calibri&quot;" style:font-name-asian="&quot;docs-Calibri&quot;" style:font-name-complex="&quot;docs-Calibri&quot;"/>
    </style:style>
    <style:style style:name="ce75" style:family="table-cell" style:parent-style-name="Default" style:data-style-name="N0">
      <style:table-cell-properties fo:border="thin solid #BFBFBF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>
      <style:table-cell-properties fo:border="thin solid #BFBFBF" style:vertical-align="middle" fo:wrap-option="wrap" fo:background-color="#F37171"/>
      <style:text-properties style:font-name="Calibri" style:font-name-asian="Calibri" style:font-name-complex="Calibri"/>
    </style:style>
    <style:style style:name="ce77" style:family="table-cell" style:parent-style-name="Default" style:data-style-name="N0">
      <style:table-cell-properties fo:border="thin solid #000000" style:vertical-align="automatic" fo:background-color="#F7DF98"/>
      <style:text-properties style:font-name="Calibri" style:font-name-asian="Calibri" style:font-name-complex="Calibri"/>
    </style:style>
    <style:style style:name="ce78" style:family="table-cell" style:parent-style-name="Default" style:data-style-name="N0">
      <style:table-cell-properties style:vertical-align="automatic" fo:background-color="#8E7CC3"/>
      <style:text-properties style:font-name="Calibri" style:font-name-asian="Calibri" style:font-name-complex="Calibri"/>
    </style:style>
    <style:style style:name="ce79" style:family="table-cell" style:parent-style-name="Default" style:data-style-name="N0">
      <style:table-cell-properties fo:border="thin solid #BFBFBF" fo:background-color="#85E485"/>
      <style:text-properties fo:color="#FFFF00" style:font-name="Calibri" style:font-name-asian="Calibri" style:font-name-complex="Calibri"/>
    </style:style>
    <style:style style:name="ce80" style:family="table-cell" style:parent-style-name="Default" style:data-style-name="N0">
      <style:table-cell-properties fo:border="thin solid #BFBFBF" fo:background-color="#F37171"/>
      <style:text-properties fo:color="#0563C1" style:font-name="Calibri" style:font-name-asian="Calibri" style:font-name-complex="Calibri" style:text-underline-style="solid" style:text-underline-type="single"/>
    </style:style>
    <style:style style:name="ce81" style:family="table-cell" style:parent-style-name="Default" style:data-style-name="N0">
      <style:table-cell-properties fo:border-top="thin solid #BFBFBF" fo:border-bottom="thin solid #BFBFBF" fo:border-left="thin solid #BFBFBF" fo:border-right="none" fo:background-color="#F37171"/>
      <style:text-properties style:font-name="Calibri" style:font-name-asian="Calibri" style:font-name-complex="Calibri"/>
    </style:style>
    <style:style style:name="ce82" style:family="table-cell" style:parent-style-name="Default" style:data-style-name="N0">
      <style:table-cell-properties fo:border="thin solid #BFBFBF" fo:background-color="#00B0F0"/>
      <style:text-properties style:font-name="Calibri" style:font-name-asian="Calibri" style:font-name-complex="Calibri"/>
    </style:style>
    <style:style style:name="ce83" style:family="table-cell" style:parent-style-name="Default" style:data-style-name="N0">
      <style:table-cell-properties fo:border="thin solid #BFBFBF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4" style:family="table-cell" style:parent-style-name="Default" style:data-style-name="N0">
      <style:table-cell-properties fo:background-color="#F7DF98"/>
      <style:text-properties style:font-name="Calibri" style:font-name-asian="Calibri" style:font-name-complex="Calibri"/>
    </style:style>
    <style:style style:name="ce85" style:family="table-cell" style:parent-style-name="Default" style:data-style-name="N0">
      <style:table-cell-properties fo:border="thin solid #BFBFBF" fo:background-color="#F37171"/>
      <style:text-properties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BFBFBF" fo:background-color="#F37171"/>
      <style:text-properties fo:color="#0563C1" style:font-name="Cambria" style:font-name-asian="Cambria" style:font-name-complex="Cambria" style:text-underline-style="solid" style:text-underline-type="single" style:font-family-generic="roman"/>
    </style:style>
    <style:style style:name="ce87" style:family="table-cell" style:parent-style-name="Default" style:data-style-name="N0">
      <style:table-cell-properties fo:border="thin solid #BFBFBF" fo:background-color="#F37171"/>
      <style:text-properties fo:color="#0563C1" style:font-name="Calibri" style:font-name-asian="Calibri" style:font-name-complex="Calibri"/>
    </style:style>
    <style:style style:name="ce88" style:family="table-cell" style:parent-style-name="Default" style:data-style-name="N0">
      <style:table-cell-properties fo:border="thin solid #BFBFBF" fo:background-color="#F37171"/>
      <style:text-properties style:font-name="Cambria" style:font-name-asian="Cambria" style:font-name-complex="Cambria" style:text-underline-style="solid" style:text-underline-type="single" style:font-family-generic="roman"/>
    </style:style>
    <style:style style:name="ce89" style:family="table-cell" style:parent-style-name="Default" style:data-style-name="N0">
      <style:table-cell-properties fo:border="thin solid #BFBFBF" fo:background-color="#000000"/>
      <style:text-properties fo:color="#FFFFFF" style:font-name="Calibri" style:font-name-asian="Calibri" style:font-name-complex="Calibri"/>
    </style:style>
    <style:style style:name="ce90" style:family="table-cell" style:parent-style-name="Default" style:data-style-name="N0">
      <style:table-cell-properties fo:border="thin solid #BFBFBF" style:vertical-align="automatic" fo:background-color="#000000"/>
      <style:text-properties fo:color="#FFFFFF" style:font-name="Calibri" style:font-name-asian="Calibri" style:font-name-complex="Calibri"/>
    </style:style>
    <style:style style:name="ce91" style:family="table-cell" style:parent-style-name="Default" style:data-style-name="N0">
      <style:table-cell-properties fo:border="thin solid #BFBFBF" fo:background-color="#00000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BFBFBF" fo:background-color="#000000"/>
      <style:text-properties style:font-name="Calibri" style:font-name-asian="Calibri" style:font-name-complex="Calibri"/>
    </style:style>
    <style:style style:name="ce93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style:font-name="Docs-Calibri" style:font-name-asian="Docs-Calibri" style:font-name-complex="Docs-Calibri"/>
    </style:style>
    <style:style style:name="ce94" style:family="table-cell" style:parent-style-name="Default" style:data-style-name="N30">
      <style:table-cell-properties fo:border="thin solid #BFBFBF" fo:background-color="#00000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95" style:family="table-cell" style:parent-style-name="Default" style:data-style-name="N30">
      <style:table-cell-properties fo:border="thin solid #BFBFBF" fo:background-color="#000000"/>
      <style:text-properties fo:color="#FFFFFF" style:font-name="Calibri" style:font-name-asian="Calibri" style:font-name-complex="Calibri"/>
    </style:style>
    <style:style style:name="ce96" style:family="table-cell" style:parent-style-name="Default" style:data-style-name="N0">
      <style:table-cell-properties fo:border="thin solid #BFBFBF" fo:background-color="#000000"/>
      <style:text-properties fo:color="#FFFFFF" style:font-name="Calibri" style:font-name-asian="Calibri" style:font-name-complex="Calibri"/>
    </style:style>
    <style:style style:name="ce97" style:family="table-cell" style:parent-style-name="Default" style:data-style-name="N0">
      <style:table-cell-properties fo:border="thin solid #BFBFBF" style:vertical-align="automatic" fo:background-color="#00000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BFBFBF" style:vertical-align="automatic" fo:wrap-option="wrap" fo:background-color="#000000"/>
      <style:text-properties fo:color="#FFFFFF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5194444444444cm"/>
    </style:style>
    <style:style style:name="co2" style:family="table-column">
      <style:table-column-properties fo:break-before="auto" style:column-width="21.1490277777778cm"/>
    </style:style>
    <style:style style:name="co3" style:family="table-column">
      <style:table-column-properties fo:break-before="auto" style:column-width="2.71638888888889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5.59152777777778cm"/>
    </style:style>
    <style:style style:name="co6" style:family="table-column">
      <style:table-column-properties fo:break-before="auto" style:column-width="7.74347222222222cm"/>
    </style:style>
    <style:style style:name="co7" style:family="table-column">
      <style:table-column-properties fo:break-before="auto" style:column-width="7.65527777777778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4.67430555555556cm"/>
    </style:style>
    <style:style style:name="co10" style:family="table-column">
      <style:table-column-properties fo:break-before="auto" style:column-width="5.78555555555556cm"/>
    </style:style>
    <style:style style:name="co11" style:family="table-column">
      <style:table-column-properties fo:break-before="auto" style:column-width="6.26180555555556cm"/>
    </style:style>
    <style:style style:name="co12" style:family="table-column">
      <style:table-column-properties fo:break-before="auto" style:column-width="5.04472222222222cm"/>
    </style:style>
    <style:style style:name="co13" style:family="table-column">
      <style:table-column-properties fo:break-before="auto" style:column-width="4.21569444444444cm"/>
    </style:style>
    <style:style style:name="co14" style:family="table-column">
      <style:table-column-properties fo:break-before="auto" style:column-width="6.22652777777778cm"/>
    </style:style>
    <style:style style:name="co15" style:family="table-column">
      <style:table-column-properties fo:break-before="auto" style:column-width="6.42055555555556cm"/>
    </style:style>
    <style:style style:name="co16" style:family="table-column">
      <style:table-column-properties fo:break-before="auto" style:column-width="1.71097222222222cm"/>
    </style:style>
    <style:style style:name="co17" style:family="table-column">
      <style:table-column-properties fo:break-before="auto" style:column-width="17.9563888888889cm"/>
    </style:style>
    <style:style style:name="co18" style:family="table-column">
      <style:table-column-properties fo:break-before="auto" style:column-width="3.86291666666667cm"/>
    </style:style>
    <style:style style:name="co19" style:family="table-column">
      <style:table-column-properties fo:break-before="auto" style:column-width="4.93888888888889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21.4665277777778cm"/>
    </style:style>
    <style:style style:name="co22" style:family="table-column">
      <style:table-column-properties fo:break-before="auto" style:column-width="12.9293055555556cm"/>
    </style:style>
    <style:style style:name="co23" style:family="table-column">
      <style:table-column-properties fo:break-before="auto" style:column-width="4.83305555555556cm"/>
    </style:style>
    <style:style style:name="co24" style:family="table-column">
      <style:table-column-properties fo:break-before="auto" style:column-width="7.63763888888889cm"/>
    </style:style>
    <style:style style:name="co25" style:family="table-column">
      <style:table-column-properties fo:break-before="auto" style:column-width="1.99319444444444cm"/>
    </style:style>
    <style:style style:name="co26" style:family="table-column">
      <style:table-column-properties fo:break-before="auto" style:column-width="9.27805555555556cm"/>
    </style:style>
    <style:style style:name="co27" style:family="table-column">
      <style:table-column-properties fo:break-before="auto" style:column-width="14.8343055555556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7pt" style:use-optimal-row-height="tru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26pt" style:use-optimal-row-height="tru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9pt" style:use-optimal-row-height="true" fo:break-before="auto"/>
    </style:style>
    <style:style style:name="ro14" style:family="table-row">
      <style:table-row-properties style:row-height="58pt" style:use-optimal-row-height="tru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Bitte Datenpunkte, die Sie zusätzlich in der Sektorenübergreifenden Plattform erheben würden, einfügen und gelb markieren.</text:p>
          </table:table-cell>
          <table:table-cell table:number-columns-repeated="24" table:style-name="ce2"/>
          <table:table-cell table:number-columns-repeated="16358"/>
        </table:table-row>
        <table:table-row table:style-name="ro3">
          <table:table-cell table:style-name="ce2"/>
          <table:table-cell office:value-type="string" table:style-name="ce4">
            <text:p>Bitte Datenpunkte, die Sie in veränderter Form erheben würden, verändern und blau markieren.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table:style-name="ce2"/>
          <table:table-cell office:value-type="string" table:style-name="ce5">
            <text:p>Bitte Datenpunkte, die Sie im Kontext der Sektorenübergreifenden Plattform nicht erheben würden, rot markieren.</text:p>
          </table:table-cell>
          <table:table-cell table:number-columns-repeated="24" table:style-name="ce2"/>
          <table:table-cell table:number-columns-repeated="16358"/>
        </table:table-row>
        <table:table-row table:style-name="ro3">
          <table:table-cell table:style-name="ce6"/>
          <table:table-cell table:style-name="ce7"/>
          <table:table-cell table:number-columns-repeated="24" table:style-name="ce6"/>
          <table:table-cell table:number-columns-repeated="16358"/>
        </table:table-row>
        <table:table-row table:style-name="ro4">
          <table:table-cell table:style-name="ce1"/>
          <table:table-cell office:value-type="string" table:style-name="ce8">
            <text:p>Übereinstimmung von CODEX und GECCO/DIS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9">
            <text:p>NAPKON zu Gecco Mapping möglich, zurück nicht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0">
            <text:p>Gecco zu NAPKON Mapping möglich, zurück nicht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1">
            <text:p>Daten nicht in GECCO/DIS enthalten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2">
            <text:p>andere Datenstruktur</text:p>
          </table:table-cell>
          <table:table-cell table:number-columns-repeated="24" table:style-name="ce13"/>
          <table:table-cell table:number-columns-repeated="16358"/>
        </table:table-row>
        <table:table-row table:style-name="ro5">
          <table:table-cell table:style-name="ce13"/>
          <table:table-cell table:style-name="ce14"/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5">
            <text:p>Ausfüllanweisungen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6">
            <text:p>PDF-Dokument: Hilfetexte im eCRF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table:style-name="ce16"/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5">
            <text:p>Hinterlegte Definitionen</text:p>
          </table:table-cell>
          <table:table-cell table:number-columns-repeated="24" table:style-name="ce6"/>
          <table:table-cell table:number-columns-repeated="16358"/>
        </table:table-row>
        <table:table-row table:style-name="ro5">
          <table:table-cell table:style-name="ce6"/>
          <table:table-cell office:value-type="string" table:style-name="ce16">
            <text:p>PDF-Dokumente: Dokumentationshilfen</text:p>
          </table:table-cell>
          <table:table-cell table:number-columns-repeated="16382" table:style-name="ce1"/>
        </table:table-row>
        <table:table-row table:style-name="ro5">
          <table:table-cell/>
          <table:table-cell table:style-name="ce16"/>
          <table:table-cell table:number-columns-repeated="16382"/>
        </table:table-row>
        <table:table-row table:style-name="ro5">
          <table:table-cell/>
          <table:table-cell office:value-type="string" table:style-name="ce15">
            <text:p>Hinterlegte Kataloge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6">
            <text:p>Excel Spreadsheets: Katalog 2-6</text:p>
          </table:table-cell>
          <table:table-cell table:number-columns-repeated="16382"/>
        </table:table-row>
        <table:table-row table:style-name="ro5">
          <table:table-cell/>
          <table:table-cell table:style-name="ce16"/>
          <table:table-cell table:number-columns-repeated="16382"/>
        </table:table-row>
        <table:table-row table:style-name="ro5">
          <table:table-cell/>
          <table:table-cell office:value-type="string" table:style-name="ce15">
            <text:p>Ausfüllhinweise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17">
            <text:p>Zusätzliche Hinweise für Dokumentar*in in kursiv und in Klammern hinter den Fragetext gesetzt. Im eCRF dann ober/unterhalt der Frage kursiv und dünn gedruckt.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16">
            <text:p>CAVE teilweise aber auch Zusätze in Klammern direkt im Fragetext (dann nicht kursiv)</text:p>
          </table:table-cell>
          <table:table-cell table:number-columns-repeated="16382"/>
        </table:table-row>
        <table:table-row table:style-name="ro4">
          <table:table-cell/>
          <table:table-cell table:style-name="ce16"/>
          <table:table-cell table:number-columns-repeated="16382"/>
        </table:table-row>
        <table:table-row table:style-name="ro4">
          <table:table-cell/>
          <table:table-cell office:value-type="string" table:style-name="ce15">
            <text:p>Regel/Filterungen</text:p>
          </table:table-cell>
          <table:table-cell table:number-columns-repeated="16382"/>
        </table:table-row>
        <table:table-row table:style-name="ro4">
          <table:table-cell/>
          <table:table-cell table:style-name="ce15"/>
          <table:table-cell table:number-columns-repeated="16382"/>
        </table:table-row>
        <table:table-row table:style-name="ro4">
          <table:table-cell/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4">
          <table:table-cell/>
          <table:table-cell table:number-columns-repeated="16383" table:style-name="ce1"/>
        </table:table-row>
        <table:table-row table:number-rows-repeated="969" table:style-name="ro4">
          <table:table-cell table:number-columns-repeated="16384"/>
        </table:table-row>
        <table:table-row table:number-rows-repeated="1047575" table:style-name="ro1">
          <table:table-cell table:number-columns-repeated="16384"/>
        </table:table-row>
      </table:table>
      <table:table table:name="eCRF_Aufbau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table:number-columns-repeated="27" table:style-name="ce18"/>
          <table:table-cell table:number-columns-repeated="16357"/>
        </table:table-row>
        <table:table-row table:style-name="ro6">
          <table:table-cell office:value-type="string" table:style-name="ce19">
            <text:p>Reiterzuordnung</text:p>
          </table:table-cell>
          <table:table-cell table:number-columns-repeated="26" table:style-name="ce18"/>
          <table:table-cell table:number-columns-repeated="16357"/>
        </table:table-row>
        <table:table-row table:number-rows-repeated="2" table:style-name="ro5">
          <table:table-cell table:number-columns-repeated="27" table:style-name="ce18"/>
          <table:table-cell table:number-columns-repeated="16357"/>
        </table:table-row>
        <table:table-row table:style-name="ro5">
          <table:table-cell office:value-type="string" table:style-name="ce20">
            <text:p>Kürzel</text:p>
          </table:table-cell>
          <table:table-cell office:value-type="string" table:style-name="ce20">
            <text:p>Vollständiger Anzeigename</text:p>
          </table:table-cell>
          <table:table-cell office:value-type="string" table:style-name="ce20">
            <text:p>Visitenplan</text:p>
          </table:table-cell>
          <table:table-cell office:value-type="string" table:style-name="ce20">
            <text:p>Bewegungsdaten</text:p>
          </table:table-cell>
          <table:table-cell office:value-type="string" table:style-name="ce20">
            <text:p>Diagnosen und Symptome</text:p>
          </table:table-cell>
          <table:table-cell office:value-type="string" table:style-name="ce20">
            <text:p>Therapien</text:p>
          </table:table-cell>
          <table:table-cell office:value-type="string" table:style-name="ce20">
            <text:p>Diagnostik</text:p>
          </table:table-cell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ScV</text:p>
          </table:table-cell>
          <table:table-cell office:value-type="string" table:style-name="ce18">
            <text:p>ScV Screening Visite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BV1</text:p>
          </table:table-cell>
          <table:table-cell office:value-type="string" table:style-name="ce18">
            <text:p>BV1 Baselineparameter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BV2</text:p>
          </table:table-cell>
          <table:table-cell office:value-type="string" table:style-name="ce18">
            <text:p>BV2 Erstnachweis SARS-CoV-2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M1</text:p>
          </table:table-cell>
          <table:table-cell office:value-type="string" table:style-name="ce18">
            <text:p>M1 Visitenübersicht (ungeplant)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M2</text:p>
          </table:table-cell>
          <table:table-cell office:value-type="string" table:style-name="ce18">
            <text:p>M2 Visitenübersicht (geplant)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StV1</text:p>
          </table:table-cell>
          <table:table-cell office:value-type="string" table:style-name="ce18">
            <text:p>StV1 Verlaufsparameter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StV2</text:p>
          </table:table-cell>
          <table:table-cell office:value-type="string" table:style-name="ce18">
            <text:p>StV2 Labor Routineparameter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FUV1</text:p>
          </table:table-cell>
          <table:table-cell office:value-type="string" table:style-name="ce18">
            <text:p>FUV1 Patient*innenstatus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FUV2</text:p>
          </table:table-cell>
          <table:table-cell office:value-type="string" table:style-name="ce18">
            <text:p>FUV2 Labor Spezialparameter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FUV3</text:p>
          </table:table-cell>
          <table:table-cell office:value-type="string" table:style-name="ce18">
            <text:p>FUV3 Diagnosespezifische Parameter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PROM</text:p>
          </table:table-cell>
          <table:table-cell office:value-type="string" table:style-name="ce18">
            <text:p>PROM Patient Reported Outcome Measures</text:p>
          </table:table-cell>
          <table:table-cell office:value-type="string" table:style-name="ce21">
            <text:p>x</text:p>
          </table:table-cell>
          <table:table-cell table:number-columns-repeated="4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FV1</text:p>
          </table:table-cell>
          <table:table-cell office:value-type="string" table:style-name="ce18">
            <text:p>FV1 Bewegungsdaten</text:p>
          </table:table-cell>
          <table:table-cell table:style-name="ce22"/>
          <table:table-cell office:value-type="string" table:style-name="ce21">
            <text:p>x</text:p>
          </table:table-cell>
          <table:table-cell table:number-columns-repeated="3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FV2</text:p>
          </table:table-cell>
          <table:table-cell office:value-type="string" table:style-name="ce23">
            <text:p>FV2 Diagnosen (Herzkreislauf)</text:p>
          </table:table-cell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18">
            <text:p>FV2</text:p>
          </table:table-cell>
          <table:table-cell office:value-type="string" table:style-name="ce18">
            <text:p>FV2 Diagnosen (Lunge, Niere, Leber, Magen-Darm)</text:p>
          </table:table-cell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5">
          <table:table-cell office:value-type="string" table:style-name="ce23">
            <text:p>FV2</text:p>
          </table:table-cell>
          <table:table-cell office:value-type="string" table:style-name="ce23">
            <text:p>FV2 Diagnosen (Rheuma, Diabetes, Tumor, HIV)</text:p>
          </table:table-cell>
          <table:table-cell table:number-columns-repeated="2" table:style-name="ce22"/>
          <table:table-cell office:value-type="string" table:style-name="ce24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2</text:p>
          </table:table-cell>
          <table:table-cell office:value-type="string" table:style-name="ce18">
            <text:p>FV2 Diagnosen (Neurologie, Rhabdomyolyse, Haut, Allergie)</text:p>
          </table:table-cell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23">
            <text:p>FV2</text:p>
          </table:table-cell>
          <table:table-cell office:value-type="string" table:style-name="ce23">
            <text:p>FV2 Diagnosen (Transplantationen)</text:p>
          </table:table-cell>
          <table:table-cell table:number-columns-repeated="2" table:style-name="ce22"/>
          <table:table-cell office:value-type="string" table:style-name="ce24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2</text:p>
          </table:table-cell>
          <table:table-cell office:value-type="string" table:style-name="ce18">
            <text:p>FV2 Diagnosen (Andere, Tod)</text:p>
          </table:table-cell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3</text:p>
          </table:table-cell>
          <table:table-cell office:value-type="string" table:style-name="ce23">
            <text:p>FV3 Symptome (Allgemein)</text:p>
          </table:table-cell>
          <table:table-cell table:number-columns-repeated="2" table:style-name="ce22"/>
          <table:table-cell office:value-type="string" table:style-name="ce24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3</text:p>
          </table:table-cell>
          <table:table-cell office:value-type="string" table:style-name="ce18">
            <text:p>FV3 Symptome (Atemweg, Magen-Darm)</text:p>
          </table:table-cell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23">
            <text:p>FV3</text:p>
          </table:table-cell>
          <table:table-cell office:value-type="string" table:style-name="ce23">
            <text:p>FV3 Symptome (Neurologie, Andere)</text:p>
          </table:table-cell>
          <table:table-cell table:number-columns-repeated="2" table:style-name="ce22"/>
          <table:table-cell office:value-type="string" table:style-name="ce24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4</text:p>
          </table:table-cell>
          <table:table-cell office:value-type="string" table:style-name="ce18">
            <text:p>FV4 Schwangerschaft und Geburt</text:p>
          </table:table-cell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"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5</text:p>
          </table:table-cell>
          <table:table-cell office:value-type="string" table:style-name="ce18">
            <text:p>FV5 Medikamentöse Therapien</text:p>
          </table:table-cell>
          <table:table-cell table:number-columns-repeated="3" table:style-name="ce22"/>
          <table:table-cell office:value-type="string" table:style-name="ce21">
            <text:p>x</text:p>
          </table:table-cell>
          <table:table-cell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6</text:p>
          </table:table-cell>
          <table:table-cell office:value-type="string" table:style-name="ce18">
            <text:p>FV6 Interventionen und Operationen</text:p>
          </table:table-cell>
          <table:table-cell table:number-columns-repeated="3" table:style-name="ce22"/>
          <table:table-cell office:value-type="string" table:style-name="ce21">
            <text:p>x</text:p>
          </table:table-cell>
          <table:table-cell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7</text:p>
          </table:table-cell>
          <table:table-cell office:value-type="string" table:style-name="ce18">
            <text:p>FV7 Impfstatus</text:p>
          </table:table-cell>
          <table:table-cell table:number-columns-repeated="3" table:style-name="ce22"/>
          <table:table-cell office:value-type="string" table:style-name="ce21">
            <text:p>x</text:p>
          </table:table-cell>
          <table:table-cell table:style-name="ce22"/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8</text:p>
          </table:table-cell>
          <table:table-cell office:value-type="string" table:style-name="ce18">
            <text:p>FV8 Erregerdiagnostik</text:p>
          </table:table-cell>
          <table:table-cell table:number-columns-repeated="4" table:style-name="ce22"/>
          <table:table-cell office:value-type="string" table:style-name="ce21">
            <text:p>x</text:p>
          </table:table-cell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9</text:p>
          </table:table-cell>
          <table:table-cell office:value-type="string" table:style-name="ce18">
            <text:p>FV9 SARS-CoV-2 Virologie</text:p>
          </table:table-cell>
          <table:table-cell table:number-columns-repeated="4" table:style-name="ce22"/>
          <table:table-cell office:value-type="string" table:style-name="ce21">
            <text:p>x</text:p>
          </table:table-cell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10</text:p>
          </table:table-cell>
          <table:table-cell office:value-type="string" table:style-name="ce18">
            <text:p>FV10 Urin- und Liquordiagnostik</text:p>
          </table:table-cell>
          <table:table-cell table:style-name="ce21"/>
          <table:table-cell table:number-columns-repeated="3" table:style-name="ce22"/>
          <table:table-cell office:value-type="string" table:style-name="ce22">
            <text:p>x</text:p>
          </table:table-cell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11</text:p>
          </table:table-cell>
          <table:table-cell office:value-type="string" table:style-name="ce18">
            <text:p>FV11 Abdominelle Diagnostik</text:p>
          </table:table-cell>
          <table:table-cell table:number-columns-repeated="4" table:style-name="ce22"/>
          <table:table-cell office:value-type="string" table:style-name="ce21">
            <text:p>x</text:p>
          </table:table-cell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12</text:p>
          </table:table-cell>
          <table:table-cell office:value-type="string" table:style-name="ce18">
            <text:p>FV12 Kardiale Diagnostik</text:p>
          </table:table-cell>
          <table:table-cell table:number-columns-repeated="2" table:style-name="ce21"/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13</text:p>
          </table:table-cell>
          <table:table-cell office:value-type="string" table:style-name="ce18">
            <text:p>FV13 Lungendiagnostik</text:p>
          </table:table-cell>
          <table:table-cell table:number-columns-repeated="2" table:style-name="ce21"/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0" table:style-name="ce18"/>
          <table:table-cell table:number-columns-repeated="16357"/>
        </table:table-row>
        <table:table-row table:style-name="ro4">
          <table:table-cell office:value-type="string" table:style-name="ce18">
            <text:p>FV14</text:p>
          </table:table-cell>
          <table:table-cell office:value-type="string" table:style-name="ce18">
            <text:p>FV14 Neurologische Diagnostik</text:p>
          </table:table-cell>
          <table:table-cell table:number-columns-repeated="2" table:style-name="ce21"/>
          <table:table-cell table:number-columns-repeated="2" table:style-name="ce22"/>
          <table:table-cell office:value-type="string" table:style-name="ce21">
            <text:p>x</text:p>
          </table:table-cell>
          <table:table-cell table:number-columns-repeated="20" table:style-name="ce18"/>
          <table:table-cell table:number-columns-repeated="16357"/>
        </table:table-row>
        <table:table-row table:number-rows-repeated="2" table:style-name="ro4">
          <table:table-cell table:style-name="ce6"/>
          <table:table-cell table:style-name="ce25"/>
          <table:table-cell table:number-columns-repeated="2" table:style-name="ce21"/>
          <table:table-cell table:number-columns-repeated="2" table:style-name="ce22"/>
          <table:table-cell table:style-name="ce21"/>
          <table:table-cell table:style-name="ce6"/>
          <table:table-cell table:number-columns-repeated="19" table:style-name="ce18"/>
          <table:table-cell table:number-columns-repeated="16357"/>
        </table:table-row>
        <table:table-row table:style-name="ro4">
          <table:table-cell table:number-columns-repeated="27" table:style-name="ce18"/>
          <table:table-cell table:number-columns-repeated="16357"/>
        </table:table-row>
        <table:table-row table:style-name="ro4">
          <table:table-cell office:value-type="string" table:number-columns-spanned="4" table:number-rows-spanned="1" table:style-name="ce34">
            <text:p>Visitenübersicht mit Periodizität der Visiten</text:p>
          </table:table-cell>
          <table:covered-table-cell table:number-columns-repeated="3"/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table:number-columns-repeated="10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7">
            <text:p>Visite</text:p>
          </table:table-cell>
          <table:table-cell office:value-type="string" table:style-name="ce27">
            <text:p>Periodizität</text:p>
          </table:table-cell>
          <table:table-cell office:value-type="string" table:style-name="ce27">
            <text:p>Gültigkeit für folgende Patient*innengruppen</text:p>
          </table:table-cell>
          <table:table-cell office:value-type="string" table:style-name="ce27">
            <text:p>Anlage in SecuTrial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Baselinevisite</text:p>
          </table:table-cell>
          <table:table-cell office:value-type="string" table:style-name="ce28">
            <text:p>1x (bis maximal 3 Tage nach Einschluss)</text:p>
          </table:table-cell>
          <table:table-cell office:value-type="string" table:style-name="ce28">
            <text:p>Alle</text:p>
          </table:table-cell>
          <table:table-cell office:value-type="string" table:style-name="ce28">
            <text:p>Automatisch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Reguläre Studienvisite</text:p>
          </table:table-cell>
          <table:table-cell office:value-type="string" table:style-name="ce28">
            <text:p>1x wöchentlich (Freitag)</text:p>
          </table:table-cell>
          <table:table-cell office:value-type="string" table:style-name="ce28">
            <text:p>Alle</text:p>
          </table:table-cell>
          <table:table-cell office:value-type="string" table:style-name="ce28">
            <text:p>Un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Zusätzliche Dokumentationsvisite</text:p>
          </table:table-cell>
          <table:table-cell office:value-type="string" table:style-name="ce28">
            <text:p>1x wöchentlich (Dienstag)</text:p>
          </table:table-cell>
          <table:table-cell office:value-type="string" table:style-name="ce28">
            <text:p>Alle</text:p>
          </table:table-cell>
          <table:table-cell office:value-type="string" table:style-name="ce28">
            <text:p>Un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Studienvisite bei Verschlechterung</text:p>
          </table:table-cell>
          <table:table-cell office:value-type="string" table:style-name="ce28">
            <text:p>Nach Kriterien, max 2x abrechnungsfähig</text:p>
          </table:table-cell>
          <table:table-cell office:value-type="string" table:style-name="ce28">
            <text:p>Alle</text:p>
          </table:table-cell>
          <table:table-cell office:value-type="string" table:style-name="ce28">
            <text:p>Un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Abschluss des Akutverlaufs</text:p>
          </table:table-cell>
          <table:table-cell office:value-type="string" table:style-name="ce28">
            <text:p>1x bei Entlassung/ambulantem Abschluss</text:p>
          </table:table-cell>
          <table:table-cell office:value-type="string" table:style-name="ce28">
            <text:p>Alle</text:p>
          </table:table-cell>
          <table:table-cell office:value-type="string" table:style-name="ce28">
            <text:p>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Telefonvisiten (PROM)</text:p>
          </table:table-cell>
          <table:table-cell office:value-type="string" table:style-name="ce28">
            <text:p>Alle 6 Wochen, ab Abschluss des Akutverlaufs</text:p>
          </table:table-cell>
          <table:table-cell office:value-type="string" table:style-name="ce28">
            <text:p>Nur Patient*innen mit Bioprobeneinschluss</text:p>
          </table:table-cell>
          <table:table-cell office:value-type="string" table:style-name="ce28">
            <text:p>Un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8">
            <text:p>3-Monat-FU</text:p>
          </table:table-cell>
          <table:table-cell office:value-type="string" table:style-name="ce28">
            <text:p>1x nach 3 Monaten</text:p>
          </table:table-cell>
          <table:table-cell office:value-type="string" table:style-name="ce28">
            <text:p>Alle (bei Patient*innen ohne Bioproben nur als PROM)</text:p>
          </table:table-cell>
          <table:table-cell office:value-type="string" table:style-name="ce28">
            <text:p>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29">
            <text:p>12-Monat-FU</text:p>
          </table:table-cell>
          <table:table-cell office:value-type="string" table:style-name="ce29">
            <text:p>1x nach 12 Monaten</text:p>
          </table:table-cell>
          <table:table-cell office:value-type="string" table:style-name="ce29">
            <text:p>Alle (bei Patient*innen ohne Bioproben nur als PROM)</text:p>
          </table:table-cell>
          <table:table-cell office:value-type="string" table:style-name="ce29">
            <text:p>Geplante Visite</text:p>
          </table:table-cell>
          <table:table-cell table:number-columns-repeated="6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table:number-columns-repeated="10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number-columns-spanned="6" table:number-rows-spanned="1" table:style-name="ce35">
            <text:p>Visitenübersicht mit jeweils zu dokumentierenden Formularen</text:p>
          </table:table-cell>
          <table:covered-table-cell table:number-columns-repeated="5"/>
          <table:table-cell table:number-columns-repeated="4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table:number-columns-repeated="10" table:style-name="ce26"/>
          <table:table-cell table:number-columns-repeated="17" table:style-name="ce18"/>
          <table:table-cell table:number-columns-repeated="16357"/>
        </table:table-row>
        <table:table-row table:style-name="ro4">
          <table:table-cell office:value-type="string" table:style-name="ce30">
            <text:p>Kürzel</text:p>
          </table:table-cell>
          <table:table-cell office:value-type="string" table:style-name="ce27">
            <text:p>Formular</text:p>
          </table:table-cell>
          <table:table-cell office:value-type="string" table:style-name="ce27">
            <text:p>Reiterzuordnung</text:p>
          </table:table-cell>
          <table:table-cell office:value-type="string" table:style-name="ce27">
            <text:p>Baselinevisite</text:p>
          </table:table-cell>
          <table:table-cell office:value-type="string" table:style-name="ce27">
            <text:p>Reguläre Studienvisite</text:p>
          </table:table-cell>
          <table:table-cell office:value-type="string" table:style-name="ce27">
            <text:p>Zusätzliche Dokumentationsvisite</text:p>
          </table:table-cell>
          <table:table-cell office:value-type="string" table:style-name="ce27">
            <text:p>Studienvisite bei Verschlechterung</text:p>
          </table:table-cell>
          <table:table-cell office:value-type="string" table:style-name="ce27">
            <text:p>Abschluss des Akutverlaufs</text:p>
          </table:table-cell>
          <table:table-cell office:value-type="string" table:style-name="ce27">
            <text:p>Telefonvisite (PROM)</text:p>
          </table:table-cell>
          <table:table-cell office:value-type="string" table:style-name="ce27">
            <text:p>3-M Follow Up im Studienzentrum</text:p>
          </table:table-cell>
          <table:table-cell office:value-type="string" table:style-name="ce27">
            <text:p>12-M Follow Up im Studienzentrum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31">
            <text:p>ScV, M, M2</text:p>
          </table:table-cell>
          <table:table-cell office:value-type="string" table:style-name="ce28">
            <text:p>Visitenübersicht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BV1</text:p>
          </table:table-cell>
          <table:table-cell office:value-type="string" table:style-name="ce28">
            <text:p>BV1 Baselineparameter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table:number-columns-repeated="7" table:style-name="ce32"/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BV2</text:p>
          </table:table-cell>
          <table:table-cell office:value-type="string" table:style-name="ce28">
            <text:p>BV2 Erstnachweis SARS-CoV-2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table:number-columns-repeated="7" table:style-name="ce32"/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StV1</text:p>
          </table:table-cell>
          <table:table-cell office:value-type="string" table:style-name="ce28">
            <text:p>StV1 Verlaufsparameter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StV2</text:p>
          </table:table-cell>
          <table:table-cell office:value-type="string" table:style-name="ce28">
            <text:p>StV2 Labor Routineparameter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UV1</text:p>
          </table:table-cell>
          <table:table-cell office:value-type="string" table:style-name="ce28">
            <text:p>FUV1 Patient*innenstatus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UV2</text:p>
          </table:table-cell>
          <table:table-cell office:value-type="string" table:style-name="ce28">
            <text:p>FUV2 Labor Spezialparameter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UV3</text:p>
          </table:table-cell>
          <table:table-cell office:value-type="string" table:style-name="ce28">
            <text:p>FUV3 Diagnosespezifische Parameter</text:p>
          </table:table-cell>
          <table:table-cell office:value-type="string" table:style-name="ce28">
            <text:p>Visitenpla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PROM</text:p>
          </table:table-cell>
          <table:table-cell office:value-type="string" table:style-name="ce28">
            <text:p>PROM Patient Reported Outcome Measures</text:p>
          </table:table-cell>
          <table:table-cell office:value-type="string" table:style-name="ce28">
            <text:p>Visitenplan</text:p>
          </table:table-cell>
          <table:table-cell table:style-name="ce33"/>
          <table:table-cell table:number-columns-repeated="3"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1</text:p>
          </table:table-cell>
          <table:table-cell office:value-type="string" table:style-name="ce28">
            <text:p>FV1 Bewegungsdaten</text:p>
          </table:table-cell>
          <table:table-cell office:value-type="string" table:style-name="ce28">
            <text:p>Bewegungsdate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2</text:p>
          </table:table-cell>
          <table:table-cell office:value-type="string" table:style-name="ce28">
            <text:p>FV2 Diagnosen</text:p>
          </table:table-cell>
          <table:table-cell office:value-type="string" table:style-name="ce28">
            <text:p>Diagnosen und Symptome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3</text:p>
          </table:table-cell>
          <table:table-cell office:value-type="string" table:style-name="ce28">
            <text:p>FV3 Symptome</text:p>
          </table:table-cell>
          <table:table-cell office:value-type="string" table:style-name="ce28">
            <text:p>Diagnosen und Symptome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4</text:p>
          </table:table-cell>
          <table:table-cell office:value-type="string" table:style-name="ce28">
            <text:p>FV4 Schwangerschaft und Geburt</text:p>
          </table:table-cell>
          <table:table-cell office:value-type="string" table:style-name="ce28">
            <text:p>Diagnosen und Symptome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5</text:p>
          </table:table-cell>
          <table:table-cell office:value-type="string" table:style-name="ce28">
            <text:p>FV5 Medikamentöse Therapien</text:p>
          </table:table-cell>
          <table:table-cell office:value-type="string" table:style-name="ce28">
            <text:p>Therapie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6</text:p>
          </table:table-cell>
          <table:table-cell office:value-type="string" table:style-name="ce28">
            <text:p>FV6 Interventionen und Operationen</text:p>
          </table:table-cell>
          <table:table-cell office:value-type="string" table:style-name="ce28">
            <text:p>Therapie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7</text:p>
          </table:table-cell>
          <table:table-cell office:value-type="string" table:style-name="ce28">
            <text:p>FV7 Impfstatus</text:p>
          </table:table-cell>
          <table:table-cell office:value-type="string" table:style-name="ce28">
            <text:p>Therapien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8</text:p>
          </table:table-cell>
          <table:table-cell office:value-type="string" table:style-name="ce28">
            <text:p>FV8 Erregerdiagnostik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9</text:p>
          </table:table-cell>
          <table:table-cell office:value-type="string" table:style-name="ce28">
            <text:p>FV9 SARS-CoV-2 Virologie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10</text:p>
          </table:table-cell>
          <table:table-cell office:value-type="string" table:style-name="ce28">
            <text:p>FV10 Urin- und Liquordiagnostik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11</text:p>
          </table:table-cell>
          <table:table-cell office:value-type="string" table:style-name="ce28">
            <text:p>FV11 Abdominelle Diagnostik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12</text:p>
          </table:table-cell>
          <table:table-cell office:value-type="string" table:style-name="ce28">
            <text:p>FV12 Kardiale Diagnostik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13</text:p>
          </table:table-cell>
          <table:table-cell office:value-type="string" table:style-name="ce28">
            <text:p>FV13 Lungendiagnostik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office:value-type="string" table:style-name="ce18">
            <text:p>FV14</text:p>
          </table:table-cell>
          <table:table-cell office:value-type="string" table:style-name="ce28">
            <text:p>FV14 Neurologische Diagnostik</text:p>
          </table:table-cell>
          <table:table-cell office:value-type="string" table:style-name="ce28">
            <text:p>Diagnostik</text:p>
          </table:table-cell>
          <table:table-cell office:value-type="string" table:style-name="ce28">
            <text:p>x</text:p>
          </table:table-cell>
          <table:table-cell table:number-columns-repeated="3" table:style-name="ce32"/>
          <table:table-cell office:value-type="string" table:style-name="ce28">
            <text:p>x</text:p>
          </table:table-cell>
          <table:table-cell table:style-name="ce32"/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16" table:style-name="ce18"/>
          <table:table-cell table:number-columns-repeated="16357"/>
        </table:table-row>
        <table:table-row table:style-name="ro4">
          <table:table-cell table:number-columns-repeated="11" table:style-name="ce31"/>
          <table:table-cell table:number-columns-repeated="16" table:style-name="ce18"/>
          <table:table-cell table:number-columns-repeated="16357"/>
        </table:table-row>
        <table:table-row table:number-rows-repeated="921" table:style-name="ro4">
          <table:table-cell table:number-columns-repeated="27" table:style-name="ce18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ScV_Screening_Visite" table:style-name="ta1">
        <table:table-column table:style-name="co17" table:default-cell-style-name="ce1"/>
        <table:table-column table:style-name="co18" table:number-columns-repeated="2" table:default-cell-style-name="ce1"/>
        <table:table-column table:style-name="co19" table:number-columns-repeated="3" table:default-cell-style-name="ce1"/>
        <table:table-column table:style-name="co18" table:number-columns-repeated="17" table:default-cell-style-name="ce1"/>
        <table:table-column table:style-name="co20" table:number-columns-repeated="7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36">
            <text:p>Datenpunkt</text:p>
          </table:table-cell>
          <table:table-cell office:value-type="string" table:style-name="ce36">
            <text:p>Variablennamen</text:p>
          </table:table-cell>
          <table:table-cell office:value-type="string" table:style-name="ce37">
            <text:p>in Gecco?</text:p>
          </table:table-cell>
          <table:table-cell office:value-type="string" table:style-name="ce37">
            <text:p>Wo in Gecco?</text:p>
          </table:table-cell>
          <table:table-cell office:value-type="string" table:style-name="ce37">
            <text:p>Feld in Gecco</text:p>
          </table:table-cell>
          <table:table-cell office:value-type="string" table:style-name="ce37">
            <text:p>Antwortmöglichkeit in Gecco</text:p>
          </table:table-cell>
          <table:table-cell office:value-type="string" table:style-name="ce36">
            <text:p>Überschrift</text:p>
          </table:table-cell>
          <table:table-cell office:value-type="string" table:style-name="ce36">
            <text:p>Skala</text:p>
          </table:table-cell>
          <table:table-cell office:value-type="string" table:style-name="ce36">
            <text:p>Filterung</text:p>
          </table:table-cell>
          <table:table-cell office:value-type="string" table:style-name="ce36">
            <text:p>Plausibilitätsgrenzen</text:p>
          </table:table-cell>
          <table:table-cell office:value-type="string" table:style-name="ce38">
            <text:p>Zusatzspalte1</text:p>
          </table:table-cell>
          <table:table-cell office:value-type="string" table:style-name="ce38">
            <text:p>Zusatzspalte1 Suffix</text:p>
          </table:table-cell>
          <table:table-cell office:value-type="string" table:style-name="ce38">
            <text:p>Zusatzspalte2</text:p>
          </table:table-cell>
          <table:table-cell office:value-type="string" table:style-name="ce38">
            <text:p>Zusatzspalte2 Suffix</text:p>
          </table:table-cell>
          <table:table-cell office:value-type="string" table:style-name="ce36">
            <text:p>Vorbelegung</text:p>
          </table:table-cell>
          <table:table-cell office:value-type="string" table:style-name="ce36">
            <text:p>Liste</text:p>
          </table:table-cell>
          <table:table-cell office:value-type="string" table:style-name="ce38">
            <text:p>Loop</text:p>
          </table:table-cell>
          <table:table-cell office:value-type="string" table:style-name="ce36">
            <text:p>Datensatz</text:p>
          </table:table-cell>
          <table:table-cell office:value-type="string" table:style-name="ce38">
            <text:p>GECCOa</text:p>
          </table:table-cell>
          <table:table-cell office:value-type="string" table:style-name="ce38">
            <text:p>GECCO Id</text:p>
          </table:table-cell>
          <table:table-cell office:value-type="string" table:style-name="ce38">
            <text:p>GECCO Version</text:p>
          </table:table-cell>
          <table:table-cell office:value-type="string" table:style-name="ce36">
            <text:p>Abrechungsrelevanz</text:p>
          </table:table-cell>
          <table:table-cell office:value-type="string" table:style-name="ce36">
            <text:p>Kommentar</text:p>
          </table:table-cell>
          <table:table-cell table:number-columns-repeated="7" table:style-name="ce36"/>
          <table:table-cell table:number-columns-repeated="16354"/>
        </table:table-row>
        <table:table-row table:style-name="ro5">
          <table:table-cell office:value-type="string" table:style-name="ce39">
            <text:p>Zutreffende Einschlusskriterien für die sektorenübergreifende Plattform</text:p>
          </table:table-cell>
          <table:table-cell office:value-type="string" table:style-name="ce40">
            <text:p>gec_pr_inclusion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Studienabschluss/Einschlusskriterien</text:p>
          </table:table-cell>
          <table:table-cell office:value-type="string" table:style-name="ce41">
            <text:p>Interventionelle Studienaufnahme</text:p>
          </table:table-cell>
          <table:table-cell office:value-type="string" table:style-name="ce41">
            <text:p>Ja/Nein/Unbekannt</text:p>
          </table:table-cell>
          <table:table-cell office:value-type="string" table:style-name="ce39">
            <text:p>Studieneinschluss</text:p>
          </table:table-cell>
          <table:table-cell office:value-type="string" table:style-name="ce39">
            <text:p>Fall mit PCR-Nachweis/ Fall mit klinischer Diagnose nach NAPKON-Kriterien/ Einschluss als Kontrolle nach NAPKON-Kriterien</text:p>
          </table:table-cell>
          <table:table-cell table:number-columns-repeated="9" table:style-name="ce39"/>
          <table:table-cell office:value-type="string" table:style-name="ce39">
            <text:p>GECCO</text:p>
          </table:table-cell>
          <table:table-cell table:style-name="ce39"/>
          <table:table-cell office:value-type="string" table:style-name="ce39">
            <text:p>covid19f-dataelement-1.100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X</text:p>
          </table:table-cell>
          <table:table-cell table:number-columns-repeated="8" table:style-name="ce39"/>
          <table:table-cell table:number-columns-repeated="16354"/>
        </table:table-row>
        <table:table-row table:style-name="ro5">
          <table:table-cell office:value-type="string" table:style-name="ce42">
            <text:p>Name des einschließenden Standortes für die sektorenübergreifende Plattform</text:p>
          </table:table-cell>
          <table:table-cell office:value-type="string" table:style-name="ce43">
            <text:p>pr_inclusionsi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einschluss</text:p>
          </table:table-cell>
          <table:table-cell office:value-type="string" table:style-name="ce42">
            <text:p>Hinterlegte Liste</text:p>
          </table:table-cell>
          <table:table-cell table:number-columns-repeated="7" table:style-name="ce42"/>
          <table:table-cell office:value-type="string" table:style-name="ce43">
            <text:p>Katalog7</text:p>
          </table:table-cell>
          <table:table-cell table:style-name="ce43"/>
          <table:table-cell table:number-columns-repeated="4" table:style-name="ce42"/>
          <table:table-cell office:value-type="string" table:style-name="ce42">
            <text:p>X</text:p>
          </table:table-cell>
          <table:table-cell table:style-name="ce43"/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5">
            <text:p>Einschluss mit Biomaterialsammlung</text:p>
          </table:table-cell>
          <table:table-cell office:value-type="string" table:style-name="ce46">
            <text:p>pr_incl_bi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einschluss</text:p>
          </table:table-cell>
          <table:table-cell office:value-type="string" table:style-name="ce42">
            <text:p>Ja/ Nein</text:p>
          </table:table-cell>
          <table:table-cell table:number-columns-repeated="13" table:style-name="ce42"/>
          <table:table-cell office:value-type="string" table:style-name="ce42">
            <text:p>X</text:p>
          </table:table-cell>
          <table:table-cell table:number-columns-repeated="8" table:style-name="ce42"/>
          <table:table-cell table:number-columns-repeated="16354"/>
        </table:table-row>
        <table:table-row table:style-name="ro5">
          <table:table-cell office:value-type="string" table:style-name="ce42">
            <text:p>Charakteristische radiologische Befunde</text:p>
          </table:table-cell>
          <table:table-cell office:value-type="string" table:style-name="ce43">
            <text:p>pr_incl_ra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Fall mit klinischer Diagnose nach NAPKON-Kriterien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Infektion der Atemwege</text:p>
          </table:table-cell>
          <table:table-cell office:value-type="string" table:style-name="ce43">
            <text:p>pr_incl_inf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Fall mit klinischer Diagnose nach NAPKON-Kriterien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Fehlen einer wahrscheinlicheren Krankheitsursache, insbesondere anderer chronischer Lungenerkrankungen</text:p>
          </table:table-cell>
          <table:table-cell office:value-type="string" table:style-name="ce43">
            <text:p>pr_incl_exc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Fall mit klinischer Diagnose nach NAPKON-Kriterien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Negativer Test auf Influenza</text:p>
          </table:table-cell>
          <table:table-cell office:value-type="string" table:style-name="ce43">
            <text:p>pr_incl_inf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Fall mit klinischer Diagnose nach NAPKON-Kriterien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Negativer molekularer Virusnachweis von SARS-CoV-2</text:p>
          </table:table-cell>
          <table:table-cell office:value-type="string" table:style-name="ce43">
            <text:p>pr_incl_ctrl_sars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Kontrolle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Infektion der Atemwege</text:p>
          </table:table-cell>
          <table:table-cell office:value-type="string" table:style-name="ce43">
            <text:p>pr_incl_ctrl_inf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Kontrolle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Fehlen einer wahrscheinlicheren Krankheitsursache, insbesondere anderer chronischer Lungenerkrankungen</text:p>
          </table:table-cell>
          <table:table-cell office:value-type="string" table:style-name="ce43">
            <text:p>pr_incl_ctrl_exc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Kontrolle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Versuch einer Erregeridentifikation aus Atemwegsmaterial mit mindestens Kultur und Influenza-Test</text:p>
          </table:table-cell>
          <table:table-cell office:value-type="string" table:style-name="ce43">
            <text:p>pr_incl_ctrl_inf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Einschlusskriterien</text:p>
          </table:table-cell>
          <table:table-cell office:value-type="string" table:style-name="ce42">
            <text:p>Ja</text:p>
          </table:table-cell>
          <table:table-cell office:value-type="string" table:style-name="ce42">
            <text:p>Wenn Zutreffende Einschlusskriterien = Einschluss als Kontrolle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5">
            <text:p>Datum der Baselinevisite</text:p>
          </table:table-cell>
          <table:table-cell office:value-type="string" table:style-name="ce43">
            <text:p>gec_pr_incl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Datum vollständig</text:p>
          </table:table-cell>
          <table:table-cell table:number-columns-repeated="6" table:style-name="ce42"/>
          <table:table-cell office:value-type="string" table:style-name="ce42">
            <text:p>Datum der Visite bei SecuTrial</text:p>
          </table:table-cell>
          <table:table-cell table:number-columns-repeated="2" table:style-name="ce42"/>
          <table:table-cell office:value-type="string" table:style-name="ce42">
            <text:p>GECCOa</text:p>
          </table:table-cell>
          <table:table-cell office:value-type="string" table:style-name="ce42">
            <text:p>Bestehende Sauerstoff- oder Beatmungstherapie (gec_oxy, gec_oxy_start, gec_pr_incl_date)</text:p>
          </table:table-cell>
          <table:table-cell office:value-type="string" table:style-name="ce42">
            <text:p>covid19f-dataelement-1.114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X</text:p>
          </table:table-cell>
          <table:table-cell table:number-columns-repeated="8" table:style-name="ce42"/>
          <table:table-cell table:number-columns-repeated="16354"/>
        </table:table-row>
        <table:table-row table:style-name="ro5">
          <table:table-cell office:value-type="string" table:style-name="ce42">
            <text:p>Visitenort der Baselinevisite</text:p>
          </table:table-cell>
          <table:table-cell office:value-type="string" table:style-name="ce43">
            <text:p>pr_visit_loc_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Hausbesuch/ Visite im Studienzentrum/ Visite in einer Einrichtung außerhalb des Studienzentrums</text:p>
          </table:table-cell>
          <table:table-cell table:number-columns-repeated="13" table:style-name="ce42"/>
          <table:table-cell office:value-type="string" table:style-name="ce42">
            <text:p>X</text:p>
          </table:table-cell>
          <table:table-cell table:number-columns-repeated="8" table:style-name="ce42"/>
          <table:table-cell table:number-columns-repeated="16354"/>
        </table:table-row>
        <table:table-row table:style-name="ro5">
          <table:table-cell office:value-type="string" table:style-name="ce42">
            <text:p>Erfolgte Biomaterialsammlung</text:p>
          </table:table-cell>
          <table:table-cell office:value-type="string" table:style-name="ce43">
            <text:p>pr_bio_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Ja, nach Studienprotokoll/ Ja, mit Abweichungen/ Nein/ Keine Informationen verfügbar</text:p>
          </table:table-cell>
          <table:table-cell office:value-type="string" table:style-name="ce42">
            <text:p>Wenn Einschluss mit Biomaterialsammlung = Ja (ausgeblendet)</text:p>
          </table:table-cell>
          <table:table-cell table:number-columns-repeated="12" table:style-name="ce42"/>
          <table:table-cell office:value-type="string" table:style-name="ce42">
            <text:p>X</text:p>
          </table:table-cell>
          <table:table-cell table:number-columns-repeated="8" table:style-name="ce42"/>
          <table:table-cell table:number-columns-repeated="16354"/>
        </table:table-row>
        <table:table-row table:style-name="ro5">
          <table:table-cell office:value-type="string" table:style-name="ce42">
            <text:p>Grund für nicht durchgeführte oder abweichende Biomaterialsammlung</text:p>
          </table:table-cell>
          <table:table-cell office:value-type="string" table:style-name="ce43">
            <text:p>pr_bio_reason_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Ablehnung durch Patient*in/ Nicht zumutbar aufgrund des Gesundheitszustandes/ Logistische oder organisatorische Probleme/ Anderer Grund</text:p>
          </table:table-cell>
          <table:table-cell office:value-type="string" table:style-name="ce42">
            <text:p>Wenn Erfolgte Biomaterialsammlung = Ja, mit Abweichungen ODER = Nein (ausgeblendet)</text:p>
          </table:table-cell>
          <table:table-cell table:style-name="ce42"/>
          <table:table-cell office:value-type="string" table:style-name="ce42">
            <text:p>Freitext (bei Anderer Grund)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number-columns-repeated="16354"/>
        </table:table-row>
        <table:table-row table:number-rows-repeated="4" table:style-name="ro5">
          <table:table-cell table:number-columns-repeated="30" table:style-name="ce47"/>
          <table:table-cell table:number-columns-repeated="16354"/>
        </table:table-row>
        <table:table-row table:number-rows-repeated="980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BV2_Erstnachweis_SARS-CoV-2" table:style-name="ta1">
        <table:table-column table:style-name="co21" table:default-cell-style-name="ce1"/>
        <table:table-column table:style-name="co18" table:number-columns-repeated="19" table:default-cell-style-name="ce1"/>
        <table:table-column table:style-name="co16" table:number-columns-repeated="7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e</text:p>
          </table:table-cell>
          <table:table-cell table:number-columns-repeated="7" table:style-name="ce89"/>
          <table:table-cell table:number-columns-repeated="16357"/>
        </table:table-row>
        <table:table-row table:style-name="ro5">
          <table:table-cell office:value-type="string" table:style-name="ce42">
            <text:p>Informationen zur Übertragung und zum erstmaligen Nachweis der SARS-CoV-2-Infektion bzw. zur Erstdiagnose COVID-19 verfügbar</text:p>
          </table:table-cell>
          <table:table-cell office:value-type="string" table:style-name="ce43">
            <text:p>sars_anamnesis</text:p>
          </table:table-cell>
          <table:table-cell office:value-type="string" table:style-name="ce43">
            <text:p>Nein</text:p>
          </table:table-cell>
          <table:table-cell table:style-name="ce42"/>
          <table:table-cell office:value-type="string" table:style-name="ce42">
            <text:p>Ja/ Nein</text:p>
          </table:table-cell>
          <table:table-cell table:number-columns-repeated="4" table:style-name="ce42"/>
          <table:table-cell table:number-columns-repeated="2" table:style-name="ce48"/>
          <table:table-cell table:number-columns-repeated="16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s erstmaligen Nachweises von SARS-CoV-2 bzw. der Erstdiagnose COVID-19</text:p>
          </table:table-cell>
          <table:table-cell office:value-type="string" table:style-name="ce43">
            <text:p>gec_diag_date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ontext der Diagnosestellun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42"/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number-columns-repeated="2" table:style-name="ce42"/>
          <table:table-cell office:value-type="string" table:style-name="ce42">
            <text:p>GECCOa</text:p>
          </table:table-cell>
          <table:table-cell office:value-type="string" table:style-name="ce42">
            <text:p>Pulmonale Co-Infektionen (gec_pathogen, gec_path_mat, gec_path_matdate, gec_path_result, gec_path, gec_diag_date), COVID-19-Therapie Andere (gec_diag_date, gec_med_c, gec_med_c_start, gec_med_i, gec_med_i_start, gec_med_ih, gec_med_ih_start, gec_med_oth, gec_med_start), 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, 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</text:p>
          </table:table-cell>
          <table:table-cell office:value-type="string" table:style-name="ce42">
            <text:p>covid19f-dataelement-1.1930, covid19f-dataelement-1.199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Land des erstmaligen Nachweises bzw. der Erstdiagnose</text:p>
          </table:table-cell>
          <table:table-cell office:value-type="string" table:style-name="ce43">
            <text:p>diag_country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ontext der Diagnosestellung</text:p>
          </table:table-cell>
          <table:table-cell office:value-type="string" table:style-name="ce42">
            <text:p>Deutschland/ Anderes Land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42"/>
          <table:table-cell office:value-type="string" table:style-name="ce42">
            <text:p>Hinterlegte Liste bei Andere</text:p>
          </table:table-cell>
          <table:table-cell office:value-type="string" table:style-name="ce42">
            <text:p>_oth</text:p>
          </table:table-cell>
          <table:table-cell table:number-columns-repeated="3" table:style-name="ce42"/>
          <table:table-cell office:value-type="string" table:style-name="ce42">
            <text:p>Katalog1</text:p>
          </table:table-cell>
          <table:table-cell table:number-columns-repeated="14" table:style-name="ce42"/>
          <table:table-cell table:number-columns-repeated="16357"/>
        </table:table-row>
        <table:table-row table:style-name="ro5">
          <table:table-cell office:value-type="string" table:style-name="ce42">
            <text:p>Erste 3 Ziffern der Postleitzahl des erstmaligen Nachweises bzw. der Erstdiagnose</text:p>
          </table:table-cell>
          <table:table-cell office:value-type="string" table:style-name="ce43">
            <text:p>diag_zip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ontext der Diagnosestellung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Ort des erstmaligen Nachweises: Land = Deutschland oder Anderes Land (eingeblendet)</text:p>
          </table:table-cell>
          <table:table-cell office:value-type="string" table:style-name="ce42">
            <text:p>Alphanumerisch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6" table:style-name="ce42"/>
          <table:table-cell table:number-columns-repeated="16357"/>
        </table:table-row>
        <table:table-row table:style-name="ro5">
          <table:table-cell office:value-type="string" table:style-name="ce42">
            <text:p>Versorgungsstruktur des erstmaligen Nachweises bzw. der Erstdiagnose</text:p>
          </table:table-cell>
          <table:table-cell office:value-type="string" table:style-name="ce43">
            <text:p>diag_fac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ontext der Diagnosestellung</text:p>
          </table:table-cell>
          <table:table-cell office:value-type="string" table:style-name="ce43">
            <text:p>Hausärztliche Versorgung/ Niedergelassene Infektiolog*innen/ Sonstige niedergelassene Fachärzt*innen/ Notfalldienst der Kassenärztlichen Vereinigung/ Ambulante Versorgung einer nicht-universitären Klinik/ Notaufnahme einer nicht-universitären Klinik/ Stationäre Versorgung einer nicht-universitären Klinik/ Ambulante Versorgung einer universitären Klinik/ Notaufnahme einer universitären Klinik/ Stationäre Versorgung einer universitären Klinik/ Gesundheitsamt/ Andere/ Keine Informatio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42"/>
          <table:table-cell office:value-type="string" table:style-name="ce42">
            <text:p>Freitext (bei Andere)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number-columns-repeated="16357"/>
        </table:table-row>
        <table:table-row table:style-name="ro5">
          <table:table-cell office:value-type="string" table:style-name="ce42">
            <text:p>Umstände der Diagnosestellung</text:p>
          </table:table-cell>
          <table:table-cell office:value-type="string" table:style-name="ce43">
            <text:p>diag_contex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ontext der Diagnosestellung</text:p>
          </table:table-cell>
          <table:table-cell office:value-type="string" table:style-name="ce42">
            <text:p>Kontaktnachverfolgung eines Falles/ Routinetestung bei Krankenhausaufnahme/ Vorgeschriebene Testung bei erhöhtem Risiko (z.B. Reiserückkehr, Arbeitsplatz mit erhöhter Exposition)/ Freiwillige Testung (z.B. Studienteilnahme)/ Testung bei Verdacht/ Andere Umstände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42"/>
          <table:table-cell office:value-type="string" table:style-name="ce42">
            <text:p>Freitext (bei Andere)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number-columns-repeated="16357"/>
        </table:table-row>
        <table:table-row table:style-name="ro5">
          <table:table-cell office:value-type="string" table:style-name="ce42">
            <text:p>Einschätzung des Schweregrades zum Zeitpunkt des erstmaligen Nachweises von SARS-CoV-2</text:p>
          </table:table-cell>
          <table:table-cell office:value-type="string" table:style-name="ce43">
            <text:p>gec_diag_severity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linischer Status bei Diagnosestellung</text:p>
          </table:table-cell>
          <table:table-cell office:value-type="string" table:style-name="ce42">
            <text:p>Phase ohne Komplikationen/ Phase mit Komplikationen/ Kritische Phase/ Genesungsphase/ Tod (postmortale Diagnosestellung bzw. Nachweis)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8"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260</text:p>
          </table:table-cell>
          <table:table-cell office:value-type="string" table:style-name="ce42">
            <text:p>2020-04-08</text:p>
          </table:table-cell>
          <table:table-cell table:style-name="ce42"/>
          <table:table-cell office:value-type="string" table:style-name="ce42">
            <text:p>Graph hinterlegen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3">
            <text:p>Positive Reiseanamnese innerhalb von 14 Tagen vor Auftreten erster Symptome</text:p>
          </table:table-cell>
          <table:table-cell office:value-type="string" table:style-name="ce43">
            <text:p>gec_trav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8"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2208</text:p>
          </table:table-cell>
          <table:table-cell office:value-type="string" table:style-name="ce42">
            <text:p>2020-04-30 15:48:55</text:p>
          </table:table-cell>
          <table:table-cell table:style-name="ce42"/>
          <table:table-cell table:style-name="ce43"/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3">
            <text:p>Bereistes Land</text:p>
          </table:table-cell>
          <table:table-cell office:value-type="string" table:style-name="ce43">
            <text:p>gec_trav_country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Positive Reiseanamnese = Ja (ausgeblendet)</text:p>
          </table:table-cell>
          <table:table-cell table:number-columns-repeated="3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Katalog1</text:p>
          </table:table-cell>
          <table:table-cell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2208</text:p>
          </table:table-cell>
          <table:table-cell office:value-type="string" table:style-name="ce42">
            <text:p>2020-04-30 15:48:55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Kontakt mit einer Person mit wahrscheinlicher oder nachgewiesener Infektion innerhalb von 14 Tagen vor Auftreten erster Symptome</text:p>
          </table:table-cell>
          <table:table-cell office:value-type="string" table:style-name="ce43">
            <text:p>gec_contac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, Person aus dem eigenen Haushalt/ Ja, Person außerhalb des eigenen Haushaltes/ Ja, ohne weitere Informationen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8"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05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Teilnahme an einer Veranstaltung mit 20 - 100 Leuten innerhalb von 14 Tagen vor Auftreten erster Symptome</text:p>
          </table:table-cell>
          <table:table-cell office:value-type="string" table:style-name="ce43">
            <text:p>event20_100p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Teilnahme an einer Veranstaltung mit 100 - 1.000 Leuten innerhalb von 14 Tagen vor Auftreten erster Symptome</text:p>
          </table:table-cell>
          <table:table-cell office:value-type="string" table:style-name="ce43">
            <text:p>event100_1000p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Teilnahme an einer Veranstaltung mit mehr als 1.000 Leuten innerhalb von 14 Tagen vor Auftreten erster Symptome</text:p>
          </table:table-cell>
          <table:table-cell office:value-type="string" table:style-name="ce43">
            <text:p>event1000p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Arbeit, Universität oder Schule außerhalb des Zuhauses innerhalb von 14 Tagen vor Auftreten erster Symptome</text:p>
          </table:table-cell>
          <table:table-cell office:value-type="string" table:style-name="ce43">
            <text:p>joboutside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1">
          <table:table-cell office:value-type="string" table:style-name="ce42">
            <text:p>Mitarbeiter*in im Gesundheitswesen</text:p>
          </table:table-cell>
          <table:table-cell office:value-type="string" table:style-name="ce43">
            <text:p>jobhealthcare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1">
          <table:table-cell office:value-type="string" table:style-name="ce42">
            <text:p>Mitarbeiter*in im Labor</text:p>
          </table:table-cell>
          <table:table-cell office:value-type="string" table:style-name="ce43">
            <text:p>joblab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1">
          <table:table-cell office:value-type="string" table:style-name="ce42">
            <text:p>Kontakt mit Tieren, rohem Fleisch oder Insektenstichen innerhalb von 14 Tagen vor Auftreten erster Symptome</text:p>
          </table:table-cell>
          <table:table-cell office:value-type="string" table:style-name="ce43">
            <text:p>animal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, für alle restliche Fragen des Formulars</text:p>
          </table:table-cell>
          <table:table-cell table:number-columns-repeated="21" table:style-name="ce42"/>
          <table:table-cell table:number-columns-repeated="16357"/>
        </table:table-row>
        <table:table-row table:style-name="ro1">
          <table:table-cell office:value-type="string" table:style-name="ce42">
            <text:p>Prophylaktische medikamentöse Maßnahmen vor erstmaligem SARS-CoV-2 Nachweis</text:p>
          </table:table-cell>
          <table:table-cell office:value-type="string" table:style-name="ce43">
            <text:p>prophyl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isikoanamne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fügbare Informationen zum erstmaligen Nachweis der SARS-CoV-2-Infektion bzw. zur Erstdiagnose COVID-19 = Ja (eingeblendet)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table:number-columns-repeated="27" table:style-name="ce47"/>
          <table:table-cell table:number-columns-repeated="16357"/>
        </table:table-row>
        <table:table-row table:number-rows-repeated="980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M1_Visitenübersicht_(ungeplant)" table:style-name="ta1">
        <table:table-column table:style-name="co22" table:default-cell-style-name="ce1"/>
        <table:table-column table:style-name="co18" table:number-columns-repeated="4" table:default-cell-style-name="ce1"/>
        <table:table-column table:style-name="co23" table:default-cell-style-name="ce1"/>
        <table:table-column table:style-name="co18" table:number-columns-repeated="14" table:default-cell-style-name="ce1"/>
        <table:table-column table:style-name="co20" table:number-columns-repeated="10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0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</text:p>
          </table:table-cell>
          <table:table-cell table:number-columns-repeated="10" table:style-name="ce92"/>
          <table:table-cell table:number-columns-repeated="16354"/>
        </table:table-row>
        <table:table-row table:style-name="ro5">
          <table:table-cell office:value-type="string" table:style-name="ce42">
            <text:p>Durchgeführte Visite</text:p>
          </table:table-cell>
          <table:table-cell office:value-type="string" table:style-name="ce42">
            <text:p>pr_visit_mod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Reguläre Studienvisite/ Zusätzliche Dokumentationsvisite/ Studienvisite bei Verschlechterung/ Telefonvisite (PROM)</text:p>
          </table:table-cell>
          <table:table-cell table:number-columns-repeated="10" table:style-name="ce42"/>
          <table:table-cell office:value-type="string" table:style-name="ce42">
            <text:p>X</text:p>
          </table:table-cell>
          <table:table-cell table:style-name="ce43"/>
          <table:table-cell table:number-columns-repeated="10" table:style-name="ce42"/>
          <table:table-cell table:number-columns-repeated="16354"/>
        </table:table-row>
        <table:table-row table:style-name="ro5">
          <table:table-cell office:value-type="string" table:style-name="ce42">
            <text:p>Visitenort</text:p>
          </table:table-cell>
          <table:table-cell office:value-type="string" table:style-name="ce42">
            <text:p>pr_visit_loc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Hausbesuch/ Visite im Studienzentrum/ Visite in einer Einrichtung außerhalb des Studienzentrums</text:p>
          </table:table-cell>
          <table:table-cell office:value-type="string" table:style-name="ce42">
            <text:p>Wenn Durchgeführte Visite = <text:s/>Studienvisite ODER Studienvisite bei Verschlechterung (ausgeblendet)</text:p>
          </table:table-cell>
          <table:table-cell table:number-columns-repeated="9" table:style-name="ce42"/>
          <table:table-cell office:value-type="string" table:style-name="ce42">
            <text:p>X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2">
            <text:p>Datum der Visite</text:p>
          </table:table-cell>
          <table:table-cell office:value-type="string" table:style-name="ce42">
            <text:p>pr_docu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Datum vollständig</text:p>
          </table:table-cell>
          <table:table-cell table:style-name="ce42"/>
          <table:table-cell table:style-name="ce43"/>
          <table:table-cell table:number-columns-repeated="4" table:style-name="ce42"/>
          <table:table-cell office:value-type="string" table:style-name="ce42">
            <text:p>Datum der Visite aus SecuTrial</text:p>
          </table:table-cell>
          <table:table-cell table:number-columns-repeated="3" table:style-name="ce42"/>
          <table:table-cell office:value-type="string" table:style-name="ce42">
            <text:p>X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2">
            <text:p>Erfolgte Biomaterialsammlung</text:p>
          </table:table-cell>
          <table:table-cell office:value-type="string" table:style-name="ce42">
            <text:p>pr_bi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Ja, nach Studienprotokoll/ Ja, mit Abweichungen/ Nein/ Keine Informationen verfügbar</text:p>
          </table:table-cell>
          <table:table-cell office:value-type="string" table:style-name="ce42">
            <text:p>Wenn (Durchgeführte Visite = Allgemeine Studienvisite ODER Studienvisite bei Verschlechterung) UND Einschluss mit Biomaterialsammlung = Ja, aus ScV (ausgeblendet)</text:p>
          </table:table-cell>
          <table:table-cell table:number-columns-repeated="9" table:style-name="ce42"/>
          <table:table-cell office:value-type="string" table:style-name="ce42">
            <text:p>X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2">
            <text:p>Grund für nicht durchgeführte oder abweichende Biomaterialsammlung</text:p>
          </table:table-cell>
          <table:table-cell office:value-type="string" table:style-name="ce42">
            <text:p>pr_bio_reaso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site</text:p>
          </table:table-cell>
          <table:table-cell office:value-type="string" table:style-name="ce42">
            <text:p>Ablehnung durch Patient*in/ Nicht zumutbar aufgrund des Gesundheitszustandes/ Logistische oder organisatorische Probleme/ Anderer Grund</text:p>
          </table:table-cell>
          <table:table-cell office:value-type="string" table:style-name="ce42">
            <text:p>Wenn Erfolgte Biomaterialsammlung = Ja, mit Abweichungen ODER = Nein (ausgeblendet)</text:p>
          </table:table-cell>
          <table:table-cell table:style-name="ce42"/>
          <table:table-cell office:value-type="string" table:style-name="ce42">
            <text:p>Freitext (bei Anderer Grund)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Neuer Schweregrad nach Verschlechterung</text:p>
          </table:table-cell>
          <table:table-cell office:value-type="string" table:style-name="ce42">
            <text:p>pr_wors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Phase mit Komplikationen/ Kritische Phase/ Keine Informationen verfügbar</text:p>
          </table:table-cell>
          <table:table-cell office:value-type="string" table:style-name="ce42">
            <text:p>Wenn Durchgeführte Visite = Studienvisite bei Verschlechterung (ausgeblendet)</text:p>
          </table:table-cell>
          <table:table-cell table:style-name="ce43"/>
          <table:table-cell table:number-columns-repeated="9" table:style-name="ce42"/>
          <table:table-cell office:value-type="string" table:style-name="ce42">
            <text:p>Graph zu Schweregraden als Hilfestellung hinterlegen (sh Mail)</text:p>
          </table:table-cell>
          <table:table-cell table:number-columns-repeated="10" table:style-name="ce42"/>
          <table:table-cell table:number-columns-repeated="16354"/>
        </table:table-row>
        <table:table-row table:style-name="ro5">
          <table:table-cell office:value-type="string" table:style-name="ce42">
            <text:p>Neue Sauerstoff-Bedürftigkeit</text:p>
          </table:table-cell>
          <table:table-cell office:value-type="string" table:style-name="ce42">
            <text:p>pr_co_o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Relevanter Anstieg einer vorherigen Sauerstoff-Therapie</text:p>
          </table:table-cell>
          <table:table-cell office:value-type="string" table:style-name="ce42">
            <text:p>pr_co_prioro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PaO2 bei Raumluft &lt; 70 mmHg</text:p>
          </table:table-cell>
          <table:table-cell office:value-type="string" table:style-name="ce42">
            <text:p>pr_co_pao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SO2 bei Raumluft &lt; 90 %</text:p>
          </table:table-cell>
          <table:table-cell office:value-type="string" table:style-name="ce42">
            <text:p>pr_co_so2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AST oder ALT &gt; 5x ULN</text:p>
          </table:table-cell>
          <table:table-cell office:value-type="string" table:style-name="ce42">
            <text:p>pr_co_as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Neue Herzrhythmusstörungen</text:p>
          </table:table-cell>
          <table:table-cell office:value-type="string" table:style-name="ce42">
            <text:p>pr_co_arr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Neuer Perikarderguss &gt; 1 cm</text:p>
          </table:table-cell>
          <table:table-cell office:value-type="string" table:style-name="ce42">
            <text:p>pr_co_eff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Neue Herzinsuffizienz mit Lungenödem, Hepatopathie oder peripheren Ödemen</text:p>
          </table:table-cell>
          <table:table-cell office:value-type="string" table:style-name="ce42">
            <text:p>pr_co_ahf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Phase mit Komplikationen (ausgeblendet)</text:p>
          </table:table-cell>
          <table:table-cell office:value-type="string" table:style-name="ce43">
            <text:p>Mindestens eines der Kriterien für Phase mit Komplikationen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Bedarf an Katecholaminen</text:p>
          </table:table-cell>
          <table:table-cell office:value-type="string" table:style-name="ce42">
            <text:p>pr_cr_ca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Kritische Phase (ausgeblendet)</text:p>
          </table:table-cell>
          <table:table-cell office:value-type="string" table:style-name="ce43">
            <text:p>Mindestens eines der Kriterien für Kritische Phase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Lebensbedrohliche Herzrhythmusstörungen</text:p>
          </table:table-cell>
          <table:table-cell office:value-type="string" table:style-name="ce42">
            <text:p>pr_cr_arr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Kritische Phase (ausgeblendet)</text:p>
          </table:table-cell>
          <table:table-cell office:value-type="string" table:style-name="ce43">
            <text:p>Mindestens eines der Kriterien für Kritische Phase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7">
          <table:table-cell office:value-type="string" table:style-name="ce39">
            <text:p>Mechanische Beatmung (invasiv oder nicht-invasiv)</text:p>
          </table:table-cell>
          <table:table-cell office:value-type="string" table:style-name="ce39">
            <text:p>pr_cr_vent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9">
            <text:p>Bestehende Sauerstoff- oder Beatmungstherapie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Studienvisite bei Verschlechterung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Neuer Schweregrad = Kritische Phase (ausgeblendet)</text:p>
          </table:table-cell>
          <table:table-cell office:value-type="string" table:style-name="ce40">
            <text:p>Mindestens eines der Kriterien für Kritische Phase wenn die Phase ausgewählt ist</text:p>
          </table:table-cell>
          <table:table-cell table:number-columns-repeated="20" table:style-name="ce39"/>
          <table:table-cell table:number-columns-repeated="16354"/>
        </table:table-row>
        <table:table-row table:style-name="ro5">
          <table:table-cell office:value-type="string" table:style-name="ce42">
            <text:p>Verlängerung einer bestehenden Beatmung</text:p>
          </table:table-cell>
          <table:table-cell office:value-type="string" table:style-name="ce42">
            <text:p>pr_cr_priorven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Kritische Phase (ausgeblendet)</text:p>
          </table:table-cell>
          <table:table-cell office:value-type="string" table:style-name="ce43">
            <text:p>Mindestens eines der Kriterien für Kritische Phase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5">
          <table:table-cell office:value-type="string" table:style-name="ce42">
            <text:p>Leberversagen mit Quick &lt; 50 % oder INR &gt; 3.5</text:p>
          </table:table-cell>
          <table:table-cell office:value-type="string" table:style-name="ce42">
            <text:p>pr_cr_in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Kritische Phase (ausgeblendet)</text:p>
          </table:table-cell>
          <table:table-cell office:value-type="string" table:style-name="ce43">
            <text:p>Mindestens eines der Kriterien für Kritische Phase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4">
          <table:table-cell office:value-type="string" table:style-name="ce42">
            <text:p>qSOFA &gt;= 2</text:p>
          </table:table-cell>
          <table:table-cell office:value-type="string" table:style-name="ce42">
            <text:p>pr_cr_qsofa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Kritische Phase (ausgeblendet)</text:p>
          </table:table-cell>
          <table:table-cell office:value-type="string" table:style-name="ce43">
            <text:p>Mindestens eines der Kriterien für Kritische Phase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style-name="ro4">
          <table:table-cell office:value-type="string" table:style-name="ce42">
            <text:p>Dialysepflichtiges Nierenversagen</text:p>
          </table:table-cell>
          <table:table-cell office:value-type="string" table:style-name="ce42">
            <text:p>pr_cr_aki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tudienvisite bei Verschlechter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er Schweregrad = Kritische Phase (ausgeblendet)</text:p>
          </table:table-cell>
          <table:table-cell office:value-type="string" table:style-name="ce43">
            <text:p>Mindestens eines der Kriterien für Kritische Phase wenn die Phase ausgewählt ist</text:p>
          </table:table-cell>
          <table:table-cell table:number-columns-repeated="20" table:style-name="ce42"/>
          <table:table-cell table:number-columns-repeated="16354"/>
        </table:table-row>
        <table:table-row table:number-rows-repeated="978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BV1_Baselineparameter" table:style-name="ta1">
        <table:table-column table:style-name="co24" table:default-cell-style-name="ce1"/>
        <table:table-column table:style-name="co18" table:number-columns-repeated="21" table:default-cell-style-name="ce1"/>
        <table:table-column table:style-name="co25" table:default-cell-style-name="ce1"/>
        <table:table-column table:style-name="co16" table:number-columns-repeated="7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0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</text:p>
          </table:table-cell>
          <table:table-cell table:number-columns-repeated="8" table:style-name="ce89"/>
          <table:table-cell table:number-columns-repeated="16354"/>
        </table:table-row>
        <table:table-row table:style-name="ro5">
          <table:table-cell office:value-type="string" table:style-name="ce50">
            <text:p>Geburtsdatum</text:p>
          </table:table-cell>
          <table:table-cell office:value-type="string" table:style-name="ce50">
            <text:p>gec_birthdate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Demographie</text:p>
          </table:table-cell>
          <table:table-cell office:value-type="string" table:style-name="ce51">
            <text:p>Geburtsdatum</text:p>
          </table:table-cell>
          <table:table-cell office:value-type="string" table:style-name="ce51">
            <text:p>Geburtsdatum</text:p>
          </table:table-cell>
          <table:table-cell office:value-type="string" table:style-name="ce50">
            <text:p>Soziodemographie</text:p>
          </table:table-cell>
          <table:table-cell office:value-type="string" table:style-name="ce52">
            <text:p>Datum unvollständig</text:p>
          </table:table-cell>
          <table:table-cell table:style-name="ce50"/>
          <table:table-cell office:value-type="string" table:style-name="ce50">
            <text:p>&lt;= pr_incl_date - 18 Jahre</text:p>
          </table:table-cell>
          <table:table-cell table:number-columns-repeated="7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1070, covid19f-dataelement-74</text:p>
          </table:table-cell>
          <table:table-cell office:value-type="string" table:style-name="ce50">
            <text:p>2020-04-08, 2020-09-18 11:17:07</text:p>
          </table:table-cell>
          <table:table-cell table:style-name="ce50"/>
          <table:table-cell office:value-type="string" table:style-name="ce50">
            <text:p>Päd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53">
            <text:p>Geschlecht</text:p>
          </table:table-cell>
          <table:table-cell office:value-type="string" table:style-name="ce53">
            <text:p>gec_gender</text:p>
          </table:table-cell>
          <table:table-cell office:value-type="string" table:style-name="ce51">
            <text:p>ja</text:p>
          </table:table-cell>
          <table:table-cell office:value-type="string" table:style-name="ce8">
            <text:p>Demographie</text:p>
          </table:table-cell>
          <table:table-cell office:value-type="string" table:style-name="ce51">
            <text:p>Biologische Zugehörigkeit</text:p>
          </table:table-cell>
          <table:table-cell office:value-type="string" table:style-name="ce51">
            <text:p>Männlich, Weiblich, Unbestimmt, Divers, keine Angabe</text:p>
          </table:table-cell>
          <table:table-cell office:value-type="string" table:style-name="ce50">
            <text:p>Soziodemographie</text:p>
          </table:table-cell>
          <table:table-cell office:value-type="string" table:style-name="ce53">
            <text:p>Weiblich/ Männlich/ Divers/ Unbestimmt/ Keine Informationen verfügbar</text:p>
          </table:table-cell>
          <table:table-cell table:number-columns-repeated="9" table:style-name="ce53"/>
          <table:table-cell office:value-type="string" table:style-name="ce50">
            <text:p>GECCO</text:p>
          </table:table-cell>
          <table:table-cell office:value-type="string" table:style-name="ce50">
            <text:p>covid19f-dataelement-1.1060</text:p>
          </table:table-cell>
          <table:table-cell office:value-type="string" table:style-name="ce50">
            <text:p>2020-04-08</text:p>
          </table:table-cell>
          <table:table-cell table:style-name="ce53"/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42">
            <text:p>Geburtsland</text:p>
          </table:table-cell>
          <table:table-cell office:value-type="string" table:style-name="ce43">
            <text:p>origin</text:p>
          </table:table-cell>
          <table:table-cell office:value-type="string" table:style-name="ce11">
            <text:p>Nein</text:p>
          </table:table-cell>
          <table:table-cell table:style-name="ce54"/>
          <table:table-cell table:number-columns-repeated="2" table:style-name="ce42"/>
          <table:table-cell office:value-type="string" table:style-name="ce42">
            <text:p>Soziodemographie</text:p>
          </table:table-cell>
          <table:table-cell office:value-type="string" table:style-name="ce42">
            <text:p>Deutschland/ Anderes Land/ Keine Informationen verfügbar</text:p>
          </table:table-cell>
          <table:table-cell table:number-columns-repeated="2" table:style-name="ce42"/>
          <table:table-cell office:value-type="string" table:style-name="ce42">
            <text:p>Hinterlegte Liste</text:p>
          </table:table-cell>
          <table:table-cell office:value-type="string" table:style-name="ce42">
            <text:p>_oth</text:p>
          </table:table-cell>
          <table:table-cell table:number-columns-repeated="3" table:style-name="ce42"/>
          <table:table-cell office:value-type="string" table:style-name="ce42">
            <text:p>Katalog1</text:p>
          </table:table-cell>
          <table:table-cell table:number-columns-repeated="14" table:style-name="ce42"/>
          <table:table-cell table:number-columns-repeated="16354"/>
        </table:table-row>
        <table:table-row table:style-name="ro5">
          <table:table-cell office:value-type="string" table:style-name="ce50">
            <text:p>Ethnische Zugehörigkeit</text:p>
          </table:table-cell>
          <table:table-cell office:value-type="string" table:style-name="ce53">
            <text:p>gec_ethnicity</text:p>
          </table:table-cell>
          <table:table-cell office:value-type="string" table:style-name="ce51">
            <text:p>ja</text:p>
          </table:table-cell>
          <table:table-cell office:value-type="string" table:style-name="ce8">
            <text:p>Demographie</text:p>
          </table:table-cell>
          <table:table-cell office:value-type="string" table:style-name="ce51">
            <text:p>Ethnische Zugehörigkeit</text:p>
          </table:table-cell>
          <table:table-cell office:value-type="string" table:style-name="ce51">
            <text:p>Kaukasisch, Afrikanisch, Asiatisch, Arabisch, Latein-Amerikanisch, gemischte ethnische Zugehörigkeit, Andere</text:p>
          </table:table-cell>
          <table:table-cell office:value-type="string" table:style-name="ce50">
            <text:p>Soziodemographie</text:p>
          </table:table-cell>
          <table:table-cell office:value-type="string" table:style-name="ce50">
            <text:p>Kaukasisch/ Afrikanisch/ Asiatisch/ Arabisch/ Latein-Amerikanisch/ Gemische ethnische Zugehörigkeit/ Andere/ Keine Informationen verfügbar</text:p>
          </table:table-cell>
          <table:table-cell table:number-columns-repeated="2" table:style-name="ce50"/>
          <table:table-cell office:value-type="string" table:style-name="ce50">
            <text:p>Andere</text:p>
          </table:table-cell>
          <table:table-cell office:value-type="string" table:style-name="ce50">
            <text:p>_oth</text:p>
          </table:table-cell>
          <table:table-cell table:number-columns-repeated="5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2213</text:p>
          </table:table-cell>
          <table:table-cell office:value-type="string" table:style-name="ce50">
            <text:p>2020-05-03 16:25:39</text:p>
          </table:table-cell>
          <table:table-cell table:number-columns-repeated="10" table:style-name="ce50"/>
          <table:table-cell table:number-columns-repeated="16354"/>
        </table:table-row>
        <table:table-row table:style-name="ro5">
          <table:table-cell office:value-type="string" table:style-name="ce42">
            <text:p>Wohnsitz: Land</text:p>
          </table:table-cell>
          <table:table-cell office:value-type="string" table:style-name="ce43">
            <text:p>residenc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oziodemographie</text:p>
          </table:table-cell>
          <table:table-cell office:value-type="string" table:style-name="ce42">
            <text:p>Deutschland/ Anderes Land/ Keine Informationen verfügbar</text:p>
          </table:table-cell>
          <table:table-cell table:number-columns-repeated="2" table:style-name="ce42"/>
          <table:table-cell office:value-type="string" table:style-name="ce42">
            <text:p>Hinterlegte Liste</text:p>
          </table:table-cell>
          <table:table-cell office:value-type="string" table:style-name="ce42">
            <text:p>_oth</text:p>
          </table:table-cell>
          <table:table-cell table:number-columns-repeated="3" table:style-name="ce42"/>
          <table:table-cell office:value-type="string" table:style-name="ce42">
            <text:p>Katalog1</text:p>
          </table:table-cell>
          <table:table-cell table:number-columns-repeated="14" table:style-name="ce42"/>
          <table:table-cell table:number-columns-repeated="16354"/>
        </table:table-row>
        <table:table-row table:style-name="ro5">
          <table:table-cell office:value-type="string" table:style-name="ce42">
            <text:p>Wohnsitz: Erste 3 Ziffern der Postleitzahl</text:p>
          </table:table-cell>
          <table:table-cell office:value-type="string" table:style-name="ce43">
            <text:p>residence_zip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oziodemographie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Wohnsitz = Deutschland oder anderes Land (eingeblendet)</text:p>
          </table:table-cell>
          <table:table-cell office:value-type="string" table:style-name="ce42">
            <text:p>Alphanumerisch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Dauer des Wohnsitzes in angegebenen Land in Jahren</text:p>
          </table:table-cell>
          <table:table-cell office:value-type="string" table:style-name="ce43">
            <text:p>residence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oziodemograph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Wohnsitz = Deutschland oder anderes Land (eingeblendet)</text:p>
          </table:table-cell>
          <table:table-cell office:value-type="string" table:style-name="ce42">
            <text:p>Ganze Zahlen von 0 - 12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50">
            <text:p>Körpergröße</text:p>
          </table:table-cell>
          <table:table-cell office:value-type="string" table:style-name="ce53">
            <text:p>gec_heigh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Demographie</text:p>
          </table:table-cell>
          <table:table-cell office:value-type="string" table:style-name="ce51">
            <text:p>Körpergröße</text:p>
          </table:table-cell>
          <table:table-cell table:style-name="ce50"/>
          <table:table-cell office:value-type="string" table:style-name="ce50">
            <text:p>Körperkonstitution</text:p>
          </table:table-cell>
          <table:table-cell office:value-type="string" table:style-name="ce50">
            <text:p>Metrisch [cm]</text:p>
          </table:table-cell>
          <table:table-cell table:style-name="ce50"/>
          <table:table-cell office:value-type="string" table:style-name="ce50">
            <text:p>Ganze Zahlen 100-250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5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1090</text:p>
          </table:table-cell>
          <table:table-cell office:value-type="string" table:style-name="ce50">
            <text:p>2020-04-08</text:p>
          </table:table-cell>
          <table:table-cell table:style-name="ce50"/>
          <table:table-cell office:value-type="string" table:style-name="ce50">
            <text:p>Päd: dann ggf in FUV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42">
            <text:p>Vermutete Lebenserwartung von weniger als einem Jahr (bereits vor SARS-CoV-2 Infektion)</text:p>
          </table:table-cell>
          <table:table-cell office:value-type="string" table:style-name="ce43">
            <text:p>palliativ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undheitszustand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42">
            <text:p>Vorbestehende Einschränkung der Lungenfunktion (nicht akut durch COVID-19)</text:p>
          </table:table-cell>
          <table:table-cell office:value-type="string" table:style-name="ce43">
            <text:p>bl_lun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undheitszustand</text:p>
          </table:table-cell>
          <table:table-cell office:value-type="string" table:style-name="ce42">
            <text:p>Ja, durch eine bekannte Diagnose/ Ja, aus anderen oder unbekannten Gründen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42">
            <text:p>Vorbeschriebene Lungenfunktion (Spirometrie) innerhalb der letzten 6 Monate</text:p>
          </table:table-cell>
          <table:table-cell office:value-type="string" table:style-name="ce43">
            <text:p>bl_spiro6m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undheitszustand</text:p>
          </table:table-cell>
          <table:table-cell office:value-type="string" table:style-name="ce42">
            <text:p>Ja/ Nein/ Keine Informationen verfügbar</text:p>
          </table:table-cell>
          <table:table-cell table:number-columns-repeated="13" table:style-name="ce42"/>
          <table:table-cell office:value-type="string" table:style-name="ce42">
            <text:p>Wenn Vorbeschriebene Lungenfunktion = Ja: Spirometrie-Seite</text:p>
          </table:table-cell>
          <table:table-cell table:number-columns-repeated="8" table:style-name="ce42"/>
          <table:table-cell table:number-columns-repeated="16354"/>
        </table:table-row>
        <table:table-row table:number-rows-repeated="8" table:style-name="ro5">
          <table:table-cell table:number-columns-repeated="30" table:style-name="ce47"/>
          <table:table-cell table:number-columns-repeated="16354"/>
        </table:table-row>
        <table:table-row table:number-rows-repeated="980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M2_Visitenübersicht_(geplant)" table:style-name="ta1">
        <table:table-column table:style-name="co24" table:default-cell-style-name="ce1"/>
        <table:table-column table:style-name="co18" table:number-columns-repeated="19" table:default-cell-style-name="ce1"/>
        <table:table-column table:style-name="co20" table:number-columns-repeated="7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</text:p>
          </table:table-cell>
          <table:table-cell table:number-columns-repeated="7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 Visite</text:p>
          </table:table-cell>
          <table:table-cell office:value-type="string" table:style-name="ce42">
            <text:p>pr_visit_mode_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Visite</text:p>
          </table:table-cell>
          <table:table-cell office:value-type="string" table:style-name="ce42">
            <text:p>Studienvisite/ Telefonvisite</text:p>
          </table:table-cell>
          <table:table-cell office:value-type="string" table:style-name="ce42">
            <text:p>Wenn 3M-FU ODER 12M-FU (ausgeblendet)</text:p>
          </table:table-cell>
          <table:table-cell table:number-columns-repeated="12" table:style-name="ce42"/>
          <table:table-cell office:value-type="string" table:style-name="ce42">
            <text:p>X</text:p>
          </table:table-cell>
          <table:table-cell table:style-name="ce43"/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Visitenort</text:p>
          </table:table-cell>
          <table:table-cell office:value-type="string" table:style-name="ce42">
            <text:p>pr_visit_loc_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Visite</text:p>
          </table:table-cell>
          <table:table-cell office:value-type="string" table:style-name="ce42">
            <text:p>Hausbesuch/ Visite im Studienzentrum/ Visite in einer Einrichtung außerhalb des Studienzentrums</text:p>
          </table:table-cell>
          <table:table-cell office:value-type="string" table:style-name="ce42">
            <text:p>Wenn Durchgeführte Visite = Studienvisite</text:p>
          </table:table-cell>
          <table:table-cell table:number-columns-repeated="12" table:style-name="ce42"/>
          <table:table-cell office:value-type="string" table:style-name="ce42">
            <text:p>X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Visite</text:p>
          </table:table-cell>
          <table:table-cell office:value-type="string" table:style-name="ce42">
            <text:p>gec_pr_docudate_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Visite</text:p>
          </table:table-cell>
          <table:table-cell office:value-type="string" table:style-name="ce42">
            <text:p>Datum vollständig</text:p>
          </table:table-cell>
          <table:table-cell table:style-name="ce42"/>
          <table:table-cell table:style-name="ce43"/>
          <table:table-cell table:number-columns-repeated="4" table:style-name="ce42"/>
          <table:table-cell office:value-type="string" table:style-name="ce42">
            <text:p>Datum der Visite aus SecuTrial</text:p>
          </table:table-cell>
          <table:table-cell table:number-columns-repeated="2" table:style-name="ce42"/>
          <table:table-cell office:value-type="string" table:style-name="ce42">
            <text:p>GECCOa</text:p>
          </table:table-cell>
          <table:table-cell office:value-type="string" table:style-name="ce42">
            <text:p>Respiratorisches Outcome (gec_oxy, gec_oxy_start, gec_oxy_end, gec_pr_docudate_1), Ergebnis Folgeabstrich (gec_pcr_date, gec_pcr_resultql, gec_pr_docudate_1)</text:p>
          </table:table-cell>
          <table:table-cell office:value-type="string" table:style-name="ce42">
            <text:p>covid19f-dataelement-1.2140, covid19f-dataelement-1.212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X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Erfolgte Biomaterialsammlung</text:p>
          </table:table-cell>
          <table:table-cell office:value-type="string" table:style-name="ce42">
            <text:p>pr_bio_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Visite</text:p>
          </table:table-cell>
          <table:table-cell office:value-type="string" table:style-name="ce42">
            <text:p>Ja, nach Studienprotokoll/ Ja, mit Abweichungen/ Nein/ Keine Informationen verfügbar</text:p>
          </table:table-cell>
          <table:table-cell office:value-type="string" table:style-name="ce42">
            <text:p>Wenn Durchgeführte Visite = Studienvisite UND Einschluss mit Biomaterialsammlung = Ja, aus ScV (ausgeblendet)</text:p>
          </table:table-cell>
          <table:table-cell table:number-columns-repeated="12" table:style-name="ce42"/>
          <table:table-cell office:value-type="string" table:style-name="ce42">
            <text:p>Bioprobenentnahme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Grund für nicht durchgeführte oder abweichende Biomaterialsammlung</text:p>
          </table:table-cell>
          <table:table-cell office:value-type="string" table:style-name="ce42">
            <text:p>pr_bio_reason_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Visite</text:p>
          </table:table-cell>
          <table:table-cell office:value-type="string" table:style-name="ce42">
            <text:p>Ablehnung durch Patient*in/ Nicht zumutbar aufgrund des Gesundheitszustandes/ Logistische oder organisatorische Probleme/ Anderer Grund</text:p>
          </table:table-cell>
          <table:table-cell office:value-type="string" table:style-name="ce42">
            <text:p>Wenn Erfolgte Biomaterialsammlung = Ja, mit Abweichungen ODER = Nein (ausgeblendet)</text:p>
          </table:table-cell>
          <table:table-cell table:style-name="ce42"/>
          <table:table-cell office:value-type="string" table:style-name="ce42">
            <text:p>Freitext (bei Anderer Grund)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number-columns-repeated="16357"/>
        </table:table-row>
        <table:table-row table:number-rows-repeated="14" table:style-name="ro5">
          <table:table-cell table:number-columns-repeated="27" table:style-name="ce47"/>
          <table:table-cell table:number-columns-repeated="16357"/>
        </table:table-row>
        <table:table-row table:number-rows-repeated="980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StV1_Verlaufsparameter" table:style-name="ta1">
        <table:table-column table:style-name="co24" table:default-cell-style-name="ce1"/>
        <table:table-column table:style-name="co18" table:number-columns-repeated="22" table:default-cell-style-name="ce1"/>
        <table:table-column table:style-name="co20" table:number-columns-repeated="7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</text:p>
          </table:table-cell>
          <table:table-cell table:number-columns-repeated="7" table:style-name="ce92"/>
          <table:table-cell table:number-columns-repeated="16354"/>
        </table:table-row>
        <table:table-row table:style-name="ro5">
          <table:table-cell office:value-type="string" table:style-name="ce50">
            <text:p>Systolischer Blutdruck</text:p>
          </table:table-cell>
          <table:table-cell office:value-type="string" table:style-name="ce50">
            <text:p>gec_vitals_psy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Blutdruck systolisch</text:p>
          </table:table-cell>
          <table:table-cell table:style-name="ce50"/>
          <table:table-cell office:value-type="string" table:style-name="ce50">
            <text:p>Vitalparameter</text:p>
          </table:table-cell>
          <table:table-cell office:value-type="string" table:style-name="ce50">
            <text:p>Metrisch [mmHg]</text:p>
          </table:table-cell>
          <table:table-cell table:style-name="ce50"/>
          <table:table-cell office:value-type="string" table:style-name="ce50">
            <text:p>Ganze Zahlen, 75-240 UND &gt; dias. RR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340</text:p>
          </table:table-cell>
          <table:table-cell office:value-type="string" table:style-name="ce50">
            <text:p>2020-04-08</text:p>
          </table:table-cell>
          <table:table-cell office:value-type="string" table:style-name="ce52">
            <text:p>Vitalzeichenkontrolle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50">
            <text:p>Diastolischer Blutdruck</text:p>
          </table:table-cell>
          <table:table-cell office:value-type="string" table:style-name="ce50">
            <text:p>gec_vitals_pdia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Blutdruck diastolisch</text:p>
          </table:table-cell>
          <table:table-cell table:style-name="ce50"/>
          <table:table-cell office:value-type="string" table:style-name="ce50">
            <text:p>Vitalparameter</text:p>
          </table:table-cell>
          <table:table-cell office:value-type="string" table:style-name="ce50">
            <text:p>Metrisch [mmHg]</text:p>
          </table:table-cell>
          <table:table-cell table:style-name="ce50"/>
          <table:table-cell office:value-type="string" table:style-name="ce50">
            <text:p>Ganze Zahlen, 40-130 UND &lt; syst. RR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350</text:p>
          </table:table-cell>
          <table:table-cell office:value-type="string" table:style-name="ce50">
            <text:p>2020-04-08</text:p>
          </table:table-cell>
          <table:table-cell office:value-type="string" table:style-name="ce52">
            <text:p>Vitalzeichenkontrolle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50">
            <text:p>Herzfrequenz</text:p>
          </table:table-cell>
          <table:table-cell office:value-type="string" table:style-name="ce50">
            <text:p>gec_vitals_hf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Herzfrequenz</text:p>
          </table:table-cell>
          <table:table-cell table:style-name="ce50"/>
          <table:table-cell office:value-type="string" table:style-name="ce50">
            <text:p>Vitalparameter</text:p>
          </table:table-cell>
          <table:table-cell office:value-type="string" table:style-name="ce50">
            <text:p>Metrisch [/min]</text:p>
          </table:table-cell>
          <table:table-cell table:style-name="ce50"/>
          <table:table-cell office:value-type="string" table:style-name="ce50">
            <text:p>Ganze Zahlen, 20-200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32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Vitalzeichenkontrolle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50">
            <text:p>Sauerstoffsättigung (Pulsoximetrie)</text:p>
          </table:table-cell>
          <table:table-cell office:value-type="string" table:style-name="ce50">
            <text:p>gec_vitals_so2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Periphere Sauerstoffsättigung</text:p>
          </table:table-cell>
          <table:table-cell table:style-name="ce50"/>
          <table:table-cell office:value-type="string" table:style-name="ce50">
            <text:p>Vitalparameter</text:p>
          </table:table-cell>
          <table:table-cell office:value-type="string" table:style-name="ce50">
            <text:p>Metrisch [%]</text:p>
          </table:table-cell>
          <table:table-cell table:style-name="ce50"/>
          <table:table-cell office:value-type="string" table:style-name="ce50">
            <text:p>Ganze Zahlen, 60- 100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37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42">
            <text:p>Kontext der Sauerstoffsättigung</text:p>
          </table:table-cell>
          <table:table-cell office:value-type="string" table:style-name="ce42">
            <text:p>vitals_so2_contex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talparameter (gehört zur Frage zur Sauerstoffsättigung)</text:p>
          </table:table-cell>
          <table:table-cell office:value-type="string" table:style-name="ce42">
            <text:p>Unter Sauerstoffgabe/ Bei Raumluft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50">
            <text:p>Atemfrequenz</text:p>
          </table:table-cell>
          <table:table-cell office:value-type="string" table:style-name="ce50">
            <text:p>gec_vitals_resp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Atemfrequenz</text:p>
          </table:table-cell>
          <table:table-cell table:style-name="ce50"/>
          <table:table-cell office:value-type="string" table:style-name="ce50">
            <text:p>Vitalparameter</text:p>
          </table:table-cell>
          <table:table-cell office:value-type="string" table:style-name="ce50">
            <text:p>Metrisch [/min]</text:p>
          </table:table-cell>
          <table:table-cell table:style-name="ce50"/>
          <table:table-cell office:value-type="string" table:style-name="ce50">
            <text:p>Ganze Zahlen, 5-50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33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50">
            <text:p>Temperatur</text:p>
          </table:table-cell>
          <table:table-cell office:value-type="string" table:style-name="ce50">
            <text:p>gec_vitals_temp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Körpertemperatur</text:p>
          </table:table-cell>
          <table:table-cell table:style-name="ce50"/>
          <table:table-cell office:value-type="string" table:style-name="ce50">
            <text:p>Vitalparameter</text:p>
          </table:table-cell>
          <table:table-cell office:value-type="string" table:style-name="ce50">
            <text:p>Metrisch [°C]</text:p>
          </table:table-cell>
          <table:table-cell table:style-name="ce50"/>
          <table:table-cell office:value-type="string" table:style-name="ce50">
            <text:p>21-45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31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42">
            <text:p>Glasgow Coma Scale (GCS)</text:p>
          </table:table-cell>
          <table:table-cell office:value-type="string" table:style-name="ce42">
            <text:p>vitals_gcs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Vitalparameter</text:p>
          </table:table-cell>
          <table:table-cell office:value-type="string" table:style-name="ce42">
            <text:p>Ordinal</text:p>
          </table:table-cell>
          <table:table-cell table:style-name="ce42"/>
          <table:table-cell office:value-type="string" table:style-name="ce42">
            <text:p>Ganze Zahlen 3-15</text:p>
          </table:table-cell>
          <table:table-cell office:value-type="string" table:style-name="ce42">
            <text:p>Explizit dokumentierte Information/ Einschätzung anhand der Aktenlage (Educated Guess)</text:p>
          </table:table-cell>
          <table:table-cell office:value-type="string" table:style-name="ce42">
            <text:p>_src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6" table:style-name="ce42"/>
          <table:table-cell table:number-columns-repeated="16354"/>
        </table:table-row>
        <table:table-row table:style-name="ro5">
          <table:table-cell office:value-type="string" table:style-name="ce45">
            <text:p>Durchgeführte Blutgasanalyse (BGA)</text:p>
          </table:table-cell>
          <table:table-cell office:value-type="string" table:style-name="ce42">
            <text:p>gec_bga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Blutgasanalyse</text:p>
          </table:table-cell>
          <table:table-cell office:value-type="string" table:style-name="ce42">
            <text:p>Ja, venös/ Ja, arteriell/ Ja, kapillär/ Nein, keine BGA/ Keine Informationen verfügbar</text:p>
          </table:table-cell>
          <table:table-cell office:value-type="string" table:style-name="ce42">
            <text:p> </text:p>
          </table:table-cell>
          <table:table-cell table:number-columns-repeated="8" table:style-name="ce42"/>
          <table:table-cell office:value-type="string" table:style-name="ce42">
            <text:p>GECCOa</text:p>
          </table:table-cell>
          <table:table-cell office:value-type="string" table:style-name="ce42">
            <text:p>PaCO2 (gec_bga_pCO2, gec_bga), PaO2 (gec_bga_pO2, gec_bga)</text:p>
          </table:table-cell>
          <table:table-cell office:value-type="string" table:style-name="ce42">
            <text:p>covid19f-dataelement-1.1630, covid19f-dataelement-1.161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5">
          <table:table-cell office:value-type="string" table:style-name="ce42">
            <text:p>Bicarbonat (Hydrogencarbonat)</text:p>
          </table:table-cell>
          <table:table-cell office:value-type="string" table:style-name="ce42">
            <text:p>bga_hco3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Blutgasanalys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GA = Ja (ausgeblendet)</text:p>
          </table:table-cell>
          <table:table-cell office:value-type="string" table:style-name="ce42">
            <text:p>10-45 mmol/l</text:p>
          </table:table-cell>
          <table:table-cell office:value-type="string" table:style-name="ce42">
            <text:p>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Einheit mmol/l</text:p>
          </table:table-cell>
          <table:table-cell table:number-columns-repeated="15" table:style-name="ce42"/>
          <table:table-cell table:number-columns-repeated="16354"/>
        </table:table-row>
        <table:table-row table:style-name="ro5">
          <table:table-cell office:value-type="string" table:style-name="ce50">
            <text:p>pO2</text:p>
          </table:table-cell>
          <table:table-cell office:value-type="string" table:style-name="ce50">
            <text:p>gec_bga_pO2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PaO2</text:p>
          </table:table-cell>
          <table:table-cell table:style-name="ce50"/>
          <table:table-cell office:value-type="string" table:style-name="ce50">
            <text:p>Blutgasanalys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GA = Ja (ausgeblendet)</text:p>
          </table:table-cell>
          <table:table-cell office:value-type="string" table:style-name="ce50">
            <text:p>55 - 125 mmHg</text:p>
          </table:table-cell>
          <table:table-cell office:value-type="string" table:style-name="ce50">
            <text:p>[mmHg], [kPa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a</text:p>
          </table:table-cell>
          <table:table-cell office:value-type="string" table:style-name="ce50">
            <text:p>PaO2 (gec_bga_pO2, gec_bga)</text:p>
          </table:table-cell>
          <table:table-cell office:value-type="string" table:style-name="ce50">
            <text:p>covid19f-dataelement-1.161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50">
            <text:p>pCO2</text:p>
          </table:table-cell>
          <table:table-cell office:value-type="string" table:style-name="ce50">
            <text:p>gec_bga_pCO2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PaCO2</text:p>
          </table:table-cell>
          <table:table-cell table:style-name="ce50"/>
          <table:table-cell office:value-type="string" table:style-name="ce50">
            <text:p>Blutgasanalys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GA = Ja (ausgeblendet)</text:p>
          </table:table-cell>
          <table:table-cell office:value-type="string" table:style-name="ce50">
            <text:p>15 -65 mmHg</text:p>
          </table:table-cell>
          <table:table-cell office:value-type="string" table:style-name="ce50">
            <text:p>[mmHg], [kPa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a</text:p>
          </table:table-cell>
          <table:table-cell office:value-type="string" table:style-name="ce50">
            <text:p>PaCO2 (gec_bga_pCO2, gec_bga)</text:p>
          </table:table-cell>
          <table:table-cell office:value-type="string" table:style-name="ce50">
            <text:p>covid19f-dataelement-1.163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50">
            <text:p>pH</text:p>
          </table:table-cell>
          <table:table-cell office:value-type="string" table:style-name="ce50">
            <text:p>gec_bga_p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pH-Wert</text:p>
          </table:table-cell>
          <table:table-cell table:style-name="ce50"/>
          <table:table-cell office:value-type="string" table:style-name="ce50">
            <text:p>Blutgasanalys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GA = Ja (ausgeblendet)</text:p>
          </table:table-cell>
          <table:table-cell office:value-type="string" table:style-name="ce50">
            <text:p>0-14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64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42">
            <text:p>Base Excess (BE)</text:p>
          </table:table-cell>
          <table:table-cell office:value-type="string" table:style-name="ce42">
            <text:p>bga_b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Blutgasanalys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GA = Ja (ausgeblendet)</text:p>
          </table:table-cell>
          <table:table-cell office:value-type="string" table:style-name="ce42">
            <text:p>Auch negative Werte erlauben und Dezimalstelle 2 - 1</text:p>
          </table:table-cell>
          <table:table-cell office:value-type="string" table:style-name="ce42">
            <text:p>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Einheit mmol/l</text:p>
          </table:table-cell>
          <table:table-cell table:number-columns-repeated="15" table:style-name="ce42"/>
          <table:table-cell table:number-columns-repeated="16354"/>
        </table:table-row>
        <table:table-row table:style-name="ro5">
          <table:table-cell office:value-type="string" table:style-name="ce42">
            <text:p>Kontext der Blutgasanalyse</text:p>
          </table:table-cell>
          <table:table-cell office:value-type="string" table:style-name="ce42">
            <text:p>bga_contex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Blutgasanalyse</text:p>
          </table:table-cell>
          <table:table-cell office:value-type="string" table:style-name="ce42">
            <text:p>Unter Sauerstoffgabe/ Bei Raumluft/ Keine Informationen verfügbar</text:p>
          </table:table-cell>
          <table:table-cell office:value-type="string" table:style-name="ce42">
            <text:p>Wenn durchgeführte BGA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50">
            <text:p>Sequential Organ Failure Assessment (SOFA-Score)</text:p>
          </table:table-cell>
          <table:table-cell office:value-type="string" table:style-name="ce53">
            <text:p>gec_sofa</text:p>
          </table:table-cell>
          <table:table-cell office:value-type="string" table:style-name="ce53">
            <text:p>Ja</text:p>
          </table:table-cell>
          <table:table-cell office:value-type="string" table:style-name="ce53">
            <text:p>Vitalparameter</text:p>
          </table:table-cell>
          <table:table-cell office:value-type="string" table:style-name="ce53">
            <text:p>SOFA-Score</text:p>
          </table:table-cell>
          <table:table-cell table:style-name="ce53"/>
          <table:table-cell office:value-type="string" table:style-name="ce50">
            <text:p>Ranking Score</text:p>
          </table:table-cell>
          <table:table-cell office:value-type="string" table:style-name="ce50">
            <text:p>Numerisch</text:p>
          </table:table-cell>
          <table:table-cell table:style-name="ce50"/>
          <table:table-cell office:value-type="string" table:style-name="ce50">
            <text:p>Ganze Zahlen 0-24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690</text:p>
          </table:table-cell>
          <table:table-cell office:value-type="string" table:style-name="ce50">
            <text:p>2020-04-08</text:p>
          </table:table-cell>
          <table:table-cell table:number-columns-repeated="9" table:style-name="ce50"/>
          <table:table-cell table:number-columns-repeated="16354"/>
        </table:table-row>
        <table:table-row table:style-name="ro5">
          <table:table-cell office:value-type="string" table:style-name="ce43">
            <text:p>Simplified Acute Physiology Score (SAPS)</text:p>
          </table:table-cell>
          <table:table-cell office:value-type="string" table:style-name="ce43">
            <text:p>saps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Ranking Score</text:p>
          </table:table-cell>
          <table:table-cell office:value-type="string" table:style-name="ce42">
            <text:p>Numerisch</text:p>
          </table:table-cell>
          <table:table-cell table:style-name="ce42"/>
          <table:table-cell office:value-type="string" table:style-name="ce42">
            <text:p>Ganze Zahlen 0-163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6" table:style-name="ce42"/>
          <table:table-cell table:number-columns-repeated="16354"/>
        </table:table-row>
        <table:table-row table:style-name="ro5">
          <table:table-cell office:value-type="string" table:style-name="ce42">
            <text:p>Unterstützung bei der Oxygenierung</text:p>
          </table:table-cell>
          <table:table-cell office:value-type="string" table:style-name="ce42">
            <text:p>oxy_stv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Ja, Sauerstofftherapie/ Ja, invasive oder nicht-invasive mechanische Beatmung/ Nein, keine Unterstützung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42">
            <text:p>Flussrate </text:p>
          </table:table-cell>
          <table:table-cell office:value-type="string" table:style-name="ce42">
            <text:p>oxy_flowr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 [l/min]</text:p>
          </table:table-cell>
          <table:table-cell office:value-type="string" table:style-name="ce42">
            <text:p>Wenn Unterstützung bei der Oxygenierung = Ja, Sauerstofftherapie ODER Ja, invasive oder nicht-invasive mechanische Beamtung (ausgeblendet)</text:p>
          </table:table-cell>
          <table:table-cell office:value-type="string" table:style-name="ce42">
            <text:p>l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50">
            <text:p>FiO2 </text:p>
          </table:table-cell>
          <table:table-cell office:value-type="string" table:style-name="ce50">
            <text:p>oxy_fio2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Vitalparameter</text:p>
          </table:table-cell>
          <table:table-cell office:value-type="string" table:style-name="ce51">
            <text:p>FiO2</text:p>
          </table:table-cell>
          <table:table-cell table:style-name="ce50"/>
          <table:table-cell office:value-type="string" table:style-name="ce50">
            <text:p>Therapiemaßnahmen</text:p>
          </table:table-cell>
          <table:table-cell office:value-type="string" table:style-name="ce50">
            <text:p>Metrisch  [%]</text:p>
          </table:table-cell>
          <table:table-cell office:value-type="string" table:style-name="ce50">
            <text:p>Wenn Unterstützung bei der Oxygenierung = Ja, invasive oder nicht-invasive mechanische Beamtung (ausgeblendet)</text:p>
          </table:table-cell>
          <table:table-cell office:value-type="string" table:style-name="ce55">
            <text:p> 20-100</text:p>
          </table:table-cell>
          <table:table-cell table:number-columns-repeated="2"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office:value-type="string" table:style-name="ce50">
            <text:p>Bei nur einer Einheit, Einheit direkt vorbelegen</text:p>
          </table:table-cell>
          <table:table-cell table:number-columns-repeated="2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57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table:number-columns-repeated="16354"/>
        </table:table-row>
        <table:table-row table:style-name="ro4">
          <table:table-cell office:value-type="string" table:style-name="ce42">
            <text:p>PEEP </text:p>
          </table:table-cell>
          <table:table-cell office:value-type="string" table:style-name="ce42">
            <text:p>oxy_peep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Unterstützung bei der Oxygenierung = Ja, invasive oder nicht-invasive mechanische Beamtung (ausgeblendet)</text:p>
          </table:table-cell>
          <table:table-cell office:value-type="string" table:style-name="ce42">
            <text:p>nur positiv</text:p>
          </table:table-cell>
          <table:table-cell office:value-type="string" table:style-name="ce42">
            <text:p>[mbar], [mmH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42">
            <text:p>Ptief</text:p>
          </table:table-cell>
          <table:table-cell office:value-type="string" table:style-name="ce42">
            <text:p>oxy_plow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Unterstützung bei der Oxygenierung = Ja, invasive oder nicht-invasive mechanische Beamtung (ausgeblendet)</text:p>
          </table:table-cell>
          <table:table-cell office:value-type="string" table:style-name="ce42">
            <text:p>nur positiv</text:p>
          </table:table-cell>
          <table:table-cell office:value-type="string" table:style-name="ce42">
            <text:p>[mbar], [mmH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42">
            <text:p>Pinsp </text:p>
          </table:table-cell>
          <table:table-cell office:value-type="string" table:style-name="ce42">
            <text:p>oxy_pinsp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Unterstützung bei der Oxygenierung = Ja, invasive oder nicht-invasive mechanische Beamtung (ausgeblendet)</text:p>
          </table:table-cell>
          <table:table-cell office:value-type="string" table:style-name="ce42">
            <text:p>nur positiv</text:p>
          </table:table-cell>
          <table:table-cell office:value-type="string" table:style-name="ce42">
            <text:p>[mbar], [mmH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42">
            <text:p>Phoch </text:p>
          </table:table-cell>
          <table:table-cell office:value-type="string" table:style-name="ce42">
            <text:p>oxy_phig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Unterstützung bei der Oxygenierung = Ja, invasive oder nicht-invasive mechanische Beamtung (ausgeblendet)</text:p>
          </table:table-cell>
          <table:table-cell office:value-type="string" table:style-name="ce42">
            <text:p>nur positiv</text:p>
          </table:table-cell>
          <table:table-cell office:value-type="string" table:style-name="ce42">
            <text:p>[mbar], [mmH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42">
            <text:p>Pmax </text:p>
          </table:table-cell>
          <table:table-cell office:value-type="string" table:style-name="ce42">
            <text:p>oxy_pmax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Unterstützung bei der Oxygenierung = Ja, invasive oder nicht-invasive mechanische Beamtung (ausgeblendet)</text:p>
          </table:table-cell>
          <table:table-cell office:value-type="string" table:style-name="ce42">
            <text:p> &lt;=30 mbar (cave, wenn höher)</text:p>
          </table:table-cell>
          <table:table-cell office:value-type="string" table:style-name="ce42">
            <text:p>[mbar], [mmH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42">
            <text:p>Beatmungsfrequenz</text:p>
          </table:table-cell>
          <table:table-cell office:value-type="string" table:style-name="ce42">
            <text:p>oxy_ventr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Metrisch [/min]</text:p>
          </table:table-cell>
          <table:table-cell office:value-type="string" table:style-name="ce42">
            <text:p>Wenn Unterstützung bei der Oxygenierung = Ja, invasive oder nicht-invasive mechanische Beamtung (ausgeblendet)</text:p>
          </table:table-cell>
          <table:table-cell office:value-type="string" table:style-name="ce42">
            <text:p>Ganze Zahlen, 5-50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style-name="ro4">
          <table:table-cell office:value-type="string" table:style-name="ce42">
            <text:p>Intravenöse Flüssigkeitsgabe seit letzter Visite</text:p>
          </table:table-cell>
          <table:table-cell office:value-type="string" table:style-name="ce42">
            <text:p>hydr_iv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herapiemaßnahm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number-columns-repeated="16354"/>
        </table:table-row>
        <table:table-row table:number-rows-repeated="972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StV2_Labor_Routineparameter" table:style-name="ta1">
        <table:table-column table:style-name="co24" table:default-cell-style-name="ce1"/>
        <table:table-column table:style-name="co18" table:number-columns-repeated="24" table:default-cell-style-name="ce1"/>
        <table:table-column table:style-name="co20" table:number-columns-repeated="6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91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0">
            <text:p>Antwortmöglichkeit in Gecco</text:p>
          </table:table-cell>
          <table:table-cell office:value-type="string" table:style-name="ce90">
            <text:p>Labor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4">
            <text:p>Ziffern Feld 1 - Feld 2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e</text:p>
          </table:table-cell>
          <table:table-cell table:number-columns-repeated="6" table:style-name="ce92"/>
          <table:table-cell table:number-columns-repeated="16353"/>
        </table:table-row>
        <table:table-row table:style-name="ro5">
          <table:table-cell office:value-type="string" table:style-name="ce42">
            <text:p>Durchgeführte Blutentnahme im Zeitfenster</text:p>
          </table:table-cell>
          <table:table-cell office:value-type="string" table:style-name="ce42">
            <text:p>lab_standard</text:p>
          </table:table-cell>
          <table:table-cell office:value-type="string" table:style-name="ce44">
            <text:p>Nein</text:p>
          </table:table-cell>
          <table:table-cell table:number-columns-repeated="5" table:style-name="ce42"/>
          <table:table-cell office:value-type="string" table:style-name="ce42">
            <text:p>Ja/ Nein/ Keine Informationen verfügbar</text:p>
          </table:table-cell>
          <table:table-cell table:number-columns-repeated="2" table:style-name="ce42"/>
          <table:table-cell table:style-name="ce56"/>
          <table:table-cell table:number-columns-repeated="11" table:style-name="ce42"/>
          <table:table-cell office:value-type="string" table:style-name="ce54">
            <text:p>Standardlabor abnehmen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Albumin</text:p>
          </table:table-cell>
          <table:table-cell office:value-type="string" table:style-name="ce50">
            <text:p>gec_albumin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Albumin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1</text:p>
          </table:table-cell>
          <table:table-cell office:value-type="string" table:style-name="ce50">
            <text:p>[g/dl], [g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office:value-type="string" table:style-name="ce50">
            <text:p>Bei nur einer Einheit diese bitte vorbelegen, bei mehreren Einheiten die Einheit aus der Vorvisite</text:p>
          </table:table-cell>
          <table:table-cell table:number-columns-repeated="2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36</text:p>
          </table:table-cell>
          <table:table-cell office:value-type="string" table:style-name="ce50">
            <text:p>2020-05-04 12:02:54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Alkalische Phosphatase (AP)</text:p>
          </table:table-cell>
          <table:table-cell office:value-type="string" table:style-name="ce42">
            <text:p>ap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Bilirubin, gesamt</text:p>
          </table:table-cell>
          <table:table-cell office:value-type="string" table:style-name="ce50">
            <text:p>gec_bilitotal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Bilirubin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1</text:p>
          </table:table-cell>
          <table:table-cell office:value-type="string" table:style-name="ce50">
            <text:p>[µmol/l], [nmol/ml], [mg/d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6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50">
            <text:p>Bilirubin, direkt</text:p>
          </table:table-cell>
          <table:table-cell office:value-type="string" table:style-name="ce50">
            <text:p>bilidi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Bilirubin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1</text:p>
          </table:table-cell>
          <table:table-cell office:value-type="string" table:style-name="ce50">
            <text:p>[µmol/l], [nmol/ml], [mg/d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7" table:style-name="ce50"/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Blutsenkungsgeschwindigkeit (BSG)</text:p>
          </table:table-cell>
          <table:table-cell office:value-type="string" table:style-name="ce42">
            <text:p>bs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mm/h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Calcium, gesamt</text:p>
          </table:table-cell>
          <table:table-cell office:value-type="string" table:style-name="ce42">
            <text:p>elytes_catota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1 - 2</text:p>
          </table:table-cell>
          <table:table-cell office:value-type="string" table:style-name="ce42">
            <text:p>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Calcium, ionisiert</text:p>
          </table:table-cell>
          <table:table-cell office:value-type="string" table:style-name="ce42">
            <text:p>elytes_caio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1 - 2</text:p>
          </table:table-cell>
          <table:table-cell office:value-type="string" table:style-name="ce42">
            <text:p>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5">
          <table:table-cell office:value-type="string" table:style-name="ce42">
            <text:p>Cholinesterase</text:p>
          </table:table-cell>
          <table:table-cell office:value-type="string" table:style-name="ce42">
            <text:p>ch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2</text:p>
          </table:table-cell>
          <table:table-cell office:value-type="string" table:style-name="ce54">
            <text:p>[µkat/l], [kU/l], 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5">
          <table:table-cell office:value-type="string" table:style-name="ce42">
            <text:p>CK</text:p>
          </table:table-cell>
          <table:table-cell office:value-type="string" table:style-name="ce42">
            <text:p>ck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4 - 0</text:p>
          </table:table-cell>
          <table:table-cell office:value-type="string" table:style-name="ce42">
            <text:p>[µkat/l], 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CK-MB</text:p>
          </table:table-cell>
          <table:table-cell office:value-type="string" table:style-name="ce42">
            <text:p>ckmb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2 - 0</text:p>
          </table:table-cell>
          <table:table-cell office:value-type="string" table:style-name="ce42">
            <text:p>[µkat/l], 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CRP</text:p>
          </table:table-cell>
          <table:table-cell office:value-type="string" table:style-name="ce50">
            <text:p>gec_crp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CRP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3 - 1</text:p>
          </table:table-cell>
          <table:table-cell office:value-type="string" table:style-name="ce50">
            <text:p>[mg/l], [mg/dl], [nmol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4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50">
            <text:p>Ferritin</text:p>
          </table:table-cell>
          <table:table-cell office:value-type="string" table:style-name="ce50">
            <text:p>gec_ferritin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Ferritin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3 - 2</text:p>
          </table:table-cell>
          <table:table-cell office:value-type="string" table:style-name="ce50">
            <text:p>[mg/l], [ng/ml], [µg/l], [pmol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5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Folsäure</text:p>
          </table:table-cell>
          <table:table-cell office:value-type="string" table:style-name="ce42">
            <text:p>folicaci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µg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5">
          <table:table-cell office:value-type="string" table:style-name="ce42">
            <text:p>GFR</text:p>
          </table:table-cell>
          <table:table-cell office:value-type="string" table:style-name="ce42">
            <text:p>gf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ml/min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5">
          <table:table-cell office:value-type="string" table:style-name="ce50">
            <text:p>Gamma-GT (γ-GT)</text:p>
          </table:table-cell>
          <table:table-cell office:value-type="string" table:style-name="ce50">
            <text:p>gec_yg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Gamma-GT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3 - 0</text:p>
          </table:table-cell>
          <table:table-cell office:value-type="string" table:style-name="ce50">
            <text:p>[U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Glutamatdehydrogenase (GLDH)</text:p>
          </table:table-cell>
          <table:table-cell office:value-type="string" table:style-name="ce42">
            <text:p>gld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5">
          <table:table-cell office:value-type="string" table:style-name="ce42">
            <text:p>Glucose (nüchtern)</text:p>
          </table:table-cell>
          <table:table-cell office:value-type="string" table:style-name="ce42">
            <text:p>glc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1</text:p>
          </table:table-cell>
          <table:table-cell office:value-type="string" table:style-name="ce42">
            <text:p>[mg/dl], 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Glucose Minimum im Zeitfenster</text:p>
          </table:table-cell>
          <table:table-cell office:value-type="string" table:style-name="ce42">
            <text:p>glcmi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1</text:p>
          </table:table-cell>
          <table:table-cell office:value-type="string" table:style-name="ce42">
            <text:p>[mg/dl], 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Glucose Maximum im Zeitfenster</text:p>
          </table:table-cell>
          <table:table-cell office:value-type="string" table:style-name="ce42">
            <text:p>glcmax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1</text:p>
          </table:table-cell>
          <table:table-cell office:value-type="string" table:style-name="ce42">
            <text:p>[mg/dl], 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50">
            <text:p>GOT (AST)</text:p>
          </table:table-cell>
          <table:table-cell office:value-type="string" table:style-name="ce50">
            <text:p>gec_as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GOT/AST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3 - 2</text:p>
          </table:table-cell>
          <table:table-cell office:value-type="string" table:style-name="ce50">
            <text:p>[µkat/l], [U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9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3">
            <text:p>GPT (ALT)</text:p>
          </table:table-cell>
          <table:table-cell office:value-type="string" table:style-name="ce42">
            <text:p>gec_al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2</text:p>
          </table:table-cell>
          <table:table-cell office:value-type="string" table:style-name="ce42">
            <text:p>[µkat/l], 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GECCO</text:p>
          </table:table-cell>
          <table:table-cell table:number-columns-repeated="3" table:style-name="ce42"/>
          <table:table-cell office:value-type="string" table:style-name="ce42">
            <text:p>X</text:p>
          </table:table-cell>
          <table:table-cell table:style-name="ce43"/>
          <table:table-cell table:number-columns-repeated="6" table:style-name="ce42"/>
          <table:table-cell table:number-columns-repeated="16353"/>
        </table:table-row>
        <table:table-row table:style-name="ro4">
          <table:table-cell office:value-type="string" table:style-name="ce42">
            <text:p>Haptoglobin</text:p>
          </table:table-cell>
          <table:table-cell office:value-type="string" table:style-name="ce42">
            <text:p>hapt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4 - 2</text:p>
          </table:table-cell>
          <table:table-cell office:value-type="string" table:style-name="ce42">
            <text:p>[g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42">
            <text:p>Harnsäure</text:p>
          </table:table-cell>
          <table:table-cell office:value-type="string" table:style-name="ce42">
            <text:p>uricaci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42">
            <text:p>Harnstoff</text:p>
          </table:table-cell>
          <table:table-cell office:value-type="string" table:style-name="ce42">
            <text:p>urea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2</text:p>
          </table:table-cell>
          <table:table-cell office:value-type="string" table:style-name="ce42">
            <text:p>[mg/l], [µ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Immunglobulin G</text:p>
          </table:table-cell>
          <table:table-cell office:value-type="string" table:style-name="ce42">
            <text:p>ig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4 - 1</text:p>
          </table:table-cell>
          <table:table-cell office:value-type="string" table:style-name="ce42">
            <text:p>[g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50">
            <text:p>Interleukin 6</text:p>
          </table:table-cell>
          <table:table-cell office:value-type="string" table:style-name="ce50">
            <text:p>gec_il6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II-6 (interleukin 6)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4 - 0</text:p>
          </table:table-cell>
          <table:table-cell office:value-type="string" table:style-name="ce50">
            <text:p>[ng/l] = [pg/m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44</text:p>
          </table:table-cell>
          <table:table-cell office:value-type="string" table:style-name="ce50">
            <text:p>2020-05-22 18:13:26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2">
            <text:p>Kalium</text:p>
          </table:table-cell>
          <table:table-cell office:value-type="string" table:style-name="ce42">
            <text:p>elytes_k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1 - 1</text:p>
          </table:table-cell>
          <table:table-cell office:value-type="string" table:style-name="ce42">
            <text:p>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50">
            <text:p>Kreatinin</text:p>
          </table:table-cell>
          <table:table-cell office:value-type="string" table:style-name="ce50">
            <text:p>gec_crea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Kreatinin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3 - 1</text:p>
          </table:table-cell>
          <table:table-cell office:value-type="string" table:style-name="ce50">
            <text:p>[µmol/l], [nmol/ml], [mg/d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15</text:p>
          </table:table-cell>
          <table:table-cell office:value-type="string" table:style-name="ce50">
            <text:p>2020-05-04 12:03:14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50">
            <text:p>Laktat</text:p>
          </table:table-cell>
          <table:table-cell office:value-type="string" table:style-name="ce50">
            <text:p>gec_lactate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Laktat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1</text:p>
          </table:table-cell>
          <table:table-cell office:value-type="string" table:style-name="ce50">
            <text:p>[mmol/l], [mg/d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16</text:p>
          </table:table-cell>
          <table:table-cell office:value-type="string" table:style-name="ce50">
            <text:p>2020-05-04 12:03:56</text:p>
          </table:table-cell>
          <table:table-cell table:number-columns-repeated="8" table:style-name="ce50"/>
          <table:table-cell table:number-columns-repeated="16353"/>
        </table:table-row>
        <table:table-row table:style-name="ro4">
          <table:table-cell office:value-type="string" table:style-name="ce50">
            <text:p>LDH</text:p>
          </table:table-cell>
          <table:table-cell office:value-type="string" table:style-name="ce50">
            <text:p>gec_ld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LDH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3 - 2</text:p>
          </table:table-cell>
          <table:table-cell office:value-type="string" table:style-name="ce50">
            <text:p>[U/l], [ukat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90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2">
            <text:p>Lipase</text:p>
          </table:table-cell>
          <table:table-cell office:value-type="string" table:style-name="ce42">
            <text:p>lipas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Natrium</text:p>
          </table:table-cell>
          <table:table-cell office:value-type="string" table:style-name="ce42">
            <text:p>elytes_na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50">
            <text:p>NT-proBNP</text:p>
          </table:table-cell>
          <table:table-cell office:value-type="string" table:style-name="ce50">
            <text:p>gec_ntprobnp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NT-pro-BNP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4 - 2</text:p>
          </table:table-cell>
          <table:table-cell office:value-type="string" table:style-name="ce50">
            <text:p>[µg/l], [ng/l], [pg/m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45</text:p>
          </table:table-cell>
          <table:table-cell office:value-type="string" table:style-name="ce50">
            <text:p>2020-05-22 18:13:51</text:p>
          </table:table-cell>
          <table:table-cell table:number-columns-repeated="8" table:style-name="ce50"/>
          <table:table-cell table:number-columns-repeated="16353"/>
        </table:table-row>
        <table:table-row table:style-name="ro4">
          <table:table-cell office:value-type="string" table:style-name="ce42">
            <text:p>Phosphat, anorganisch</text:p>
          </table:table-cell>
          <table:table-cell office:value-type="string" table:style-name="ce42">
            <text:p>elytes_phosp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1 - 1</text:p>
          </table:table-cell>
          <table:table-cell office:value-type="string" table:style-name="ce42">
            <text:p>[m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50">
            <text:p>Procalcitonin (PCT)</text:p>
          </table:table-cell>
          <table:table-cell office:value-type="string" table:style-name="ce50">
            <text:p>gec_pc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PCT (Procalcitonin)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1</text:p>
          </table:table-cell>
          <table:table-cell office:value-type="string" table:style-name="ce50">
            <text:p>[ng/ml], [ug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42</text:p>
          </table:table-cell>
          <table:table-cell office:value-type="string" table:style-name="ce50">
            <text:p>2020-05-22 18:09:45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2">
            <text:p>Soluble interleukin-2 receptor (sIL2R)</text:p>
          </table:table-cell>
          <table:table-cell office:value-type="string" table:style-name="ce42">
            <text:p>sil2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Klinische Chem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office:value-type="string" table:style-name="ce56">
            <text:p>4 - 0</text:p>
          </table:table-cell>
          <table:table-cell office:value-type="string" table:style-name="ce42">
            <text:p>[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50">
            <text:p>Troponin T hs (hochsensitiv)</text:p>
          </table:table-cell>
          <table:table-cell office:value-type="string" table:style-name="ce50">
            <text:p>gec_trop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Kardinale Troponine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3</text:p>
          </table:table-cell>
          <table:table-cell office:value-type="string" table:style-name="ce50">
            <text:p>[ng/ml], [µg/l], [pg/ml], [ng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a</text:p>
          </table:table-cell>
          <table:table-cell office:value-type="string" table:style-name="ce50">
            <text:p>Kardiale Troponine (gec_tropt, gec_tropi)</text:p>
          </table:table-cell>
          <table:table-cell office:value-type="string" table:style-name="ce50">
            <text:p>covid19f-dataelement-1.191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50">
            <text:p>Troponin I</text:p>
          </table:table-cell>
          <table:table-cell office:value-type="string" table:style-name="ce50">
            <text:p>gec_tropi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Kardinale Troponine</text:p>
          </table:table-cell>
          <table:table-cell table:style-name="ce50"/>
          <table:table-cell table:style-name="ce53"/>
          <table:table-cell office:value-type="string" table:style-name="ce53">
            <text:p>Klinische Chemie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durchgeführte Blutentnahme = Ja (ausgeblendet)</text:p>
          </table:table-cell>
          <table:table-cell table:style-name="ce50"/>
          <table:table-cell office:value-type="string" table:style-name="ce57">
            <text:p>2 - 3</text:p>
          </table:table-cell>
          <table:table-cell office:value-type="string" table:style-name="ce50">
            <text:p>[ng/ml], [µg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a</text:p>
          </table:table-cell>
          <table:table-cell office:value-type="string" table:style-name="ce50">
            <text:p>Kardiale Troponine (gec_tropt, gec_tropi)</text:p>
          </table:table-cell>
          <table:table-cell office:value-type="string" table:style-name="ce50">
            <text:p>covid19f-dataelement-1.1910</text:p>
          </table:table-cell>
          <table:table-cell office:value-type="string" table:style-name="ce50">
            <text:p>2020-04-08</text:p>
          </table:table-cell>
          <table:table-cell table:number-columns-repeated="8" table:style-name="ce50"/>
          <table:table-cell table:number-columns-repeated="16353"/>
        </table:table-row>
        <table:table-row table:style-name="ro4">
          <table:table-cell office:value-type="string" table:style-name="ce42">
            <text:p>Erhobene Gerinnungsparameter</text:p>
          </table:table-cell>
          <table:table-cell office:value-type="string" table:style-name="ce42">
            <text:p>coagulatio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Gerinn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Blutentnahme = Ja (ausgeblendet), für alle Fragen des Formulars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3"/>
        </table:table-row>
        <table:table-row table:style-name="ro4">
          <table:table-cell office:value-type="string" table:style-name="ce50">
            <text:p>Aktivierte partielle Thromboplastinzeit (aPTT)</text:p>
          </table:table-cell>
          <table:table-cell office:value-type="string" table:style-name="ce50">
            <text:p>gec_coag_apt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PTT</text:p>
          </table:table-cell>
          <table:table-cell table:style-name="ce50"/>
          <table:table-cell table:style-name="ce53"/>
          <table:table-cell office:value-type="string" table:style-name="ce53">
            <text:p>Gerinnung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 Gerinnungsparameter = Ja (ausgeblendet)</text:p>
          </table:table-cell>
          <table:table-cell table:style-name="ce50"/>
          <table:table-cell office:value-type="string" table:style-name="ce57">
            <text:p>2 - 0</text:p>
          </table:table-cell>
          <table:table-cell office:value-type="string" table:style-name="ce50">
            <text:p>[s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20</text:p>
          </table:table-cell>
          <table:table-cell office:value-type="string" table:style-name="ce50">
            <text:p>2020-05-04 12:14:20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50">
            <text:p>Antithrombin-III-Aktivität</text:p>
          </table:table-cell>
          <table:table-cell office:value-type="string" table:style-name="ce50">
            <text:p>gec_coag_at3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Antihrombin III</text:p>
          </table:table-cell>
          <table:table-cell table:style-name="ce50"/>
          <table:table-cell table:style-name="ce53"/>
          <table:table-cell office:value-type="string" table:style-name="ce53">
            <text:p>Gerinnung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 Gerinnungsparameter = Ja (ausgeblendet)</text:p>
          </table:table-cell>
          <table:table-cell table:style-name="ce50"/>
          <table:table-cell office:value-type="string" table:style-name="ce57">
            <text:p>3 - 0</text:p>
          </table:table-cell>
          <table:table-cell office:value-type="string" table:style-name="ce50">
            <text:p>[%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37</text:p>
          </table:table-cell>
          <table:table-cell office:value-type="string" table:style-name="ce50">
            <text:p>2020-05-04 12:03:12</text:p>
          </table:table-cell>
          <table:table-cell table:number-columns-repeated="8" table:style-name="ce50"/>
          <table:table-cell table:number-columns-repeated="16353"/>
        </table:table-row>
        <table:table-row table:style-name="ro4">
          <table:table-cell office:value-type="string" table:style-name="ce50">
            <text:p>D-Dimer</text:p>
          </table:table-cell>
          <table:table-cell office:value-type="string" table:style-name="ce50">
            <text:p>gec_coag_ddime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D-dimer</text:p>
          </table:table-cell>
          <table:table-cell table:style-name="ce50"/>
          <table:table-cell table:style-name="ce53"/>
          <table:table-cell office:value-type="string" table:style-name="ce53">
            <text:p>Gerinnung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 Gerinnungsparameter = Ja (ausgeblendet)</text:p>
          </table:table-cell>
          <table:table-cell table:style-name="ce50"/>
          <table:table-cell office:value-type="string" table:style-name="ce57">
            <text:p>3 - 3</text:p>
          </table:table-cell>
          <table:table-cell office:value-type="string" table:style-name="ce50">
            <text:p>[mg/l], [ng/ml], [ug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70</text:p>
          </table:table-cell>
          <table:table-cell office:value-type="string" table:style-name="ce50">
            <text:p>2020-04-08</text:p>
          </table:table-cell>
          <table:table-cell table:number-columns-repeated="8" table:style-name="ce50"/>
          <table:table-cell table:number-columns-repeated="16353"/>
        </table:table-row>
        <table:table-row table:style-name="ro4">
          <table:table-cell office:value-type="string" table:style-name="ce50">
            <text:p>Fibrinogen</text:p>
          </table:table-cell>
          <table:table-cell office:value-type="string" table:style-name="ce50">
            <text:p>gec_coag_fibrinog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Fibrogen</text:p>
          </table:table-cell>
          <table:table-cell table:style-name="ce50"/>
          <table:table-cell table:style-name="ce53"/>
          <table:table-cell office:value-type="string" table:style-name="ce53">
            <text:p>Gerinnung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 Gerinnungsparameter = Ja (ausgeblendet)</text:p>
          </table:table-cell>
          <table:table-cell table:style-name="ce50"/>
          <table:table-cell office:value-type="string" table:style-name="ce57">
            <text:p>3 - 3</text:p>
          </table:table-cell>
          <table:table-cell office:value-type="string" table:style-name="ce50">
            <text:p>[µmol/l], [g/l], [mg/d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46</text:p>
          </table:table-cell>
          <table:table-cell office:value-type="string" table:style-name="ce50">
            <text:p>2020-05-22 18:14:47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50">
            <text:p>INR</text:p>
          </table:table-cell>
          <table:table-cell office:value-type="string" table:style-name="ce50">
            <text:p>gec_coag_in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INR</text:p>
          </table:table-cell>
          <table:table-cell table:style-name="ce50"/>
          <table:table-cell table:style-name="ce53"/>
          <table:table-cell office:value-type="string" table:style-name="ce53">
            <text:p>Gerinnung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 Gerinnungsparameter = Ja (ausgeblendet)</text:p>
          </table:table-cell>
          <table:table-cell table:style-name="ce50"/>
          <table:table-cell office:value-type="string" table:style-name="ce57">
            <text:p>1 - 1</text:p>
          </table:table-cell>
          <table:table-cell office:value-type="string" table:style-name="ce50">
            <text:p>Keine Einheit</text:p>
          </table:table-cell>
          <table:table-cell table:style-name="ce50"/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22</text:p>
          </table:table-cell>
          <table:table-cell office:value-type="string" table:style-name="ce50">
            <text:p>2020-05-04 12:15:21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2">
            <text:p>Thrombinzeit</text:p>
          </table:table-cell>
          <table:table-cell office:value-type="string" table:style-name="ce42">
            <text:p>tc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43"/>
          <table:table-cell office:value-type="string" table:style-name="ce43">
            <text:p>Gerinnung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 Gerinnungsparameter = Ja (ausgeblendet)</text:p>
          </table:table-cell>
          <table:table-cell table:style-name="ce42"/>
          <table:table-cell office:value-type="string" table:style-name="ce56">
            <text:p>2 - 0</text:p>
          </table:table-cell>
          <table:table-cell office:value-type="string" table:style-name="ce42">
            <text:p>[s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42">
            <text:p>Erhobenes Blutbild</text:p>
          </table:table-cell>
          <table:table-cell office:value-type="string" table:style-name="ce42">
            <text:p>bloodcoun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Blutentnahme = Ja (ausgeblendet)</text:p>
          </table:table-cell>
          <table:table-cell table:style-name="ce42"/>
          <table:table-cell table:style-name="ce56"/>
          <table:table-cell table:number-columns-repeated="11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42">
            <text:p>Basophile</text:p>
          </table:table-cell>
          <table:table-cell office:value-type="string" table:style-name="ce42">
            <text:p>bc_basoph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42">
            <text:p>CD19/CD20 Zellzahl</text:p>
          </table:table-cell>
          <table:table-cell office:value-type="string" table:style-name="ce42">
            <text:p>cd19cd20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Labor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CD4 Zellzahl</text:p>
          </table:table-cell>
          <table:table-cell office:value-type="string" table:style-name="ce42">
            <text:p>cd4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Labor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CD8 Zellzahl</text:p>
          </table:table-cell>
          <table:table-cell office:value-type="string" table:style-name="ce42">
            <text:p>cd8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Labor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Eosinophile</text:p>
          </table:table-cell>
          <table:table-cell office:value-type="string" table:style-name="ce42">
            <text:p>bc_eoph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42">
            <text:p>Hämatokrit</text:p>
          </table:table-cell>
          <table:table-cell office:value-type="string" table:style-name="ce42">
            <text:p>bc_hc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50">
            <text:p>Hämoglobin</text:p>
          </table:table-cell>
          <table:table-cell office:value-type="string" table:style-name="ce50">
            <text:p>gec_bc_hb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Hämoglobin</text:p>
          </table:table-cell>
          <table:table-cell table:number-columns-repeated="2" table:style-name="ce50"/>
          <table:table-cell office:value-type="string" table:style-name="ce50">
            <text:p>Blutbild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s Blutbild = Ja (ausgeblendet)</text:p>
          </table:table-cell>
          <table:table-cell table:style-name="ce50"/>
          <table:table-cell office:value-type="string" table:style-name="ce57">
            <text:p>2 - 1</text:p>
          </table:table-cell>
          <table:table-cell office:value-type="string" table:style-name="ce50">
            <text:p>[mmol/l], [g/d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92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50">
            <text:p>Leukozyten</text:p>
          </table:table-cell>
          <table:table-cell office:value-type="string" table:style-name="ce50">
            <text:p>gec_bc_wbc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Leukozyten absolut</text:p>
          </table:table-cell>
          <table:table-cell table:number-columns-repeated="2" table:style-name="ce50"/>
          <table:table-cell office:value-type="string" table:style-name="ce50">
            <text:p>Blutbild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s Blutbild = Ja (ausgeblendet)</text:p>
          </table:table-cell>
          <table:table-cell table:style-name="ce50"/>
          <table:table-cell office:value-type="string" table:style-name="ce57">
            <text:p>3 - 3</text:p>
          </table:table-cell>
          <table:table-cell office:value-type="string" table:style-name="ce50">
            <text:p>[/µl], [/nl], [x10^3/µl], [Ts/µl], [x1E9/l], [Gpt/l], [K/µ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17</text:p>
          </table:table-cell>
          <table:table-cell office:value-type="string" table:style-name="ce50">
            <text:p>2020-05-04 12:08:14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50">
            <text:p>Lymphozyten</text:p>
          </table:table-cell>
          <table:table-cell office:value-type="string" table:style-name="ce50">
            <text:p>gec_bc_lymphoc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Lymphozyten absolut</text:p>
          </table:table-cell>
          <table:table-cell table:number-columns-repeated="2" table:style-name="ce50"/>
          <table:table-cell office:value-type="string" table:style-name="ce50">
            <text:p>Blutbild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s Blutbild = Ja (ausgeblendet)</text:p>
          </table:table-cell>
          <table:table-cell table:style-name="ce50"/>
          <table:table-cell office:value-type="string" table:style-name="ce57">
            <text:p>2 - 2</text:p>
          </table:table-cell>
          <table:table-cell office:value-type="string" table:style-name="ce50">
            <text:p>[%], [/µl], [/nl], [x10^3/µl], [Ts/µl], [x1E9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18</text:p>
          </table:table-cell>
          <table:table-cell office:value-type="string" table:style-name="ce50">
            <text:p>2020-05-04 12:09:12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2">
            <text:p>MCH</text:p>
          </table:table-cell>
          <table:table-cell office:value-type="string" table:style-name="ce42">
            <text:p>bc_mch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fmol], [p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MCHC</text:p>
          </table:table-cell>
          <table:table-cell office:value-type="string" table:style-name="ce42">
            <text:p>bc_mchc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mmol/l], [g/l], [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MCV</text:p>
          </table:table-cell>
          <table:table-cell office:value-type="string" table:style-name="ce42">
            <text:p>bc_mcv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f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42">
            <text:p>Monozyten</text:p>
          </table:table-cell>
          <table:table-cell office:value-type="string" table:style-name="ce42">
            <text:p>bc_monoc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7" table:style-name="ce42"/>
          <table:table-cell office:value-type="string" table:style-name="ce42">
            <text:p>X</text:p>
          </table:table-cell>
          <table:table-cell table:number-columns-repeated="7" table:style-name="ce42"/>
          <table:table-cell table:number-columns-repeated="16353"/>
        </table:table-row>
        <table:table-row table:style-name="ro4">
          <table:table-cell office:value-type="string" table:style-name="ce50">
            <text:p>Neutrophile</text:p>
          </table:table-cell>
          <table:table-cell office:value-type="string" table:style-name="ce50">
            <text:p>gec_bc_neutrop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Neurophile absolut</text:p>
          </table:table-cell>
          <table:table-cell table:number-columns-repeated="2" table:style-name="ce50"/>
          <table:table-cell office:value-type="string" table:style-name="ce50">
            <text:p>Blutbild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s Blutbild = Ja (ausgeblendet)</text:p>
          </table:table-cell>
          <table:table-cell table:style-name="ce50"/>
          <table:table-cell office:value-type="string" table:style-name="ce57">
            <text:p>2 - 2</text:p>
          </table:table-cell>
          <table:table-cell office:value-type="string" table:style-name="ce50">
            <text:p>[%], [/µl], [/nl], [x10^3/µl], [Ts/µl], [x1E9/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19</text:p>
          </table:table-cell>
          <table:table-cell office:value-type="string" table:style-name="ce50">
            <text:p>2020-05-04 12:12:50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style-name="ro4">
          <table:table-cell office:value-type="string" table:style-name="ce42">
            <text:p>Retikulozyten</text:p>
          </table:table-cell>
          <table:table-cell office:value-type="string" table:style-name="ce42">
            <text:p>bc_retic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Blutbild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s Blutbild = Ja (ausgeblendet)</text:p>
          </table:table-cell>
          <table:table-cell table:style-name="ce42"/>
          <table:table-cell office:value-type="string" table:style-name="ce56">
            <text:p>2 - 2</text:p>
          </table:table-cell>
          <table:table-cell office:value-type="string" table:style-name="ce42">
            <text:p>[%], [/µl], [/nl], [x10^3/µl], [Ts/µl], [x1E9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3"/>
        </table:table-row>
        <table:table-row table:style-name="ro4">
          <table:table-cell office:value-type="string" table:style-name="ce50">
            <text:p>Thrombozyten</text:p>
          </table:table-cell>
          <table:table-cell office:value-type="string" table:style-name="ce50">
            <text:p>gec_bc_platele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Laborwerte</text:p>
          </table:table-cell>
          <table:table-cell office:value-type="string" table:style-name="ce51">
            <text:p>Thrombozyten absolut</text:p>
          </table:table-cell>
          <table:table-cell table:number-columns-repeated="2" table:style-name="ce50"/>
          <table:table-cell office:value-type="string" table:style-name="ce50">
            <text:p>Blutbild</text:p>
          </table:table-cell>
          <table:table-cell office:value-type="string" table:style-name="ce50">
            <text:p>Metrisch</text:p>
          </table:table-cell>
          <table:table-cell office:value-type="string" table:style-name="ce50">
            <text:p>Wenn erhobenes Blutbild = Ja (ausgeblendet)</text:p>
          </table:table-cell>
          <table:table-cell table:style-name="ce50"/>
          <table:table-cell office:value-type="string" table:style-name="ce57">
            <text:p>3 - 1</text:p>
          </table:table-cell>
          <table:table-cell office:value-type="string" table:style-name="ce50">
            <text:p>[/µl], [/nl], [x10^3/µl], [Ts/µl], [x1E9/l], [Gpt/l], [K/µl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table:number-columns-repeated="3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21</text:p>
          </table:table-cell>
          <table:table-cell office:value-type="string" table:style-name="ce50">
            <text:p>2020-05-04 12:14:57</text:p>
          </table:table-cell>
          <table:table-cell office:value-type="string" table:style-name="ce50">
            <text:p>X</text:p>
          </table:table-cell>
          <table:table-cell table:number-columns-repeated="7" table:style-name="ce50"/>
          <table:table-cell table:number-columns-repeated="16353"/>
        </table:table-row>
        <table:table-row table:number-rows-repeated="936" table:style-name="ro4">
          <table:table-cell table:number-columns-repeated="11" table:style-name="ce47"/>
          <table:table-cell table:style-name="ce58"/>
          <table:table-cell table:number-columns-repeated="19" table:style-name="ce47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UV1_Patient_innenstatus" table:style-name="ta1">
        <table:table-column table:style-name="co24" table:default-cell-style-name="ce1"/>
        <table:table-column table:style-name="co18" table:number-columns-repeated="21" table:default-cell-style-name="ce1"/>
        <table:table-column table:style-name="co20" table:number-columns-repeated="8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e</text:p>
          </table:table-cell>
          <table:table-cell table:number-columns-repeated="8" table:style-name="ce92"/>
          <table:table-cell table:number-columns-repeated="16354"/>
        </table:table-row>
        <table:table-row table:style-name="ro5">
          <table:table-cell office:value-type="string" table:style-name="ce42">
            <text:p>Pflegegrad (Nach Sozialgesetzbuch (SGB) Elftes Buch (XI) - Soziale Pflegeversicherung - (SGB XI) § 15)</text:p>
          </table:table-cell>
          <table:table-cell office:value-type="string" table:style-name="ce42">
            <text:p>disab_grad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amteindruck</text:p>
          </table:table-cell>
          <table:table-cell office:value-type="string" table:style-name="ce42">
            <text:p>Pflegegrad 1/ Pflegegrad 2/ Pflegegrad 3/ Pflegegrad 4/ Pflegegrad 5/ Kein Pflegegrad/ Keine Informationen verfügbar</text:p>
          </table:table-cell>
          <table:table-cell table:number-columns-repeated="4" table:style-name="ce42"/>
          <table:table-cell table:number-columns-repeated="2" table:style-name="ce48"/>
          <table:table-cell table:number-columns-repeated="16" table:style-name="ce42"/>
          <table:table-cell table:number-columns-repeated="16354"/>
        </table:table-row>
        <table:table-row table:style-name="ro8">
          <table:table-cell office:value-type="string" table:style-name="ce50">
            <text:p>Clinical Frailty Scale (CFS)</text:p>
          </table:table-cell>
          <table:table-cell office:value-type="string" table:style-name="ce50">
            <text:p>gec_disab_cf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Demographie</text:p>
          </table:table-cell>
          <table:table-cell office:value-type="string" table:style-name="ce51">
            <text:p>Frailty-Score</text:p>
          </table:table-cell>
          <table:table-cell office:value-type="string" table:style-name="ce51">
            <text:p>Sehr fit, Durchschnittliche aktiv, Gut zurechtkommend, Vulnerabel, Geringgradig frail, Mittelgradig frail, Ausgeprägt frail, Extrem frail, Terminal erkrankt</text:p>
          </table:table-cell>
          <table:table-cell office:value-type="string" table:style-name="ce50">
            <text:p>Gesamteindruck</text:p>
          </table:table-cell>
          <table:table-cell office:value-type="string" table:style-name="ce52">
            <text:p>1 (Sehr fit)/ 2 (Fit)/ 3 (Kommt gut zurecht)/ 4 (Kommt eingeschränkt zurecht)/ 5 (Leicht gebrechlich)/ 6 (Mäßig gebrechlich)/ 7 (Stark gebrechlich)/ 8 (Sehr stark gebrechlich)/ 9 (Todkrank mit einer Lebenserwartung &lt; 6 Monate)/ Keine Informationen verfügbar</text:p>
          </table:table-cell>
          <table:table-cell table:number-columns-repeated="2" table:style-name="ce50"/>
          <table:table-cell office:value-type="string" table:style-name="ce50">
            <text:p>Explizit dokumentierte Information/ Einschätzung anhand der Aktenlage (Educated Guess)</text:p>
          </table:table-cell>
          <table:table-cell office:value-type="string" table:style-name="ce50">
            <text:p>_src</text:p>
          </table:table-cell>
          <table:table-cell table:number-columns-repeated="2" table:style-name="ce59"/>
          <table:table-cell office:value-type="string" table:style-name="ce50">
            <text:p>Explizit dokumentierte Information vorbelegen</text:p>
          </table:table-cell>
          <table:table-cell table:number-columns-repeated="2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1100</text:p>
          </table:table-cell>
          <table:table-cell office:value-type="string" table:style-name="ce50">
            <text:p>2020-04-08</text:p>
          </table:table-cell>
          <table:table-cell table:style-name="ce50"/>
          <table:table-cell office:value-type="string" table:style-name="ce50">
            <text:p>CAVE nicht aktuelle Version in GECCO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42">
            <text:p>Barthel Index</text:p>
          </table:table-cell>
          <table:table-cell office:value-type="string" table:style-name="ce42">
            <text:p>disab_barthe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amteindruck</text:p>
          </table:table-cell>
          <table:table-cell office:value-type="string" table:style-name="ce42">
            <text:p>Ordinal</text:p>
          </table:table-cell>
          <table:table-cell table:style-name="ce42"/>
          <table:table-cell office:value-type="string" table:style-name="ce42">
            <text:p>Ganze positive Zahlen, 0-100</text:p>
          </table:table-cell>
          <table:table-cell office:value-type="string" table:style-name="ce42">
            <text:p>Explizit dokumentierte Information/ Einschätzung anhand der Aktenlage (Educated Guess)</text:p>
          </table:table-cell>
          <table:table-cell office:value-type="string" table:style-name="ce42">
            <text:p>_src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Explizit dokumentierte Information vorbelegen</text:p>
          </table:table-cell>
          <table:table-cell table:number-columns-repeated="15" table:style-name="ce42"/>
          <table:table-cell table:number-columns-repeated="16354"/>
        </table:table-row>
        <table:table-row table:style-name="ro5">
          <table:table-cell office:value-type="string" table:style-name="ce42">
            <text:p>Geheinschränkungen</text:p>
          </table:table-cell>
          <table:table-cell office:value-type="string" table:style-name="ce42">
            <text:p>disab_walk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amteindruck</text:p>
          </table:table-cell>
          <table:table-cell office:value-type="string" table:style-name="ce42">
            <text:p>Uneingeschränkte Gehdistanz/ 500 Meter ohne Gehhilfe/ &gt; 4 Schritte ohne Gehhilfe/ Dauerhafte Verwendung einer Gehhilfe/ Rollstuhl/ Bettlägerig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42">
            <text:p>Sturzanamnese</text:p>
          </table:table-cell>
          <table:table-cell office:value-type="string" table:style-name="ce42">
            <text:p>disab_histfalls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amteindruck</text:p>
          </table:table-cell>
          <table:table-cell office:value-type="string" table:style-name="ce42">
            <text:p>Ja, einmaliges Sturzereignis/ Ja, mehrfache Sturzereignisse/ Nein, kein Sturzereignis/ Nein, keine Angaben in der Dokumentatio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42">
            <text:p>Gesetzliche Vormundschaft</text:p>
          </table:table-cell>
          <table:table-cell office:value-type="string" table:style-name="ce42">
            <text:p>leg_guardia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amteindruck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42">
            <text:p>Gesetzliche Betreuung</text:p>
          </table:table-cell>
          <table:table-cell office:value-type="string" table:style-name="ce42">
            <text:p>leg_supervisio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esamteindruck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50">
            <text:p>Körpergewicht</text:p>
          </table:table-cell>
          <table:table-cell office:value-type="string" table:style-name="ce50">
            <text:p>gec_weigh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Demographie</text:p>
          </table:table-cell>
          <table:table-cell office:value-type="string" table:style-name="ce51">
            <text:p>Körpergewicht</text:p>
          </table:table-cell>
          <table:table-cell table:style-name="ce50"/>
          <table:table-cell office:value-type="string" table:style-name="ce50">
            <text:p>Körperkonstitution</text:p>
          </table:table-cell>
          <table:table-cell office:value-type="string" table:style-name="ce50">
            <text:p>Metrisch</text:p>
          </table:table-cell>
          <table:table-cell table:style-name="ce50"/>
          <table:table-cell office:value-type="string" table:style-name="ce50">
            <text:p>Ganze positive Zahlen, g nur bei Säuglingen bis max 1 Lebensjahr</text:p>
          </table:table-cell>
          <table:table-cell office:value-type="string" table:style-name="ce50">
            <text:p>[g], [kg]</text:p>
          </table:table-cell>
          <table:table-cell office:value-type="string" table:style-name="ce50">
            <text:p>_u</text:p>
          </table:table-cell>
          <table:table-cell office:value-type="string" table:style-name="ce50">
            <text:p>Keine Informationen verfügbar</text:p>
          </table:table-cell>
          <table:table-cell office:value-type="string" table:style-name="ce50">
            <text:p>_uk</text:p>
          </table:table-cell>
          <table:table-cell office:value-type="string" table:style-name="ce50">
            <text:p>bei Einheit kg</text:p>
          </table:table-cell>
          <table:table-cell table:number-columns-repeated="2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1080</text:p>
          </table:table-cell>
          <table:table-cell office:value-type="string" table:style-name="ce50">
            <text:p>2020-04-08</text:p>
          </table:table-cell>
          <table:table-cell table:style-name="ce50"/>
          <table:table-cell office:value-type="string" table:style-name="ce50">
            <text:p>Päd: Bitte runden Sie das Gewicht auf ganze Zahlen, bei Säuglingen können Sie bis zu 9.000g das Gewicht in Gramm angeben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42">
            <text:p>Adipositas</text:p>
          </table:table-cell>
          <table:table-cell office:value-type="string" table:style-name="ce42">
            <text:p>obesity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Körperkonstitutio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örpergewicht (nur im Baseline Visit) = Keine Informationen verfügbar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50">
            <text:p>Raucher*in konventioneller Zigaretten (Tabakzigarette)</text:p>
          </table:table-cell>
          <table:table-cell office:value-type="string" table:style-name="ce50">
            <text:p>gec_smoking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Raucherstatus</text:p>
          </table:table-cell>
          <table:table-cell office:value-type="string" table:style-name="ce51">
            <text:p>Ja, Nichtraucher, ehemaliger Raucher, Unbekannt</text:p>
          </table:table-cell>
          <table:table-cell office:value-type="string" table:style-name="ce50">
            <text:p>Raucherstatus</text:p>
          </table:table-cell>
          <table:table-cell office:value-type="string" table:style-name="ce50">
            <text:p>Ja, aktiv/ Nein, aber ehemalig/ Nein, Nie-Raucher*in/ Keine Informationen verfügbar</text:p>
          </table:table-cell>
          <table:table-cell table:number-columns-repeated="4" table:style-name="ce50"/>
          <table:table-cell table:number-columns-repeated="3" table:style-name="ce59"/>
          <table:table-cell table:number-columns-repeated="2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1240</text:p>
          </table:table-cell>
          <table:table-cell office:value-type="string" table:style-name="ce50">
            <text:p>2020-04-08</text:p>
          </table:table-cell>
          <table:table-cell table:number-columns-repeated="10" table:style-name="ce50"/>
          <table:table-cell table:number-columns-repeated="16354"/>
        </table:table-row>
        <table:table-row table:style-name="ro9">
          <table:table-cell office:value-type="string" table:style-name="ce42">
            <text:p>Angabe von Pack Years (py)</text:p>
          </table:table-cell>
          <table:table-cell office:value-type="string" table:style-name="ce42">
            <text:p>smoking_py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aucherstatus</text:p>
          </table:table-cell>
          <table:table-cell office:value-type="string" table:style-name="ce42">
            <text:p>Metrisch [py]</text:p>
          </table:table-cell>
          <table:table-cell office:value-type="string" table:style-name="ce42">
            <text:p>Wenn Raucher*in konventioneller Zigaretten (Tabakzigarette) = Ja oder Nein, aber ehemalig (ausgeblendet)</text:p>
          </table:table-cell>
          <table:table-cell office:value-type="string" table:style-name="ce42">
            <text:p>Ganze Zahlen (inklusive 0)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8"/>
          <table:table-cell table:number-columns-repeated="15" table:style-name="ce42"/>
          <table:table-cell table:number-columns-repeated="16354"/>
        </table:table-row>
        <table:table-row table:style-name="ro5">
          <table:table-cell office:value-type="string" table:style-name="ce42">
            <text:p>Raucher*in von E-Zigaretten</text:p>
          </table:table-cell>
          <table:table-cell office:value-type="string" table:style-name="ce42">
            <text:p>smoking_eci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aucherstatus</text:p>
          </table:table-cell>
          <table:table-cell office:value-type="string" table:style-name="ce42">
            <text:p>Ja, aktiv/ Nein, aber ehemalig/ Nein, Nie-Raucher*in/ Keine Informationen verfügbar</text:p>
          </table:table-cell>
          <table:table-cell table:number-columns-repeated="4" table:style-name="ce42"/>
          <table:table-cell table:number-columns-repeated="3" table:style-name="ce48"/>
          <table:table-cell table:number-columns-repeated="15" table:style-name="ce42"/>
          <table:table-cell table:number-columns-repeated="16354"/>
        </table:table-row>
        <table:table-row table:number-rows-repeated="7" table:style-name="ro5">
          <table:table-cell table:number-columns-repeated="30" table:style-name="ce47"/>
          <table:table-cell table:number-columns-repeated="16354"/>
        </table:table-row>
        <table:table-row table:number-rows-repeated="980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UV2_Labor_Spezialparameter" table:style-name="ta1">
        <table:table-column table:style-name="co24" table:default-cell-style-name="ce1"/>
        <table:table-column table:style-name="co18" table:number-columns-repeated="17" table:default-cell-style-name="ce1"/>
        <table:table-column table:style-name="co20" table:number-columns-repeated="9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5">
            <text:p>Ziffern Feld 1 - Feld 2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e</text:p>
          </table:table-cell>
          <table:table-cell table:number-columns-repeated="9" table:style-name="ce92"/>
          <table:table-cell table:number-columns-repeated="16357"/>
        </table:table-row>
        <table:table-row table:style-name="ro5">
          <table:table-cell office:value-type="string" table:style-name="ce42">
            <text:p>25-Hydroxyvitamin D</text:p>
          </table:table-cell>
          <table:table-cell office:value-type="string" table:style-name="ce42">
            <text:p>vitd25oh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3 - 0</text:p>
          </table:table-cell>
          <table:table-cell office:value-type="string" table:style-name="ce42">
            <text:p>[µg/l], [ng/m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vitd25oh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Cholesterin, gesamt (nüchtern)</text:p>
          </table:table-cell>
          <table:table-cell office:value-type="string" table:style-name="ce42">
            <text:p>choltotal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3 - 1</text:p>
          </table:table-cell>
          <table:table-cell office:value-type="string" table:style-name="ce42">
            <text:p>[m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Bei nur einer Einheit diese Einheit vorbelegen</text:p>
          </table:table-cell>
          <table:table-cell table:number-columns-repeated="14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choltotal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office:value-type="string" table:style-name="ce56">
            <text:p> </text:p>
          </table:table-cell>
          <table:table-cell office:value-type="string" table:style-name="ce42">
            <text:p> </text:p>
          </table:table-cell>
          <table:table-cell table:number-columns-repeated="18" table:style-name="ce42"/>
          <table:table-cell table:number-columns-repeated="16357"/>
        </table:table-row>
        <table:table-row table:style-name="ro5">
          <table:table-cell office:value-type="string" table:style-name="ce42">
            <text:p>Cholesterin, LDL (nüchtern)</text:p>
          </table:table-cell>
          <table:table-cell office:value-type="string" table:style-name="ce42">
            <text:p>ldl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3 - 1</text:p>
          </table:table-cell>
          <table:table-cell office:value-type="string" table:style-name="ce42">
            <text:p>[m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ldl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office:value-type="string" table:style-name="ce56">
            <text:p> </text:p>
          </table:table-cell>
          <table:table-cell office:value-type="string" table:style-name="ce42">
            <text:p> </text:p>
          </table:table-cell>
          <table:table-cell table:number-columns-repeated="18" table:style-name="ce42"/>
          <table:table-cell table:number-columns-repeated="16357"/>
        </table:table-row>
        <table:table-row table:style-name="ro5">
          <table:table-cell office:value-type="string" table:style-name="ce42">
            <text:p>Cholesterin, HDL (nüchtern)</text:p>
          </table:table-cell>
          <table:table-cell office:value-type="string" table:style-name="ce42">
            <text:p>hdl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2 - 1</text:p>
          </table:table-cell>
          <table:table-cell office:value-type="string" table:style-name="ce42">
            <text:p>[m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hdl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HLA-B27</text:p>
          </table:table-cell>
          <table:table-cell office:value-type="string" table:style-name="ce42">
            <text:p>hlab27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Positiv/ Negativ/ Unklares Ergebnis/ Keine Informationen verfügbar</text:p>
          </table:table-cell>
          <table:table-cell table:number-columns-repeated="2"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Löslicher Transferrin Rezeptor (sTfR)</text:p>
          </table:table-cell>
          <table:table-cell office:value-type="string" table:style-name="ce42">
            <text:p>stransfr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1 - 1</text:p>
          </table:table-cell>
          <table:table-cell office:value-type="string" table:style-name="ce42">
            <text:p>[mg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stransfr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Transferrin-Sättigung</text:p>
          </table:table-cell>
          <table:table-cell office:value-type="string" table:style-name="ce42">
            <text:p>transfs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2 - 1</text:p>
          </table:table-cell>
          <table:table-cell office:value-type="string" table:style-name="ce42">
            <text:p>[%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transfs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Triglyceride</text:p>
          </table:table-cell>
          <table:table-cell office:value-type="string" table:style-name="ce42">
            <text:p>triglyc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3 - 0</text:p>
          </table:table-cell>
          <table:table-cell office:value-type="string" table:style-name="ce42">
            <text:p>[m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triglyc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TSH</text:p>
          </table:table-cell>
          <table:table-cell office:value-type="string" table:style-name="ce42">
            <text:p>tsh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2 - 2</text:p>
          </table:table-cell>
          <table:table-cell office:value-type="string" table:style-name="ce42">
            <text:p>[mI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X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tsh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Vitamin B12</text:p>
          </table:table-cell>
          <table:table-cell office:value-type="string" table:style-name="ce42">
            <text:p>vitb12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2">
            <text:p>Metrisch</text:p>
          </table:table-cell>
          <table:table-cell table:number-columns-repeated="2" table:style-name="ce42"/>
          <table:table-cell office:value-type="string" table:style-name="ce56">
            <text:p>4 - 0</text:p>
          </table:table-cell>
          <table:table-cell office:value-type="string" table:style-name="ce42">
            <text:p>[pg/ml], [ng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Abnahme</text:p>
          </table:table-cell>
          <table:table-cell office:value-type="string" table:style-name="ce42">
            <text:p>vitb12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llgemeine Laborparamet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Blutgruppe AB0-System</text:p>
          </table:table-cell>
          <table:table-cell office:value-type="string" table:style-name="ce42">
            <text:p>bg_ab0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Blutgruppe</text:p>
          </table:table-cell>
          <table:table-cell office:value-type="string" table:style-name="ce42">
            <text:p>Blutgruppe 0/ Blutgruppe A/ Blutgruppe B/ Blutgruppe AB/ Keine Informationen verfügbar</text:p>
          </table:table-cell>
          <table:table-cell table:number-columns-repeated="2"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Blutgruppe Rhesus-System</text:p>
          </table:table-cell>
          <table:table-cell office:value-type="string" table:style-name="ce42">
            <text:p>bg_rhesu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Blutgruppe</text:p>
          </table:table-cell>
          <table:table-cell office:value-type="string" table:style-name="ce42">
            <text:p>Rhesus-negativ/ Rhesus-positiv/ Keine Informationen verfügbar</text:p>
          </table:table-cell>
          <table:table-cell table:number-columns-repeated="2"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Erhobene spezifische Parameter der Endokrinologie</text:p>
          </table:table-cell>
          <table:table-cell office:value-type="string" table:style-name="ce42">
            <text:p>endocrino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" table:style-name="ce42"/>
          <table:table-cell table:style-name="ce56"/>
          <table:table-cell table:style-name="ce42"/>
          <table:table-cell office:value-type="string" table:style-name="ce42">
            <text:p>_u</text:p>
          </table:table-cell>
          <table:table-cell table:number-columns-repeated="17" table:style-name="ce42"/>
          <table:table-cell table:number-columns-repeated="16357"/>
        </table:table-row>
        <table:table-row table:style-name="ro4">
          <table:table-cell office:value-type="string" table:style-name="ce42">
            <text:p>Cortisol (morgens, nüchtern)</text:p>
          </table:table-cell>
          <table:table-cell office:value-type="string" table:style-name="ce42">
            <text:p>cortisol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ezifische Parameter der Endokrinologie = Ja (eingeblendet)</text:p>
          </table:table-cell>
          <table:table-cell table:style-name="ce42"/>
          <table:table-cell office:value-type="string" table:style-name="ce56">
            <text:p>4 - 3</text:p>
          </table:table-cell>
          <table:table-cell office:value-type="string" table:style-name="ce42">
            <text:p>[µg/l], [µ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cortisol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C-Peptid (nüchtern)</text:p>
          </table:table-cell>
          <table:table-cell office:value-type="string" table:style-name="ce42">
            <text:p>cpeptid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ezifische Parameter der Endokrinologie = Ja (eingeblendet)</text:p>
          </table:table-cell>
          <table:table-cell table:style-name="ce42"/>
          <table:table-cell office:value-type="string" table:style-name="ce56">
            <text:p>1 - 1</text:p>
          </table:table-cell>
          <table:table-cell office:value-type="string" table:style-name="ce42">
            <text:p>[µg/l], [ng/m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cpeptid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HbA1c</text:p>
          </table:table-cell>
          <table:table-cell office:value-type="string" table:style-name="ce42">
            <text:p>bc_hba1c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Spezifische Parameter der Endokrinologie = Ja (ein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%], [mmol/mol Hb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X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bc_hba1c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Insulin (nüchtern)</text:p>
          </table:table-cell>
          <table:table-cell office:value-type="string" table:style-name="ce42">
            <text:p>insulin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ezifische Parameter der Endokrinologie = Ja (ein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g/l], [µIU/ml], [mI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insulin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Spezifische Parameter der Endokrinologie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office:value-type="string" table:style-name="ce42">
            <text:p> </text:p>
          </table:table-cell>
          <table:table-cell table:number-columns-repeated="18" table:style-name="ce42"/>
          <table:table-cell table:number-columns-repeated="16357"/>
        </table:table-row>
        <table:table-row table:style-name="ro4">
          <table:table-cell office:value-type="string" table:style-name="ce42">
            <text:p>Erhobene spezifische Parameter der Allergologie</text:p>
          </table:table-cell>
          <table:table-cell office:value-type="string" table:style-name="ce42">
            <text:p>allerg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Parameter der Allergologie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" table:style-name="ce42"/>
          <table:table-cell table:style-name="ce56"/>
          <table:table-cell office:value-type="string" table:style-name="ce42">
            <text:p> 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Gesamt-IgE</text:p>
          </table:table-cell>
          <table:table-cell office:value-type="string" table:style-name="ce42">
            <text:p>igetota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Parameter der Allergolog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 spezifische Parameter der Allergologie = Ja (ein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54">
            <text:p>[IU/ml], [kIU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igetotal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Parameter der Allergologie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Tryptase</text:p>
          </table:table-cell>
          <table:table-cell office:value-type="string" table:style-name="ce42">
            <text:p>tryp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Parameter der Allergolog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Erhobene spezifische Parameter der Allergologie = Ja (ein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µg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trypt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Parameter der Allergologie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Autoantikörperdiagnostik</text:p>
          </table:table-cell>
          <table:table-cell office:value-type="string" table:style-name="ce42">
            <text:p>ab_auto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" table:style-name="ce42"/>
          <table:table-cell table:style-name="ce56"/>
          <table:table-cell table:style-name="ce42"/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5" table:style-name="ce42"/>
          <table:table-cell table:number-columns-repeated="16357"/>
        </table:table-row>
        <table:table-row table:style-name="ro4">
          <table:table-cell office:value-type="string" table:style-name="ce42">
            <text:p>ANA</text:p>
          </table:table-cell>
          <table:table-cell office:value-type="string" table:style-name="ce42">
            <text:p>ab_ANA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ANA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CCP-Antikörper (ANCPA)</text:p>
          </table:table-cell>
          <table:table-cell office:value-type="string" table:style-name="ce42">
            <text:p>ab_ANCPA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ANCPA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Centromer-Antikörper</text:p>
          </table:table-cell>
          <table:table-cell office:value-type="string" table:style-name="ce42">
            <text:p>ab_centr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centr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ds-DNS-Antikörper</text:p>
          </table:table-cell>
          <table:table-cell office:value-type="string" table:style-name="ce42">
            <text:p>ab_dsdna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dsdna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Histon-Antikörper</text:p>
          </table:table-cell>
          <table:table-cell office:value-type="string" table:style-name="ce42">
            <text:p>ab_histon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histon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La-Antikörper</text:p>
          </table:table-cell>
          <table:table-cell office:value-type="string" table:style-name="ce42">
            <text:p>ab_la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la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Ro-Antikörper</text:p>
          </table:table-cell>
          <table:table-cell office:value-type="string" table:style-name="ce42">
            <text:p>ab_ro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ro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scl70-Antikörper</text:p>
          </table:table-cell>
          <table:table-cell office:value-type="string" table:style-name="ce42">
            <text:p>ab_scl70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scl70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Anti-U1-RNP-Antikörper</text:p>
          </table:table-cell>
          <table:table-cell office:value-type="string" table:style-name="ce42">
            <text:p>ab_u1rnp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2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u1rnp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cANCA</text:p>
          </table:table-cell>
          <table:table-cell office:value-type="string" table:style-name="ce42">
            <text:p>ab_canca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canca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pANCA</text:p>
          </table:table-cell>
          <table:table-cell office:value-type="string" table:style-name="ce42">
            <text:p>ab_panca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Positiv/ Negativ/ Unklares Ergebnis/ Keine Informationen verfügbar</text:p>
          </table:table-cell>
          <table:table-cell office:value-type="string" table:style-name="ce42">
            <text:p>Wenn durchgeführte Auto-Antikörperdiagnostik = Ja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Abnahme</text:p>
          </table:table-cell>
          <table:table-cell office:value-type="string" table:style-name="ce42">
            <text:p>ab_panca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Autoantikörper</text:p>
          </table:table-cell>
          <table:table-cell office:value-type="string" table:style-name="ce43">
            <text:p>Datum (vollständig)</text:p>
          </table:table-cell>
          <table:table-cell office:value-type="string" table:style-name="ce42">
            <text:p>Wenn Eingabe in obigen Parameter vorhanden (eingeblendet)</text:p>
          </table:table-cell>
          <table:table-cell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number-rows-repeated="941" table:style-name="ro4">
          <table:table-cell table:number-columns-repeated="7" table:style-name="ce47"/>
          <table:table-cell table:style-name="ce58"/>
          <table:table-cell table:number-columns-repeated="19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UV3_Diagnosespezif__Parameter" table:style-name="ta1">
        <table:table-column table:style-name="co24" table:default-cell-style-name="ce1"/>
        <table:table-column table:style-name="co18" table:number-columns-repeated="19" table:default-cell-style-name="ce1"/>
        <table:table-column table:style-name="co20" table:number-columns-repeated="7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e</text:p>
          </table:table-cell>
          <table:table-cell table:number-columns-repeated="7" table:style-name="ce92"/>
          <table:table-cell table:number-columns-repeated="16357"/>
        </table:table-row>
        <table:table-row table:style-name="ro5">
          <table:table-cell office:value-type="string" table:style-name="ce42">
            <text:p>Bewegungsdaten aktualisiert/dokumentiert</text:p>
          </table:table-cell>
          <table:table-cell office:value-type="string" table:style-name="ce43">
            <text:p>pr_check_resi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eckliste</text:p>
          </table:table-cell>
          <table:table-cell office:value-type="string" table:style-name="ce42">
            <text:p>Ja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Diagnosen und Symptome (Diagnosen, Symptome, Schwangerschaft und Geburt) aktualisiert/dokumentiert</text:p>
          </table:table-cell>
          <table:table-cell office:value-type="string" table:style-name="ce43">
            <text:p>pr_check_clin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eckliste</text:p>
          </table:table-cell>
          <table:table-cell office:value-type="string" table:style-name="ce42">
            <text:p>Ja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Therapien (medikamentöse, interventionelle und operative Therapien, Impfstatus) aktualisiert/dokumentiert</text:p>
          </table:table-cell>
          <table:table-cell office:value-type="string" table:style-name="ce43">
            <text:p>pr_check_trea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eckliste</text:p>
          </table:table-cell>
          <table:table-cell office:value-type="string" table:style-name="ce42">
            <text:p>Ja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Diagnostik (Erregerdiagnostik, SARS-CoV-2 Diagnostik, Urin- und Liquordiagnostik, apparative Diagnostik) aktualisiert/dokumentiert</text:p>
          </table:table-cell>
          <table:table-cell office:value-type="string" table:style-name="ce43">
            <text:p>pr_check_diagn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eckliste</text:p>
          </table:table-cell>
          <table:table-cell office:value-type="string" table:style-name="ce42">
            <text:p>Ja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NYHA-Klassifikation der Herzinsuffizienz</text:p>
          </table:table-cell>
          <table:table-cell office:value-type="string" table:style-name="ce42">
            <text:p>cv_chd_nyha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Kardiovaskuläre Erkrankungen</text:p>
          </table:table-cell>
          <table:table-cell office:value-type="string" table:style-name="ce42">
            <text:p>NYHA I/ NYHA II/ NYHA III/ NYHA IV/ Keine Informationen verfügbar</text:p>
          </table:table-cell>
          <table:table-cell office:value-type="string" table:style-name="ce42">
            <text:p>Wenn Chronische Herzinsuffizienz = Ja UND Visitendatum nach Datum der Erstdiagnose 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Listung für eine Lebertransplantation</text:p>
          </table:table-cell>
          <table:table-cell office:value-type="string" table:style-name="ce42">
            <text:p>lv_txlis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ronische Lebererkrank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Leberzirrhose = Ja UND Visitendatum nach Datum der Erstdiagnose (ausgeblendet) , aus FV2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Dekompensationsstatus der Leberzirrhose</text:p>
          </table:table-cell>
          <table:table-cell office:value-type="string" table:style-name="ce42">
            <text:p>lv_decomp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ronische Lebererkrankung</text:p>
          </table:table-cell>
          <table:table-cell office:value-type="string" table:style-name="ce42">
            <text:p>Aktuell dekompensiert/ Aktuell kompensiert, aber dekompensiert innerhalb der letzten 30 Tage/ Chronisch dekompensiert/ Nie dekompensiert/ Keine Informationen verfügbar</text:p>
          </table:table-cell>
          <table:table-cell office:value-type="string" table:style-name="ce42">
            <text:p>Wenn Leberzirrhose = Ja UND Visitendatum nach Datum der Erstdiagnose (ausgeblendet) , aus FV2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MELD-Score</text:p>
          </table:table-cell>
          <table:table-cell office:value-type="string" table:style-name="ce42">
            <text:p>lv_mel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ronische Lebererkrankung</text:p>
          </table:table-cell>
          <table:table-cell office:value-type="string" table:style-name="ce42">
            <text:p>Metrisch </text:p>
          </table:table-cell>
          <table:table-cell office:value-type="string" table:style-name="ce42">
            <text:p>Wenn Leberzirrhose = Ja UND Visitendatum nach Datum der Erstdiagnose (ausgeblendet) , aus FV2</text:p>
          </table:table-cell>
          <table:table-cell office:value-type="string" table:style-name="ce42">
            <text:p>Ganze Zahlen zwischen 6 und 4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Child-Pugh-Stadium</text:p>
          </table:table-cell>
          <table:table-cell office:value-type="string" table:style-name="ce42">
            <text:p>lv_chil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ronische Lebererkrankung</text:p>
          </table:table-cell>
          <table:table-cell office:value-type="string" table:style-name="ce42">
            <text:p>Child A/ Child B/ Child C/ Keine Informationen verfügbar</text:p>
          </table:table-cell>
          <table:table-cell office:value-type="string" table:style-name="ce42">
            <text:p>Wenn Leberzirrhose = Ja UND Visitendatum nach Datum der Erstdiagnose (ausgeblendet) , aus FV2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GFR-Klassifikation nach KDIGO</text:p>
          </table:table-cell>
          <table:table-cell office:value-type="string" table:style-name="ce42">
            <text:p>gec_ckd_kdigo_g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ronische Nierenerkrankung</text:p>
          </table:table-cell>
          <table:table-cell office:value-type="string" table:style-name="ce42">
            <text:p>G1 (≥ 90 ml/min)/ G2 (60 - 89 ml/min)/ G3 (30 - 44 ml/min)/ G4 (15 - 29 ml/min)/ G5 (&lt; 15 ml/min)/ Keine Informationen verfügbar</text:p>
          </table:table-cell>
          <table:table-cell office:value-type="string" table:style-name="ce42">
            <text:p>Wenn CKD = Ja UND Visitendatum nach Datum der Erstdiagnose (ausgeblendet), aus FV2</text:p>
          </table:table-cell>
          <table:table-cell table:number-columns-repeated="2" table:style-name="ce42"/>
          <table:table-cell table:number-columns-repeated="6" table:style-name="ce45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160</text:p>
          </table:table-cell>
          <table:table-cell office:value-type="string" table:style-name="ce42">
            <text:p>2020-04-08</text:p>
          </table:table-cell>
          <table:table-cell table:number-columns-repeated="2" table:style-name="ce45"/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Albuminurie-Klassifikation nach KDIGO</text:p>
          </table:table-cell>
          <table:table-cell office:value-type="string" table:style-name="ce42">
            <text:p>ckd_kdigo_a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Chronische Nierenerkrankung</text:p>
          </table:table-cell>
          <table:table-cell office:value-type="string" table:style-name="ce42">
            <text:p>A1 (&lt; 30mg/g)/ A2 (30 - 300 mg/g)/ A3 (&gt; 300 mg/g)/ Keine Informationen verfügbar</text:p>
          </table:table-cell>
          <table:table-cell office:value-type="string" table:style-name="ce42">
            <text:p>Wenn CKD = Ja UND Visitendatum nach Datum der Erstdiagnose (ausgeblendet), aus FV2</text:p>
          </table:table-cell>
          <table:table-cell table:number-columns-repeated="2" table:style-name="ce42"/>
          <table:table-cell table:number-columns-repeated="12" table:style-name="ce45"/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ECOG Performance Status (Eastern Co-operative Oncology Group)</text:p>
          </table:table-cell>
          <table:table-cell office:value-type="string" table:style-name="ce42">
            <text:p>disab_ecog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Onkologische Erkrankung</text:p>
          </table:table-cell>
          <table:table-cell office:value-type="string" table:style-name="ce42">
            <text:p>0 (Normale uneingeschränkte Aktivität wie vor der Erkrankung)/ 1 (Einschränkung bei körperlicher Anstrengung, aber gehfähig; leichte körperliche Arbeit bzw. Arbeit im Sitzen (z.B. leichte Hausarbeit oder Büroarbeit) möglich)/ 2 (Gehfähig, Selbstversorgung möglich, aber nicht arbeitsfähig; kann mehr als 50% der Wachzeit aufstehen)/ 3 (Nur begrenzte Selbstversorgung möglich; 50% oder mehr der Wachzeit an Bett oder Stuhl gebunden)/ 4 (Völlig pflegebedürftig, keinerlei Selbstversorgung möglich; völlig an Bett oder Stuhl gebunden)/ 5 (Tod)/ Keine Informationen verfügbar</text:p>
          </table:table-cell>
          <table:table-cell office:value-type="string" table:style-name="ce42">
            <text:p>Wenn Solide Tumorerkrankung = Ja ODER hämatoonkologische Erkrankung = Ja, aus FV2</text:p>
          </table:table-cell>
          <table:table-cell table:style-name="ce42"/>
          <table:table-cell office:value-type="string" table:style-name="ce42">
            <text:p>Explizit dokumentierte Information/ Einschätzung anhand der Aktenlage (Educated Guess)</text:p>
          </table:table-cell>
          <table:table-cell office:value-type="string" table:style-name="ce42">
            <text:p>_src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9" table:style-name="ce42"/>
          <table:table-cell table:number-columns-repeated="7" table:style-name="ce48"/>
          <table:table-cell table:number-columns-repeated="16357"/>
        </table:table-row>
        <table:table-row table:style-name="ro5">
          <table:table-cell office:value-type="string" table:style-name="ce42">
            <text:p>Entzündungsaktivität der rheumatologischen oder immunologischen Erkrankung</text:p>
          </table:table-cell>
          <table:table-cell office:value-type="string" table:style-name="ce42">
            <text:p>rh_infl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Rheumatologische/immunologische Erkrankung</text:p>
          </table:table-cell>
          <table:table-cell office:value-type="string" table:style-name="ce42">
            <text:p>Remission/ Geringe Entzündungsaktivität/ Moderate Entzündungsaktivität/ Hohe Entzündungsaktivität/ Keine Informationen verfügbar</text:p>
          </table:table-cell>
          <table:table-cell office:value-type="string" table:style-name="ce42">
            <text:p>Wenn rheumatoide Arthritis = Ja ODER Kollagenosen = Ja ODER Vaskulitis = Ja oder Andere rheumatologische Erkrankung = Ja 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Insulinpflichtigkeit bei Diabetes mellitus Typ 2</text:p>
          </table:table-cell>
          <table:table-cell office:value-type="string" table:style-name="ce42">
            <text:p>gec_dm_2_in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Diabetes mellitu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yp 2 Diabetes mellitus (gec_dm_2) = Ja UND Visitendatum nach Datum der Erstdiagnose (ausgeblendet)</text:p>
          </table:table-cell>
          <table:table-cell table:number-columns-repeated="8" table:style-name="ce42"/>
          <table:table-cell office:value-type="string" table:style-name="ce42">
            <text:p>GECCOa</text:p>
          </table:table-cell>
          <table:table-cell office:value-type="string" table:style-name="ce42">
            <text:p>Typ 2 ohne Insulin, Typ 2 mit Insulin (gec_dm_2_ins, gec_dm_type)</text:p>
          </table:table-cell>
          <table:table-cell office:value-type="string" table:style-name="ce42">
            <text:p>covid19f-dataelement-1.122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CDC-Stadium der HIV-Infektion</text:p>
          </table:table-cell>
          <table:table-cell office:value-type="string" table:style-name="ce42">
            <text:p>hiv_cdc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HIV</text:p>
          </table:table-cell>
          <table:table-cell office:value-type="string" table:style-name="ce42">
            <text:p>A1/ A2/ A3/ B1/ B2/ B3/ C1/ C2/ C3/ Keine Informationen verfügbar</text:p>
          </table:table-cell>
          <table:table-cell office:value-type="string" table:style-name="ce42">
            <text:p>Wenn HIV = Ja UND Visitendatum nach Datum der Erstdiagnose (ausgeblendet)</text:p>
          </table:table-cell>
          <table:table-cell table:number-columns-repeated="21" table:style-name="ce42"/>
          <table:table-cell table:number-columns-repeated="16357"/>
        </table:table-row>
        <table:table-row table:style-name="ro5">
          <table:table-cell office:value-type="string" table:style-name="ce42">
            <text:p>Modifizierte Rankin-Skala (mRS): Einschränkungen durch einen Schlaganfall</text:p>
          </table:table-cell>
          <table:table-cell office:value-type="string" table:style-name="ce42">
            <text:p>ne_ci_mr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Neurologische Erkrankungen und Ereignisse</text:p>
          </table:table-cell>
          <table:table-cell office:value-type="string" table:style-name="ce42">
            <text:p>0 (Keine Symptome)/ 1 (Keine relevante Beeinträchtigung. Kann trotz gewisser Symptome Alltagsaktivitäten verrichten.)/ 2 (Leichte Beeinträchtigung. Kann sich ohne Hilfe versorgen, ist aber im Alltag eingeschränkt.)/ 3 (Mittelschwere Beeinträchtigung. Benötigt Hilfe im Alltag, kann aber ohne Hilfe gehen.)/ 4 (Höhergradige Beeinträchtigung. Benötigt Hilfe bei der Körperpflege, kann nicht ohne Hilfe gehen.)/ 5 (Schwere Behinderung. Bettlägerig, inkontinent, benötigt ständige pflegerische Hilfe.)/ 6 (Tod infolge des Apoplex.)/ Keine Informationen verfügbar</text:p>
          </table:table-cell>
          <table:table-cell office:value-type="string" table:style-name="ce42">
            <text:p>Wenn ischämischer Schlaganfall = Ja ODER hämorrhagischer Schlaganfall = Ja (ausgeblendet), aus FV2</text:p>
          </table:table-cell>
          <table:table-cell table:style-name="ce42"/>
          <table:table-cell office:value-type="string" table:style-name="ce42">
            <text:p>Explizit dokumentierte Information/ Einschätzung anhand der Aktenlage (Educated Guess)</text:p>
          </table:table-cell>
          <table:table-cell office:value-type="string" table:style-name="ce42">
            <text:p>_src</text:p>
          </table:table-cell>
          <table:table-cell table:number-columns-repeated="18" table:style-name="ce42"/>
          <table:table-cell table:number-columns-repeated="16357"/>
        </table:table-row>
        <table:table-row table:style-name="ro5">
          <table:table-cell office:value-type="string" table:style-name="ce42">
            <text:p>Subjektive Verschlechterung der Demenz</text:p>
          </table:table-cell>
          <table:table-cell office:value-type="string" table:style-name="ce42">
            <text:p>ne_dem_worse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Neurolog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emenz = Ja UND Visitendatum nach Datum der Erstdiagnose (ausgeblendet), aus FV2</text:p>
          </table:table-cell>
          <table:table-cell table:number-columns-repeated="3" table:style-name="ce42"/>
          <table:table-cell table:number-columns-repeated="3" table:style-name="ce48"/>
          <table:table-cell table:number-columns-repeated="8" table:style-name="ce42"/>
          <table:table-cell table:number-columns-repeated="7" table:style-name="ce48"/>
          <table:table-cell table:number-columns-repeated="16357"/>
        </table:table-row>
        <table:table-row table:style-name="ro5">
          <table:table-cell office:value-type="string" table:style-name="ce42">
            <text:p>Montreal-Cognitive-Assessment (MoCA)</text:p>
          </table:table-cell>
          <table:table-cell office:value-type="string" table:style-name="ce42">
            <text:p>ne_moca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Neurologische Erkrankungen und Ereignisse</text:p>
          </table:table-cell>
          <table:table-cell office:value-type="string" table:style-name="ce42">
            <text:p>Metrisch </text:p>
          </table:table-cell>
          <table:table-cell office:value-type="string" table:style-name="ce42">
            <text:p>Wenn (Demenz = Ja), aus FV2 ODER (Kognitive Beeinträchtigung = Ja), aus FV3 (ausgeblendet)</text:p>
          </table:table-cell>
          <table:table-cell office:value-type="string" table:style-name="ce42">
            <text:p>Ganze Zahlen 1-3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8"/>
          <table:table-cell table:number-columns-repeated="8" table:style-name="ce42"/>
          <table:table-cell table:number-columns-repeated="7" table:style-name="ce48"/>
          <table:table-cell table:number-columns-repeated="16357"/>
        </table:table-row>
        <table:table-row table:style-name="ro5">
          <table:table-cell office:value-type="string" table:style-name="ce42">
            <text:p>Status des Nierentransplantats</text:p>
          </table:table-cell>
          <table:table-cell office:value-type="string" table:style-name="ce42">
            <text:p>tx_kidney_statu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Organtransplantation</text:p>
          </table:table-cell>
          <table:table-cell office:value-type="string" table:style-name="ce42">
            <text:p>Stabile Funktion seit über 3 Monaten/ Chronische Abstoßungsreaktion/ Akute Abstoßung innerhalb der letzten 3 Monate/ Keine Informationen verfügbar</text:p>
          </table:table-cell>
          <table:table-cell office:value-type="string" table:style-name="ce42">
            <text:p>Wenn Nierentransplantation = Ja 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Status des Lungentransplantats</text:p>
          </table:table-cell>
          <table:table-cell office:value-type="string" table:style-name="ce42">
            <text:p>tx_lung_statu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Organtransplantation</text:p>
          </table:table-cell>
          <table:table-cell office:value-type="string" table:style-name="ce42">
            <text:p>Stabile Funktion seit über 3 Monaten/ Chronische Abstoßungsreaktion/ Akute Abstoßung innerhalb der letzten 3 Monate/ Keine Informationen verfügbar</text:p>
          </table:table-cell>
          <table:table-cell office:value-type="string" table:style-name="ce42">
            <text:p>Wenn Lungentransplantation = Ja 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Status des Herztransplantats</text:p>
          </table:table-cell>
          <table:table-cell office:value-type="string" table:style-name="ce42">
            <text:p>tx_heart_statu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Organtransplantation</text:p>
          </table:table-cell>
          <table:table-cell office:value-type="string" table:style-name="ce42">
            <text:p>Stabile Funktion seit über 3 Monaten/ Chronische Abstoßungsreaktion/ Akute Abstoßung innerhalb der letzten 3 Monate/ Keine Informationen verfügbar</text:p>
          </table:table-cell>
          <table:table-cell office:value-type="string" table:style-name="ce42">
            <text:p>Wenn Herztransplantation = Ja <text:s/>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Status des Lebertransplantats</text:p>
          </table:table-cell>
          <table:table-cell office:value-type="string" table:style-name="ce42">
            <text:p>tx_lv_statu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Organtransplantation</text:p>
          </table:table-cell>
          <table:table-cell office:value-type="string" table:style-name="ce42">
            <text:p>Stabile Funktion seit über 3 Monaten/ Chronische Abstoßungsreaktion/ Akute Abstoßung innerhalb der letzten 3 Monate/ Keine Informationen verfügbar</text:p>
          </table:table-cell>
          <table:table-cell office:value-type="string" table:style-name="ce42">
            <text:p>Wenn Lebertransplantation = Ja 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Status des Pankreastransplantats</text:p>
          </table:table-cell>
          <table:table-cell office:value-type="string" table:style-name="ce42">
            <text:p>tx_pancr_statu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Organtransplantation</text:p>
          </table:table-cell>
          <table:table-cell office:value-type="string" table:style-name="ce42">
            <text:p>Stabile Funktion seit über 3 Monaten/ Chronische Abstoßungsreaktion/ Akute Abstoßung innerhalb der letzten 3 Monate/ Keine Informationen verfügbar</text:p>
          </table:table-cell>
          <table:table-cell office:value-type="string" table:style-name="ce42">
            <text:p>Wenn Pankreastransplantation = Ja <text:s/>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GvHD Status</text:p>
          </table:table-cell>
          <table:table-cell office:value-type="string" table:style-name="ce42">
            <text:p>sctx_allo_GvH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Stammzelltransplantation</text:p>
          </table:table-cell>
          <table:table-cell office:value-type="string" table:style-name="ce42">
            <text:p>Chronische GvHD III°-IV°/ Chronische GvHD I°-II°/ Akute GvHD II-IV°/ Akute GvHD I°/ Aktuell keine GvHD/ Keine Informationen verfügbar</text:p>
          </table:table-cell>
          <table:table-cell office:value-type="string" table:style-name="ce42">
            <text:p>Wenn alloge Stammzelltransplantation = Ja <text:s/>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Status nach allogener Stammzelltransplantation</text:p>
          </table:table-cell>
          <table:table-cell office:value-type="string" table:style-name="ce42">
            <text:p>sctx_allo_statu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Zustand nach Stammzelltransplantation</text:p>
          </table:table-cell>
          <table:table-cell office:value-type="string" table:style-name="ce42">
            <text:p>Vollständige Remission der Grunderkrankung/ Minimale Resterkrankung und bzw. oder unvollständiger Chimärismus/ Rezidiv der Grunderkrankung oder Spenderleukämie/ Keine Informationen verfügbar</text:p>
          </table:table-cell>
          <table:table-cell office:value-type="string" table:style-name="ce42">
            <text:p>Wenn alloge Stammzelltransplantation = Ja (ausgeblendet), aus FV2</text:p>
          </table:table-cell>
          <table:table-cell table:number-columns-repeated="21" table:style-name="ce42"/>
          <table:table-cell table:number-columns-repeated="16357"/>
        </table:table-row>
        <table:table-row table:style-name="ro4">
          <table:table-cell office:value-type="string" table:style-name="ce42">
            <text:p>Psoriasis Area and Severity Index (PASI)</text:p>
          </table:table-cell>
          <table:table-cell office:value-type="string" table:style-name="ce42">
            <text:p>de_pso_pasi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Hauterkrankungen</text:p>
          </table:table-cell>
          <table:table-cell office:value-type="string" table:style-name="ce42">
            <text:p>Ordinal</text:p>
          </table:table-cell>
          <table:table-cell office:value-type="string" table:style-name="ce42">
            <text:p>Wenn Psoriasis = Ja UND Visitendatum nach Datum der Erstdiagnose (ausgeblendet), aus FV2</text:p>
          </table:table-cell>
          <table:table-cell office:value-type="string" table:style-name="ce42">
            <text:p>Zahlen mit 1 Dezimalstelle 0-72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7"/>
        </table:table-row>
        <table:table-row table:number-rows-repeated="973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PROM_Patient_Reported_Outcome_M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10" table:style-name="ce92"/>
          <table:table-cell table:number-columns-repeated="16357"/>
        </table:table-row>
        <table:table-row table:style-name="ro5">
          <table:table-cell office:value-type="string" table:style-name="ce42">
            <text:p>Beweglichkeit/Mobilität</text:p>
          </table:table-cell>
          <table:table-cell office:value-type="string" table:style-name="ce42">
            <text:p>eq5d_mo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Q-5D</text:p>
          </table:table-cell>
          <table:table-cell office:value-type="string" table:style-name="ce42">
            <text:p>Ich habe keine Probleme herumzugehen./ Ich habe leichte Probleme herumzugehen./ Ich habe mäßige Probleme herumzugehen./ Ich habe große Probleme herumzugehen/ Ich bin nicht in der Lage herumzugehen./ Keine Informationen verfügbar</text:p>
          </table:table-cell>
          <table:table-cell table:number-columns-repeated="4" table:style-name="ce42"/>
          <table:table-cell table:style-name="ce60"/>
          <table:table-cell table:number-columns-repeated="5" table:style-name="ce42"/>
          <table:table-cell office:value-type="string" table:style-name="ce54">
            <text:p>Telefonische Statusabfrage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Für sich selbst sorgen</text:p>
          </table:table-cell>
          <table:table-cell office:value-type="string" table:style-name="ce42">
            <text:p>eq5d_car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Q-5D</text:p>
          </table:table-cell>
          <table:table-cell office:value-type="string" table:style-name="ce42">
            <text:p>Ich habe keine Probleme, mich selbst zu waschen oder anzuziehen./ Ich habe leichte Probleme, mich selbst zu waschen oder anzuziehen./ Ich habe mäßige Probleme, mich selbst zu waschen oder anzuziehen./ Ich habe große Probleme, mich selbst zu waschen oder anzuziehen./ Ich bin nicht in der Lage, mich selbst zu waschen oder anzuziehen./ Keine Informationen verfügbar</text:p>
          </table:table-cell>
          <table:table-cell table:number-columns-repeated="10" table:style-name="ce42"/>
          <table:table-cell office:value-type="string" table:style-name="ce54">
            <text:p>Telefonische Statusabfrage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Alltägliche Aktivitäten (z. B. Arbeit, Studium, Hausarbeit, Familien- oder Freizeitaktivitäten)</text:p>
          </table:table-cell>
          <table:table-cell office:value-type="string" table:style-name="ce42">
            <text:p>eq5d_ac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Q-5D</text:p>
          </table:table-cell>
          <table:table-cell office:value-type="string" table:style-name="ce42">
            <text:p>Ich habe keine Probleme, meinen alltäglichen Tätigkeiten nachzugehen./ Ich habe leichte Probleme, meinen alltäglichen Tätigkeiten nachzugehen./ Ich habe mäßige Probleme, meinen alltäglichen Tätigkeiten nachzugehen./ Ich habe große Probleme, meinen alltäglichen Tätigkeiten nachzugehen./ Ich bin nicht in der Lage, meinen alltäglichen Tätigkeiten nachzugehen./ Keine Informationen verfügbar</text:p>
          </table:table-cell>
          <table:table-cell table:number-columns-repeated="10" table:style-name="ce42"/>
          <table:table-cell office:value-type="string" table:style-name="ce54">
            <text:p>Telefonische Statusabfrage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Schmerz/Körperliche Beschwerden</text:p>
          </table:table-cell>
          <table:table-cell office:value-type="string" table:style-name="ce42">
            <text:p>eq5d_pai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Q-5D</text:p>
          </table:table-cell>
          <table:table-cell office:value-type="string" table:style-name="ce42">
            <text:p>Ich habe keine Schmerzen oder Beschwerden./ Ich habe leichte Schmerzen oder Beschwerden./ Ich habe mäßige Schmerzen oder Beschwerden./ Ich habe starke Schmerzen oder Beschwerden./ Ich habe extreme Schmerzen oder Beschwerden./ Keine Informationen verfügbar</text:p>
          </table:table-cell>
          <table:table-cell table:number-columns-repeated="10" table:style-name="ce42"/>
          <table:table-cell office:value-type="string" table:style-name="ce54">
            <text:p>Telefonische Statusabfrage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Angst/Niedergeschlagenheit</text:p>
          </table:table-cell>
          <table:table-cell office:value-type="string" table:style-name="ce42">
            <text:p>eq5d_anx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Q-5D</text:p>
          </table:table-cell>
          <table:table-cell office:value-type="string" table:style-name="ce42">
            <text:p>Ich bin nicht ängstlich oder deprimiert./ Ich bin ein wenig ängstlich oder deprimiert./ Ich bin mäßig ängstlich oder deprimiert./ Ich bin sehr ängstlich oder deprimiert./ Ich bin extrem ängstlich oder deprimiert./ Keine Informationen verfügbar</text:p>
          </table:table-cell>
          <table:table-cell table:number-columns-repeated="10" table:style-name="ce42"/>
          <table:table-cell office:value-type="string" table:style-name="ce54">
            <text:p>Telefonische Statusabfrage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Ihre Gesundheit heute</text:p>
          </table:table-cell>
          <table:table-cell office:value-type="string" table:style-name="ce42">
            <text:p>eq5d_va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Q-5D</text:p>
          </table:table-cell>
          <table:table-cell office:value-type="string" table:style-name="ce42">
            <text:p>Metrisch</text:p>
          </table:table-cell>
          <table:table-cell table:style-name="ce42"/>
          <table:table-cell office:value-type="string" table:style-name="ce42">
            <text:p>Ganze Zahlen 0-10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6" table:style-name="ce42"/>
          <table:table-cell office:value-type="string" table:style-name="ce54">
            <text:p>Telefonische Statusabfrage</text:p>
          </table:table-cell>
          <table:table-cell table:number-columns-repeated="11" table:style-name="ce42"/>
          <table:table-cell table:number-columns-repeated="16357"/>
        </table:table-row>
        <table:table-row table:number-rows-repeated="13" table:style-name="ro5">
          <table:table-cell table:number-columns-repeated="27" table:style-name="ce47"/>
          <table:table-cell table:number-columns-repeated="16357"/>
        </table:table-row>
        <table:table-row table:number-rows-repeated="980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1_Bewegungsdaten" table:style-name="ta1">
        <table:table-column table:style-name="co24" table:default-cell-style-name="ce1"/>
        <table:table-column table:style-name="co18" table:number-columns-repeated="21" table:default-cell-style-name="ce1"/>
        <table:table-column table:style-name="co16" table:number-columns-repeated="5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96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e</text:p>
          </table:table-cell>
          <table:table-cell table:number-columns-repeated="5" table:style-name="ce92"/>
          <table:table-cell table:number-columns-repeated="16357"/>
        </table:table-row>
        <table:table-row table:style-name="ro5">
          <table:table-cell office:value-type="string" table:style-name="ce43">
            <text:p>Zuständiges Studienzentrum</text:p>
          </table:table-cell>
          <table:table-cell office:value-type="string" table:style-name="ce42">
            <text:p>si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Beteiligte Studienzentren</text:p>
          </table:table-cell>
          <table:table-cell office:value-type="string" table:style-name="ce43">
            <text:p>Hinterlegte Liste</text:p>
          </table:table-cell>
          <table:table-cell table:number-columns-repeated="9" table:style-name="ce42"/>
          <table:table-cell office:value-type="string" table:style-name="ce42">
            <text:p>Katalog7</text:p>
          </table:table-cell>
          <table:table-cell office:value-type="string" table:style-name="ce42">
            <text:p>Neuer Loop</text:p>
          </table:table-cell>
          <table:table-cell table:number-columns-repeated="4" table:style-name="ce42"/>
          <table:table-cell office:value-type="string" table:style-name="ce42">
            <text:p>X</text:p>
          </table:table-cell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2">
            <text:p>Zuständigkeit ab</text:p>
          </table:table-cell>
          <table:table-cell office:value-type="string" table:style-name="ce42">
            <text:p>site_star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Beteiligte Studienzentren</text:p>
          </table:table-cell>
          <table:table-cell office:value-type="string" table:style-name="ce42">
            <text:p>Datum vollständig</text:p>
          </table:table-cell>
          <table:table-cell table:number-columns-repeated="10" table:style-name="ce42"/>
          <table:table-cell office:value-type="string" table:style-name="ce42">
            <text:p>Loop</text:p>
          </table:table-cell>
          <table:table-cell table:number-columns-repeated="4" table:style-name="ce42"/>
          <table:table-cell office:value-type="string" table:style-name="ce42">
            <text:p>X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42">
            <text:p>Zuständigkeit bis</text:p>
          </table:table-cell>
          <table:table-cell office:value-type="string" table:style-name="ce42">
            <text:p>site_en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Beteiligte Studienzentren</text:p>
          </table:table-cell>
          <table:table-cell office:value-type="string" table:style-name="ce42">
            <text:p>Datum vollständig</text:p>
          </table:table-cell>
          <table:table-cell table:style-name="ce42"/>
          <table:table-cell office:value-type="string" table:style-name="ce42">
            <text:p>Ende nach Beginn</text:p>
          </table:table-cell>
          <table:table-cell table:number-columns-repeated="4" table:style-name="ce42"/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4" table:style-name="ce42"/>
          <table:table-cell office:value-type="string" table:style-name="ce42">
            <text:p>X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54">
            <text:p>Einbestellung des/der Patient*in nur zu Studienzwecken</text:p>
          </table:table-cell>
          <table:table-cell office:value-type="string" table:style-name="ce54">
            <text:p>appointment</text:p>
          </table:table-cell>
          <table:table-cell office:value-type="string" table:style-name="ce44">
            <text:p>Nein</text:p>
          </table:table-cell>
          <table:table-cell office:value-type="string" table:style-name="ce54">
            <text:p>Beteiligte Studienzentren</text:p>
          </table:table-cell>
          <table:table-cell office:value-type="string" table:style-name="ce54">
            <text:p>Ja/ Nein</text:p>
          </table:table-cell>
          <table:table-cell table:number-columns-repeated="10" table:style-name="ce42"/>
          <table:table-cell office:value-type="string" table:style-name="ce54">
            <text:p>Neuer Loop</text:p>
          </table:table-cell>
          <table:table-cell table:number-columns-repeated="4" table:style-name="ce42"/>
          <table:table-cell office:value-type="string" table:style-name="ce54">
            <text:p>X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54">
            <text:p>Datum der Einbestellung</text:p>
          </table:table-cell>
          <table:table-cell office:value-type="string" table:style-name="ce54">
            <text:p>appointment_date</text:p>
          </table:table-cell>
          <table:table-cell office:value-type="string" table:style-name="ce44">
            <text:p>Nein</text:p>
          </table:table-cell>
          <table:table-cell office:value-type="string" table:style-name="ce54">
            <text:p>Beteiligte Studienzentren</text:p>
          </table:table-cell>
          <table:table-cell office:value-type="string" table:style-name="ce54">
            <text:p>Datum vollständig</text:p>
          </table:table-cell>
          <table:table-cell office:value-type="string" table:style-name="ce54">
            <text:p>Wenn Einbestellung des/der Patient*in nur zu Studienzwecken = Ja (ausgeblendet)</text:p>
          </table:table-cell>
          <table:table-cell table:number-columns-repeated="9" table:style-name="ce42"/>
          <table:table-cell office:value-type="string" table:style-name="ce54">
            <text:p>Loop</text:p>
          </table:table-cell>
          <table:table-cell table:number-columns-repeated="4" table:style-name="ce42"/>
          <table:table-cell office:value-type="string" table:style-name="ce54">
            <text:p>X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42">
            <text:p>Aufenthaltsort</text:p>
          </table:table-cell>
          <table:table-cell office:value-type="string" table:style-name="ce42">
            <text:p>resi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2">
            <text:p>Eigenständiges Wohnen (keine Einrichtung)/ Aufenthalt in einem Akutkrankenhaus/ Aufenthalt in einer anderen Einrichtung/ Wohnungslosigkeit/ Keine Informationen verfügbar</text:p>
          </table:table-cell>
          <table:table-cell table:number-columns-repeated="10" table:style-name="ce42"/>
          <table:table-cell office:value-type="string" table:style-name="ce42">
            <text:p>Neuer Loop</text:p>
          </table:table-cell>
          <table:table-cell table:number-columns-repeated="5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Aufenthalt ab</text:p>
          </table:table-cell>
          <table:table-cell office:value-type="string" table:style-name="ce42">
            <text:p>resid_star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2">
            <text:p>Datum vollständig</text:p>
          </table:table-cell>
          <table:table-cell table:number-columns-repeated="2"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3">
            <text:p>Aufenthalt bis</text:p>
          </table:table-cell>
          <table:table-cell office:value-type="string" table:style-name="ce42">
            <text:p>resid_en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2">
            <text:p>Datum vollständig</text:p>
          </table:table-cell>
          <table:table-cell table:style-name="ce42"/>
          <table:table-cell office:value-type="string" table:style-name="ce42">
            <text:p>Ende na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Einrichtung</text:p>
          </table:table-cell>
          <table:table-cell office:value-type="string" table:style-name="ce42">
            <text:p>resid_fa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3">
            <text:p>Rehabilitationseinrichtung/ Pflegeheim/ Altersheim/ Hospiz/ Unterkunft für Geflüchtete/ Kaserne/ Justizvollzugsanstalt/ Wohnen in einer anderen Einrichtung (z.B. Betreutes Wohnen)</text:p>
          </table:table-cell>
          <table:table-cell office:value-type="string" table:style-name="ce42">
            <text:p>Wenn Aufenthaltsort = Aufenthalt in einer Einrichtung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Akutkrankenhaus</text:p>
          </table:table-cell>
          <table:table-cell office:value-type="string" table:style-name="ce42">
            <text:p>resid_hospita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3">
            <text:p>Akademisches Lehrkrankenhaus/ Universitätsklinikum/ Anderes Krankenhaus &gt; 500 Betten/ Anderes Krankenhaus &lt;= 500 Betten/ Keine Informationen verfügbar</text:p>
          </table:table-cell>
          <table:table-cell office:value-type="string" table:style-name="ce42">
            <text:p>Wenn Aufenthaltsort = Aufenthalt im Akutkrankenhaus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Hauptdiagnose aus Kodiersystem</text:p>
          </table:table-cell>
          <table:table-cell office:value-type="string" table:style-name="ce42">
            <text:p>resid_icd10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3">
            <text:p>Freitext</text:p>
          </table:table-cell>
          <table:table-cell office:value-type="string" table:style-name="ce42">
            <text:p>Wenn Aufenthaltsort = Aufenthalt im Akutkrankenhaus</text:p>
          </table:table-cell>
          <table:table-cell office:value-type="string" table:style-name="ce42">
            <text:p>ICD-10 Check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Abgerechnete DRG</text:p>
          </table:table-cell>
          <table:table-cell office:value-type="string" table:style-name="ce42">
            <text:p>resid_dr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3">
            <text:p>Freitext</text:p>
          </table:table-cell>
          <table:table-cell office:value-type="string" table:style-name="ce42">
            <text:p>Wenn Aufenthaltsort = Aufenthalt im Akutkrankenhaus</text:p>
          </table:table-cell>
          <table:table-cell office:value-type="string" table:style-name="ce42">
            <text:p>DRG Check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Aufnahme ins Akutkrankenhaus</text:p>
          </table:table-cell>
          <table:table-cell office:value-type="string" table:style-name="ce42">
            <text:p>resid_admissio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3">
            <text:p>Notfallmäßige Aufnahme über die Notaufnahme/ Notfallmäßige Aufnahme ohne Notaufnahme/ Elektive Aufnahme über eine Ambulanz oder Notaufnahme/ Elektive Aufnahme auf Normalstation/ Keine Informationen verfügbar</text:p>
          </table:table-cell>
          <table:table-cell office:value-type="string" table:style-name="ce42">
            <text:p>Wenn Aufenthaltsort = Aufenthalt im Akutkrankenhaus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3">
            <text:p>Übergang in den darauffolgenden Aufenthaltsort</text:p>
          </table:table-cell>
          <table:table-cell office:value-type="string" table:style-name="ce42">
            <text:p>gec_resid_disc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Wohn-/Aufenthaltssituation</text:p>
          </table:table-cell>
          <table:table-cell office:value-type="string" table:style-name="ce42">
            <text:p>Krankenhauseinweisung/ Entlassung in ambulante Versorgung/ Überweisung in eine andere Einrichtung/ Palliative Entlassung/ Tod/ Keine Informationen verfügbar</text:p>
          </table:table-cell>
          <table:table-cell office:value-type="string" table:style-name="ce42">
            <text:p>Wenn Aufenthalt bis nicht gleich Andauernd (resid_end != Andauernd) (ein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2100</text:p>
          </table:table-cell>
          <table:table-cell office:value-type="string" table:style-name="ce42">
            <text:p>2020-04-08</text:p>
          </table:table-cell>
          <table:table-cell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Stationärer Aufenthalt (&gt; 24 h) im Beobachtungszeitraum</text:p>
          </table:table-cell>
          <table:table-cell office:value-type="string" table:style-name="ce42">
            <text:p>war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tationsform</text:p>
          </table:table-cell>
          <table:table-cell office:value-type="string" table:style-name="ce42">
            <text:p>Ja/ Nein/ Keine Informationen verfügbar</text:p>
          </table:table-cell>
          <table:table-cell table:number-columns-repeated="16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Stationsform</text:p>
          </table:table-cell>
          <table:table-cell office:value-type="string" table:style-name="ce42">
            <text:p>gec_war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tationsform</text:p>
          </table:table-cell>
          <table:table-cell office:value-type="string" table:style-name="ce42">
            <text:p>Normalstation/ Intermediate Care Station/ Notaufnahmestation/ Intensivstation/ Palliativstation/ Andere Stationsform/ Keine Informationen verfügbar</text:p>
          </table:table-cell>
          <table:table-cell office:value-type="string" table:style-name="ce42">
            <text:p>Wenn stationärer Aufenthalt = Ja (ausgeblendet)</text:p>
          </table:table-cell>
          <table:table-cell table:number-columns-repeated="9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950</text:p>
          </table:table-cell>
          <table:table-cell office:value-type="string" table:style-name="ce42">
            <text:p>2020-04-08</text:p>
          </table:table-cell>
          <table:table-cell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2">
            <text:p>Federführende Fachrichtung</text:p>
          </table:table-cell>
          <table:table-cell office:value-type="string" table:style-name="ce42">
            <text:p>ward_discip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tationsform</text:p>
          </table:table-cell>
          <table:table-cell office:value-type="string" table:style-name="ce42">
            <text:p>Anästhesiologie/ Gastroenterologie/ Hämatologie und Onkologie/ Infektiologie/ Kardiologie/ Nephrologie/ Neurologie/ Notfallmedizin/ Palliativmedizin/ Pneumologie/ Andere internistische Fachrichtung/ Andere nicht-internistische Fachrichtung/ Keine Informationen verfügbar</text:p>
          </table:table-cell>
          <table:table-cell office:value-type="string" table:style-name="ce42">
            <text:p>Wenn stationärer Aufenthalt = Ja (aus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43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3">
            <text:p>Stationsform ab Tag</text:p>
          </table:table-cell>
          <table:table-cell office:value-type="string" table:style-name="ce42">
            <text:p>ward_star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tationsform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ationärer Aufenthalt = Ja (ausgeblendet)</text:p>
          </table:table-cell>
          <table:table-cell table:style-name="ce42"/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3">
            <text:p>Stationsform bis Tag</text:p>
          </table:table-cell>
          <table:table-cell office:value-type="string" table:style-name="ce42">
            <text:p>ward_en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tationsform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ationärer Aufenthalt = Ja (ausgeblendet)</text:p>
          </table:table-cell>
          <table:table-cell office:value-type="string" table:style-name="ce42">
            <text:p>Ende nach Beginn</text:p>
          </table:table-cell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number-rows-repeated="980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2_Diagnosen_(Herzkreislauf)" table:style-name="ta1">
        <table:table-column table:style-name="co24" table:default-cell-style-name="ce1"/>
        <table:table-column table:style-name="co18" table:number-columns-repeated="30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10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office:annotation draw:style-name="a0" svg:x="7.72916666666667in" svg:y="0.3125in" svg:width="6.09027777777778in" svg:height="0.590277777777778in">
              <dc:creator/>
              <text:p>Gecco vs DIS unterschiedlich, DIS vs NAPKON gleich, Gecco vs NAPKON unterschiedlicher Aufbau</text:p>
              <text:p><text:s/>-Anonymous</text:p>
            </office:annotation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0">
            <text:p>Antwortmöglichkeit in Gecco</text:p>
          </table:table-cell>
          <table:table-cell office:value-type="string" table:style-name="ce97">
            <text:p>Antwortmöglichkeiten im DIS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5" table:style-name="ce92"/>
          <table:table-cell table:number-columns-repeated="16353"/>
        </table:table-row>
        <table:table-row table:style-name="ro5">
          <table:table-cell office:value-type="string" table:style-name="ce61">
            <text:p>Herz-Kreislauferkrankungen</text:p>
          </table:table-cell>
          <table:table-cell office:value-type="string" table:style-name="ce61">
            <text:p>gec_cv</text:p>
          </table:table-cell>
          <table:table-cell office:value-type="string" table:style-name="ce62">
            <text:p>ja</text:p>
          </table:table-cell>
          <table:table-cell office:value-type="string" table:style-name="ce62">
            <text:p>Anamnse/Risikofaktoren</text:p>
          </table:table-cell>
          <table:table-cell office:value-type="string" table:style-name="ce62">
            <text:p>Herz-Kreislauf-Erkrankungen</text:p>
          </table:table-cell>
          <table:table-cell office:value-type="string" table:style-name="ce62">
            <text:p>Bluthochdruck, Zustand nach Herzinfarkt, Herzrhythmusstörung, Herzinsuffizienz, pAVK, Zustand nach Revaskularisation, Koronare Herzerkrankung (KHK), Carotisstenose, Andere, Nein, Unbekannt</text:p>
          </table:table-cell>
          <table:table-cell office:value-type="string" table:style-name="ce62">
            <text:p>Ja, Nein, Unbekannt</text:p>
          </table:table-cell>
          <table:table-cell office:value-type="string" table:style-name="ce61">
            <text:p>Herz-Kreislauferkrankungen und kardiovaskuläre Ereignisse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2" table:style-name="ce61"/>
          <table:table-cell office:value-type="string" table:style-name="ce61">
            <text:p> 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GECCO</text:p>
          </table:table-cell>
          <table:table-cell table:style-name="ce61"/>
          <table:table-cell office:value-type="string" table:style-name="ce61">
            <text:p>covid19f-dataelement-1.1120</text:p>
          </table:table-cell>
          <table:table-cell office:value-type="string" table:style-name="ce61">
            <text:p>2020-04-08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5" table:style-name="ce61"/>
          <table:table-cell table:number-columns-repeated="16353"/>
        </table:table-row>
        <table:table-row table:style-name="ro5">
          <table:table-cell office:value-type="string" table:style-name="ce50">
            <text:p>Bluthochdruck</text:p>
          </table:table-cell>
          <table:table-cell office:value-type="string" table:style-name="ce50">
            <text:p>gec_cv_hyper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se/Risikofaktoren</text:p>
          </table:table-cell>
          <table:table-cell office:value-type="string" table:style-name="ce51">
            <text:p>Herz-Kreislauf-Erkrankungen</text:p>
          </table:table-cell>
          <table:table-cell office:value-type="string" table:style-name="ce51">
            <text:p>Bluthochdruck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Herz-Kreislauferkrankungen und kardiovaskuläre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Herz-Kreislauferkrankungen = Ja (eingeblendet)</text:p>
          </table:table-cell>
          <table:table-cell table:style-name="ce50"/>
          <table:table-cell table:number-columns-repeated="6" table:style-name="ce63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2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cv_hypert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luthochdruck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Chronische Herzinsuffizienz</text:p>
          </table:table-cell>
          <table:table-cell office:value-type="string" table:style-name="ce50">
            <text:p>gec_cv_chf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se/Risikofaktoren</text:p>
          </table:table-cell>
          <table:table-cell office:value-type="string" table:style-name="ce51">
            <text:p>Herz-Kreislauf-Erkrankungen</text:p>
          </table:table-cell>
          <table:table-cell office:value-type="string" table:style-name="ce51">
            <text:p>Herzinsuffizienz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Herz-Kreislauferkrankungen und kardiovaskuläre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Herz-Kreislauferkrankungen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Herzinsuffizienz (gec_cv_ahf, gec_cv_chf)</text:p>
          </table:table-cell>
          <table:table-cell office:value-type="string" table:style-name="ce50">
            <text:p>covid19f-dataelement-1.112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cv_chf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hronische Herzinsuffizienz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Koronare Herzerkrankung (KHK)</text:p>
          </table:table-cell>
          <table:table-cell office:value-type="string" table:style-name="ce50">
            <text:p>gec_cv_chd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se/Risikofaktoren</text:p>
          </table:table-cell>
          <table:table-cell office:value-type="string" table:style-name="ce51">
            <text:p>Herz-Kreislauf-Erkrankungen</text:p>
          </table:table-cell>
          <table:table-cell office:value-type="string" table:style-name="ce51">
            <text:p>Koronare Herzerkrankung (KHK)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Herz-Kreislauferkrankungen und kardiovaskuläre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Herz-Kreislauf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2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cv_chd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KHK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pAVK</text:p>
          </table:table-cell>
          <table:table-cell office:value-type="string" table:style-name="ce50">
            <text:p>gec_cv_pavk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se/Risikofaktoren</text:p>
          </table:table-cell>
          <table:table-cell office:value-type="string" table:style-name="ce51">
            <text:p>Herz-Kreislauf-Erkrankungen</text:p>
          </table:table-cell>
          <table:table-cell office:value-type="string" table:style-name="ce51">
            <text:p>pAVK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Herz-Kreislauferkrankungen und kardiovaskuläre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Herz-Kreislauf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2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cv_pavk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AVK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Carotisstenose</text:p>
          </table:table-cell>
          <table:table-cell office:value-type="string" table:style-name="ce50">
            <text:p>gec_cv_caro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se/Risikofaktoren</text:p>
          </table:table-cell>
          <table:table-cell office:value-type="string" table:style-name="ce51">
            <text:p>Herz-Kreislauf-Erkrankungen</text:p>
          </table:table-cell>
          <table:table-cell office:value-type="string" table:style-name="ce51">
            <text:p>Carotisstenos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Herz-Kreislauferkrankungen und kardiovaskuläre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Herz-Kreislauf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2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5">
            <text:p>Erstdiagnose</text:p>
          </table:table-cell>
          <table:table-cell office:value-type="string" table:style-name="ce42">
            <text:p>cv_carot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arotissteno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63">
            <text:p>Andere chronische Herz-Kreislauferkrankungen</text:p>
          </table:table-cell>
          <table:table-cell office:value-type="string" table:style-name="ce50">
            <text:p>gec_cv_ot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se/Risikofaktoren</text:p>
          </table:table-cell>
          <table:table-cell office:value-type="string" table:style-name="ce51">
            <text:p>Herz-Kreislauf-Erkrankungen</text:p>
          </table:table-cell>
          <table:table-cell office:value-type="string" table:style-name="ce51">
            <text:p>Andere</text:p>
          </table:table-cell>
          <table:table-cell office:value-type="string" table:style-name="ce51">
            <office:annotation draw:style-name="a1" svg:x="12.2916666666667in" svg:y="2.84027777777778in" svg:width="6.09027777777778in" svg:height="0.5625in">
              <dc:creator/>
              <text:p>+ Freitext</text:p>
              <text:p><text:s/>-Pia Schneider</text:p>
            </office:annotation>
            <text:p>Ja, Nein, Unbekannt</text:p>
          </table:table-cell>
          <table:table-cell office:value-type="string" table:style-name="ce50">
            <text:p>Herz-Kreislauferkrankungen und kardiovaskuläre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Herz-Kreislauf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2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5">
            <text:p>Kardiovaskuläre Ereignisse (inklusive thrombembolischer Ereignisse)</text:p>
          </table:table-cell>
          <table:table-cell office:value-type="string" table:style-name="ce42">
            <text:p>cv_even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Herzinsuffizienz (gec_cv_ahf, gec_cv_chf)</text:p>
          </table:table-cell>
          <table:table-cell office:value-type="string" table:style-name="ce42">
            <text:p>covid19f-dataelement-1.112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64">
            <text:p>Akute Herzinsuffizienz</text:p>
          </table:table-cell>
          <table:table-cell office:value-type="string" table:style-name="ce39">
            <text:p>gec_cv_ahf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se/Risikofaktoren</text:p>
          </table:table-cell>
          <table:table-cell office:value-type="string" table:style-name="ce41">
            <text:p>Herz-Kreislauf-Erkrankungen</text:p>
          </table:table-cell>
          <table:table-cell office:value-type="string" table:style-name="ce41">
            <text:p>Herzinsuffizienz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Herz-Kreislauferkrankungen und kardiovaskuläre Ereignisse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kardiovaskuläre Ereignisse = Ja (eingeblendet)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Herzinsuffizienz (gec_cv_ahf, gec_cv_chf)</text:p>
          </table:table-cell>
          <table:table-cell office:value-type="string" table:style-name="ce39">
            <text:p>covid19f-dataelement-1.112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cv_ahf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kute Herzinsuffizienz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table:number-columns-repeated="6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Zeitpunkt des Auftretens bis Tag</text:p>
          </table:table-cell>
          <table:table-cell office:value-type="string" table:style-name="ce42">
            <text:p>cv_ahf_end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kute Herzinsuffizienz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39">
            <text:p>Herzinfarkt</text:p>
          </table:table-cell>
          <table:table-cell office:value-type="string" table:style-name="ce39">
            <text:p>gec_cv_mi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se/Risikofaktoren</text:p>
          </table:table-cell>
          <table:table-cell office:value-type="string" table:style-name="ce41">
            <text:p>Herz-Kreislauf-Erkrankungen</text:p>
          </table:table-cell>
          <table:table-cell office:value-type="string" table:style-name="ce41">
            <text:p>Zustand nach Herzinfarkt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Herz-Kreislauferkrankungen und kardiovaskuläre Ereignisse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kardiovaskuläre Ereignisse = Ja (eingeblendet)</text:p>
          </table:table-cell>
          <table:table-cell table:number-columns-repeated="7" table:style-name="ce39"/>
          <table:table-cell office:value-type="string" table:style-name="ce39">
            <text:p> </text:p>
          </table:table-cell>
          <table:table-cell table:style-name="ce65"/>
          <table:table-cell office:value-type="string" table:style-name="ce39">
            <text:p> </text:p>
          </table:table-cell>
          <table:table-cell office:value-type="string" table:style-name="ce39">
            <text:p>GECCO</text:p>
          </table:table-cell>
          <table:table-cell table:style-name="ce39"/>
          <table:table-cell office:value-type="string" table:style-name="ce39">
            <text:p>covid19f-dataelement-1.1120, covid19f-dataelement-1.193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5">
          <table:table-cell office:value-type="string" table:style-name="ce42">
            <text:p>Zeitpunkt des Auftretens</text:p>
          </table:table-cell>
          <table:table-cell office:value-type="string" table:style-name="ce42">
            <text:p>cv_mi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erzinfarkt = Ja (ausgeblendet)</text:p>
          </table:table-cell>
          <table:table-cell table:style-name="ce48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Einteilung anhand des EKGs</text:p>
          </table:table-cell>
          <table:table-cell office:value-type="string" table:style-name="ce42">
            <text:p>cv_mi_s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STEMI/ NSTEMI/ Keine Informationen verfügbar</text:p>
          </table:table-cell>
          <table:table-cell office:value-type="string" table:style-name="ce42">
            <text:p>Wenn Herzinfarkt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table:style-name="ce48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39">
            <text:p>Vorhofflimmern</text:p>
          </table:table-cell>
          <table:table-cell office:value-type="string" table:style-name="ce39">
            <text:p>gec_cv_afib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se/Risikofaktoren</text:p>
          </table:table-cell>
          <table:table-cell office:value-type="string" table:style-name="ce41">
            <text:p>Herz-Kreislauf-Erkrankungen</text:p>
          </table:table-cell>
          <table:table-cell office:value-type="string" table:style-name="ce41">
            <text:p>Herzrhythmusstörung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Herz-Kreislauferkrankungen und kardiovaskuläre Ereignisse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kardiovaskuläre Ereignisse = Ja (eingeblendet)</text:p>
          </table:table-cell>
          <table:table-cell table:number-columns-repeated="7" table:style-name="ce39"/>
          <table:table-cell office:value-type="string" table:style-name="ce39">
            <text:p> </text:p>
          </table:table-cell>
          <table:table-cell table:style-name="ce65"/>
          <table:table-cell office:value-type="string" table:style-name="ce39">
            <text:p> 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Herzrhythmusstörungen</text:p>
          </table:table-cell>
          <table:table-cell office:value-type="string" table:style-name="ce39">
            <text:p>covid19f-dataelement-1.112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cv_afib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Vorhofflimmern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bis Tag</text:p>
          </table:table-cell>
          <table:table-cell office:value-type="string" table:style-name="ce42">
            <text:p>cv_afib_end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Vorhofflimmern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1">
          <table:table-cell office:value-type="string" table:style-name="ce64">
            <text:p>Andere Herzrhythmusstörungen</text:p>
          </table:table-cell>
          <table:table-cell office:value-type="string" table:style-name="ce39">
            <text:p>gec_cv_arrhyt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se/Risikofaktoren</text:p>
          </table:table-cell>
          <table:table-cell office:value-type="string" table:style-name="ce41">
            <text:p>Herz-Kreislauf-Erkrankungen</text:p>
          </table:table-cell>
          <table:table-cell office:value-type="string" table:style-name="ce41">
            <text:p>Herzrhythmusstörung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Herz-Kreislauferkrankungen und kardiovaskuläre Ereignisse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kardiovaskuläre Ereignisse = Ja (eingeblendet)</text:p>
          </table:table-cell>
          <table:table-cell table:number-columns-repeated="7"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Herzrhythmusstörungen</text:p>
          </table:table-cell>
          <table:table-cell office:value-type="string" table:style-name="ce39">
            <text:p>covid19f-dataelement-1.112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Thrombembolische Ereignisse, Gerinnungsstörungen oder Blutungen (außer Myokardinfarkt oder zerebrale Ischämie)</text:p>
          </table:table-cell>
          <table:table-cell office:value-type="string" table:style-name="ce42">
            <text:p>coag</text:p>
          </table:table-cell>
          <table:table-cell office:value-type="string" table:style-name="ce44">
            <text:p>andere</text:p>
          </table:table-cell>
          <table:table-cell office:value-type="string" table:style-name="ce44">
            <text:p>Anamnse/Risikofaktoren</text:p>
          </table:table-cell>
          <table:table-cell office:value-type="string" table:style-name="ce44">
            <text:p>Herz-Kreislauf-Erkrankungen</text:p>
          </table:table-cell>
          <table:table-cell office:value-type="string" table:style-name="ce44">
            <text:p>Andere</text:p>
          </table:table-cell>
          <table:table-cell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ardiovaskuläre Ereignisse = Ja (ein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Tiefe Beinvenenthrombose</text:p>
          </table:table-cell>
          <table:table-cell office:value-type="string" table:style-name="ce42">
            <text:p>gec_coag_dvt</text:p>
          </table:table-cell>
          <table:table-cell office:value-type="string" table:style-name="ce44">
            <text:p>andere</text:p>
          </table:table-cell>
          <table:table-cell office:value-type="string" table:style-name="ce44">
            <text:p>Anamnse/Risikofaktoren</text:p>
          </table:table-cell>
          <table:table-cell office:value-type="string" table:style-name="ce44">
            <text:p>Herz-Kreislauf-Erkrankungen</text:p>
          </table:table-cell>
          <table:table-cell office:value-type="string" table:style-name="ce44">
            <text:p>Andere</text:p>
          </table:table-cell>
          <table:table-cell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hrombembolische Ereignis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Venöse Thrombose (gec_coag_dvt, gec_coag_thromb_oth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</text:p>
          </table:table-cell>
          <table:table-cell office:value-type="string" table:style-name="ce42">
            <text:p>coag_dvt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tiefe Beinvenenthrombose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Lungenarterienembolie</text:p>
          </table:table-cell>
          <table:table-cell office:value-type="string" table:style-name="ce42">
            <text:p>gec_coag_pe</text:p>
          </table:table-cell>
          <table:table-cell office:value-type="string" table:style-name="ce44">
            <text:p>andere</text:p>
          </table:table-cell>
          <table:table-cell office:value-type="string" table:style-name="ce44">
            <text:p>Anamnse/Risikofaktoren</text:p>
          </table:table-cell>
          <table:table-cell office:value-type="string" table:style-name="ce44">
            <text:p>Herz-Kreislauf-Erkrankungen</text:p>
          </table:table-cell>
          <table:table-cell office:value-type="string" table:style-name="ce44">
            <text:p>Andere</text:p>
          </table:table-cell>
          <table:table-cell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hrombembolische Ereigniss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Zeitpunkt des Auftretens</text:p>
          </table:table-cell>
          <table:table-cell office:value-type="string" table:style-name="ce42">
            <text:p>coag_pe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ungenarterienembolie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11">
          <table:table-cell office:value-type="string" table:style-name="ce45">
            <text:p>Anderer Manifestationsort thrombembolischer Ereignisse</text:p>
          </table:table-cell>
          <table:table-cell office:value-type="string" table:style-name="ce42">
            <text:p>gec_coag_thromb_oth</text:p>
          </table:table-cell>
          <table:table-cell office:value-type="string" table:style-name="ce44">
            <text:p>andere</text:p>
          </table:table-cell>
          <table:table-cell office:value-type="string" table:style-name="ce44">
            <text:p>Anamnse/Risikofaktoren</text:p>
          </table:table-cell>
          <table:table-cell office:value-type="string" table:style-name="ce44">
            <text:p>Herz-Kreislauf-Erkrankungen</text:p>
          </table:table-cell>
          <table:table-cell office:value-type="string" table:style-name="ce44">
            <text:p>Andere</text:p>
          </table:table-cell>
          <table:table-cell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hrombembolische Ereignis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Venöse Thrombose (gec_coag_dvt, gec_coag_thromb_oth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12">
          <table:table-cell office:value-type="string" table:style-name="ce45">
            <text:p>Blutungen</text:p>
          </table:table-cell>
          <table:table-cell office:value-type="string" table:style-name="ce42">
            <text:p>coag_bleed</text:p>
          </table:table-cell>
          <table:table-cell office:value-type="string" table:style-name="ce44">
            <text:p>andere</text:p>
          </table:table-cell>
          <table:table-cell office:value-type="string" table:style-name="ce44">
            <text:p>Anamnse/Risikofaktoren</text:p>
          </table:table-cell>
          <table:table-cell office:value-type="string" table:style-name="ce44">
            <text:p>Herz-Kreislauf-Erkrankungen</text:p>
          </table:table-cell>
          <table:table-cell office:value-type="string" table:style-name="ce44">
            <text:p>Andere</text:p>
          </table:table-cell>
          <table:table-cell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hrombembolische Ereignis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Disseminierte intravasale Koagulopathie</text:p>
          </table:table-cell>
          <table:table-cell office:value-type="string" table:style-name="ce42">
            <text:p>coag_dic</text:p>
          </table:table-cell>
          <table:table-cell office:value-type="string" table:style-name="ce44">
            <text:p>andere</text:p>
          </table:table-cell>
          <table:table-cell office:value-type="string" table:style-name="ce44">
            <text:p>Anamnse/Risikofaktoren</text:p>
          </table:table-cell>
          <table:table-cell office:value-type="string" table:style-name="ce44">
            <text:p>Herz-Kreislauf-Erkrankungen</text:p>
          </table:table-cell>
          <table:table-cell office:value-type="string" table:style-name="ce44">
            <text:p>Andere</text:p>
          </table:table-cell>
          <table:table-cell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hrombembolische Ereignis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Zeitpunkt des Auftretens</text:p>
          </table:table-cell>
          <table:table-cell office:value-type="string" table:style-name="ce42">
            <text:p>coag_dic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erz-Kreislauferkrankungen und kardiovaskuläre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isseminierte intravasale Koagulopathie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3"/>
        </table:table-row>
        <table:table-row table:style-name="ro4">
          <table:table-cell office:value-type="string" table:style-name="ce39">
            <text:p>Z.n. interventioneller oder operativer Revaskularisation</text:p>
          </table:table-cell>
          <table:table-cell office:value-type="string" table:style-name="ce39">
            <text:p>gec_revasc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se/Risikofaktoren</text:p>
          </table:table-cell>
          <table:table-cell office:value-type="string" table:style-name="ce41">
            <text:p>Herz-Kreislauf-Erkrankungen</text:p>
          </table:table-cell>
          <table:table-cell office:value-type="string" table:style-name="ce41">
            <text:p>Zustand nach Revaskularisation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Zustand nach Revaskularisatio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GECCO</text:p>
          </table:table-cell>
          <table:table-cell table:style-name="ce39"/>
          <table:table-cell office:value-type="string" table:style-name="ce39">
            <text:p>covid19f-dataelement-1.112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Art der Intervention</text:p>
          </table:table-cell>
          <table:table-cell office:value-type="string" table:style-name="ce42">
            <text:p>revasc_type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Zustand nach Revaskularisation</text:p>
          </table:table-cell>
          <table:table-cell office:value-type="string" table:style-name="ce42">
            <text:p>Aortokoronarer Bypass/ Koronarintervention (PCI) mit Stentimplantation/ PCI ohne Stentimplantation/ Bypassanlage als peripherer Gefäßersatz/ Stentimplantation peripherer Gefäße/ Andere</text:p>
          </table:table-cell>
          <table:table-cell office:value-type="string" table:style-name="ce42">
            <text:p>Wenn Z.n. interventioneller Revaskularisation = Ja (eingeblendet)</text:p>
          </table:table-cell>
          <table:table-cell table:style-name="ce42"/>
          <table:table-cell office:value-type="string" table:style-name="ce42">
            <text:p>Freitext bei Andere</text:p>
          </table:table-cell>
          <table:table-cell office:value-type="string" table:style-name="ce42">
            <text:p>_oth</text:p>
          </table:table-cell>
          <table:table-cell table:number-columns-repeated="6"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3"/>
        </table:table-row>
        <table:table-row table:style-name="ro4">
          <table:table-cell office:value-type="string" table:style-name="ce42">
            <text:p>Datum der Intervention</text:p>
          </table:table-cell>
          <table:table-cell office:value-type="string" table:style-name="ce42">
            <text:p>revasc_date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Zustand nach Revaskular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Z.n. interventioneller Revaskularisation = Ja (ein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number-rows-repeated="964" table:style-name="ro4">
          <table:table-cell table:number-columns-repeated="31" table:style-name="ce47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V2_Diagnosen_(Lunge,_Niere,_Le" table:style-name="ta1">
        <table:table-column table:style-name="co24" table:default-cell-style-name="ce1"/>
        <table:table-column table:style-name="co18" table:number-columns-repeated="30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13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8">
            <text:p>Antwortmöglichkeit in Gecco</text:p>
          </table:table-cell>
          <table:table-cell office:value-type="string" table:style-name="ce98">
            <text:p>Antwortmöglichkeit in DIS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5" table:style-name="ce92"/>
          <table:table-cell table:number-columns-repeated="16353"/>
        </table:table-row>
        <table:table-row table:style-name="ro13">
          <table:table-cell office:value-type="string" table:style-name="ce61">
            <text:p>Chronische Lungenerkrankungen</text:p>
          </table:table-cell>
          <table:table-cell office:value-type="string" table:style-name="ce61">
            <text:p>gec_pd</text:p>
          </table:table-cell>
          <table:table-cell office:value-type="string" table:style-name="ce62">
            <text:p>ja</text:p>
          </table:table-cell>
          <table:table-cell office:value-type="string" table:style-name="ce62">
            <text:p>Anamnese/Risikofaktoren</text:p>
          </table:table-cell>
          <table:table-cell office:value-type="string" table:style-name="ce62">
            <text:p>Chronische Lungenerkrankungen</text:p>
          </table:table-cell>
          <table:table-cell office:value-type="string" table:style-name="ce66">
            <office:annotation draw:style-name="a2" svg:x="10.7777777777778in" svg:y="0.513888888888889in" svg:width="6.09027777777778in" svg:height="0.555555555555556in">
              <dc:creator/>
              <text:p>Es gibt ja/Nein/Unbekannt im DIS</text:p>
              <text:p><text:s/>-Anonymous</text:p>
            </office:annotation>
            <text:p>Chronische Lungenerkrankungen</text:p>
          </table:table-cell>
          <table:table-cell office:value-type="string" table:style-name="ce62">
            <text:p>Ja, Nein, Unbekannt</text:p>
          </table:table-cell>
          <table:table-cell office:value-type="string" table:style-name="ce61">
            <text:p>Chronische Lungenerkrankungen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2" table:style-name="ce61"/>
          <table:table-cell office:value-type="string" table:style-name="ce61">
            <text:p> 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GECCO</text:p>
          </table:table-cell>
          <table:table-cell table:style-name="ce61"/>
          <table:table-cell office:value-type="string" table:style-name="ce67">
            <text:p>covid19f-dataelement-1.1130</text:p>
          </table:table-cell>
          <table:table-cell office:value-type="string" table:style-name="ce67">
            <text:p>2020-04-08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5" table:style-name="ce61"/>
          <table:table-cell table:number-columns-repeated="16353"/>
        </table:table-row>
        <table:table-row table:style-name="ro5">
          <table:table-cell office:value-type="string" table:style-name="ce50">
            <text:p>Asthma bronchiale</text:p>
          </table:table-cell>
          <table:table-cell office:value-type="string" table:style-name="ce50">
            <text:p>gec_pd_asthma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Asthma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pd_asthma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sthma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Chronisch obstruktive Lungenerkrankung (COPD)</text:p>
          </table:table-cell>
          <table:table-cell office:value-type="string" table:style-name="ce50">
            <text:p>gec_pd_copd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COPD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pd_copd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OPD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Lungenfibrose</text:p>
          </table:table-cell>
          <table:table-cell office:value-type="string" table:style-name="ce42">
            <text:p>gec_pd_fibr</text:p>
          </table:table-cell>
          <table:table-cell office:value-type="string" table:style-name="ce44">
            <text:p>ja</text:p>
          </table:table-cell>
          <table:table-cell office:value-type="string" table:style-name="ce44">
            <text:p>Anamnese/Risikofaktoren</text:p>
          </table:table-cell>
          <table:table-cell office:value-type="string" table:style-name="ce44">
            <text:p>Chronische Lungenerkrankungen</text:p>
          </table:table-cell>
          <table:table-cell office:value-type="string" table:style-name="ce69">
            <text:p>Cystische Fibrose</text:p>
          </table:table-cell>
          <table:table-cell office:value-type="string" table:style-name="ce44">
            <text:p>Ja, Nein, Unbekannt</text:p>
          </table:table-cell>
          <table:table-cell office:value-type="string" table:style-name="ce42">
            <text:p>Chronische Lungenerkrankun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Lungenerkrankungen = Ja (eingeblendet)</text:p>
          </table:table-cell>
          <table:table-cell table:style-name="ce42"/>
          <table:table-cell table:number-columns-repeated="9" table:style-name="ce45"/>
          <table:table-cell office:value-type="string" table:style-name="ce42">
            <text:p>GECCO</text:p>
          </table:table-cell>
          <table:table-cell table:style-name="ce42"/>
          <table:table-cell office:value-type="string" table:style-name="ce45">
            <text:p>covid19f-dataelement-1.1130</text:p>
          </table:table-cell>
          <table:table-cell office:value-type="string" table:style-name="ce45">
            <text:p>2020-04-08</text:p>
          </table:table-cell>
          <table:table-cell table:number-columns-repeated="2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pd_fibr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ungenfibro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13">
          <table:table-cell office:value-type="string" table:style-name="ce50">
            <text:p>Pulmonale Hypertonie</text:p>
          </table:table-cell>
          <table:table-cell office:value-type="string" table:style-name="ce50">
            <text:p>gec_pd_hyper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Lungenhochdruck/pulmonale Hypertoni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pd_hypert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ulmonale Hypertonie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Obesitas-Hypoventilationssyndroms (OHS)</text:p>
          </table:table-cell>
          <table:table-cell office:value-type="string" table:style-name="ce50">
            <text:p>gec_pd_oh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OHS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9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pd_ohs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OH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8"/>
          <table:table-cell table:number-columns-repeated="16353"/>
        </table:table-row>
        <table:table-row table:style-name="ro5">
          <table:table-cell office:value-type="string" table:style-name="ce50">
            <text:p>Schlafapnoe</text:p>
          </table:table-cell>
          <table:table-cell office:value-type="string" table:style-name="ce50">
            <text:p>gec_pd_apn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Schlafapno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9"/>
          <table:table-cell table:number-columns-repeated="16353"/>
        </table:table-row>
        <table:table-row table:style-name="ro1">
          <table:table-cell office:value-type="string" table:style-name="ce42">
            <text:p>Erstdiagnose</text:p>
          </table:table-cell>
          <table:table-cell office:value-type="string" table:style-name="ce42">
            <text:p>pd_apn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chlafapno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8"/>
          <table:table-cell table:number-columns-repeated="16353"/>
        </table:table-row>
        <table:table-row table:style-name="ro5">
          <table:table-cell office:value-type="string" table:style-name="ce50">
            <text:p>Obstruktives Schlafapnoe-Syndrom (OSAS)</text:p>
          </table:table-cell>
          <table:table-cell office:value-type="string" table:style-name="ce50">
            <text:p>gec_pd_osa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OSAS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9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pd_osas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OSA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8"/>
          <table:table-cell table:number-columns-repeated="16353"/>
        </table:table-row>
        <table:table-row table:style-name="ro5">
          <table:table-cell office:value-type="string" table:style-name="ce50">
            <text:p>Cystische Fibrose</text:p>
          </table:table-cell>
          <table:table-cell office:value-type="string" table:style-name="ce50">
            <text:p>gec_pd_cf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Cystische Fibros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5">
            <text:p>Erstdiagnose</text:p>
          </table:table-cell>
          <table:table-cell office:value-type="string" table:style-name="ce42">
            <text:p>pd_cf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ungen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ystische Fibro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2" table:style-name="ce45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63">
            <text:p>Andere chronische Lungenerkrankungen</text:p>
          </table:table-cell>
          <table:table-cell office:value-type="string" table:style-name="ce50">
            <text:p>gec_pd_ot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ungenerkrankungen</text:p>
          </table:table-cell>
          <table:table-cell office:value-type="string" table:style-name="ce68">
            <text:p>Andere</text:p>
          </table:table-cell>
          <table:table-cell office:value-type="string" table:style-name="ce51">
            <office:annotation draw:style-name="a3" svg:x="12.2916666666667in" svg:y="4.05555555555556in" svg:width="6.09027777777778in" svg:height="0.576388888888889in">
              <dc:creator/>
              <text:p>+ Freitext</text:p>
              <text:p><text:s/>-Pia Schneider</text:p>
            </office:annotation>
            <text:p>Ja, Nein, Unbekannt</text:p>
          </table:table-cell>
          <table:table-cell office:value-type="string" table:style-name="ce50">
            <text:p>Chronische Lungen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ungenerkrankungen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63">
            <text:p>covid19f-dataelement-1.113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14">
          <table:table-cell office:value-type="string" table:style-name="ce61">
            <text:p>Chronische Nierenerkrankung</text:p>
          </table:table-cell>
          <table:table-cell office:value-type="string" table:style-name="ce61">
            <text:p>gec_ckd</text:p>
          </table:table-cell>
          <table:table-cell office:value-type="string" table:style-name="ce62">
            <text:p>ja</text:p>
          </table:table-cell>
          <table:table-cell office:value-type="string" table:style-name="ce62">
            <text:p>Anamnese/Risikofaktoren</text:p>
          </table:table-cell>
          <table:table-cell office:value-type="string" table:style-name="ce62">
            <text:p>Chronische Nierenerkrankungen</text:p>
          </table:table-cell>
          <table:table-cell office:value-type="string" table:style-name="ce66">
            <text:p>mit Hämodialyse, ohne Hämodialyse, Nein, Unbekannt, Schweregrade</text:p>
          </table:table-cell>
          <table:table-cell office:value-type="string" table:style-name="ce62">
            <office:annotation draw:style-name="a4" svg:x="12.2916666666667in" svg:y="4.26388888888889in" svg:width="6.09027777777778in" svg:height="0.590277777777778in">
              <dc:creator/>
              <text:p>Schweregrade in extra Feld</text:p>
              <text:p><text:s/>-Pia Schneider</text:p>
            </office:annotation>
            <text:p>Ja mit Hämodialyse, Ja ohne Hämodialyse, Nein, Unbekannt</text:p>
          </table:table-cell>
          <table:table-cell office:value-type="string" table:style-name="ce61">
            <text:p>Chronische Nierenerkrankung und akutes Nierenversagen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2" table:style-name="ce61"/>
          <table:table-cell table:number-columns-repeated="2" table:style-name="ce67"/>
          <table:table-cell office:value-type="string" table:style-name="ce61">
            <text:p> </text:p>
          </table:table-cell>
          <table:table-cell office:value-type="string" table:style-name="ce61">
            <text:p>GECCOa</text:p>
          </table:table-cell>
          <table:table-cell office:value-type="string" table:style-name="ce61">
            <text:p>Chronische Nierenerkrankung mit/ohne Hämodialyse (gec_ckd, gec_ckd_start, gec_interv, gec_interv_start, gec_interv_end)</text:p>
          </table:table-cell>
          <table:table-cell office:value-type="string" table:style-name="ce61">
            <text:p>covid19f-dataelement-1.1160</text:p>
          </table:table-cell>
          <table:table-cell office:value-type="string" table:style-name="ce67">
            <text:p>2020-04-08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5" table:style-name="ce61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gec_ckd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3" table:style-name="ce45"/>
          <table:table-cell office:value-type="string" table:style-name="ce45">
            <text:p>GECCOa</text:p>
          </table:table-cell>
          <table:table-cell office:value-type="string" table:style-name="ce42">
            <text:p>Chronische Nierenerkrankung mit/ohne Hämodialyse (gec_ckd, gec_ckd_start, gec_interv, gec_interv_start, gec_interv_end)</text:p>
          </table:table-cell>
          <table:table-cell office:value-type="string" table:style-name="ce42">
            <text:p>covid19f-dataelement-1.1160</text:p>
          </table:table-cell>
          <table:table-cell office:value-type="string" table:style-name="ce45">
            <text:p>2020-04-08</text:p>
          </table:table-cell>
          <table:table-cell table:number-columns-repeated="2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Vaskulär-hypertensive Nephropathie</text:p>
          </table:table-cell>
          <table:table-cell office:value-type="string" table:style-name="ce42">
            <text:p>ckd_et_vask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table:style-name="ce45"/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Primäre Glomerulonephritis (z.B. membranoproliferative, Minimal-Change-, fokale oder membranöse Glomerulonephritis)</text:p>
          </table:table-cell>
          <table:table-cell office:value-type="string" table:style-name="ce42">
            <text:p>ckd_et_pgn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table:number-columns-repeated="15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Sekundäre Glomerulonephritis (z.B. bei systemischer Autoimmunekrankung, Infektion)</text:p>
          </table:table-cell>
          <table:table-cell office:value-type="string" table:style-name="ce42">
            <text:p>ckd_et_sgn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Tubulo-interstitielle Nierenerkrankung (z.B. bei systemischer Autoimmunerkrankung, Infektion)</text:p>
          </table:table-cell>
          <table:table-cell office:value-type="string" table:style-name="ce42">
            <text:p>ckd_et_inters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table:number-columns-repeated="15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Obstruktive Nierenerkrankung (z.B. durch Tumorleiden, Harnsteine)</text:p>
          </table:table-cell>
          <table:table-cell office:value-type="string" table:style-name="ce42">
            <text:p>ckd_et_obstr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Polyzystische Nierenerkrankung</text:p>
          </table:table-cell>
          <table:table-cell office:value-type="string" table:style-name="ce42">
            <text:p>ckd_et_pk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table:number-columns-repeated="15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ndere kongenitale Nierenerkrankung</text:p>
          </table:table-cell>
          <table:table-cell office:value-type="string" table:style-name="ce42">
            <text:p>ckd_et_congen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office:value-type="string" table:style-name="ce42">
            <text:p>Freitext bei Andere</text:p>
          </table:table-cell>
          <table:table-cell office:value-type="string" table:style-name="ce42">
            <text:p>_oth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rt der Diagnosesicherung</text:p>
          </table:table-cell>
          <table:table-cell office:value-type="string" table:style-name="ce42">
            <text:p>ckd_et_type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Bioptisch gesichert/ Klinische Diagnose/ Keine Informationen verfügbar</text:p>
          </table:table-cell>
          <table:table-cell office:value-type="string" table:style-name="ce42">
            <text:p>Wenn chronische Nieren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kutes Nierenversagen</text:p>
          </table:table-cell>
          <table:table-cell office:value-type="string" table:style-name="ce42">
            <text:p>aki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aki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kutes Nierenversagen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bis Tag</text:p>
          </table:table-cell>
          <table:table-cell office:value-type="string" table:style-name="ce42">
            <text:p>aki_en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Nierenerkrankung und akutes Nieren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kutes Nierenversagen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5">
            <text:p>_uk</text:p>
          </table:table-cell>
          <table:table-cell table:number-columns-repeated="2" table:style-name="ce42"/>
          <table:table-cell office:value-type="string" table:style-name="ce45">
            <text:p> </text:p>
          </table:table-cell>
          <table:table-cell table:style-name="ce45"/>
          <table:table-cell office:value-type="string" table:style-name="ce42">
            <text:p>Loop</text:p>
          </table:table-cell>
          <table:table-cell office:value-type="string" table:style-name="ce45">
            <text:p> </text:p>
          </table:table-cell>
          <table:table-cell table:number-columns-repeated="3" table:style-name="ce45"/>
          <table:table-cell office:value-type="string" table:style-name="ce42">
            <text:p> </text:p>
          </table:table-cell>
          <table:table-cell office:value-type="string" table:style-name="ce45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Stadium nach KDIGO </text:p>
          </table:table-cell>
          <table:table-cell office:value-type="string" table:style-name="ce50">
            <text:p>aki_kdigo</text:p>
          </table:table-cell>
          <table:table-cell office:value-type="string" table:style-name="ce51">
            <text:p>nein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ierenerkrankungen</text:p>
          </table:table-cell>
          <table:table-cell office:value-type="string" table:style-name="ce68">
            <text:p>Schweregrade</text:p>
          </table:table-cell>
          <table:table-cell table:style-name="ce50"/>
          <table:table-cell office:value-type="string" table:style-name="ce50">
            <text:p>Chronische Nierenerkrankung und akutes Nierenversagen</text:p>
          </table:table-cell>
          <table:table-cell office:value-type="string" table:style-name="ce50">
            <text:p>Stadium 1/ Stadium 2/ Stadium 3/ Keine Informationen verfügbar</text:p>
          </table:table-cell>
          <table:table-cell office:value-type="string" table:style-name="ce50">
            <text:p>Wenn Akutes Nierenversagen = Ja (ausgeblendet)</text:p>
          </table:table-cell>
          <table:table-cell table:style-name="ce50"/>
          <table:table-cell office:value-type="string" table:style-name="ce50">
            <text:p>Explizit dokumentierte Information/ Einschätzung anhand der Aktenlage (Educated Guess)</text:p>
          </table:table-cell>
          <table:table-cell office:value-type="string" table:style-name="ce50">
            <text:p>_src</text:p>
          </table:table-cell>
          <table:table-cell table:style-name="ce50"/>
          <table:table-cell table:style-name="ce63"/>
          <table:table-cell office:value-type="string" table:style-name="ce50">
            <text:p>Andauernd</text:p>
          </table:table-cell>
          <table:table-cell office:value-type="string" table:style-name="ce50">
            <text:p>_on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Loop</text:p>
          </table:table-cell>
          <table:table-cell office:value-type="string" table:style-name="ce50">
            <text:p> </text:p>
          </table:table-cell>
          <table:table-cell table:number-columns-repeated="3" table:style-name="ce50"/>
          <table:table-cell office:value-type="string" table:style-name="ce50">
            <text:p> </text:p>
          </table:table-cell>
          <table:table-cell office:value-type="string" table:style-name="ce50">
            <text:p>Hinterlegte Dokumentationshilfe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61">
            <text:p>Chronische Lebererkrankung</text:p>
          </table:table-cell>
          <table:table-cell office:value-type="string" table:style-name="ce61">
            <text:p>gec_lv</text:p>
          </table:table-cell>
          <table:table-cell office:value-type="string" table:style-name="ce62">
            <text:p>ja</text:p>
          </table:table-cell>
          <table:table-cell office:value-type="string" table:style-name="ce62">
            <text:p>Anamnese/Risikofaktoren</text:p>
          </table:table-cell>
          <table:table-cell office:value-type="string" table:style-name="ce62">
            <text:p>Chronische Lebererkrankungen</text:p>
          </table:table-cell>
          <table:table-cell office:value-type="string" table:style-name="ce66">
            <text:p>Fettleber, Leberzirrhose, Chronische infektiöse Hepatitis, Autoimmune Lebererkrankungen, Andere, Nein, Unbekannt</text:p>
          </table:table-cell>
          <table:table-cell office:value-type="string" table:style-name="ce62">
            <text:p>Ja, Nein, Unbekannt</text:p>
          </table:table-cell>
          <table:table-cell office:value-type="string" table:style-name="ce61">
            <text:p>Chronische Lebererkrankungen und Folgeereignisse bei Leberversagen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table:number-columns-repeated="10" table:style-name="ce67"/>
          <table:table-cell office:value-type="string" table:style-name="ce61">
            <text:p>GECCO</text:p>
          </table:table-cell>
          <table:table-cell table:style-name="ce61"/>
          <table:table-cell office:value-type="string" table:style-name="ce61">
            <text:p>covid19f-dataelement-1.1170</text:p>
          </table:table-cell>
          <table:table-cell office:value-type="string" table:style-name="ce67">
            <text:p>2020-04-08</text:p>
          </table:table-cell>
          <table:table-cell table:number-columns-repeated="2" table:style-name="ce67"/>
          <table:table-cell table:number-columns-repeated="5" table:style-name="ce61"/>
          <table:table-cell table:number-columns-repeated="16353"/>
        </table:table-row>
        <table:table-row table:style-name="ro4">
          <table:table-cell office:value-type="string" table:style-name="ce50">
            <text:p>Fettleber </text:p>
          </table:table-cell>
          <table:table-cell office:value-type="string" table:style-name="ce50">
            <text:p>gec_lv_fld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ebererkrankungen</text:p>
          </table:table-cell>
          <table:table-cell office:value-type="string" table:style-name="ce68">
            <text:p>Fettleber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ebererkrankungen und Folgeereignisse bei Leberversa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ebererkrankun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70</text:p>
          </table:table-cell>
          <table:table-cell office:value-type="string" table:style-name="ce63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fld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Fettleber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39">
            <text:p>Alkoholische Lebererkrankung (ALD)</text:p>
          </table:table-cell>
          <table:table-cell office:value-type="string" table:style-name="ce39">
            <text:p>gec_lv_ald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Andere</text:p>
          </table:table-cell>
          <table:table-cell table:style-name="ce39"/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chronische Lebererkrankung = Ja (eingeblendet)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Andere chronische Lebererkrankungen (gec_lv_ald, gec_lv_oth)</text:p>
          </table:table-cell>
          <table:table-cell office:value-type="string" table:style-name="ce39">
            <text:p>covid19f-dataelement-1.1170</text:p>
          </table:table-cell>
          <table:table-cell office:value-type="string" table:style-name="ce64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ald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LD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Chronische infektiöse Hepatitis</text:p>
          </table:table-cell>
          <table:table-cell office:value-type="string" table:style-name="ce50">
            <text:p>gec_lv_inf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ebererkrankungen</text:p>
          </table:table-cell>
          <table:table-cell office:value-type="string" table:style-name="ce68">
            <text:p>Chronische infektiöse Hepatitis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ebererkrankungen und Folgeereignisse bei Leberversa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ebererkrankun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70</text:p>
          </table:table-cell>
          <table:table-cell office:value-type="string" table:style-name="ce63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39">
            <text:p>Chronische Hepatitis B</text:p>
          </table:table-cell>
          <table:table-cell office:value-type="string" table:style-name="ce39">
            <text:p>lv_inf_hbv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Chronische infektiöse Hepatitis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Chronisch infektiöse Hepatitis = Ja (ausgeblendet)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table:number-columns-repeated="4"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inf_hbv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hronische Hepatitis B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39">
            <text:p>Chronische Hepatitis C</text:p>
          </table:table-cell>
          <table:table-cell office:value-type="string" table:style-name="ce39">
            <text:p>lv_inf_hcv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Chronische infektiöse Hepatitis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Chronisch infektiöse Hepatitis = Ja (ausgeblendet)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HAP</text:p>
          </table:table-cell>
          <table:table-cell table:number-columns-repeated="3"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inf_hcv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hronische Hepatitis C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64">
            <text:p>Andere chronisch infektiöse Hepatitis</text:p>
          </table:table-cell>
          <table:table-cell office:value-type="string" table:style-name="ce39">
            <text:p>lv_inf_oth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Chronische infektiöse Hepatitis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Chronisch infektiöse Hepatitis = Ja (ausgeblendet)</text:p>
          </table:table-cell>
          <table:table-cell table:style-name="ce39"/>
          <table:table-cell table:number-columns-repeated="15" table:style-name="ce64"/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50">
            <text:p>Autoimmune Lebererkrankungen </text:p>
          </table:table-cell>
          <table:table-cell office:value-type="string" table:style-name="ce50">
            <text:p>gec_lv_auto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ebererkrankungen</text:p>
          </table:table-cell>
          <table:table-cell office:value-type="string" table:style-name="ce68">
            <text:p>Autoimmune Lebererkrankungen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ebererkrankungen und Folgeereignisse bei Leberversa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ebererkrankun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70</text:p>
          </table:table-cell>
          <table:table-cell office:value-type="string" table:style-name="ce63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39">
            <text:p>Autoimmunhepatitis</text:p>
          </table:table-cell>
          <table:table-cell office:value-type="string" table:style-name="ce39">
            <text:p>lv_aih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Autoimmune Lebererkrankungen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Autoimmune Lebererkrankung = Ja (ausgeblendet)</text:p>
          </table:table-cell>
          <table:table-cell table:style-name="ce39"/>
          <table:table-cell table:number-columns-repeated="9" table:style-name="ce64"/>
          <table:table-cell office:value-type="string" table:style-name="ce39">
            <text:p>HAP</text:p>
          </table:table-cell>
          <table:table-cell table:number-columns-repeated="3" table:style-name="ce39"/>
          <table:table-cell table:number-columns-repeated="2" table:style-name="ce64"/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aih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utoimmunhepatits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39">
            <text:p>Primär biliäre Cholangitis (PBC)</text:p>
          </table:table-cell>
          <table:table-cell office:value-type="string" table:style-name="ce39">
            <text:p>lv_pbc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Andere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Autoimmune Lebererkrankung = Ja (ausgeblendet)</text:p>
          </table:table-cell>
          <table:table-cell table:style-name="ce39"/>
          <table:table-cell table:number-columns-repeated="9" table:style-name="ce64"/>
          <table:table-cell office:value-type="string" table:style-name="ce39">
            <text:p>HAP</text:p>
          </table:table-cell>
          <table:table-cell table:number-columns-repeated="3" table:style-name="ce39"/>
          <table:table-cell table:number-columns-repeated="2" table:style-name="ce64"/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pbc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BC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39">
            <text:p>Primär sklerosierende Cholangitis (PSC)</text:p>
          </table:table-cell>
          <table:table-cell office:value-type="string" table:style-name="ce39">
            <text:p>lv_psc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Andere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Autoimmune Lebererkrankung = Ja (ausgeblendet)</text:p>
          </table:table-cell>
          <table:table-cell table:style-name="ce39"/>
          <table:table-cell table:number-columns-repeated="9" table:style-name="ce64"/>
          <table:table-cell office:value-type="string" table:style-name="ce39">
            <text:p>HAP</text:p>
          </table:table-cell>
          <table:table-cell table:number-columns-repeated="3" table:style-name="ce39"/>
          <table:table-cell table:number-columns-repeated="2" table:style-name="ce64"/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5">
            <text:p>Erstdiagnose</text:p>
          </table:table-cell>
          <table:table-cell office:value-type="string" table:style-name="ce42">
            <text:p>lv_psc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SC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64">
            <text:p>Andere autoimmune Lebererkrankung</text:p>
          </table:table-cell>
          <table:table-cell office:value-type="string" table:style-name="ce39">
            <text:p>lv_auto_oth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Lebererkrankungen</text:p>
          </table:table-cell>
          <table:table-cell office:value-type="string" table:style-name="ce49">
            <text:p>Autoimmune Lebererkrankungen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Chronische Lebererkrankungen und Folgeereignisse bei Leberversagen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Autoimmune Lebererkrankung = Ja (ausgeblendet)</text:p>
          </table:table-cell>
          <table:table-cell table:style-name="ce39"/>
          <table:table-cell table:number-columns-repeated="9" table:style-name="ce64"/>
          <table:table-cell office:value-type="string" table:style-name="ce39">
            <text:p>HAP</text:p>
          </table:table-cell>
          <table:table-cell table:number-columns-repeated="3" table:style-name="ce39"/>
          <table:table-cell table:number-columns-repeated="2" table:style-name="ce64"/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63">
            <text:p>Andere chronische Lebererkrankung </text:p>
          </table:table-cell>
          <table:table-cell office:value-type="string" table:style-name="ce50">
            <text:p>gec_lv_ot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ebererkrankungen</text:p>
          </table:table-cell>
          <table:table-cell office:value-type="string" table:style-name="ce68">
            <text:p>Andere</text:p>
          </table:table-cell>
          <table:table-cell office:value-type="string" table:style-name="ce51">
            <office:annotation draw:style-name="a5" svg:x="12.2916666666667in" svg:y="11.4791666666667in" svg:width="6.09027777777778in" svg:height="0.590277777777778in">
              <dc:creator/>
              <text:p>kann im Freitext angegeben werden</text:p>
              <text:p><text:s/>-Pia Schneider</text:p>
            </office:annotation>
            <text:p>Ja, Nein, Unbekannt</text:p>
          </table:table-cell>
          <table:table-cell office:value-type="string" table:style-name="ce50">
            <text:p>Chronische Lebererkrankungen und Folgeereignisse bei Leberversa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ebererkrankun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chronische Lebererkrankungen (gec_lv_ald, gec_lv_oth)</text:p>
          </table:table-cell>
          <table:table-cell office:value-type="string" table:style-name="ce50">
            <text:p>covid19f-dataelement-1.1170</text:p>
          </table:table-cell>
          <table:table-cell office:value-type="string" table:style-name="ce63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50">
            <text:p>Leberzirrhose </text:p>
          </table:table-cell>
          <table:table-cell office:value-type="string" table:style-name="ce50">
            <text:p>gec_lv_cirr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Lebererkrankungen</text:p>
          </table:table-cell>
          <table:table-cell office:value-type="string" table:style-name="ce68">
            <text:p>Leberzirrhos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Chronische Lebererkrankungen und Folgeereignisse bei Leberversa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Lebererkrankung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70</text:p>
          </table:table-cell>
          <table:table-cell office:value-type="string" table:style-name="ce63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lv_cirrh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eberzirrho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Folgeerscheinungen bei Leberversagen</text:p>
          </table:table-cell>
          <table:table-cell office:value-type="string" table:style-name="ce42">
            <text:p>lv_compl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szites</text:p>
          </table:table-cell>
          <table:table-cell office:value-type="string" table:style-name="ce42">
            <text:p>lv_asc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Folgeerscheinungen bei Leberversagen = Ja (eingeblendet)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lv_asc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szite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bis Tag</text:p>
          </table:table-cell>
          <table:table-cell office:value-type="string" table:style-name="ce42">
            <text:p>lv_asc_en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szites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Hepatische Enzephalopathie</text:p>
          </table:table-cell>
          <table:table-cell office:value-type="string" table:style-name="ce42">
            <text:p>lv_enc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Folgeerscheinungen bei Leberversagen = Ja (eingeblendet)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lv_enc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epatische Enzephalopathie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bis Tag</text:p>
          </table:table-cell>
          <table:table-cell office:value-type="string" table:style-name="ce42">
            <text:p>lv_enc_en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Chronische Lebererkrankungen und Folgeereignisse bei Leberversa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epatische Enzephalopathie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Magengeschwüre</text:p>
          </table:table-cell>
          <table:table-cell office:value-type="string" table:style-name="ce50">
            <text:p>gec_ulc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Magengeschwüre</text:p>
          </table:table-cell>
          <table:table-cell office:value-type="string" table:style-name="ce68">
            <text:p>Ja, Nein, Unbekannt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Andere gastroenterolog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10</text:p>
          </table:table-cell>
          <table:table-cell office:value-type="string" table:style-name="ce50">
            <text:p>2020-04-30 15:51:06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ulc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Andere gastroenterolog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agengeschwür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kute Pankreatitis</text:p>
          </table:table-cell>
          <table:table-cell office:value-type="string" table:style-name="ce42">
            <text:p>pankr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Andere gastroenterolog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pankr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Andere gastroenterolog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kute Pankreatiti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bis Tag</text:p>
          </table:table-cell>
          <table:table-cell office:value-type="string" table:style-name="ce42">
            <text:p>pankr_en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69"/>
          <table:table-cell table:style-name="ce42"/>
          <table:table-cell office:value-type="string" table:style-name="ce42">
            <text:p>Andere gastroenterolog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kute Pankreatitis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number-rows-repeated="933" table:style-name="ro4">
          <table:table-cell table:number-columns-repeated="5" table:style-name="ce47"/>
          <table:table-cell table:style-name="ce70"/>
          <table:table-cell table:number-columns-repeated="25" table:style-name="ce47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V2_Diagnosen_(Rheuma,_Diabetes" table:style-name="ta1">
        <table:table-column table:style-name="co24" table:default-cell-style-name="ce1"/>
        <table:table-column table:style-name="co18" table:number-columns-repeated="30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13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8">
            <text:p>Antwortmöglichkeit in Gecco</text:p>
          </table:table-cell>
          <table:table-cell office:value-type="string" table:style-name="ce98">
            <text:p>Antwortmöglichkeit in DIS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5" table:style-name="ce89"/>
          <table:table-cell table:number-columns-repeated="16353"/>
        </table:table-row>
        <table:table-row table:style-name="ro5">
          <table:table-cell office:value-type="string" table:style-name="ce67">
            <text:p>Rheumatologische/immunologische Erkrankung</text:p>
          </table:table-cell>
          <table:table-cell office:value-type="string" table:style-name="ce61">
            <text:p>gec_rh</text:p>
          </table:table-cell>
          <table:table-cell office:value-type="string" table:style-name="ce62">
            <text:p>ja</text:p>
          </table:table-cell>
          <table:table-cell office:value-type="string" table:style-name="ce62">
            <text:p>Anamnese/Risikofaktoren</text:p>
          </table:table-cell>
          <table:table-cell office:value-type="string" table:style-name="ce62">
            <text:p>Rheumatologische/immunologische Erkrankungen</text:p>
          </table:table-cell>
          <table:table-cell office:value-type="string" table:style-name="ce62">
            <text:p>Chronisch entzündl. Darmerkrankung, Rheumatoide Arthritis, Kollagenosen, Vaskulitiden, angeborene Immundefekte, Andere, Nein, Unbekannt</text:p>
          </table:table-cell>
          <table:table-cell office:value-type="string" table:style-name="ce66">
            <text:p>Ja, Nein, Unbekannt</text:p>
          </table:table-cell>
          <table:table-cell office:value-type="string" table:style-name="ce61">
            <text:p>Rheumatologische/immunologische Erkrankungen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2" table:style-name="ce61"/>
          <table:table-cell office:value-type="string" table:style-name="ce61">
            <text:p> 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GECCO</text:p>
          </table:table-cell>
          <table:table-cell table:style-name="ce61"/>
          <table:table-cell office:value-type="string" table:style-name="ce61">
            <text:p>covid19f-dataelement-1.1230</text:p>
          </table:table-cell>
          <table:table-cell office:value-type="string" table:style-name="ce61">
            <text:p>2020-04-08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5" table:style-name="ce61"/>
          <table:table-cell table:number-columns-repeated="16353"/>
        </table:table-row>
        <table:table-row table:style-name="ro5">
          <table:table-cell office:value-type="string" table:style-name="ce50">
            <text:p>Chronisch entzündliche Darmerkrankung</text:p>
          </table:table-cell>
          <table:table-cell office:value-type="string" table:style-name="ce50">
            <text:p>gec_ced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Rheumatologische/immunologische Erkrankungen</text:p>
          </table:table-cell>
          <table:table-cell office:value-type="string" table:style-name="ce51">
            <text:p>Chronisch entzündl. Darmerkrankung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Rheumatologische/immunologische 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heumatolog/immunolog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3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50">
            <text:p>Rheumatoide Arthritis</text:p>
          </table:table-cell>
          <table:table-cell office:value-type="string" table:style-name="ce50">
            <text:p>gec_rh_ra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Rheumatologische/immunologische Erkrankungen</text:p>
          </table:table-cell>
          <table:table-cell office:value-type="string" table:style-name="ce51">
            <text:p>Rheumatoide Arthritis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Rheumatologische/immunologische 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heumatolog/immunolo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3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5">
            <text:p>Erstdiagnose</text:p>
          </table:table-cell>
          <table:table-cell office:value-type="string" table:style-name="ce42">
            <text:p>rh_ra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Rheumatologische/immun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Rheumatoide Arthiris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63">
            <text:p>Kollagenosen (z.B. Sjögren-Syndrom, Lupus erythematodes, Systemische Sklerose)</text:p>
          </table:table-cell>
          <table:table-cell office:value-type="string" table:style-name="ce50">
            <text:p>gec_rh_coll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Rheumatologische/immunologische Erkrankungen</text:p>
          </table:table-cell>
          <table:table-cell office:value-type="string" table:style-name="ce51">
            <text:p>Kollagenosen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Rheumatologische/immunologische 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heumatolog/immunolo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3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63">
            <text:p>Vaskulitiden (z.B. Riesenzellarteriitis, Purpura Schönlein-Henoch, Panarteriitis nodosa, Granulomatosis mit Polyangiitis)</text:p>
          </table:table-cell>
          <table:table-cell office:value-type="string" table:style-name="ce50">
            <text:p>gec_rh_vasc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Rheumatologische/immunologische Erkrankungen</text:p>
          </table:table-cell>
          <table:table-cell office:value-type="string" table:style-name="ce51">
            <text:p>Vaskulitiden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Rheumatologische/immunologische 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heumatolog/immunolog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3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63">
            <text:p>Angeborene Immundefekte</text:p>
          </table:table-cell>
          <table:table-cell office:value-type="string" table:style-name="ce50">
            <text:p>gec_immu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71">
            <text:p>Rheumatologische/immunologische Erkrankungen</text:p>
          </table:table-cell>
          <table:table-cell office:value-type="string" table:style-name="ce71">
            <text:p>angeborene Immundefekte</text:p>
          </table:table-cell>
          <table:table-cell office:value-type="string" table:style-name="ce72">
            <text:p>Ja, Nein, Unbekannt</text:p>
          </table:table-cell>
          <table:table-cell office:value-type="string" table:style-name="ce50">
            <text:p>Rheumatologische/immunologische 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heumatolog/immunolog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3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13">
          <table:table-cell office:value-type="string" table:style-name="ce63">
            <text:p>Andere rheumatologische oder immunologische Erkrankung (z.B. Psoriasisarthritis, Spondyloarthritis)</text:p>
          </table:table-cell>
          <table:table-cell office:value-type="string" table:style-name="ce50">
            <text:p>gec_rh_ot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71">
            <text:p>Rheumatologische/immunologische Erkrankungen</text:p>
          </table:table-cell>
          <table:table-cell office:value-type="string" table:style-name="ce71">
            <text:p>Andere</text:p>
          </table:table-cell>
          <table:table-cell office:value-type="string" table:style-name="ce72">
            <text:p>Ja, Nein, Unbekannt + Freitext</text:p>
          </table:table-cell>
          <table:table-cell office:value-type="string" table:style-name="ce50">
            <text:p>Rheumatologische/immunologische Erkrankunge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heumatolog/immunolog = Ja (eingeblendet)</text:p>
          </table:table-cell>
          <table:table-cell table:style-name="ce50"/>
          <table:table-cell table:number-columns-repeated="9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3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12">
          <table:table-cell office:value-type="string" table:style-name="ce39">
            <text:p>Diabetes mellitus </text:p>
          </table:table-cell>
          <table:table-cell office:value-type="string" table:style-name="ce39">
            <text:p>gec_dm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Diabetes</text:p>
          </table:table-cell>
          <table:table-cell office:value-type="string" table:style-name="ce41">
            <text:p>Typ 1, Typ 2 ohne Insulin, Typ 2 mit Insulin, Typ 3, Nein, Unbekannt</text:p>
          </table:table-cell>
          <table:table-cell office:value-type="string" table:style-name="ce49">
            <text:p>Typ 1, Typ 2 ohne Insulin, Typ 2 mit Insulin, Typ 3, Nein, Unbekannt</text:p>
          </table:table-cell>
          <table:table-cell office:value-type="string" table:style-name="ce39">
            <text:p>Diabetes mellitus</text:p>
          </table:table-cell>
          <table:table-cell office:value-type="string" table:style-name="ce39">
            <text:p>Ja/ Nein/ Keine Informationen verfügbar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GECCO</text:p>
          </table:table-cell>
          <table:table-cell table:style-name="ce39"/>
          <table:table-cell office:value-type="string" table:style-name="ce39">
            <text:p>covid19f-dataelement-1.122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gec_dm_start</text:p>
          </table:table-cell>
          <table:table-cell office:value-type="string" table:style-name="ce44">
            <text:p>nein</text:p>
          </table:table-cell>
          <table:table-cell office:value-type="string" table:style-name="ce44">
            <text:p>Anamnese/Risikofaktoren</text:p>
          </table:table-cell>
          <table:table-cell office:value-type="string" table:style-name="ce44">
            <text:p>Diabetes</text:p>
          </table:table-cell>
          <table:table-cell table:style-name="ce44"/>
          <table:table-cell table:style-name="ce69"/>
          <table:table-cell office:value-type="string" table:style-name="ce42">
            <text:p>Diabetes mellitus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iabetes = Ja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12">
          <table:table-cell office:value-type="string" table:style-name="ce39">
            <office:annotation draw:style-name="a6" svg:x="3.15277777777778in" svg:y="2.68055555555556in" svg:width="6.09027777777778in" svg:height="0.5625in">
              <dc:creator/>
              <text:p>Andere fehlen (beispiel für andere schwangerschaftsdiabetes)</text:p>
              <text:p><text:s/>-Anonymous</text:p>
            </office:annotation>
            <text:p>Diabetes mellitus Typ</text:p>
          </table:table-cell>
          <table:table-cell office:value-type="string" table:style-name="ce39">
            <text:p>gec_dm_type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Diabetes</text:p>
          </table:table-cell>
          <table:table-cell office:value-type="string" table:style-name="ce9">
            <text:p>Typ 1, Typ 2 ohne Insulin, Typ 2 mit Insulin, Typ 3, Nein, Unbekannt</text:p>
          </table:table-cell>
          <table:table-cell office:value-type="string" table:style-name="ce73">
            <text:p>Typ 1, Typ 2 ohne Insulin, Typ 2 mit Insulin, Typ 3, Nein, Unbekannt</text:p>
          </table:table-cell>
          <table:table-cell office:value-type="string" table:style-name="ce39">
            <text:p>Diabetes mellitus</text:p>
          </table:table-cell>
          <table:table-cell office:value-type="string" table:style-name="ce39">
            <text:p>Typ 1/ Typ 2/Typ 3/ Anderer Typ/ Keine Informationen verfügbar</text:p>
          </table:table-cell>
          <table:table-cell office:value-type="string" table:style-name="ce39">
            <text:p>Wenn Diabetes = Ja</text:p>
          </table:table-cell>
          <table:table-cell table:number-columns-repeated="10" table:style-name="ce64"/>
          <table:table-cell office:value-type="string" table:style-name="ce39">
            <text:p>GECCOa</text:p>
          </table:table-cell>
          <table:table-cell office:value-type="string" table:style-name="ce39">
            <text:p>Typ 2 ohne Insulin, Typ 2 mit Insulin (gec_dm_2_ins, gec_dm_type)</text:p>
          </table:table-cell>
          <table:table-cell office:value-type="string" table:style-name="ce39">
            <text:p>covid19f-dataelement-1.1220</text:p>
          </table:table-cell>
          <table:table-cell office:value-type="string" table:style-name="ce39">
            <text:p>2020-04-08</text:p>
          </table:table-cell>
          <table:table-cell table:number-columns-repeated="2" table:style-name="ce64"/>
          <table:table-cell table:number-columns-repeated="5" table:style-name="ce39"/>
          <table:table-cell table:number-columns-repeated="16353"/>
        </table:table-row>
        <table:table-row table:style-name="ro5">
          <table:table-cell office:value-type="string" table:style-name="ce50">
            <text:p>Solide Tumorerkrankung</text:p>
          </table:table-cell>
          <table:table-cell office:value-type="string" table:style-name="ce50">
            <text:p>gec_on_solid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Aktive Tumor-/Krebserkrankungen</text:p>
          </table:table-cell>
          <table:table-cell office:value-type="string" table:style-name="ce51">
            <text:p>Aktiv, in Remission, Nein, Unbekannt</text:p>
          </table:table-cell>
          <table:table-cell office:value-type="string" table:style-name="ce51">
            <text:p>Aktiv, in Remission, Nein, Unbekannt</text:p>
          </table:table-cell>
          <table:table-cell office:value-type="string" table:style-name="ce50">
            <text:p>Onkologische Erkrankungen</text:p>
          </table:table-cell>
          <table:table-cell office:value-type="string" table:style-name="ce50">
            <text:p>Ja/ Nein/ Keine Informationen verfügbar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ktive Tumor/Krebserkrankung (gec_on_solid, gec_on_solid_re, gec_on_hema, gec_on_hema_re)</text:p>
          </table:table-cell>
          <table:table-cell office:value-type="string" table:style-name="ce50">
            <text:p>covid19f-dataelement-1.119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Diagnose</text:p>
          </table:table-cell>
          <table:table-cell office:value-type="string" table:style-name="ce42">
            <text:p>on_solid_type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solide Tumor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Vorgeschlagene ICD-11 Diagnose<text:s/><text:span text:style-name="T1">(Bitte hier einen Vorschlag zur englischen ICD-11 Kodierung angeben)</text:span></text:p>
          </table:table-cell>
          <table:table-cell office:value-type="string" table:style-name="ce42">
            <text:p>on_solid_icd11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solide Tumor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Katalog6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on_solid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olide Tumorerkrank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TNM-Klassifikation: T (Tumor)</text:p>
          </table:table-cell>
          <table:table-cell office:value-type="string" table:style-name="ce42">
            <text:p>on_solid_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Freitext (mit T vor dem Feld)</text:p>
          </table:table-cell>
          <table:table-cell office:value-type="string" table:style-name="ce42">
            <text:p>Wenn solide Tumorerkrankung = Ja (ausgeblendet)</text:p>
          </table:table-cell>
          <table:table-cell table:number-columns-repeated="3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TNM-Klassifikation: N (Lymphknoten)</text:p>
          </table:table-cell>
          <table:table-cell office:value-type="string" table:style-name="ce42">
            <text:p>on_solid_n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Freitext (mit N vor dem Feld)</text:p>
          </table:table-cell>
          <table:table-cell office:value-type="string" table:style-name="ce42">
            <text:p>Wenn solide Tumorerkrankung = Ja (ausgeblendet)</text:p>
          </table:table-cell>
          <table:table-cell table:number-columns-repeated="3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TNM-Klassifikation: M (Metastasen)</text:p>
          </table:table-cell>
          <table:table-cell office:value-type="string" table:style-name="ce42">
            <text:p>on_solid_m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Freitext (mit M vor dem Feld)</text:p>
          </table:table-cell>
          <table:table-cell office:value-type="string" table:style-name="ce42">
            <text:p>Wenn solide Tumorerkrankung = Ja (ausgeblendet)</text:p>
          </table:table-cell>
          <table:table-cell table:number-columns-repeated="3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39">
            <text:p>Remissionsstatus </text:p>
          </table:table-cell>
          <table:table-cell office:value-type="string" table:style-name="ce39">
            <text:p>gec_on_solid_re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Aktive Tumor-/Krebserkrankungen</text:p>
          </table:table-cell>
          <table:table-cell office:value-type="string" table:style-name="ce41">
            <office:annotation draw:style-name="a7" svg:x="10.7777777777778in" svg:y="4.26388888888889in" svg:width="6.09027777777778in" svg:height="0.75in">
              <dc:creator/>
              <text:p>Aktiv = Progrediente Erkrankung und Stabile Erkrankung; in Remission = komplette Remission und partielle Remission, Nein bereits in Zeile 13 (Ausnahme ggf. nicht solide Tumorerkrankungen)</text:p>
              <text:p><text:s/>-Pia Schneider</text:p>
            </office:annotation>
            <text:p>Aktiv, in Remission, Nein, Unbekannt</text:p>
          </table:table-cell>
          <table:table-cell table:style-name="ce49"/>
          <table:table-cell office:value-type="string" table:style-name="ce39">
            <text:p>Onkologische Erkrankungen</text:p>
          </table:table-cell>
          <table:table-cell office:value-type="string" table:style-name="ce39">
            <text:p>Progrediente Erkrankung/ Stabile Erkrankung/ Partielle Remission/ Komplette Remission/ Keine Informationen verfügbar</text:p>
          </table:table-cell>
          <table:table-cell office:value-type="string" table:style-name="ce39">
            <text:p>Wenn solide Tumorerkrankung = Ja (ausgeblendet)</text:p>
          </table:table-cell>
          <table:table-cell table:number-columns-repeated="3"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Aktive Tumor/Krebserkrankung (gec_on_solid, gec_on_solid_re, gec_on_hema, gec_on_hema_re)</text:p>
          </table:table-cell>
          <table:table-cell office:value-type="string" table:style-name="ce39">
            <text:p>covid19f-dataelement-1.119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2">
            <text:p>Zeitpunkt der klinischen Einordnung (TNM-Klassifikation, Remissionsstatus)</text:p>
          </table:table-cell>
          <table:table-cell office:value-type="string" table:style-name="ce42">
            <text:p>on_solid_re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olide Tumorerkrank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Hämatoonkologische Erkrankung </text:p>
          </table:table-cell>
          <table:table-cell office:value-type="string" table:style-name="ce42">
            <text:p>gec_on_hema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table:number-columns-repeated="10" table:style-name="ce45"/>
          <table:table-cell office:value-type="string" table:style-name="ce42">
            <text:p>GECCOa</text:p>
          </table:table-cell>
          <table:table-cell office:value-type="string" table:style-name="ce42">
            <text:p>Aktive Tumor/Krebserkrankung (gec_on_solid, gec_on_solid_re, gec_on_hema, gec_on_hema_re)</text:p>
          </table:table-cell>
          <table:table-cell office:value-type="string" table:style-name="ce42">
            <text:p>covid19f-dataelement-1.1190</text:p>
          </table:table-cell>
          <table:table-cell office:value-type="string" table:style-name="ce42">
            <text:p>2020-04-08</text:p>
          </table:table-cell>
          <table:table-cell table:number-columns-repeated="2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Diagnose</text:p>
          </table:table-cell>
          <table:table-cell office:value-type="string" table:style-name="ce42">
            <text:p>on_hema_type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hämatoonkologische 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Vorgeschlagene ICD-11 Diagnose</text:p>
          </table:table-cell>
          <table:table-cell office:value-type="string" table:style-name="ce42">
            <text:p>on_hema_icd11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hämatoonkologische Erkrankung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Katalog6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on_hema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ämatoonkologische Erkrank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Remissionsstatus </text:p>
          </table:table-cell>
          <table:table-cell office:value-type="string" table:style-name="ce42">
            <text:p>gec_on_hema_re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Progrediente Erkrankung/ Stabile Erkrankung/ Partielle Remission/ Komplette Remission/ Keine Informationen verfügbar</text:p>
          </table:table-cell>
          <table:table-cell office:value-type="string" table:style-name="ce42">
            <text:p>Wenn hämatoonkologische Erkrank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Aktive Tumor/Krebserkrankung (gec_on_solid, gec_on_solid_re, gec_on_hema, gec_on_hema_re)</text:p>
          </table:table-cell>
          <table:table-cell office:value-type="string" table:style-name="ce42">
            <text:p>covid19f-dataelement-1.119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r klinischen Einordnung (Remissionsstatus)</text:p>
          </table:table-cell>
          <table:table-cell office:value-type="string" table:style-name="ce42">
            <text:p>on_hema_re_date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ämatoonkologische Erkrank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folgte Therapie</text:p>
          </table:table-cell>
          <table:table-cell office:value-type="string" table:style-name="ce42">
            <text:p>on_pro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hämatoonkologische Erkrankung = Ja ODER solide Tumorerkrank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yklusnummer</text:p>
          </table:table-cell>
          <table:table-cell office:value-type="string" table:style-name="ce42">
            <text:p>on_prot_nb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Metrisch </text:p>
          </table:table-cell>
          <table:table-cell office:value-type="string" table:style-name="ce42">
            <text:p>Wenn erfolgte Therapie = Ja (ausgeblendet)</text:p>
          </table:table-cell>
          <table:table-cell office:value-type="string" table:style-name="ce42">
            <text:p>Ganze Zahlen 1-20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Startdatum des Zyklus</text:p>
          </table:table-cell>
          <table:table-cell office:value-type="string" table:style-name="ce42">
            <text:p>on_prot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rfolgte Therap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nddatum des Zyklus</text:p>
          </table:table-cell>
          <table:table-cell office:value-type="string" table:style-name="ce42">
            <text:p>on_prot_en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rfolgte Therap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15">
          <table:table-cell office:value-type="string" table:style-name="ce42">
            <text:p>Dosisreduktion im angegebenen Zyklus</text:p>
          </table:table-cell>
          <table:table-cell office:value-type="string" table:style-name="ce42">
            <text:p>on_prot_red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Mindestens eine Substanz ausgelassen/ Mindestens 1 Substanz auf 50 % oder weniger reduziert/ Mindestens 1 Substanz auf 51-75 % reduziert/ Nein, keine Dosisreduktion/ Keine Informationen verfügbar</text:p>
          </table:table-cell>
          <table:table-cell office:value-type="string" table:style-name="ce42">
            <text:p>Wenn erfolgte Therapie = Ja (ausgeblendet)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Therapieprotokoll</text:p>
          </table:table-cell>
          <table:table-cell office:value-type="string" table:style-name="ce42">
            <text:p>on_prot_type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Onkologische Erkrankungen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erfolgte Therapie = Ja (ausgeblendet)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HIV-Infektion</text:p>
          </table:table-cell>
          <table:table-cell office:value-type="string" table:style-name="ce50">
            <text:p>gec_hiv</text:p>
          </table:table-cell>
          <table:table-cell office:value-type="string" table:style-name="ce51">
            <text:p>ja</text:p>
          </table:table-cell>
          <table:table-cell office:value-type="string" table:style-name="ce74">
            <text:p>Anamnese/Risikofaktoren</text:p>
          </table:table-cell>
          <table:table-cell office:value-type="string" table:style-name="ce51">
            <text:p>Bestehende HIV-Infektion</text:p>
          </table:table-cell>
          <table:table-cell office:value-type="string" table:style-name="ce51">
            <text:p>Ja, Nein, Unbekannt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HIV</text:p>
          </table:table-cell>
          <table:table-cell office:value-type="string" table:style-name="ce50">
            <text:p>Ja/ Nein/ Keine Informationen verfügbar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0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hiv_start</text:p>
          </table:table-cell>
          <table:table-cell office:value-type="string" table:style-name="ce44">
            <text:p>nein</text:p>
          </table:table-cell>
          <table:table-cell table:number-columns-repeated="2" table:style-name="ce42"/>
          <table:table-cell table:style-name="ce44"/>
          <table:table-cell table:style-name="ce69"/>
          <table:table-cell office:value-type="string" table:style-name="ce42">
            <text:p>HIV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IV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number-rows-repeated="965" table:style-name="ro4">
          <table:table-cell table:number-columns-repeated="5" table:style-name="ce47"/>
          <table:table-cell table:style-name="ce75"/>
          <table:table-cell table:style-name="ce70"/>
          <table:table-cell table:number-columns-repeated="24" table:style-name="ce47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V2_Diagnosen_(Neurologie,_Rhab" table:style-name="ta1">
        <table:table-column table:style-name="co24" table:default-cell-style-name="ce1"/>
        <table:table-column table:style-name="co18" table:number-columns-repeated="30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13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8">
            <text:p>Antwortmöglichkeit in Gecco</text:p>
          </table:table-cell>
          <table:table-cell office:value-type="string" table:style-name="ce98">
            <text:p>Antwortmöglichkeiten in DIS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5" table:style-name="ce89"/>
          <table:table-cell table:number-columns-repeated="16353"/>
        </table:table-row>
        <table:table-row table:style-name="ro5">
          <table:table-cell office:value-type="string" table:style-name="ce61">
            <text:p>Chronisch neurologische oder psychiatrische Erkrankung</text:p>
          </table:table-cell>
          <table:table-cell office:value-type="string" table:style-name="ce61">
            <text:p>gec_ne</text:p>
          </table:table-cell>
          <table:table-cell office:value-type="string" table:style-name="ce62">
            <text:p>ja</text:p>
          </table:table-cell>
          <table:table-cell office:value-type="string" table:style-name="ce62">
            <text:p>Anamnese/Risikofaktoren</text:p>
          </table:table-cell>
          <table:table-cell office:value-type="string" table:style-name="ce62">
            <text:p>Chronische neurologische oder psychiatrische Erkrankungen</text:p>
          </table:table-cell>
          <table:table-cell office:value-type="string" table:style-name="ce62">
            <text:p>M. Parkinson, Demenz, Multiple Sklerose, Neuromuskuläre Erkrankung, Epilepsie, Migräne, Z.n. Apoplex mit Residuen, Z.n. Apoplex ohne Residuen, Psychose, Depression, Angsterkrankung, Nein, Unbekannt</text:p>
          </table:table-cell>
          <table:table-cell office:value-type="string" table:style-name="ce62">
            <text:p>Ja, Nein, Unbekannt</text:p>
          </table:table-cell>
          <table:table-cell office:value-type="string" table:style-name="ce61">
            <text:p>Neurologische und psychiatrische Erkrankungen und Ereignisse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2" table:style-name="ce61"/>
          <table:table-cell office:value-type="string" table:style-name="ce61">
            <text:p> 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GECCO</text:p>
          </table:table-cell>
          <table:table-cell table:style-name="ce61"/>
          <table:table-cell office:value-type="string" table:style-name="ce61">
            <text:p>covid19f-dataelement-1.1180</text:p>
          </table:table-cell>
          <table:table-cell office:value-type="string" table:style-name="ce61">
            <text:p>2020-04-08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5" table:style-name="ce61"/>
          <table:table-cell table:number-columns-repeated="16353"/>
        </table:table-row>
        <table:table-row table:style-name="ro5">
          <table:table-cell office:value-type="string" table:style-name="ce50">
            <text:p>M. Parkinson </text:p>
          </table:table-cell>
          <table:table-cell office:value-type="string" table:style-name="ce50">
            <text:p>gec_ne_park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M. Parkinson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table:number-columns-repeated="8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ne_park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. Parkinso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Andere Parkinsonerkrankung</text:p>
          </table:table-cell>
          <table:table-cell office:value-type="string" table:style-name="ce42">
            <text:p>ne_park_oth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eurologische oder psychiatrische Erkrankung = Ja (ausgeblendet)</text:p>
          </table:table-cell>
          <table:table-cell table:number-columns-repeated="2" table:style-name="ce42"/>
          <table:table-cell table:number-columns-repeated="14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63">
            <text:p>Demenz </text:p>
          </table:table-cell>
          <table:table-cell office:value-type="string" table:style-name="ce50">
            <text:p>gec_ne_dem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Demenz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9">
          <table:table-cell office:value-type="string" table:style-name="ce42">
            <text:p>Erstdiagnose</text:p>
          </table:table-cell>
          <table:table-cell office:value-type="string" table:style-name="ce76">
            <text:p>ne_dem_start</text:p>
          </table:table-cell>
          <table:table-cell office:value-type="string" table:style-name="ce69">
            <text:p>nein</text:p>
          </table:table-cell>
          <table:table-cell table:number-columns-repeated="4" table:style-name="ce69"/>
          <table:table-cell office:value-type="string" table:style-name="ce69">
            <text:p>Neurologische und psychiatrische Erkrankungen und Ereignisse</text:p>
          </table:table-cell>
          <table:table-cell office:value-type="string" table:style-name="ce69">
            <text:p>Datum vollständig</text:p>
          </table:table-cell>
          <table:table-cell office:value-type="string" table:style-name="ce69">
            <text:p>Wenn Demenz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Multiple Sklerose </text:p>
          </table:table-cell>
          <table:table-cell office:value-type="string" table:style-name="ce50">
            <text:p>gec_ne_m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Multiple Skleros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5">
            <text:p>Erstdiagnose</text:p>
          </table:table-cell>
          <table:table-cell office:value-type="string" table:style-name="ce42">
            <text:p>ne_ms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ultiple Sklerose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39">
            <text:p>Myasthenia gravis</text:p>
          </table:table-cell>
          <table:table-cell office:value-type="string" table:style-name="ce39">
            <text:p>gec_ne_myg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neurologische oder psychiatrische Erkrankungen</text:p>
          </table:table-cell>
          <table:table-cell office:value-type="string" table:style-name="ce41">
            <text:p>Neuromuskuläre Erkrankung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Neurologische und psychiatrische Erkrankungen und Ereignisse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chronische neurologische oder psychiatrische Erkrankung = Ja (ausgeblendet)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Neuromuskuläre Erkrankungen (gec_ne_myg, gec_ne_musc)</text:p>
          </table:table-cell>
          <table:table-cell office:value-type="string" table:style-name="ce39">
            <text:p>covid19f-dataelement-1.118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5">
          <table:table-cell office:value-type="string" table:style-name="ce42">
            <text:p>Erstdiagnose</text:p>
          </table:table-cell>
          <table:table-cell office:value-type="string" table:style-name="ce42">
            <text:p>ne_myg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yasthenia gravis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42">
            <text:p>Myasthenia gravis mit Beteiligung der okulären Muskulatur</text:p>
          </table:table-cell>
          <table:table-cell office:value-type="string" table:style-name="ce42">
            <text:p>myg_ocular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Myasthenia gravis = Ja (ausgeblendet)</text:p>
          </table:table-cell>
          <table:table-cell table:number-columns-repeated="21" table:style-name="ce42"/>
          <table:table-cell table:number-columns-repeated="16353"/>
        </table:table-row>
        <table:table-row table:style-name="ro5">
          <table:table-cell office:value-type="string" table:style-name="ce42">
            <text:p>Zeitpunkt der Beteiligung ab Tag</text:p>
          </table:table-cell>
          <table:table-cell office:value-type="string" table:style-name="ce42">
            <text:p>myg_ocular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yasthenia gravis mit okulärere Muskulatur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6" table:style-name="ce42"/>
          <table:table-cell table:number-columns-repeated="16353"/>
        </table:table-row>
        <table:table-row table:style-name="ro5">
          <table:table-cell office:value-type="string" table:style-name="ce42">
            <text:p>Myasthenia gravis mit Beteiligung der bulbären Muskulatur</text:p>
          </table:table-cell>
          <table:table-cell office:value-type="string" table:style-name="ce42">
            <text:p>myg_bulb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4">
            <text:p>Ja, Nein, Unbekannt</text:p>
          </table:table-cell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Myasthenia gravis = Ja (ausgeblendet)</text:p>
          </table:table-cell>
          <table:table-cell table:number-columns-repeated="21" table:style-name="ce42"/>
          <table:table-cell table:number-columns-repeated="16353"/>
        </table:table-row>
        <table:table-row table:style-name="ro5">
          <table:table-cell office:value-type="string" table:style-name="ce42">
            <text:p>Zeitpunkt der Beteiligung ab Tag</text:p>
          </table:table-cell>
          <table:table-cell office:value-type="string" table:style-name="ce42">
            <text:p>myg_bulb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yasthenia gravis mit bulbärer Muskulatur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6" table:style-name="ce42"/>
          <table:table-cell table:number-columns-repeated="16353"/>
        </table:table-row>
        <table:table-row table:style-name="ro5">
          <table:table-cell office:value-type="string" table:style-name="ce42">
            <text:p>Myasthenia gravis mit Beteiligung anderer Muskulatur</text:p>
          </table:table-cell>
          <table:table-cell office:value-type="string" table:style-name="ce42">
            <text:p>myg_ge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4">
            <text:p>Ja, Nein, Unbekannt</text:p>
          </table:table-cell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Myasthenia gravis = Ja (ausgeblendet)</text:p>
          </table:table-cell>
          <table:table-cell table:number-columns-repeated="21" table:style-name="ce42"/>
          <table:table-cell table:number-columns-repeated="16353"/>
        </table:table-row>
        <table:table-row table:style-name="ro5">
          <table:table-cell office:value-type="string" table:style-name="ce42">
            <text:p>Zeitpunkt der Beteiligung ab Tag</text:p>
          </table:table-cell>
          <table:table-cell office:value-type="string" table:style-name="ce42">
            <text:p>myg_gen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yasthenia gravis mit anderer Muskulatur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5">
          <table:table-cell office:value-type="string" table:style-name="ce50">
            <text:p>Andere neuromuskuläre Erkrankungen</text:p>
          </table:table-cell>
          <table:table-cell office:value-type="string" table:style-name="ce50">
            <text:p>gec_ne_musc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Neuromuskuläre Erkrankung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Neuromuskuläre Erkrankungen (gec_ne_myg, gec_ne_musc)</text:p>
          </table:table-cell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50">
            <text:p>Epilepsie </text:p>
          </table:table-cell>
          <table:table-cell office:value-type="string" table:style-name="ce50">
            <text:p>gec_ne_epl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Epilepsi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table:number-columns-repeated="8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5">
          <table:table-cell office:value-type="string" table:style-name="ce42">
            <text:p>Epilepsietyp (nach ILAE-Klassifikationen der Epilepsien)</text:p>
          </table:table-cell>
          <table:table-cell office:value-type="string" table:style-name="ce42">
            <text:p>epl_type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Fokale Epilepsien/ Generalisierte Epilepsien/ Kombinierte generalisierte und fokale Epilepsien/ Epilepsien unbekannten Typs/ Keine Informationen verfügbar</text:p>
          </table:table-cell>
          <table:table-cell office:value-type="string" table:style-name="ce42">
            <text:p>Wenn Epileps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ne_epl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pilepsie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Migräne </text:p>
          </table:table-cell>
          <table:table-cell office:value-type="string" table:style-name="ce50">
            <text:p>gec_ne_mig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Migrän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ne_migr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unvollständig möglich </text:p>
          </table:table-cell>
          <table:table-cell office:value-type="string" table:style-name="ce42">
            <text:p>Wenn Migräne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63">
            <text:p>Psychose</text:p>
          </table:table-cell>
          <table:table-cell office:value-type="string" table:style-name="ce50">
            <text:p>gec_ne_psyc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Psychose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63">
            <text:p>Depression </text:p>
          </table:table-cell>
          <table:table-cell office:value-type="string" table:style-name="ce50">
            <text:p>gec_ne_dep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Depression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table:number-columns-repeated="8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ne_depr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epressio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Angsterkrankung </text:p>
          </table:table-cell>
          <table:table-cell office:value-type="string" table:style-name="ce50">
            <text:p>gec_ne_anx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Angsterkrankung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chronische neurologische oder psychiatrische Erkrankung = Ja (ausgeblendet)</text:p>
          </table:table-cell>
          <table:table-cell table:number-columns-repeated="2" table:style-name="ce50"/>
          <table:table-cell table:number-columns-repeated="8" table:style-name="ce63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180</text:p>
          </table:table-cell>
          <table:table-cell office:value-type="string" table:style-name="ce50">
            <text:p>2020-04-08</text:p>
          </table:table-cell>
          <table:table-cell table:number-columns-repeated="2" table:style-name="ce63"/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5">
            <text:p>Erstdiagnose</text:p>
          </table:table-cell>
          <table:table-cell office:value-type="string" table:style-name="ce42">
            <text:p>ne_anx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gsterkrank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ndere chronisch neurologische oder psychiatrische Erkrankung</text:p>
          </table:table-cell>
          <table:table-cell office:value-type="string" table:style-name="ce42">
            <text:p>ne_oth</text:p>
          </table:table-cell>
          <table:table-cell office:value-type="string" table:style-name="ce44">
            <text:p>nein</text:p>
          </table:table-cell>
          <table:table-cell table:number-columns-repeated="4" table:style-name="ce44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chronische neurologische oder psychiatrische Erkrankung = Ja (ausgeblendet)</text:p>
          </table:table-cell>
          <table:table-cell table:number-columns-repeated="2" table:style-name="ce42"/>
          <table:table-cell table:number-columns-repeated="14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kutes neurologisches Ereignis</text:p>
          </table:table-cell>
          <table:table-cell office:value-type="string" table:style-name="ce42">
            <text:p>ne_even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9">
            <text:p>Hämorrhagischer Schlaganfall</text:p>
          </table:table-cell>
          <table:table-cell office:value-type="string" table:style-name="ce77">
            <text:p>gec_ne_ci_hem</text:p>
          </table:table-cell>
          <table:table-cell office:value-type="string" table:style-name="ce9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neurologische oder psychiatrische Erkrankungen</text:p>
          </table:table-cell>
          <table:table-cell office:value-type="string" table:style-name="ce41">
            <text:p>Z.n. Apoplex mit Residuen</text:p>
          </table:table-cell>
          <table:table-cell office:value-type="string" table:style-name="ce41">
            <text:p>Ja, Nein, Unbekannt</text:p>
          </table:table-cell>
          <table:table-cell office:value-type="string" table:style-name="ce77">
            <text:p>Neurologische und psychiatrische Erkrankungen und Ereignisse</text:p>
          </table:table-cell>
          <table:table-cell office:value-type="string" table:style-name="ce77">
            <text:p>Ja/ Nein/ Keine Informationen verfügbar</text:p>
          </table:table-cell>
          <table:table-cell office:value-type="string" table:style-name="ce77">
            <text:p>Wenn Akutes neurologisches Ereignis = Ja (eingeblendet)</text:p>
          </table:table-cell>
          <table:table-cell table:style-name="ce77"/>
          <table:table-cell table:style-name="ce41"/>
          <table:table-cell table:number-columns-repeated="19" table:style-name="ce39"/>
          <table:table-cell table:number-columns-repeated="16353"/>
        </table:table-row>
        <table:table-row table:style-name="ro4">
          <table:table-cell office:value-type="string" table:style-name="ce42">
            <text:p>Zeitpunkt des Auftretens</text:p>
          </table:table-cell>
          <table:table-cell office:value-type="string" table:style-name="ce42">
            <text:p>ne_ci_hem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ämorrhagischer Schlaganfall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Residuen</text:p>
          </table:table-cell>
          <table:table-cell office:value-type="string" table:style-name="ce42">
            <text:p>gec_ne_ci_hem_res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hämorrhagischer Schlaganfall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Z.n. Apoplex mit Residuen, Z.n. Apoplex ohne Residuen (gec_ne_ci_hem, gec_ne_ci_hem_res, gec_ne_ci_isch, gec_ne_ci_isch_res</text:p>
          </table:table-cell>
          <table:table-cell office:value-type="string" table:style-name="ce42">
            <text:p>covid19f-dataelement-1.118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50">
            <text:p>Transitorisch ischämische Attacke (TIA)</text:p>
          </table:table-cell>
          <table:table-cell office:value-type="string" table:style-name="ce50">
            <text:p>ne_tia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Chronische neurologische oder psychiatrische Erkrankungen</text:p>
          </table:table-cell>
          <table:table-cell office:value-type="string" table:style-name="ce51">
            <text:p>Z.n. Apoplex ohne Residuen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Neurologische und psychiatrische Erkrankungen und Ereigniss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Akutes neurologisches Ereignis = Ja (ein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table:number-columns-repeated="4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5" table:style-name="ce50"/>
          <table:table-cell table:number-columns-repeated="16353"/>
        </table:table-row>
        <table:table-row table:style-name="ro4">
          <table:table-cell office:value-type="string" table:style-name="ce45">
            <text:p>Zeitpunkt des Auftretens</text:p>
          </table:table-cell>
          <table:table-cell office:value-type="string" table:style-name="ce42">
            <text:p>ne_tia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TIA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64">
            <text:p>Ischämischer Schlaganfall</text:p>
          </table:table-cell>
          <table:table-cell office:value-type="string" table:style-name="ce39">
            <text:p>gec_ne_ci_isch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Chronische neurologische oder psychiatrische Erkrankungen</text:p>
          </table:table-cell>
          <table:table-cell office:value-type="string" table:style-name="ce41">
            <text:p>Z.n. Apoplex mit Residuen</text:p>
          </table:table-cell>
          <table:table-cell office:value-type="string" table:style-name="ce41">
            <text:p>Ja, Nein, Unbekannt</text:p>
          </table:table-cell>
          <table:table-cell office:value-type="string" table:style-name="ce39">
            <text:p>Neurologische und psychiatrische Erkrankungen und Ereignisse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Akutes neurologisches Ereignis = Ja (eingeblendet)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2" table:style-name="ce39"/>
          <table:table-cell office:value-type="string" table:style-name="ce39">
            <text:p> </text:p>
          </table:table-cell>
          <table:table-cell table:style-name="ce39"/>
          <table:table-cell office:value-type="string" table:style-name="ce39">
            <text:p> 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Z.n. Apoplex mit Residuen, Z.n. Apoplex ohne Residuen (gec_ne_ci_hem, gec_ne_ci_hem_res, gec_ne_ci_isch, gec_ne_ci_isch_res</text:p>
          </table:table-cell>
          <table:table-cell office:value-type="string" table:style-name="ce39">
            <text:p>covid19f-dataelement-1.1180, covid19f-dataelement-1.1930</text:p>
          </table:table-cell>
          <table:table-cell office:value-type="string" table:style-name="ce39">
            <text:p>2020-04-08</text:p>
          </table:table-cell>
          <table:table-cell office:value-type="string" table:style-name="ce39">
            <text:p> </text:p>
          </table:table-cell>
          <table:table-cell office:value-type="string" table:style-name="ce39">
            <text:p> </text:p>
          </table:table-cell>
          <table:table-cell table:number-columns-repeated="5" table:style-name="ce39"/>
          <table:table-cell table:number-columns-repeated="16353"/>
        </table:table-row>
        <table:table-row table:style-name="ro4">
          <table:table-cell office:value-type="string" table:style-name="ce45">
            <text:p>Zeitpunkt des Auftretens</text:p>
          </table:table-cell>
          <table:table-cell office:value-type="string" table:style-name="ce42">
            <text:p>ne_ci_isch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ischämischer Schlaganfall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NIHSS bei ischämischem Schlaganfall</text:p>
          </table:table-cell>
          <table:table-cell office:value-type="string" table:style-name="ce42">
            <text:p>ne_ci_isch_nihss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Ordinal</text:p>
          </table:table-cell>
          <table:table-cell office:value-type="string" table:style-name="ce42">
            <text:p>Wenn ischämischer Schlaganfall = Ja (ausgeblendet)</text:p>
          </table:table-cell>
          <table:table-cell office:value-type="string" table:style-name="ce42">
            <text:p>Ganze Zahlen 0-42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Ursache des ischämischen Schlaganfalls (TOAST-Klassifikation)</text:p>
          </table:table-cell>
          <table:table-cell office:value-type="string" table:style-name="ce42">
            <text:p>ne_ci_isch_toas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Kardial embolisch/ Makroangiopathie/ Mikroangioapthie/ Andere Ätiologie/ Unklare Ätiologie/ Keine Informationen verfügbar</text:p>
          </table:table-cell>
          <table:table-cell office:value-type="string" table:style-name="ce42">
            <text:p>Wenn ischämischer Schlaganfall = Ja (ausgeblendet)</text:p>
          </table:table-cell>
          <table:table-cell table:style-name="ce42"/>
          <table:table-cell office:value-type="string" table:style-name="ce42">
            <text:p>Explizit dokumentierte Information/ Einschätzung anhand der Aktenlage (Educated Guess)</text:p>
          </table:table-cell>
          <table:table-cell office:value-type="string" table:style-name="ce42">
            <text:p>_src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Residuen</text:p>
          </table:table-cell>
          <table:table-cell office:value-type="string" table:style-name="ce42">
            <text:p>gec_ne_ci_isch_res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ischämischer Schlaganfall = Ja (ausgeblendet)</text:p>
          </table:table-cell>
          <table:table-cell table:number-columns-repeated="7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Z.n. Apoplex mit Residuen, Z.n. Apoplex ohne Residuen (gec_ne_ci_hem, gec_ne_ci_hem_res, gec_ne_ci_isch, gec_ne_ci_isch_res</text:p>
          </table:table-cell>
          <table:table-cell office:value-type="string" table:style-name="ce42">
            <text:p>covid19f-dataelement-1.118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Meningoencephalitis</text:p>
          </table:table-cell>
          <table:table-cell office:value-type="string" table:style-name="ce42">
            <text:p>ne_meng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kutes neurologisches Ereignis = Ja (ein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ne_meng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eningoencephaliti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Zeitpunkt des Auftretens bis Tag</text:p>
          </table:table-cell>
          <table:table-cell office:value-type="string" table:style-name="ce42">
            <text:p>ne_meng_end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eningoencephalitis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Krampfanfall</text:p>
          </table:table-cell>
          <table:table-cell office:value-type="string" table:style-name="ce42">
            <text:p>ne_seiz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kutes neurologisches Ereignis = Ja (ein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ne_seiz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Neurologische und psychiatrische Erkrankungen und Ereignis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Krampfanfall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Rhabdomyolyse</text:p>
          </table:table-cell>
          <table:table-cell office:value-type="string" table:style-name="ce42">
            <text:p>rhabdo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Rhabdomyolyse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Zeitpunkt des Auftretens an Tag</text:p>
          </table:table-cell>
          <table:table-cell office:value-type="string" table:style-name="ce42">
            <text:p>rhabdo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Rhabdomyoly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Rhabdomyoly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Hauterkrankungen</text:p>
          </table:table-cell>
          <table:table-cell office:value-type="string" table:style-name="ce42">
            <text:p>de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auterkrankungen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Psoriasis</text:p>
          </table:table-cell>
          <table:table-cell office:value-type="string" table:style-name="ce42">
            <text:p>de_pso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auterkrankun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Hauterkrankung = Ja (ausgeblendet)</text:p>
          </table:table-cell>
          <table:table-cell table:number-columns-repeated="16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de_pso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auterkrankung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soriasi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ndere Hauterkrankung</text:p>
          </table:table-cell>
          <table:table-cell office:value-type="string" table:style-name="ce42">
            <text:p>de_oth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Hauterkrankung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Hauterkrankung = Ja (ausgeblendet)</text:p>
          </table:table-cell>
          <table:table-cell table:number-columns-repeated="16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Bindehautentzündung (Konjunktivitis)</text:p>
          </table:table-cell>
          <table:table-cell office:value-type="string" table:style-name="ce42">
            <text:p>conj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Konjunktiviti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iagnos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llergien </text:p>
          </table:table-cell>
          <table:table-cell office:value-type="string" table:style-name="ce42">
            <text:p>al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table:number-columns-repeated="16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Penicillinallergie</text:p>
          </table:table-cell>
          <table:table-cell office:value-type="string" table:style-name="ce42">
            <text:p>al_pen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 mit Testung oder Allergiepass/ Ja, anamnestisch/ Nein/ Keine Informationen verfügbar</text:p>
          </table:table-cell>
          <table:table-cell office:value-type="string" table:style-name="ce42">
            <text:p>Wenn Allerg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al_pen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enicillinallerg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Pollenallergie</text:p>
          </table:table-cell>
          <table:table-cell office:value-type="string" table:style-name="ce42">
            <text:p>al_pol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llerg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al_pol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ollenallergie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Hausstaubmilbenallergie</text:p>
          </table:table-cell>
          <table:table-cell office:value-type="string" table:style-name="ce42">
            <text:p>al_dus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llerg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al_dust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ausstaubmilbenallergie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Schimmelpilzallergie</text:p>
          </table:table-cell>
          <table:table-cell office:value-type="string" table:style-name="ce42">
            <text:p>al_mould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llerg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Erstdiagnose</text:p>
          </table:table-cell>
          <table:table-cell office:value-type="string" table:style-name="ce42">
            <text:p>al_mould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chimmelpilzallergie = Ja (ausgeblendet)</text:p>
          </table:table-cell>
          <table:table-cell table:style-name="ce45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table:number-columns-repeated="9" table:style-name="ce45"/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5">
            <text:p>Andere Allergie</text:p>
          </table:table-cell>
          <table:table-cell office:value-type="string" table:style-name="ce42">
            <text:p>al_oth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llerg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naphylaxie</text:p>
          </table:table-cell>
          <table:table-cell office:value-type="string" table:style-name="ce42">
            <text:p>anaphy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llergien = Ja (ausgeblendet)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anaphy_start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aphylax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style-name="ro4">
          <table:table-cell office:value-type="string" table:style-name="ce42">
            <text:p>Anaphylaxie Schweregrad nach Ring und Messmer</text:p>
          </table:table-cell>
          <table:table-cell office:value-type="string" table:style-name="ce42">
            <text:p>anaphy_severity</text:p>
          </table:table-cell>
          <table:table-cell office:value-type="string" table:style-name="ce44">
            <text:p>nein</text:p>
          </table:table-cell>
          <table:table-cell table:number-columns-repeated="4" table:style-name="ce42"/>
          <table:table-cell office:value-type="string" table:style-name="ce42">
            <text:p>Allergien und Anaphylaxie</text:p>
          </table:table-cell>
          <table:table-cell office:value-type="string" table:style-name="ce42">
            <text:p>Grad I (generalisierte Hautmanifestation)/ Grad II (moderat)/ Grad III (schwer)/ Grad IV (Herz-Kreislauf-Versagen)/ Keine Informationen verfügbar</text:p>
          </table:table-cell>
          <table:table-cell office:value-type="string" table:style-name="ce42">
            <text:p>Wenn Anaphylax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plizit dokumentierte Information/ Einschätzung anhand der Aktenlage (Educated Guess)</text:p>
          </table:table-cell>
          <table:table-cell office:value-type="string" table:style-name="ce42">
            <text:p>_src</text:p>
          </table:table-cell>
          <table:table-cell table:number-columns-repeated="4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3"/>
        </table:table-row>
        <table:table-row table:number-rows-repeated="935" table:style-name="ro4">
          <table:table-cell table:number-columns-repeated="31" table:style-name="ce47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V2_Diagnosen_(Transplantatione" table:style-name="ta1">
        <table:table-column table:style-name="co24" table:default-cell-style-name="ce1"/>
        <table:table-column table:style-name="co18" table:number-columns-repeated="30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13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8">
            <text:p>Antwortmöglichkeit in Gecco</text:p>
          </table:table-cell>
          <table:table-cell office:value-type="string" table:style-name="ce98">
            <text:p>Antwortmöglichkeiten in DIS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7" table:style-name="ce92"/>
          <table:table-cell table:number-columns-repeated="16353"/>
        </table:table-row>
        <table:table-row table:style-name="ro5">
          <table:table-cell office:value-type="string" table:style-name="ce61">
            <text:p>Z.n. Organtransplantation</text:p>
          </table:table-cell>
          <table:table-cell office:value-type="string" table:style-name="ce61">
            <text:p>gec_tx</text:p>
          </table:table-cell>
          <table:table-cell office:value-type="string" table:style-name="ce62">
            <text:p>ja</text:p>
          </table:table-cell>
          <table:table-cell office:value-type="string" table:style-name="ce78">
            <text:p>Anamnese/Risikofaktoren</text:p>
          </table:table-cell>
          <table:table-cell office:value-type="string" table:style-name="ce62">
            <text:p>Organtransplantiert</text:p>
          </table:table-cell>
          <table:table-cell office:value-type="string" table:style-name="ce62">
            <text:p>Lunge, Herz, Leber, Nieren, Darm, Haut, Hornhaut, Gehörknöchel, Herzklappen, Blutgefäße, Hirnhaut, Knochgewebe, Knorpelgewebe, Sehne, <text:s/>Nein, Unbekannt</text:p>
          </table:table-cell>
          <table:table-cell office:value-type="string" table:style-name="ce66">
            <text:p>Ja, Nein, Unbekannt</text:p>
          </table:table-cell>
          <table:table-cell office:value-type="string" table:style-name="ce61">
            <text:p>Zustand nach Organtransplantation</text:p>
          </table:table-cell>
          <table:table-cell office:value-type="string" table:style-name="ce61">
            <text:p>Ja/ Nein/ Keine Informationen verfügbar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style-name="ce61"/>
          <table:table-cell office:value-type="string" table:style-name="ce61">
            <text:p> </text:p>
          </table:table-cell>
          <table:table-cell office:value-type="string" table:style-name="ce61">
            <text:p>GECCO</text:p>
          </table:table-cell>
          <table:table-cell table:style-name="ce61"/>
          <table:table-cell office:value-type="string" table:style-name="ce61">
            <text:p>covid19f-dataelement-1.1210</text:p>
          </table:table-cell>
          <table:table-cell office:value-type="string" table:style-name="ce61">
            <text:p>2020-04-08</text:p>
          </table:table-cell>
          <table:table-cell office:value-type="string" table:style-name="ce61">
            <text:p> </text:p>
          </table:table-cell>
          <table:table-cell office:value-type="string" table:style-name="ce61">
            <text:p> </text:p>
          </table:table-cell>
          <table:table-cell table:number-columns-repeated="7" table:style-name="ce61"/>
          <table:table-cell table:number-columns-repeated="16353"/>
        </table:table-row>
        <table:table-row table:style-name="ro5">
          <table:table-cell office:value-type="string" table:style-name="ce50">
            <text:p>Herz</text:p>
          </table:table-cell>
          <table:table-cell office:value-type="string" table:style-name="ce50">
            <text:p>gec_tx_heart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Organtransplantiert</text:p>
          </table:table-cell>
          <table:table-cell office:value-type="string" table:style-name="ce51">
            <text:p>Herz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Zustand nach Organtransplantatio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Z.n. Organtransplantation = Ja (aus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table:style-name="ce79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1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Datum der Transplantation</text:p>
          </table:table-cell>
          <table:table-cell office:value-type="string" table:style-name="ce42">
            <text:p>tx_heart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erz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Lunge</text:p>
          </table:table-cell>
          <table:table-cell office:value-type="string" table:style-name="ce50">
            <text:p>gec_tx_lung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Organtransplantiert</text:p>
          </table:table-cell>
          <table:table-cell office:value-type="string" table:style-name="ce51">
            <text:p>Lunge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Zustand nach Organtransplantatio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Z.n. Organtransplantation = Ja (aus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1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Datum der Transplantation</text:p>
          </table:table-cell>
          <table:table-cell office:value-type="string" table:style-name="ce42">
            <text:p>tx_lung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ung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Leber</text:p>
          </table:table-cell>
          <table:table-cell office:value-type="string" table:style-name="ce50">
            <text:p>gec_tx_lv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Organtransplantiert</text:p>
          </table:table-cell>
          <table:table-cell office:value-type="string" table:style-name="ce51">
            <text:p>Leber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Zustand nach Organtransplantatio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Z.n. Organtransplantation = Ja (aus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1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Datum der Transplantation</text:p>
          </table:table-cell>
          <table:table-cell office:value-type="string" table:style-name="ce42">
            <text:p>tx_lv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ebe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Nieren</text:p>
          </table:table-cell>
          <table:table-cell office:value-type="string" table:style-name="ce50">
            <text:p>gec_tx_kidney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Organtransplantiert</text:p>
          </table:table-cell>
          <table:table-cell office:value-type="string" table:style-name="ce51">
            <text:p>Nieren</text:p>
          </table:table-cell>
          <table:table-cell office:value-type="string" table:style-name="ce68">
            <text:p>Ja, Nein, Unbekannt</text:p>
          </table:table-cell>
          <table:table-cell office:value-type="string" table:style-name="ce50">
            <text:p>Zustand nach Organtransplantatio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Z.n. Organtransplantation = Ja (aus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table:style-name="ce50"/>
          <table:table-cell office:value-type="string" table:style-name="ce50">
            <text:p>covid19f-dataelement-1.121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3"/>
        </table:table-row>
        <table:table-row table:style-name="ro5">
          <table:table-cell office:value-type="string" table:style-name="ce42">
            <text:p>Datum der Transplantation</text:p>
          </table:table-cell>
          <table:table-cell office:value-type="string" table:style-name="ce42">
            <text:p>tx_kidney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Nier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Pankreas</text:p>
          </table:table-cell>
          <table:table-cell office:value-type="string" table:style-name="ce42">
            <text:p>gec_tx_pancr</text:p>
          </table:table-cell>
          <table:table-cell office:value-type="string" table:style-name="ce44">
            <text:p>nein</text:p>
          </table:table-cell>
          <table:table-cell table:number-columns-repeated="3" table:style-name="ce44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Z.n. Organtransplantation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covid19f-dataelement-1.121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Datum der Transplantation</text:p>
          </table:table-cell>
          <table:table-cell office:value-type="string" table:style-name="ce42">
            <text:p>tx_pancr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Pankreas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50">
            <text:p>Andere Organtransplantation</text:p>
          </table:table-cell>
          <table:table-cell office:value-type="string" table:style-name="ce50">
            <text:p>gec_tx_ot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Anamnese/Risikofaktoren</text:p>
          </table:table-cell>
          <table:table-cell office:value-type="string" table:style-name="ce51">
            <text:p>Organtransplantiert</text:p>
          </table:table-cell>
          <table:table-cell office:value-type="string" table:style-name="ce51">
            <text:p>Nein, Unbekannt</text:p>
          </table:table-cell>
          <table:table-cell table:style-name="ce68"/>
          <table:table-cell office:value-type="string" table:style-name="ce50">
            <text:p>Zustand nach Organtransplantation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Z.n. Organtransplantation = Ja (ausgeblendet)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21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3"/>
        </table:table-row>
        <table:table-row table:style-name="ro13">
          <table:table-cell office:value-type="string" table:style-name="ce39">
            <office:annotation draw:style-name="a8" svg:x="3.15277777777778in" svg:y="3.01388888888889in" svg:width="6.09027777777778in" svg:height="0.555555555555556in">
              <dc:creator/>
              <text:p>Andere ist in Gecco nicht vorhanden</text:p>
              <text:p><text:s/>-Anonymous</text:p>
            </office:annotation>
            <text:p>Andere Organtransplantation</text:p>
          </table:table-cell>
          <table:table-cell office:value-type="string" table:style-name="ce39">
            <text:p>gec_tx_oth_org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Organtransplantiert</text:p>
          </table:table-cell>
          <table:table-cell office:value-type="string" table:style-name="ce41">
            <text:p>Darm, Haut, Hornhaut, Gehörknöchel, Herzklappen, Blutgefäße, Hirnhaut, Knochgewebe, Knorpelgewebe, Sehne</text:p>
          </table:table-cell>
          <table:table-cell office:value-type="string" table:style-name="ce49">
            <text:p>jeweils Ja, Nein, Unbekannt</text:p>
          </table:table-cell>
          <table:table-cell office:value-type="string" table:style-name="ce39">
            <text:p>Zustand nach Organtransplantation</text:p>
          </table:table-cell>
          <table:table-cell office:value-type="string" table:style-name="ce39">
            <text:p>Darm/ Haut/ Hornhaut/ Gehörknöchelchen/ Herzklappen/ Blutgefäß/ Hirnhaut/ Knochengewebe/ Knorpelgewebe/ Sehne/ Andere</text:p>
          </table:table-cell>
          <table:table-cell office:value-type="string" table:style-name="ce39">
            <text:p>Wenn Andere Organtransplantation = Ja (eingeblendet)</text:p>
          </table:table-cell>
          <table:table-cell table:style-name="ce39"/>
          <table:table-cell office:value-type="string" table:style-name="ce39">
            <text:p>Freitext (Wenn Andere)</text:p>
          </table:table-cell>
          <table:table-cell office:value-type="string" table:style-name="ce39">
            <text:p>_oth</text:p>
          </table:table-cell>
          <table:table-cell table:number-columns-repeated="4" table:style-name="ce39"/>
          <table:table-cell office:value-type="string" table:style-name="ce39">
            <text:p>Neuer Loop</text:p>
          </table:table-cell>
          <table:table-cell office:value-type="string" table:style-name="ce39">
            <text:p>GECCO</text:p>
          </table:table-cell>
          <table:table-cell table:style-name="ce39"/>
          <table:table-cell office:value-type="string" table:style-name="ce39">
            <text:p>covid19f-dataelement-1.1210</text:p>
          </table:table-cell>
          <table:table-cell office:value-type="string" table:style-name="ce39">
            <text:p>2020-04-08</text:p>
          </table:table-cell>
          <table:table-cell table:number-columns-repeated="9" table:style-name="ce39"/>
          <table:table-cell table:number-columns-repeated="16353"/>
        </table:table-row>
        <table:table-row table:style-name="ro5">
          <table:table-cell office:value-type="string" table:style-name="ce42">
            <text:p>Datum der Transplantation</text:p>
          </table:table-cell>
          <table:table-cell office:value-type="string" table:style-name="ce42">
            <text:p>tx_oth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Organ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dere Organtransplantation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3"/>
        </table:table-row>
        <table:table-row table:style-name="ro5">
          <table:table-cell office:value-type="string" table:style-name="ce42">
            <text:p>Z.n. Stammzelltransplantation</text:p>
          </table:table-cell>
          <table:table-cell office:value-type="string" table:style-name="ce42">
            <text:p>sctx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Stammzelltransplantatio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Autologe Stammzelltransplantation</text:p>
          </table:table-cell>
          <table:table-cell office:value-type="string" table:style-name="ce42">
            <text:p>sctx_aut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Stammzelltransplantatio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Stammzelltransplantation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Datum der autologen Stammzelltransplantation</text:p>
          </table:table-cell>
          <table:table-cell office:value-type="string" table:style-name="ce42">
            <text:p>sctx_auto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Stammzell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utologe Stammzelltransplantation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Allogene Stammzelltransplantation</text:p>
          </table:table-cell>
          <table:table-cell office:value-type="string" table:style-name="ce42">
            <text:p>sctx_all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Stammzelltransplantatio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Stammzelltransplantation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style-name="ro5">
          <table:table-cell office:value-type="string" table:style-name="ce42">
            <text:p>Datum der allogenen Stammzelltransplantation</text:p>
          </table:table-cell>
          <table:table-cell office:value-type="string" table:style-name="ce42">
            <text:p>sctx_allo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table:style-name="ce69"/>
          <table:table-cell office:value-type="string" table:style-name="ce42">
            <text:p>Zustand nach Stammzelltransplant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utologe Stammzelltransplantation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3"/>
        </table:table-row>
        <table:table-row table:number-rows-repeated="980" table:style-name="ro4">
          <table:table-cell table:number-columns-repeated="6" table:style-name="ce47"/>
          <table:table-cell table:style-name="ce70"/>
          <table:table-cell table:number-columns-repeated="24" table:style-name="ce47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V2_Diagnosen_(Andere,_Tod)" table:style-name="ta1">
        <table:table-column table:style-name="co26" table:default-cell-style-name="ce1"/>
        <table:table-column table:style-name="co18" table:number-columns-repeated="30" table:default-cell-style-name="ce1"/>
        <table:table-column table:style-name="co3" table:number-columns-repeated="993" table:default-cell-style-name="ce1"/>
        <table:table-column table:style-name="co4" table:number-columns-repeated="15360" table:default-cell-style-name="ce1"/>
        <table:table-row table:style-name="ro13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1">
            <text:p>Überschrift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?</text:p>
          </table:table-cell>
          <table:table-cell office:value-type="string" table:style-name="ce90">
            <text:p>Feld in Gecco</text:p>
          </table:table-cell>
          <table:table-cell office:value-type="string" table:style-name="ce98">
            <text:p>Antwortmöglichkeit in Gecco</text:p>
          </table:table-cell>
          <table:table-cell table:style-name="ce91"/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8" table:style-name="ce92"/>
          <table:table-cell table:number-columns-repeated="16353"/>
        </table:table-row>
        <table:table-row table:style-name="ro5">
          <table:table-cell office:value-type="string" table:style-name="ce42">
            <text:p>Andere Diagnosen</text:p>
          </table:table-cell>
          <table:table-cell office:value-type="string" table:style-name="ce42">
            <text:p>diag_oth</text:p>
          </table:table-cell>
          <table:table-cell office:value-type="string" table:style-name="ce42">
            <text:p>Andere Diagnose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table:style-name="ce42"/>
          <table:table-cell table:number-columns-repeated="13" table:style-name="ce45"/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Diagnose</text:p>
          </table:table-cell>
          <table:table-cell office:value-type="string" table:style-name="ce42">
            <text:p>diag_oth_type</text:p>
          </table:table-cell>
          <table:table-cell office:value-type="string" table:style-name="ce42">
            <text:p>Andere Diagnose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Freitext</text:p>
          </table:table-cell>
          <table:table-cell office:value-type="string" table:style-name="ce42">
            <text:p>Wenn weitere Diagnosen = Ja (ausgeblendet)</text:p>
          </table:table-cell>
          <table:table-cell table:number-columns-repeated="9" table:style-name="ce45"/>
          <table:table-cell office:value-type="string" table:style-name="ce42">
            <text:p>Neuer Loop</text:p>
          </table:table-cell>
          <table:table-cell table:number-columns-repeated="3" table:style-name="ce45"/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Vorgeschlagene ICD-11 Diagnose</text:p>
          </table:table-cell>
          <table:table-cell office:value-type="string" table:style-name="ce42">
            <text:p>diag_oth_icd11</text:p>
          </table:table-cell>
          <table:table-cell office:value-type="string" table:style-name="ce42">
            <text:p>Andere Diagnose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Hinterlegte Liste</text:p>
          </table:table-cell>
          <table:table-cell office:value-type="string" table:style-name="ce42">
            <text:p>Wenn weitere Diagnosen = Ja (ausgeblendet)</text:p>
          </table:table-cell>
          <table:table-cell table:number-columns-repeated="8" table:style-name="ce45"/>
          <table:table-cell office:value-type="string" table:style-name="ce45">
            <text:p>Katalog6</text:p>
          </table:table-cell>
          <table:table-cell office:value-type="string" table:style-name="ce42">
            <text:p>Loop</text:p>
          </table:table-cell>
          <table:table-cell table:number-columns-repeated="3" table:style-name="ce45"/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diag_oth_start</text:p>
          </table:table-cell>
          <table:table-cell office:value-type="string" table:style-name="ce42">
            <text:p>Andere Diagnose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Datum vollständig</text:p>
          </table:table-cell>
          <table:table-cell office:value-type="string" table:style-name="ce42">
            <text:p>Wenn weitere Diagnos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Zeitpunkt des Auftretens bis Tag</text:p>
          </table:table-cell>
          <table:table-cell office:value-type="string" table:style-name="ce42">
            <text:p>diag_oth_end</text:p>
          </table:table-cell>
          <table:table-cell office:value-type="string" table:style-name="ce42">
            <text:p>Andere Diagnose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Datum vollständig</text:p>
          </table:table-cell>
          <table:table-cell office:value-type="string" table:style-name="ce42">
            <text:p>Wenn weitere Diagnosen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table:number-columns-repeated="2" table:style-name="ce45"/>
          <table:table-cell office:value-type="string" table:style-name="ce42">
            <text:p>Loop</text:p>
          </table:table-cell>
          <table:table-cell table:number-columns-repeated="3" table:style-name="ce45"/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50">
            <text:p>Tod</text:p>
          </table:table-cell>
          <table:table-cell office:value-type="string" table:style-name="ce50">
            <text:p>gec_death</text:p>
          </table:table-cell>
          <table:table-cell office:value-type="string" table:style-name="ce50">
            <text:p>Tod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Outcome bei Entlassung</text:p>
          </table:table-cell>
          <table:table-cell office:value-type="string" table:style-name="ce51">
            <text:p>Entlassungsart</text:p>
          </table:table-cell>
          <table:table-cell office:value-type="string" table:style-name="ce51">
            <text:p>Tod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2" table:style-name="ce50"/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GECCO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8" table:style-name="ce50"/>
          <table:table-cell table:style-name="ce52"/>
          <table:table-cell table:number-columns-repeated="16353"/>
        </table:table-row>
        <table:table-row table:style-name="ro5">
          <table:table-cell office:value-type="string" table:style-name="ce42">
            <text:p>Zeitpunkt des Todes</text:p>
          </table:table-cell>
          <table:table-cell office:value-type="string" table:style-name="ce42">
            <text:p>death_date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Datum vollständig</text:p>
          </table:table-cell>
          <table:table-cell office:value-type="string" table:style-name="ce42">
            <text:p>Wenn Tod = Ja (ausgeblendet)</text:p>
          </table:table-cell>
          <table:table-cell table:style-name="ce42"/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6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Reanimationsbehandlung durchgeführt</text:p>
          </table:table-cell>
          <table:table-cell office:value-type="string" table:style-name="ce42">
            <text:p>cpr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13" table:style-name="ce45"/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Hauptgrund für Nichtdurchführung einer Reanimation</text:p>
          </table:table-cell>
          <table:table-cell office:value-type="string" table:style-name="ce42">
            <text:p>negcpr_reason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Palliative Situation oder bestehende DNR Anordnung/ Ressourcenknappheit (fehlende Beatmungsplätze etc.)/ Unbeobachteter Todeseintritt/ Keine Informationen verfügbar</text:p>
          </table:table-cell>
          <table:table-cell office:value-type="string" table:style-name="ce42">
            <text:p>Wenn Reanimationsbehandlung = Nein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8" table:style-name="ce42"/>
          <table:table-cell table:style-name="ce54"/>
          <table:table-cell table:number-columns-repeated="16353"/>
        </table:table-row>
        <table:table-row table:style-name="ro10">
          <table:table-cell office:value-type="string" table:style-name="ce42">
            <text:p>Primäre Todesursache</text:p>
          </table:table-cell>
          <table:table-cell office:value-type="string" table:style-name="ce42">
            <text:p>death_1stcause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Multiorganversagen (Multiples Organdysfunktionssyndrom)/ Akute Lungenschädigung/ Pneumonie/ Myokardinfarkt/ Herzinsuffizienz/ Herzrhythmusstörung/ Chronisch obstruktive Lungenerkrankung/ Lungenarterienembolie/ Zerebrovaskuläre Erkrankung/ Nierenversagen/ Leberversagen/ Maligne Erkrankung/ Andere</text:p>
          </table:table-cell>
          <table:table-cell office:value-type="string" table:style-name="ce42">
            <text:p>Wenn Tod = Ja (ausgeblendet)</text:p>
          </table:table-cell>
          <table:table-cell table:style-name="ce42"/>
          <table:table-cell office:value-type="string" table:style-name="ce42">
            <text:p>Freitext bei Andere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Bitte geben Sie alle weiteren zutreffenden Ursachen an.</text:p>
          </table:table-cell>
          <table:table-cell table:style-name="ce42"/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26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Multiorganversagen (Multiples Organdysfunktionssyndrom)</text:p>
          </table:table-cell>
          <table:table-cell office:value-type="string" table:style-name="ce42">
            <text:p>death_multiorgan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Akute Lungenschädigung</text:p>
          </table:table-cell>
          <table:table-cell office:value-type="string" table:style-name="ce42">
            <text:p>death_acl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Pneumonie</text:p>
          </table:table-cell>
          <table:table-cell office:value-type="string" table:style-name="ce42">
            <text:p>death_pneu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Myokardinfarkt</text:p>
          </table:table-cell>
          <table:table-cell office:value-type="string" table:style-name="ce42">
            <text:p>death_mi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Herzinsuffizienz</text:p>
          </table:table-cell>
          <table:table-cell office:value-type="string" table:style-name="ce42">
            <text:p>death_chf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Herzrhythmusstörung</text:p>
          </table:table-cell>
          <table:table-cell office:value-type="string" table:style-name="ce42">
            <text:p>death_arrhyt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Chronisch obstruktive Lungenerkrankung</text:p>
          </table:table-cell>
          <table:table-cell office:value-type="string" table:style-name="ce42">
            <text:p>death_copd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5">
          <table:table-cell office:value-type="string" table:style-name="ce42">
            <text:p>Sekundäre Todesursachen: Lungenarterienembolie</text:p>
          </table:table-cell>
          <table:table-cell office:value-type="string" table:style-name="ce42">
            <text:p>death_pe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4">
          <table:table-cell office:value-type="string" table:style-name="ce42">
            <text:p>Sekundäre Todesursachen: Zerebrovaskuläre Erkrankung</text:p>
          </table:table-cell>
          <table:table-cell office:value-type="string" table:style-name="ce42">
            <text:p>death_cvd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4">
          <table:table-cell office:value-type="string" table:style-name="ce42">
            <text:p>Sekundäre Todesursachen: Nierenversagen</text:p>
          </table:table-cell>
          <table:table-cell office:value-type="string" table:style-name="ce42">
            <text:p>death_aki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4">
          <table:table-cell office:value-type="string" table:style-name="ce42">
            <text:p>Sekundäre Todesursachen: Leberversagen</text:p>
          </table:table-cell>
          <table:table-cell office:value-type="string" table:style-name="ce42">
            <text:p>death_alf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4">
          <table:table-cell office:value-type="string" table:style-name="ce42">
            <text:p>Sekundäre Todesursachen: Maligne Erkrankung</text:p>
          </table:table-cell>
          <table:table-cell office:value-type="string" table:style-name="ce42">
            <text:p>death_on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number-columns-repeated="21" table:style-name="ce42"/>
          <table:table-cell table:style-name="ce54"/>
          <table:table-cell table:number-columns-repeated="16353"/>
        </table:table-row>
        <table:table-row table:style-name="ro4">
          <table:table-cell office:value-type="string" table:style-name="ce42">
            <text:p>Sekundäre Todesursachen: Andere</text:p>
          </table:table-cell>
          <table:table-cell office:value-type="string" table:style-name="ce42">
            <text:p>death_oth</text:p>
          </table:table-cell>
          <table:table-cell office:value-type="string" table:style-name="ce42">
            <text:p>T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Tod = Ja (ausgeblendet)</text:p>
          </table:table-cell>
          <table:table-cell table:style-name="ce42"/>
          <table:table-cell office:value-type="string" table:style-name="ce42">
            <text:p>Freitext bei Andere</text:p>
          </table:table-cell>
          <table:table-cell office:value-type="string" table:style-name="ce42">
            <text:p>_oth</text:p>
          </table:table-cell>
          <table:table-cell table:number-columns-repeated="18" table:style-name="ce42"/>
          <table:table-cell table:style-name="ce54"/>
          <table:table-cell table:number-columns-repeated="16353"/>
        </table:table-row>
        <table:table-row table:number-rows-repeated="975" table:style-name="ro4">
          <table:table-cell table:number-columns-repeated="30" table:style-name="ce47"/>
          <table:table-cell table:style-name="ce6"/>
          <table:table-cell table:number-columns-repeated="16353"/>
        </table:table-row>
        <table:table-row table:number-rows-repeated="1047576" table:style-name="ro1">
          <table:table-cell table:number-columns-repeated="16384"/>
        </table:table-row>
      </table:table>
      <table:table table:name="FV3_Symptome_(Allgemein)" table:style-name="ta1">
        <table:table-column table:style-name="co24" table:default-cell-style-name="ce1"/>
        <table:table-column table:style-name="co18" table:number-columns-repeated="29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7" table:style-name="ce92"/>
          <table:table-cell table:number-columns-repeated="16354"/>
        </table:table-row>
        <table:table-row table:style-name="ro5">
          <table:table-cell office:value-type="string" table:style-name="ce42">
            <text:p>Vorliegen eines oder mehrerer der hier aufgeführten allgemeinen Symptome</text:p>
          </table:table-cell>
          <table:table-cell office:value-type="string" table:style-name="ce43">
            <text:p>gec_sy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42">
            <text:p>covid19f-dataelement-1.138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50">
            <text:p>Fieber</text:p>
          </table:table-cell>
          <table:table-cell office:value-type="string" table:style-name="ce50">
            <text:p>gec_sy_feve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Fieber</text:p>
          </table:table-cell>
          <table:table-cell office:value-type="string" table:style-name="ce50">
            <text:p>Allgemeinsymptomatik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Vorliegen der aufgeführten allgemeinen Symptome = Ja (ein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fever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Fiebe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fever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Fieber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Appetitlosigkeit </text:p>
          </table:table-cell>
          <table:table-cell office:value-type="string" table:style-name="ce42">
            <text:p>sy_appe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appet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ppetitlosigkeit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appet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Appetitlosigkeit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Lymphknotenschwellung (Lymphadenopathie)</text:p>
          </table:table-cell>
          <table:table-cell office:value-type="string" table:style-name="ce42">
            <text:p>sy_lymp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lymph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ymphadenopat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lymph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Lymphadenopathie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Schwindel</text:p>
          </table:table-cell>
          <table:table-cell office:value-type="string" table:style-name="ce42">
            <text:p>sy_dizzi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dizzi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chindel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dizzi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Schindel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50">
            <text:p>Kopfschmerzen</text:p>
          </table:table-cell>
          <table:table-cell office:value-type="string" table:style-name="ce50">
            <text:p>gec_sy_heada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Kopfschmerzen</text:p>
          </table:table-cell>
          <table:table-cell office:value-type="string" table:style-name="ce50">
            <text:p>Allgemeinsymptomatik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Vorliegen der aufgeführten allgemeinen Symptome = Ja (ein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9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heada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Kopfschmerz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heada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Kopfschmerz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Ohrenschmerzen</text:p>
          </table:table-cell>
          <table:table-cell office:value-type="string" table:style-name="ce42">
            <text:p>sy_earp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earp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Ohrenschmerz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earp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Ohrenschmerz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Brustschmerz</text:p>
          </table:table-cell>
          <table:table-cell office:value-type="string" table:style-name="ce42">
            <text:p>sy_breastp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breastp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rustschmerz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breastp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Brustschmerz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Muskelschmerzen (Myalgie)</text:p>
          </table:table-cell>
          <table:table-cell office:value-type="string" table:style-name="ce42">
            <text:p>sy_myal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myalg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uskelschmerzen (Myalgie)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myalg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Muskelschmerzen (Myalgie)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Gelenkschmerzen (Arthralgie)</text:p>
          </table:table-cell>
          <table:table-cell office:value-type="string" table:style-name="ce42">
            <text:p>sy_arth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arthr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elenkschmerz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arthr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Gelenkschmerz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Hautveränderung</text:p>
          </table:table-cell>
          <table:table-cell office:value-type="string" table:style-name="ce42">
            <text:p>sy_ski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orliegen der aufgeführten allgemeinen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skin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autveränderung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skin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llgemeinsymptomatik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Hautveränderung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number-rows-repeated="968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3_Symptome_(Atemweg,_Magen-Da" table:style-name="ta1">
        <table:table-column table:style-name="co24" table:default-cell-style-name="ce1"/>
        <table:table-column table:style-name="co18" table:number-columns-repeated="29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7" table:style-name="ce92"/>
          <table:table-cell table:number-columns-repeated="16354"/>
        </table:table-row>
        <table:table-row table:style-name="ro5">
          <table:table-cell office:value-type="string" table:style-name="ce42">
            <text:p>Respiratorische Symptome</text:p>
          </table:table-cell>
          <table:table-cell office:value-type="string" table:style-name="ce42">
            <text:p>sy_p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table:style-name="ce48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Halsschmerzen</text:p>
          </table:table-cell>
          <table:table-cell office:value-type="string" table:style-name="ce42">
            <text:p>sy_pd_sor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respirator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sore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alsschmerz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pd_sore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Halsschmerz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Laufende Nase (Rhinorrhoe)</text:p>
          </table:table-cell>
          <table:table-cell office:value-type="string" table:style-name="ce42">
            <text:p>sy_pd_rhi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respirator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rhin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aufende Na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pd_rhin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laufende Nase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Verstopfte Nase</text:p>
          </table:table-cell>
          <table:table-cell office:value-type="string" table:style-name="ce42">
            <text:p>sy_pd_stuf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respirator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stuf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verstopfte Nas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pd_stuf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verstopfte Nase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Niesen</text:p>
          </table:table-cell>
          <table:table-cell office:value-type="string" table:style-name="ce42">
            <text:p>sy_pd_sneez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respirator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sneez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Nies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pd_sneez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Nies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50">
            <text:p>Husten</text:p>
          </table:table-cell>
          <table:table-cell office:value-type="string" table:style-name="ce50">
            <text:p>gec_sy_pd_coug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Husten</text:p>
          </table:table-cell>
          <table:table-cell office:value-type="string" table:style-name="ce50">
            <text:p>Respiratorisch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espiratorisch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9"/>
          <table:table-cell table:number-columns-repeated="16354"/>
        </table:table-row>
        <table:table-row table:style-name="ro5">
          <table:table-cell office:value-type="string" table:style-name="ce42">
            <text:p>Mit Auswurf</text:p>
          </table:table-cell>
          <table:table-cell office:value-type="string" table:style-name="ce42">
            <text:p>sy_pd_cough_we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Hust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Farbe des Auswurfs</text:p>
          </table:table-cell>
          <table:table-cell office:value-type="string" table:style-name="ce42">
            <text:p>sy_pd_cough_wet_col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Gelb-grün/ Weiß/ Gräulich/ Bräunlich/ Andere Farbe/ Keine Informationen verfügbar</text:p>
          </table:table-cell>
          <table:table-cell office:value-type="string" table:style-name="ce42">
            <text:p>Wenn Auswurf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Bluthaltiges Sekret (Hämoptyse)</text:p>
          </table:table-cell>
          <table:table-cell office:value-type="string" table:style-name="ce42">
            <text:p>sy_pd_cough_blood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uswurf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6" table:style-name="ce42"/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coug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Hust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pd_cough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Hust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50">
            <text:p>Kurzatmigkeit (Dyspnoe)</text:p>
          </table:table-cell>
          <table:table-cell office:value-type="string" table:style-name="ce50">
            <text:p>gec_sy_pd_dysp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Kurzatmigkeit (Dyspnoe)</text:p>
          </table:table-cell>
          <table:table-cell office:value-type="string" table:style-name="ce50">
            <text:p>Respiratorisch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respiratorisch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9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dysp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Kurzatmigkeit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pd_dysp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Kurzatmigkeit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Keuchen</text:p>
          </table:table-cell>
          <table:table-cell office:value-type="string" table:style-name="ce42">
            <text:p>sy_pd_wheez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respirator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pd_wheez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Keuch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pd_wheez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Keuch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5">
            <text:p>Andere respiratorische Symptome</text:p>
          </table:table-cell>
          <table:table-cell office:value-type="string" table:style-name="ce42">
            <text:p>sy_pd_ot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Respirator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respirator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Frage x: Bitte hier statt x Fragenummer des Loops für Weitere Symptome angeben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Gastrointestinale Symptome</text:p>
          </table:table-cell>
          <table:table-cell office:value-type="string" table:style-name="ce42">
            <text:p>sy_gi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Ja/ Nein/ Keine Informationen verfügbar</text:p>
          </table:table-cell>
          <table:table-cell table:style-name="ce48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50">
            <text:p>Bauchschmerzen</text:p>
          </table:table-cell>
          <table:table-cell office:value-type="string" table:style-name="ce50">
            <text:p>gec_sy_gi_abdp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Bauchschmerzen</text:p>
          </table:table-cell>
          <table:table-cell office:value-type="string" table:style-name="ce50">
            <text:p>Gastrointestinal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gastrointestinal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gi_abdp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auchschmerz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gi_abdp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Bauchschmerz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50">
            <text:p>Übelkeit</text:p>
          </table:table-cell>
          <table:table-cell office:value-type="string" table:style-name="ce50">
            <text:p>gec_sy_gi_naus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Übelkeit</text:p>
          </table:table-cell>
          <table:table-cell office:value-type="string" table:style-name="ce50">
            <text:p>Gastrointestinal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gastrointestinal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9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gi_naus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Übelkeit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gi_naus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Übelkeit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50">
            <text:p>Erbrechen</text:p>
          </table:table-cell>
          <table:table-cell office:value-type="string" table:style-name="ce50">
            <text:p>gec_sy_gi_vom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Erbrechen</text:p>
          </table:table-cell>
          <table:table-cell office:value-type="string" table:style-name="ce50">
            <text:p>Gastrointestinal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gastrointestinal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9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gi_vom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rbrech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gi_vom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Erbrech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8"/>
          <table:table-cell table:number-columns-repeated="16354"/>
        </table:table-row>
        <table:table-row table:style-name="ro4">
          <table:table-cell office:value-type="string" table:style-name="ce50">
            <text:p>Durchfall</text:p>
          </table:table-cell>
          <table:table-cell office:value-type="string" table:style-name="ce50">
            <text:p>gec_sy_gi_diar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Durchfall</text:p>
          </table:table-cell>
          <table:table-cell office:value-type="string" table:style-name="ce50">
            <text:p>Gastrointestinal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gastrointestinal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gi_diar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fall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gi_diar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Durchfall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5">
            <text:p>Andere gastrointestinale Symptome</text:p>
          </table:table-cell>
          <table:table-cell office:value-type="string" table:style-name="ce42">
            <text:p>sy_gi_ot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astrointestinal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gastrointestinal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number-rows-repeated="959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3_Symptome_(Neurologie,_Ander" table:style-name="ta1">
        <table:table-column table:style-name="co24" table:default-cell-style-name="ce1"/>
        <table:table-column table:style-name="co18" table:number-columns-repeated="29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91">
            <text:p>Datenpunkt</text:p>
          </table:table-cell>
          <table:table-cell office:value-type="string" table:style-name="ce91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91">
            <text:p>Überschrift</text:p>
          </table:table-cell>
          <table:table-cell office:value-type="string" table:style-name="ce91">
            <text:p>Skala</text:p>
          </table:table-cell>
          <table:table-cell office:value-type="string" table:style-name="ce91">
            <text:p>Filterung</text:p>
          </table:table-cell>
          <table:table-cell office:value-type="string" table:style-name="ce91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91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Budgetrelevanz</text:p>
          </table:table-cell>
          <table:table-cell office:value-type="string" table:style-name="ce91">
            <text:p>Kommentare</text:p>
          </table:table-cell>
          <table:table-cell table:number-columns-repeated="7" table:style-name="ce92"/>
          <table:table-cell table:number-columns-repeated="16354"/>
        </table:table-row>
        <table:table-row table:style-name="ro5">
          <table:table-cell office:value-type="string" table:style-name="ce42">
            <text:p>Neurologische Symptome</text:p>
          </table:table-cell>
          <table:table-cell office:value-type="string" table:style-name="ce42">
            <text:p>sy_n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50">
            <text:p>Geruchsstörungen</text:p>
          </table:table-cell>
          <table:table-cell office:value-type="string" table:style-name="ce50">
            <text:p>gec_sy_ne_smell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Geruchs- bzw Geschmacksstörung</text:p>
          </table:table-cell>
          <table:table-cell office:value-type="string" table:style-name="ce50">
            <text:p>Neurologisch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neurologisch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Geruchs- bzw Geschmacksstörungen (gec_sy_ne_smell, gec_sy_ne_taste), 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smell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eruchsstörung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ne_smell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Geruchsstörung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50">
            <text:p>Geschmacksstörungen</text:p>
          </table:table-cell>
          <table:table-cell office:value-type="string" table:style-name="ce50">
            <text:p>gec_sy_ne_taste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Geruchs- bzw Geschmacksstörung</text:p>
          </table:table-cell>
          <table:table-cell office:value-type="string" table:style-name="ce50">
            <text:p>Neurologische Symptome</text:p>
          </table:table-cell>
          <table:table-cell office:value-type="string" table:style-name="ce50">
            <text:p>Ja/ Nein/ Keine Informationen verfügbar</text:p>
          </table:table-cell>
          <table:table-cell office:value-type="string" table:style-name="ce50">
            <text:p>Wenn neurologische Symptome = Ja (ausgeblendet)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Geruchs- bzw Geschmacksstörungen (gec_sy_ne_smell, gec_sy_ne_taste), 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50">
            <text:p>covid19f-dataelement-1.1380</text:p>
          </table:table-cell>
          <table:table-cell office:value-type="string" table:style-name="ce50">
            <text:p>2020-04-08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taste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eschmacksstörung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ne_taste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Geschmacksstörung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Sehstörungen</text:p>
          </table:table-cell>
          <table:table-cell office:value-type="string" table:style-name="ce42">
            <text:p>sy_ne_vis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vis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ehstörung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ne_vis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Sehstörung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Störungen der Augenbewegungen</text:p>
          </table:table-cell>
          <table:table-cell office:value-type="string" table:style-name="ce42">
            <text:p>sy_ne_ocul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oculo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örungen der Augenbewegung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ne_oculo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Störungen der Augenbewegung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Sprachstörungen (Aphasie)</text:p>
          </table:table-cell>
          <table:table-cell office:value-type="string" table:style-name="ce42">
            <text:p>sy_ne_speec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speec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phas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ne_speec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Aphasie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Nervenschmerzen (Neuralgie)</text:p>
          </table:table-cell>
          <table:table-cell office:value-type="string" table:style-name="ce42">
            <text:p>sy_ne_ne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neur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Nervenschmerz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2">
            <text:p>Dauer</text:p>
          </table:table-cell>
          <table:table-cell office:value-type="string" table:style-name="ce42">
            <text:p>sy_ne_neur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Nervenschmerzen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Ataktisches Gangbild</text:p>
          </table:table-cell>
          <table:table-cell office:value-type="string" table:style-name="ce42">
            <text:p>sy_ne_atax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HAP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atax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taktisches Gangbild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ne_atax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ataktisches Gangbild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Orientierungsstörung oder Verwirrtheit</text:p>
          </table:table-cell>
          <table:table-cell office:value-type="string" table:style-name="ce42">
            <text:p>gec_sy_ne_conf</text:p>
          </table:table-cell>
          <table:table-cell office:value-type="string" table:style-name="ce44">
            <office:annotation draw:style-name="a9" svg:x="6.20138888888889in" svg:y="5.13888888888889in" svg:width="6.09027777777778in" svg:height="0.590277777777778in">
              <dc:creator/>
              <text:p>Es gibt im GECCO-Datensatz, Symptome die Möglichkeit der Bewusstseinstörung; keine Übereinstimmung laut ICD Code</text:p>
              <text:p><text:s/>-Anonymous</text:p>
            </office:annotation>
            <text:p>Nein</text:p>
          </table:table-cell>
          <table:table-cell table:number-columns-repeated="3" table:style-name="ce44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office:value-type="string" table:style-name="ce42">
            <text:p>covid19f-dataelement-1.138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conf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ewusstseinsstörungen oder Verwirrtheit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ne_conf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Bewusstseinsstörungen oder Verwirrtheit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Kognitive Beeinträchtigung</text:p>
          </table:table-cell>
          <table:table-cell office:value-type="string" table:style-name="ce42">
            <text:p>sy_ne_cogn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ne_cogn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Kognitive Beeinträchtig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ne_cogn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Kognitive Beeinträchtigung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5">
            <text:p>Andere neurologische Symptome</text:p>
          </table:table-cell>
          <table:table-cell office:value-type="string" table:style-name="ce42">
            <text:p>sy_ne_oth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Neurologische Symptom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neurologisch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50">
            <text:p>Andere Symptome</text:p>
          </table:table-cell>
          <table:table-cell office:value-type="string" table:style-name="ce50">
            <text:p>sy_ot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Symptome</text:p>
          </table:table-cell>
          <table:table-cell office:value-type="string" table:style-name="ce51">
            <text:p>Andere Symptome</text:p>
          </table:table-cell>
          <table:table-cell office:value-type="string" table:style-name="ce50">
            <text:p>Andere Symptome</text:p>
          </table:table-cell>
          <table:table-cell office:value-type="string" table:style-name="ce50">
            <text:p>Ja/ Nein/ Keine Informationen verfügbar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3" table:style-name="ce50"/>
          <table:table-cell office:value-type="string" table:style-name="ce50">
            <text:p> </text:p>
          </table:table-cell>
          <table:table-cell office:value-type="string" table:style-name="ce50">
            <text:p> </text:p>
          </table:table-cell>
          <table:table-cell table:number-columns-repeated="7" table:style-name="ce50"/>
          <table:table-cell table:number-columns-repeated="16354"/>
        </table:table-row>
        <table:table-row table:style-name="ro4">
          <table:table-cell office:value-type="string" table:style-name="ce42">
            <text:p>Symptom</text:p>
          </table:table-cell>
          <table:table-cell office:value-type="string" table:style-name="ce42">
            <text:p>sy_oth_typ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ndere Symptome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weiter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Vorgeschlagene ICD-11 Kodierung</text:p>
          </table:table-cell>
          <table:table-cell office:value-type="string" table:style-name="ce42">
            <text:p>sy_oth_icd11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ndere Symptome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weiter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Katalog5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Zeitpunkt des Auftretens an Tag</text:p>
          </table:table-cell>
          <table:table-cell office:value-type="string" table:style-name="ce42">
            <text:p>sy_oth_start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ndere Symptom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weitere Symptom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style-name="ro4">
          <table:table-cell office:value-type="string" table:style-name="ce42">
            <text:p>Dauer</text:p>
          </table:table-cell>
          <table:table-cell office:value-type="string" table:style-name="ce42">
            <text:p>sy_oth_dur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ndere Symptome</text:p>
          </table:table-cell>
          <table:table-cell office:value-type="string" table:style-name="ce42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office:value-type="string" table:style-name="ce42">
            <text:p>Wenn weitere Symptome = Ja (ausgeblendet)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7" table:style-name="ce42"/>
          <table:table-cell table:number-columns-repeated="16354"/>
        </table:table-row>
        <table:table-row table:number-rows-repeated="965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4_Schwangerschaft_und_Geburt" table:style-name="ta1">
        <table:table-column table:style-name="co24" table:default-cell-style-name="ce1"/>
        <table:table-column table:style-name="co18" table:number-columns-repeated="29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6" table:style-name="ce92"/>
          <table:table-cell table:number-columns-repeated="16354"/>
        </table:table-row>
        <table:table-row table:style-name="ro5">
          <table:table-cell office:value-type="string" table:style-name="ce50">
            <text:p>Schwangerschaft</text:p>
          </table:table-cell>
          <table:table-cell office:value-type="string" table:style-name="ce50">
            <text:p>gec_preg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Demographie</text:p>
          </table:table-cell>
          <table:table-cell office:value-type="string" table:style-name="ce51">
            <text:p>Schwangerschaft</text:p>
          </table:table-cell>
          <table:table-cell office:value-type="string" table:style-name="ce51">
            <text:p>Ja, Nein, Unbekannt</text:p>
          </table:table-cell>
          <table:table-cell office:value-type="string" table:style-name="ce50">
            <text:p>Schwangerschaft</text:p>
          </table:table-cell>
          <table:table-cell office:value-type="string" table:style-name="ce50">
            <text:p>Ja/ Nein, durch Schwangerschaftstest ausgeschlossen/ <text:s/>Nein, kein Hinweis in der Dokumentation/ Keine Informationen verfügbar</text:p>
          </table:table-cell>
          <table:table-cell office:value-type="string" table:style-name="ce50">
            <text:p>Wenn Geschlecht = Weiblich UND Geburtsdatum nach 1970</text:p>
          </table:table-cell>
          <table:table-cell table:number-columns-repeated="10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1110</text:p>
          </table:table-cell>
          <table:table-cell office:value-type="string" table:style-name="ce50">
            <text:p>2020-04-08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42">
            <text:p>Schwangerschaftswoche</text:p>
          </table:table-cell>
          <table:table-cell office:value-type="string" table:style-name="ce43">
            <text:p>preg_week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chwangerschaft = Ja (ausgeblendet)</text:p>
          </table:table-cell>
          <table:table-cell office:value-type="string" table:style-name="ce42">
            <text:p>Ganze Zahlen 1 - 5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Erreichen der Schwangerschaft</text:p>
          </table:table-cell>
          <table:table-cell office:value-type="string" table:style-name="ce43">
            <text:p>preg_context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Spontan/ Nach Kinderwunschbehandlung/ Keine Informationen verfügbar</text:p>
          </table:table-cell>
          <table:table-cell office:value-type="string" table:style-name="ce42">
            <text:p>Wenn Schwangerschaft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Mehrlingsschwangerschaft</text:p>
          </table:table-cell>
          <table:table-cell office:value-type="string" table:style-name="ce43">
            <text:p>preg_multi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Ja, Zwillinge/ Ja, Drillinge/ Ja, mehr als 3 Föten/ Nein/ <text:s/>Keine Informationen verfügbar</text:p>
          </table:table-cell>
          <table:table-cell office:value-type="string" table:style-name="ce42">
            <text:p>Wenn Schwangerschaft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Anzahl vorheriger Schwangerschaften</text:p>
          </table:table-cell>
          <table:table-cell office:value-type="string" table:style-name="ce43">
            <text:p>preg_nb_pre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chwangerschaft = Ja (ausgeblendet)</text:p>
          </table:table-cell>
          <table:table-cell office:value-type="string" table:style-name="ce42">
            <text:p>Ganze Zahlen 0-2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Anzahl bisheriger Lebendgeburten</text:p>
          </table:table-cell>
          <table:table-cell office:value-type="string" table:style-name="ce43">
            <text:p>preg_nb_lbirth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chwangerschaft = Ja (ausgeblendet)</text:p>
          </table:table-cell>
          <table:table-cell office:value-type="string" table:style-name="ce42">
            <text:p>Ganze Zahlen 0-20, Preg_nb_lbirth + preg_nb_aborts + preg_nb_dbirth22 &lt;= preg_nb_pre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Anzahl bisheriger Lebendgeburten vor der abgeschlossenen 37. Schwangerschaftswoche</text:p>
          </table:table-cell>
          <table:table-cell office:value-type="string" table:style-name="ce43">
            <text:p>preg_nb_lbirth37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chwangerschaft = Ja (ausgeblendet)</text:p>
          </table:table-cell>
          <table:table-cell office:value-type="string" table:style-name="ce42">
            <text:p>Ganze Zahlen 0-20, Preg_nb_lbirth37 &lt;= preg_nb_lbirth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Anzahl bisheriger Schwangerschaftsabbrüche, Fehlgeburten oder ektoper Schwangerschaften vor der 22. Schwangerschaftswoche</text:p>
          </table:table-cell>
          <table:table-cell office:value-type="string" table:style-name="ce43">
            <text:p>preg_nb_aborts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chwangerschaft = Ja (ausgeblendet)</text:p>
          </table:table-cell>
          <table:table-cell office:value-type="string" table:style-name="ce42">
            <text:p>Ganze Zahlen 0-20, Preg_nb_lbirth + preg_nb_aborts + preg_nb_dbirth22 &lt;= preg_nb_pre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Anzahl bisheriger Totgeburten nach der 22. Schwangerschaftswoche</text:p>
          </table:table-cell>
          <table:table-cell office:value-type="string" table:style-name="ce43">
            <text:p>preg_nb_dbirth22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Schwangerschaft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chwangerschaft = Ja (ausgeblendet)</text:p>
          </table:table-cell>
          <table:table-cell office:value-type="string" table:style-name="ce42">
            <text:p>Ganze Zahlen 0-20, Preg_nb_lbirth + preg_nb_aborts + preg_nb_dbirth22 &lt;= preg_nb_pre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Z.n. Komplikationen in vorheriger Schwangerschaft</text:p>
          </table:table-cell>
          <table:table-cell office:value-type="string" table:style-name="ce42">
            <text:p>preg_precompl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Schwangerschaft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Schwangerschaft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8" table:style-name="ce42"/>
          <table:table-cell table:number-columns-repeated="16354"/>
        </table:table-row>
        <table:table-row table:style-name="ro5">
          <table:table-cell office:value-type="string" table:style-name="ce42">
            <text:p>Geburt</text:p>
          </table:table-cell>
          <table:table-cell office:value-type="string" table:style-name="ce42">
            <text:p>birth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Geschlecht = Weiblich UND Geburtsdatum nach 1970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Zeitpunkt der Geburt</text:p>
          </table:table-cell>
          <table:table-cell office:value-type="string" table:style-name="ce42">
            <text:p>birth_dat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eburt = Ja (ausgeblendet)</text:p>
          </table:table-cell>
          <table:table-cell office:value-type="string" table:style-name="ce42">
            <text:p>Birthdate =&gt; Baslinedatum - 180 Tage</text:p>
          </table:table-cell>
          <table:table-cell office:value-type="string" table:style-name="ce42">
            <text:p>Exakte Angabe/ Auf Woche genau/ Auf Monat genau</text:p>
          </table:table-cell>
          <table:table-cell office:value-type="string" table:style-name="ce42">
            <text:p>_d</text:p>
          </table:table-cell>
          <table:table-cell table:number-columns-repeated="2" table:style-name="ce48"/>
          <table:table-cell table:number-columns-repeated="2" table:style-name="ce42"/>
          <table:table-cell office:value-type="string" table:style-name="ce42">
            <text:p>Exakte Angabe</text:p>
          </table:table-cell>
          <table:table-cell table:number-columns-repeated="13" table:style-name="ce42"/>
          <table:table-cell table:number-columns-repeated="16354"/>
        </table:table-row>
        <table:table-row table:style-name="ro5">
          <table:table-cell office:value-type="string" table:style-name="ce42">
            <text:p>Vermutete oder bestätigte SARS-CoV-2 Infektion der Mutter bereits vor Geburt</text:p>
          </table:table-cell>
          <table:table-cell office:value-type="string" table:style-name="ce42">
            <text:p>birth_sars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Ja, bestätigt/ Ja, vermutet/ Nein/ Keine Informationen verfügbar</text:p>
          </table:table-cell>
          <table:table-cell office:value-type="string" table:style-name="ce42">
            <text:p>Wenn Geburt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Geburtseinleitung</text:p>
          </table:table-cell>
          <table:table-cell office:value-type="string" table:style-name="ce42">
            <text:p>birth_ini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Spontane Wehen/ Iatrogene Einleitung/ Keine Informationen verfügbar</text:p>
          </table:table-cell>
          <table:table-cell office:value-type="string" table:style-name="ce42">
            <text:p>Wenn vermutete oder bestätigte SARS-CoV-2 Infektion bereits vor Geburt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Ursache der iatrogenen Einleitung</text:p>
          </table:table-cell>
          <table:table-cell office:value-type="string" table:style-name="ce42">
            <text:p>birth_init_caus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Maternale Indikation/ Fetale Indikation/ Maternal und fetale Indikation/ Keine Informationen verfügbar</text:p>
          </table:table-cell>
          <table:table-cell office:value-type="string" table:style-name="ce42">
            <text:p>Wenn Einleitung = iatrogen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Iatrogene Einleitung aufgrund von COVID-19</text:p>
          </table:table-cell>
          <table:table-cell office:value-type="string" table:style-name="ce42">
            <text:p>birth_init_sars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Ursache = maternale Indikation ODER maternal und fetale Indikation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Geburtsmodus</text:p>
          </table:table-cell>
          <table:table-cell office:value-type="string" table:style-name="ce42">
            <text:p>birth_mod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Geburt</text:p>
          </table:table-cell>
          <table:table-cell office:value-type="string" table:style-name="ce42">
            <text:p>Spontane vaginale Entbindung/ Assistierte vaginale Entbindung / Geplanter Kaiserschnitt (CS-Kategorie 3 oder 4)/ Nicht-geplanter Kaiserschnitt (CS-Kategorie 2)/ Notfallmässige Kaiserschnitt (CS-Kategorie 1)/ Keine Informationen verfügbar</text:p>
          </table:table-cell>
          <table:table-cell office:value-type="string" table:style-name="ce42">
            <text:p>Wenn vermutete oder bestätigte SARS-CoV-2 Infektion bereits vor Geburt = Ja (ausgeblendet)</text:p>
          </table:table-cell>
          <table:table-cell table:number-columns-repeated="14" table:style-name="ce42"/>
          <table:table-cell office:value-type="string" table:style-name="ce42">
            <text:p>Dokumentationshilfe hinterlegen</text:p>
          </table:table-cell>
          <table:table-cell table:number-columns-repeated="6" table:style-name="ce42"/>
          <table:table-cell table:number-columns-repeated="16354"/>
        </table:table-row>
        <table:table-row table:style-name="ro5">
          <table:table-cell office:value-type="string" table:style-name="ce42">
            <text:p>Überlebensstatus des Kindes</text:p>
          </table:table-cell>
          <table:table-cell office:value-type="string" table:style-name="ce42">
            <text:p>newb_status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Lebendgeburt/ Totgeburt/ Keine Informationen verfügbar</text:p>
          </table:table-cell>
          <table:table-cell office:value-type="string" table:style-name="ce42">
            <text:p>Wenn vermutete oder bestätigte SARS-CoV-2 Infektion bereits vor Geburt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5">
          <table:table-cell office:value-type="string" table:style-name="ce42">
            <text:p>Apgar Score nach 1 Minute</text:p>
          </table:table-cell>
          <table:table-cell office:value-type="string" table:style-name="ce42">
            <text:p>newb_apgar1m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Ordinal</text:p>
          </table:table-cell>
          <table:table-cell office:value-type="string" table:style-name="ce42">
            <text:p>Wenn Überlebensstatus = Lebendgeburt (ausgeblendet)</text:p>
          </table:table-cell>
          <table:table-cell office:value-type="string" table:style-name="ce42">
            <text:p>Ganze Zahlen 0-1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1" table:style-name="ce42"/>
          <table:table-cell office:value-type="string" table:style-name="ce42">
            <text:p>Dokumentationshilfe hinterlegen</text:p>
          </table:table-cell>
          <table:table-cell table:number-columns-repeated="6" table:style-name="ce42"/>
          <table:table-cell table:number-columns-repeated="16354"/>
        </table:table-row>
        <table:table-row table:style-name="ro4">
          <table:table-cell office:value-type="string" table:style-name="ce42">
            <text:p>Apgar Score nach 5 Minuten</text:p>
          </table:table-cell>
          <table:table-cell office:value-type="string" table:style-name="ce42">
            <text:p>newb_apgar5m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Ordinal</text:p>
          </table:table-cell>
          <table:table-cell office:value-type="string" table:style-name="ce42">
            <text:p>Wenn Überlebensstatus = Lebendgeburt (ausgeblendet)</text:p>
          </table:table-cell>
          <table:table-cell office:value-type="string" table:style-name="ce42">
            <text:p>Ganze Zahlen 0-1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1" table:style-name="ce42"/>
          <table:table-cell office:value-type="string" table:style-name="ce42">
            <text:p>Dokumentationshilfe hinterlegen</text:p>
          </table:table-cell>
          <table:table-cell table:number-columns-repeated="6" table:style-name="ce42"/>
          <table:table-cell table:number-columns-repeated="16354"/>
        </table:table-row>
        <table:table-row table:style-name="ro4">
          <table:table-cell office:value-type="string" table:style-name="ce42">
            <text:p>Apgar Score nach 10 Minuten</text:p>
          </table:table-cell>
          <table:table-cell office:value-type="string" table:style-name="ce42">
            <text:p>newb_apgar10m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Ordinal</text:p>
          </table:table-cell>
          <table:table-cell office:value-type="string" table:style-name="ce42">
            <text:p>Wenn Überlebensstatus = Lebendgeburt (ausgeblendet)</text:p>
          </table:table-cell>
          <table:table-cell office:value-type="string" table:style-name="ce42">
            <text:p>Ganze Zahlen 0-1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11" table:style-name="ce42"/>
          <table:table-cell office:value-type="string" table:style-name="ce42">
            <text:p>Dokumentationshilfe hinterlegen</text:p>
          </table:table-cell>
          <table:table-cell table:number-columns-repeated="6" table:style-name="ce42"/>
          <table:table-cell table:number-columns-repeated="16354"/>
        </table:table-row>
        <table:table-row table:style-name="ro4">
          <table:table-cell office:value-type="string" table:style-name="ce42">
            <text:p>Kongenitale Anomalien</text:p>
          </table:table-cell>
          <table:table-cell office:value-type="string" table:style-name="ce42">
            <text:p>newb_anomaly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vermutete oder bestätigte SARS-CoV-2 Infektion bereits vor Geburt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Neuralrohrdefekte</text:p>
          </table:table-cell>
          <table:table-cell office:value-type="string" table:style-name="ce42">
            <text:p>newb_newb_an_neutub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Mikrozephalie</text:p>
          </table:table-cell>
          <table:table-cell office:value-type="string" table:style-name="ce42">
            <text:p>newb_an_microc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Kongentiale Fehlbildung des Ohres</text:p>
          </table:table-cell>
          <table:table-cell office:value-type="string" table:style-name="ce42">
            <text:p>newb_an_ear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Kongenitaler Herzfehler</text:p>
          </table:table-cell>
          <table:table-cell office:value-type="string" table:style-name="ce42">
            <text:p>newb_an_hear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style-name="ce80"/>
          <table:table-cell table:number-columns-repeated="20" table:style-name="ce42"/>
          <table:table-cell table:number-columns-repeated="16354"/>
        </table:table-row>
        <table:table-row table:style-name="ro4">
          <table:table-cell office:value-type="string" table:style-name="ce42">
            <text:p>Lippen-Kiefer-Gaumensegel-Spalten</text:p>
          </table:table-cell>
          <table:table-cell office:value-type="string" table:style-name="ce42">
            <text:p>newb_an_clef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Kongenitale Fehlbildungen des Verdauungstrakts</text:p>
          </table:table-cell>
          <table:table-cell office:value-type="string" table:style-name="ce42">
            <text:p>newb_an_intes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Kongenitale Fehlbildungen des Genitalbereichs</text:p>
          </table:table-cell>
          <table:table-cell office:value-type="string" table:style-name="ce42">
            <text:p>newb_an_genital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Gastroschisis</text:p>
          </table:table-cell>
          <table:table-cell office:value-type="string" table:style-name="ce42">
            <text:p>newb_an_gastrsh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Chromosomale Anomalien</text:p>
          </table:table-cell>
          <table:table-cell office:value-type="string" table:style-name="ce42">
            <text:p>newb_an_chrom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Angeborener Klumpfuß</text:p>
          </table:table-cell>
          <table:table-cell office:value-type="string" table:style-name="ce42">
            <text:p>newb_an_clbfoo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Andere Extremitätenfehlbildungen</text:p>
          </table:table-cell>
          <table:table-cell office:value-type="string" table:style-name="ce42">
            <text:p>newb_an_limb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Andere kongenitale Anomalien</text:p>
          </table:table-cell>
          <table:table-cell office:value-type="string" table:style-name="ce42">
            <text:p>newb_an_oth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kongenitale Anomalien = Ja (eingeblendet)</text:p>
          </table:table-cell>
          <table:table-cell office:value-type="string" table:style-name="ce42">
            <text:p>Freitext bei Ja</text:p>
          </table:table-cell>
          <table:table-cell office:value-type="string" table:style-name="ce42">
            <text:p>_oth</text:p>
          </table:table-cell>
          <table:table-cell table:number-columns-repeated="19" table:style-name="ce42"/>
          <table:table-cell table:number-columns-repeated="16354"/>
        </table:table-row>
        <table:table-row table:style-name="ro4">
          <table:table-cell office:value-type="string" table:style-name="ce42">
            <text:p>Andere Auffälligkeiten des neugeborenen Kindes</text:p>
          </table:table-cell>
          <table:table-cell office:value-type="string" table:style-name="ce42">
            <text:p>newb_oth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Überlebensstatus = Lebendgeburt (ausgeblendet)</text:p>
          </table:table-cell>
          <table:table-cell office:value-type="string" table:style-name="ce42">
            <text:p>Freitext bei Ja</text:p>
          </table:table-cell>
          <table:table-cell office:value-type="string" table:style-name="ce42">
            <text:p>_oth</text:p>
          </table:table-cell>
          <table:table-cell table:number-columns-repeated="19" table:style-name="ce42"/>
          <table:table-cell table:number-columns-repeated="16354"/>
        </table:table-row>
        <table:table-row table:style-name="ro4">
          <table:table-cell office:value-type="string" table:style-name="ce42">
            <text:p>Behandlung auf neonatologischer Station</text:p>
          </table:table-cell>
          <table:table-cell office:value-type="string" table:style-name="ce42">
            <text:p>newb_ward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Überlebensstatus = Lebendgeburt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3">
            <text:p>Neonatologische Station ab Tag</text:p>
          </table:table-cell>
          <table:table-cell office:value-type="string" table:style-name="ce42">
            <text:p>newb_ward_star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ehandlung auf neonatolog Station = Ja (ausgeblendet)</text:p>
          </table:table-cell>
          <table:table-cell table:style-name="ce42"/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3">
            <text:p>Neonatologische Station bis Tag</text:p>
          </table:table-cell>
          <table:table-cell office:value-type="string" table:style-name="ce42">
            <text:p>newb_ward_end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ehandlung auf neonatolog Station = Ja (ausgeblendet)</text:p>
          </table:table-cell>
          <table:table-cell office:value-type="string" table:style-name="ce42">
            <text:p>Ende nach Beginn</text:p>
          </table:table-cell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2">
            <text:p>Neonatale Infektion mit SARS-CoV-2</text:p>
          </table:table-cell>
          <table:table-cell office:value-type="string" table:style-name="ce42">
            <text:p>newb_sars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Überlebensstatus = Lebendgeburt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3">
            <text:p>COVID-19 Diagnosestellung des Neugeborenen</text:p>
          </table:table-cell>
          <table:table-cell office:value-type="string" table:style-name="ce42">
            <text:p>newb_sarsdiagn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PCR-Nachweis/ Klinische Diagnose/ Keine Informationen verfügbar</text:p>
          </table:table-cell>
          <table:table-cell office:value-type="string" table:style-name="ce42">
            <text:p>Wenn neonatale Infektion = Ja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Stillen des Säuglings</text:p>
          </table:table-cell>
          <table:table-cell office:value-type="string" table:style-name="ce42">
            <text:p>newb_breas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Überlebensstatus = Lebendgeburt (ausgeblendet)</text:p>
          </table:table-cell>
          <table:table-cell table:number-columns-repeated="21" table:style-name="ce42"/>
          <table:table-cell table:number-columns-repeated="16354"/>
        </table:table-row>
        <table:table-row table:style-name="ro4">
          <table:table-cell office:value-type="string" table:style-name="ce42">
            <text:p>Stillen ab Tag</text:p>
          </table:table-cell>
          <table:table-cell office:value-type="string" table:style-name="ce42">
            <text:p>newb_breast_star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illen = Ja (ausgeblendet)</text:p>
          </table:table-cell>
          <table:table-cell table:style-name="ce42"/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2">
            <text:p>Stillen bis Tag</text:p>
          </table:table-cell>
          <table:table-cell office:value-type="string" table:style-name="ce42">
            <text:p>newb_breast_end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illen = Ja (ausgeblendet)</text:p>
          </table:table-cell>
          <table:table-cell table:style-name="ce42"/>
          <table:table-cell office:value-type="string" table:style-name="ce42">
            <text:p>Exakte Angabe/ Auf Woche genau/ Auf Monat genau/ Auf Jahr genau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2">
            <text:p>Tod des Neugeborenen</text:p>
          </table:table-cell>
          <table:table-cell office:value-type="string" table:style-name="ce42">
            <text:p>newb_death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Neugeborenes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Überlebensstatus = Lebendgeburt (ausgeblendet)</text:p>
          </table:table-cell>
          <table:table-cell table:number-columns-repeated="21" table:style-name="ce42"/>
          <table:table-cell table:number-columns-repeated="16354"/>
        </table:table-row>
        <table:table-row table:number-rows-repeated="955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5_Medikamentöse_Therapien" table:style-name="ta2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5" table:style-name="ce92"/>
          <table:table-cell table:number-columns-repeated="16357"/>
        </table:table-row>
        <table:table-row table:style-name="ro5">
          <table:table-cell office:value-type="string" table:style-name="ce42">
            <text:p>Aktuelle oder vorbestehende Medikation</text:p>
          </table:table-cell>
          <table:table-cell office:value-type="string" table:style-name="ce43">
            <text:p>me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Medikation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Gabe von adrenergen und dopaminergen Mitteln</text:p>
          </table:table-cell>
          <table:table-cell office:value-type="string" table:style-name="ce43">
            <text:p>gec_med_c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ktuelle oder vorbestehende Medikation = Ja (ausgeblendet)</text:p>
          </table:table-cell>
          <table:table-cell table:number-columns-repeated="10" table:style-name="ce42"/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Adrenerges oder dopaminerges Mittel</text:p>
          </table:table-cell>
          <table:table-cell office:value-type="string" table:style-name="ce43">
            <text:p>med_c_drug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Adrenalin/ Noradrenalin/ Dopamin/ Andere</text:p>
          </table:table-cell>
          <table:table-cell office:value-type="string" table:style-name="ce42">
            <text:p>Wenn Gabe von adrenergen und dopaminergen Mitteln = Ja (eingeblendet)</text:p>
          </table:table-cell>
          <table:table-cell table:style-name="ce42"/>
          <table:table-cell office:value-type="string" table:style-name="ce42">
            <text:p>Freitext mit Katalog2 bei Andere (aus ATC-Liste)</text:p>
          </table:table-cell>
          <table:table-cell office:value-type="string" table:style-name="ce42">
            <text:p>_oth</text:p>
          </table:table-cell>
          <table:table-cell table:number-columns-repeated="5" table:style-name="ce42"/>
          <table:table-cell office:value-type="string" table:style-name="ce42">
            <text:p>Katalog2</text:p>
          </table:table-cell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Verabreichung ab </text:p>
          </table:table-cell>
          <table:table-cell office:value-type="string" table:style-name="ce43">
            <text:p>gec_med_c_star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abe von adrenergen und dopaminergen Mittel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42">
            <text:p>Verabreichung bis </text:p>
          </table:table-cell>
          <table:table-cell office:value-type="string" table:style-name="ce43">
            <text:p>med_c_en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abe von adrenergen und dopaminergen Mitteln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42">
            <text:p>Dosis bei Dopamin</text:p>
          </table:table-cell>
          <table:table-cell office:value-type="string" table:style-name="ce43">
            <text:p>med_c_dopa_dosi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≤ 5µg/kg/min/ 5 - 15 µg/kg/min/ &gt; 15 µg/kg/min/ Keine Informationen verfügbar</text:p>
          </table:table-cell>
          <table:table-cell office:value-type="string" table:style-name="ce42">
            <text:p>Wenn Adrenerges oder dopaminerges Mittel = Dopamin (aus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Dosis bei Adrenalin oder Noradrenalin</text:p>
          </table:table-cell>
          <table:table-cell office:value-type="string" table:style-name="ce43">
            <text:p>med_c_adr_dosi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≤ 0,1 µg/kg/min/ &gt; 0,1 µg/kg/min/ Keine Informationen verfügbar</text:p>
          </table:table-cell>
          <table:table-cell office:value-type="string" table:style-name="ce42">
            <text:p>Wenn Adrenerges oder dopaminerges Mittel = Adrenalin ODER Noradrenalin (aus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Dosis bei anderen adrenergen und dopaminergen Mitteln</text:p>
          </table:table-cell>
          <table:table-cell office:value-type="string" table:style-name="ce43">
            <text:p>med_c_oth_dosi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drenerge und dopaminerge Mittel</text:p>
          </table:table-cell>
          <table:table-cell office:value-type="string" table:style-name="ce42">
            <text:p>Metrisch [µg/kg/min]</text:p>
          </table:table-cell>
          <table:table-cell office:value-type="string" table:style-name="ce42">
            <text:p>Wenn Adrenerges oder dopaminerges Mittel = Andere (ausgeblendet)</text:p>
          </table:table-cell>
          <table:table-cell office:value-type="string" table:style-name="ce42">
            <text:p>2 Ganze Zahlen + 2 Dezimalstellen</text:p>
          </table:table-cell>
          <table:table-cell table:number-columns-repeated="2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Gabe von antiinfektiven (Antibiotika, antiviralen oder antiparasitären Mitteln) oder immunmodulatorischen Medikamente</text:p>
          </table:table-cell>
          <table:table-cell office:value-type="string" table:style-name="ce43">
            <text:p>gec_med_i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ktuelle oder vorbestehende Medikation = Ja (ausgeblendet)</text:p>
          </table:table-cell>
          <table:table-cell table:number-columns-repeated="10" table:style-name="ce42"/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, 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, Immunglobuline (gec_med_i, gec_med_i_drug)</text:p>
          </table:table-cell>
          <table:table-cell office:value-type="string" table:style-name="ce42">
            <text:p>covid19f-dataelement-1.1990, covid19f-dataelement-1.204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Antiinfektive oder immunmodulatorische Medikamente</text:p>
          </table:table-cell>
          <table:table-cell office:value-type="string" table:style-name="ce43">
            <text:p>gec_med_i_drug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Gabe von antiinfektiven (Antibiotika, antiviralen oder antiparasitären Mitteln) oder immunmodulatorischen Medikamente = Ja (eingeblendet)</text:p>
          </table:table-cell>
          <table:table-cell table:number-columns-repeated="4" table:style-name="ce42"/>
          <table:table-cell table:style-name="ce43"/>
          <table:table-cell table:number-columns-repeated="3" table:style-name="ce42"/>
          <table:table-cell office:value-type="string" table:style-name="ce42">
            <text:p>Katalog2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, Immunglobuline (gec_med_i, gec_med_i_drug)</text:p>
          </table:table-cell>
          <table:table-cell office:value-type="string" table:style-name="ce42">
            <text:p>covid19f-dataelement-1.1990, covid19f-dataelement-1.204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Nicht im Katalog auswählbare COVID-19 Medikamente</text:p>
          </table:table-cell>
          <table:table-cell office:value-type="string" table:style-name="ce43">
            <text:p>gec_med_i_drug_oth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Hinterlegte Liste als Dropdown</text:p>
          </table:table-cell>
          <table:table-cell office:value-type="string" table:style-name="ce42">
            <text:p>Wenn keine Katalogauswahl erfolgt (eingeblendet)</text:p>
          </table:table-cell>
          <table:table-cell table:style-name="ce42"/>
          <table:table-cell office:value-type="string" table:style-name="ce42">
            <text:p>Freitext bei Andere aus dem Listendropdown</text:p>
          </table:table-cell>
          <table:table-cell office:value-type="string" table:style-name="ce43">
            <text:p>gec_med_i_drug_i_oth</text:p>
          </table:table-cell>
          <table:table-cell table:number-columns-repeated="5" table:style-name="ce42"/>
          <table:table-cell office:value-type="string" table:style-name="ce42">
            <text:p>ListeCOVID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, ACE-Hemmer (gec_med_oth, gec_med_drug, gec_med_end), Antikoagulation (gec_med_oth, gec_med_drug)</text:p>
          </table:table-cell>
          <table:table-cell office:value-type="string" table:style-name="ce42">
            <text:p>covid19f-dataelement-1.1990, covid19f-dataelement-1.2070, covid19f-dataelement-1.208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Tagesdosis</text:p>
          </table:table-cell>
          <table:table-cell office:value-type="string" table:style-name="ce43">
            <text:p>gec_med_i_dosi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Gabe von antiinfektiven (Antibiotika, antiviralen oder antiparasitären Mitteln) oder immunmodulatorischen Medikamente = Ja (eingeblendet)</text:p>
          </table:table-cell>
          <table:table-cell office:value-type="string" table:style-name="ce42">
            <text:p>3 Ganze Zahlen + 2 Dezimalstellen</text:p>
          </table:table-cell>
          <table:table-cell office:value-type="string" table:style-name="ce42">
            <text:p>[ml/d], [mg/d], [IU/d], [g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i.v. Kurzinfusion/ i.v. Dauerinfusion/ i.a./ i.th/ s.c./ p.o./ inhalativ/ transdermal/ Andere Applikationsform/ Keine Informationen verfügbar</text:p>
          </table:table-cell>
          <table:table-cell office:value-type="string" table:style-name="ce42">
            <text:p>med_i_appl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Steroids &gt;/&lt; 0.5 mg/kg KG (gec_diag_date, gec_med_i, gec_i_med_dosis, gec_med_i_start, gec_med_i_drug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Applikation</text:p>
          </table:table-cell>
          <table:table-cell office:value-type="string" table:style-name="ce43">
            <text:p>med_i_appl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i.v. Kurzinfusion/ i.v. Dauerinfusion/ i.a./ i.th/ s.c./ p.o./ inhalativ/ transdermal/ Andere Applikationsform/ Keine Informationen verfügbar</text:p>
          </table:table-cell>
          <table:table-cell office:value-type="string" table:style-name="ce42">
            <text:p>Wenn Gabe von antiinfektiven (Antibiotika, antiviralen oder antiparasitären Mitteln) oder immunmodulatorischen Medikamente = Ja (eingeblendet)</text:p>
          </table:table-cell>
          <table:table-cell table:style-name="ce42"/>
          <table:table-cell office:value-type="string" table:style-name="ce42">
            <text:p>Freitext bei Andere aus dem Listendropdown</text:p>
          </table:table-cell>
          <table:table-cell office:value-type="string" table:style-name="ce43">
            <text:p>med_i_appl_oth</text:p>
          </table:table-cell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81"/>
          <table:table-cell table:number-columns-repeated="5" table:style-name="ce42"/>
          <table:table-cell table:number-columns-repeated="16357"/>
        </table:table-row>
        <table:table-row table:style-name="ro5">
          <table:table-cell office:value-type="string" table:style-name="ce42">
            <text:p>Periodizität</text:p>
          </table:table-cell>
          <table:table-cell office:value-type="string" table:style-name="ce43">
            <text:p>med_i_freq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Fortlaufend oder täglich/ Mehrfach pro Woche/ Einmal pro Woche/ Mehrfach pro Monat/ Einmal pro Monat/ Mehrfach pro Jahr/ Einmal pro Jahr/ Seltener als einmal pro Jahr/ Keine Informationen verfügbar</text:p>
          </table:table-cell>
          <table:table-cell office:value-type="string" table:style-name="ce42">
            <text:p>Wenn Gabe von Antibiotika = Ja (aus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Verabreichung ab </text:p>
          </table:table-cell>
          <table:table-cell office:value-type="string" table:style-name="ce43">
            <text:p>gec_med_i_star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abe von Antibiotika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, 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42">
            <text:p>Verabreichung bis </text:p>
          </table:table-cell>
          <table:table-cell office:value-type="string" table:style-name="ce43">
            <text:p>med_i_en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ntiinfektive und immunmodulatorische Medikament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abe von Antibiotika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7"/>
        </table:table-row>
        <table:table-row table:style-name="ro5">
          <table:table-cell office:value-type="string" table:style-name="ce42">
            <text:p>Gabe von inhalativen Mitteln</text:p>
          </table:table-cell>
          <table:table-cell office:value-type="string" table:style-name="ce43">
            <text:p>gec_med_ih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Inhalative Therap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ktuelle oder vorbestehende Medikation = Ja (ausgeblendet)</text:p>
          </table:table-cell>
          <table:table-cell table:number-columns-repeated="10" table:style-name="ce42"/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Medikament</text:p>
          </table:table-cell>
          <table:table-cell office:value-type="string" table:style-name="ce43">
            <text:p>med_ih_drug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Inhalative Therapie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Gabe von inhalativen Mitteln = Ja (eingeblendet)</text:p>
          </table:table-cell>
          <table:table-cell table:number-columns-repeated="9"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7"/>
        </table:table-row>
        <table:table-row table:style-name="ro5">
          <table:table-cell office:value-type="string" table:style-name="ce42">
            <text:p>Tagesdosis</text:p>
          </table:table-cell>
          <table:table-cell office:value-type="string" table:style-name="ce43">
            <text:p>med_ih_dosis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Inhalative Therap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Gabe von inhalativen Mitteln = Ja (ausgeblendet)</text:p>
          </table:table-cell>
          <table:table-cell office:value-type="string" table:style-name="ce42">
            <text:p>2 Ganze Zahlen + 2 Dezimalstellen</text:p>
          </table:table-cell>
          <table:table-cell office:value-type="string" table:style-name="ce42">
            <text:p>[ml/d], [mg/d], [IU/d], [g/d], [µg/d]</text:p>
          </table:table-cell>
          <table:table-cell office:value-type="string" table:style-name="ce42">
            <text:p>_u</text:p>
          </table:table-cell>
          <table:table-cell table:style-name="ce42"/>
          <table:table-cell table:style-name="ce43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Periodizität</text:p>
          </table:table-cell>
          <table:table-cell office:value-type="string" table:style-name="ce43">
            <text:p>med_ih_freq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Inhalative Therapie</text:p>
          </table:table-cell>
          <table:table-cell office:value-type="string" table:style-name="ce42">
            <text:p>Fortlaufend oder täglich/ Mehrfach pro Woche/ Einmal pro Woche/ Mehrfach pro Monat/ Einmal pro Monat/ Mehrfach pro Jahr/ Einmal pro Jahr/ Seltener als einmal pro Jahr/ Keine Informationen verfügbar</text:p>
          </table:table-cell>
          <table:table-cell office:value-type="string" table:style-name="ce42">
            <text:p>Wenn Gabe von inhalativen Mitteln = Ja (aus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Verabreichung ab </text:p>
          </table:table-cell>
          <table:table-cell office:value-type="string" table:style-name="ce43">
            <text:p>gec_med_ih_star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Inhalative Therap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abe von inhalativen Mittel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7"/>
        </table:table-row>
        <table:table-row table:style-name="ro4">
          <table:table-cell office:value-type="string" table:style-name="ce42">
            <text:p>Verabreichung bis </text:p>
          </table:table-cell>
          <table:table-cell office:value-type="string" table:style-name="ce43">
            <text:p>med_ih_en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Inhalative Therap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Gabe von inhalativen Mitteln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7"/>
        </table:table-row>
        <table:table-row table:style-name="ro4">
          <table:table-cell office:value-type="string" table:style-name="ce42">
            <text:p>Andere <text:s/>Medikamente</text:p>
          </table:table-cell>
          <table:table-cell office:value-type="string" table:style-name="ce43">
            <text:p>gec_med_oth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Aktuelle oder vorbestehende Medikation = Ja (eingeblendet)</text:p>
          </table:table-cell>
          <table:table-cell table:number-columns-repeated="10" table:style-name="ce42"/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, 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, ACE-Hemmer (gec_med_oth, gec_med_drug, gec_med_end), Antikoagulation (gec_med_oth, gec_med_drug)</text:p>
          </table:table-cell>
          <table:table-cell office:value-type="string" table:style-name="ce42">
            <text:p>covid19f-dataelement-1.1990, covid19f-dataelement-1.2070, covid19f-dataelement-1.208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Medikament</text:p>
          </table:table-cell>
          <table:table-cell office:value-type="string" table:style-name="ce43">
            <text:p>gec_med_drug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Andere Medikamente = Ja (eingeblendet)</text:p>
          </table:table-cell>
          <table:table-cell table:number-columns-repeated="8" table:style-name="ce42"/>
          <table:table-cell office:value-type="string" table:style-name="ce42">
            <text:p>Katalog2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, ACE-Hemmer (gec_med_oth, gec_med_drug, gec_med_end), Antikoagulation (gec_med_oth, gec_med_drug)</text:p>
          </table:table-cell>
          <table:table-cell office:value-type="string" table:style-name="ce42">
            <text:p>covid19f-dataelement-1.1990, covid19f-dataelement-1.2070, covid19f-dataelement-1.208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Nicht im Katalog auswählbare relevante Medikation</text:p>
          </table:table-cell>
          <table:table-cell office:value-type="string" table:style-name="ce43">
            <text:p>gec_med_drug_oth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keine Katalogauswahl erfolgt (ein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Applikation</text:p>
          </table:table-cell>
          <table:table-cell office:value-type="string" table:style-name="ce43">
            <text:p>med_appl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i.v. Kurzinfusion/ i.v. Dauerinfusion/ i.a./ i.th/ s.c./ p.o./ inhalativ/ transdermal/ Andere Applikationsform/ Keine Informationen verfügbar</text:p>
          </table:table-cell>
          <table:table-cell office:value-type="string" table:style-name="ce42">
            <text:p>Wenn Andere Medikamente = Ja (eingeblendet)</text:p>
          </table:table-cell>
          <table:table-cell table:style-name="ce42"/>
          <table:table-cell office:value-type="string" table:style-name="ce42">
            <text:p>Freitext bei Andere aus dem Listendropdown</text:p>
          </table:table-cell>
          <table:table-cell office:value-type="string" table:style-name="ce42">
            <text:p>med_appl_oth</text:p>
          </table:table-cell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Periodizität</text:p>
          </table:table-cell>
          <table:table-cell office:value-type="string" table:style-name="ce43">
            <text:p>med_freq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Fortlaufend oder täglich/ Mehrfach pro Woche/ Einmal pro Woche/ Mehrfach pro Monat/ Einmal pro Monat/ Mehrfach pro Jahr/ Einmal pro Jahr/ Seltener als einmal pro Jahr/ Keine Informationen verfügbar</text:p>
          </table:table-cell>
          <table:table-cell office:value-type="string" table:style-name="ce42">
            <text:p>Wenn Andere Medikamente = Ja (eingeblendet)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Verabreichung ab<text:s text:c="2"/></text:p>
          </table:table-cell>
          <table:table-cell office:value-type="string" table:style-name="ce43">
            <text:p>gec_med_star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dere Medikamente = Ja (ein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Andere (gec_diag_date, gec_med_c, gec_med_c_start, gec_med_i, gec_med_i_start, gec_med_ih, gec_med_ih_start, gec_med_oth, gec_med_start),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</text:p>
          </table:table-cell>
          <table:table-cell office:value-type="string" table:style-name="ce42">
            <text:p>covid19f-dataelement-1.1990, covid19f-dataelement-1.207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Verabreichung bis<text:s text:c="2"/></text:p>
          </table:table-cell>
          <table:table-cell office:value-type="string" table:style-name="ce43">
            <text:p>gec_med_en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Allgemeine Medik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dere Medikamente = Ja (ein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ACE-Hemmer (gec_med_oth, gec_med_drug, gec_med_end)</text:p>
          </table:table-cell>
          <table:table-cell office:value-type="string" table:style-name="ce42">
            <text:p>covid19f-dataelement-1.207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Studientherapien</text:p>
          </table:table-cell>
          <table:table-cell office:value-type="string" table:style-name="ce43">
            <text:p>gec_study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Studientherapie</text:p>
          </table:table-cell>
          <table:table-cell office:value-type="string" table:style-name="ce42">
            <text:p>Ja/ Nein/ Keine Informationen verfügbar</text:p>
          </table:table-cell>
          <table:table-cell table:number-columns-repeated="11" table:style-name="ce42"/>
          <table:table-cell office:value-type="string" table:style-name="ce42">
            <text:p>GECCOa</text:p>
          </table:table-cell>
          <table:table-cell office:value-type="string" table:style-name="ce42">
            <text:p>COVID-19-Therapie Remdesevir (gec_med_drug_oth, gec_med_start, gec_study, gec_study_name), COVID-19-Therapie Rekonvaleszentenplasma (gec_med_drug_oth, gec_med_start, gec_study, gec_study_name)</text:p>
          </table:table-cell>
          <table:table-cell office:value-type="string" table:style-name="ce42">
            <text:p>covid19f-dataelement-1.1020, covid19f-dataelement-1.199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Name der Studie</text:p>
          </table:table-cell>
          <table:table-cell office:value-type="string" table:style-name="ce43">
            <text:p>gec_study_name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Studientherapie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Studientherapien = Ja (ausgeblendet)</text:p>
          </table:table-cell>
          <table:table-cell table:number-columns-repeated="9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OVID-19-Therapie Remdesevir (gec_med_drug_oth, gec_med_start, gec_study, gec_study_name), COVID-19-Therapie Rekonvaleszentenplasma (gec_med_drug_oth, gec_med_start, gec_study, gec_study_name)</text:p>
          </table:table-cell>
          <table:table-cell office:value-type="string" table:style-name="ce42">
            <text:p>covid19f-dataelement-1.199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Studienarm</text:p>
          </table:table-cell>
          <table:table-cell office:value-type="string" table:style-name="ce43">
            <text:p>study_arm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Studientherapie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Studientherapien = Ja (ausgeblendet)</text:p>
          </table:table-cell>
          <table:table-cell table:number-columns-repeated="3"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Studientherapie ab Tag</text:p>
          </table:table-cell>
          <table:table-cell office:value-type="string" table:style-name="ce43">
            <text:p>study_start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Studientherap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udientherapien = Ja (ausgeblendet)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Studientherapie bis Tag</text:p>
          </table:table-cell>
          <table:table-cell office:value-type="string" table:style-name="ce43">
            <text:p>study_end</text:p>
          </table:table-cell>
          <table:table-cell office:value-type="string" table:style-name="ce43">
            <text:p>Nein</text:p>
          </table:table-cell>
          <table:table-cell office:value-type="string" table:style-name="ce42">
            <text:p>Studientherap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tudientherapien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7"/>
        </table:table-row>
        <table:table-row table:number-rows-repeated="965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6_Interventionen_und_Operatio" table:style-name="ta2">
        <table:table-column table:style-name="co24" table:default-cell-style-name="ce1"/>
        <table:table-column table:style-name="co18" table:number-columns-repeated="7" table:default-cell-style-name="ce1"/>
        <table:table-column table:style-name="co27" table:default-cell-style-name="ce1"/>
        <table:table-column table:style-name="co18" table:number-columns-repeated="21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Zusatzspalte3</text:p>
          </table:table-cell>
          <table:table-cell office:value-type="string" table:style-name="ce91">
            <text:p>Zusatzspalte3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5" table:style-name="ce92"/>
          <table:table-cell table:number-columns-repeated="16354"/>
        </table:table-row>
        <table:table-row table:style-name="ro5">
          <table:table-cell office:value-type="string" table:style-name="ce50">
            <text:p>Therapeutischer Plasmaaustausch / Aphereseverfahren</text:p>
          </table:table-cell>
          <table:table-cell office:value-type="string" table:style-name="ce50">
            <text:p>gec_aph</text:p>
          </table:table-cell>
          <table:table-cell office:value-type="string" table:style-name="ce51">
            <text:p>Ja</text:p>
          </table:table-cell>
          <table:table-cell office:value-type="string" table:style-name="ce51">
            <text:p>Therpie</text:p>
          </table:table-cell>
          <table:table-cell office:value-type="string" table:style-name="ce51">
            <text:p>Apherese</text:p>
          </table:table-cell>
          <table:table-cell office:value-type="string" table:style-name="ce51">
            <text:p>Ja/Nein/Unbekannt</text:p>
          </table:table-cell>
          <table:table-cell office:value-type="string" table:style-name="ce50">
            <text:p>Apherese</text:p>
          </table:table-cell>
          <table:table-cell office:value-type="string" table:style-name="ce50">
            <text:p>Ja/ Nein/ Keine Informationen verfügbar</text:p>
          </table:table-cell>
          <table:table-cell table:number-columns-repeated="11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2224</text:p>
          </table:table-cell>
          <table:table-cell office:value-type="string" table:style-name="ce50">
            <text:p>2020-05-04 12:53:21</text:p>
          </table:table-cell>
          <table:table-cell table:number-columns-repeated="7" table:style-name="ce50"/>
          <table:table-cell table:number-columns-repeated="16354"/>
        </table:table-row>
        <table:table-row table:style-name="ro5">
          <table:table-cell office:value-type="string" table:style-name="ce42">
            <text:p>Verfahren</text:p>
          </table:table-cell>
          <table:table-cell office:value-type="string" table:style-name="ce42">
            <text:p>aph_typ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pherese</text:p>
          </table:table-cell>
          <table:table-cell office:value-type="string" table:style-name="ce42">
            <text:p>Therapeutischer Plasmaaustausch/ Immunapherese mittels CytoSorb/ Doppelfiltrations-Plasmapherese/ Anderes Aphereseverfahren/ Keine Informationen verfügbar</text:p>
          </table:table-cell>
          <table:table-cell office:value-type="string" table:style-name="ce42">
            <text:p>Wenn Therapeutischer Plasmaaustausch = Ja (ausgeblendet)</text:p>
          </table:table-cell>
          <table:table-cell table:style-name="ce42"/>
          <table:table-cell office:value-type="string" table:style-name="ce42">
            <text:p>Freitext bei Andere</text:p>
          </table:table-cell>
          <table:table-cell office:value-type="string" table:style-name="ce42">
            <text:p>_oth</text:p>
          </table:table-cell>
          <table:table-cell table:number-columns-repeated="6"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2">
            <text:p>Mittleres Plasmavolumen pro Behandlung</text:p>
          </table:table-cell>
          <table:table-cell office:value-type="string" table:style-name="ce43">
            <text:p>aph_vol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Apheres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Therapeutischer Plasmaaustausch = Ja (ausgeblendet)</text:p>
          </table:table-cell>
          <table:table-cell table:style-name="ce42"/>
          <table:table-cell office:value-type="string" table:style-name="ce42">
            <text:p>[ml/k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Bei nur einer Einheit, Einheit direkt vorbelegen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2">
            <text:p>Aphereseverfahren ab</text:p>
          </table:table-cell>
          <table:table-cell office:value-type="string" table:style-name="ce43">
            <text:p>aph_start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Aphere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Therapeutischer Plasmaaustausch = Ja (ausgeblendet)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2">
            <text:p>Aphereseverfahren bis</text:p>
          </table:table-cell>
          <table:table-cell office:value-type="string" table:style-name="ce43">
            <text:p>aph_end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Apheres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Therapeutischer Plasmaaustausch = Ja (ausgeblendet)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3">
            <text:p>Unterstützung bei der Oxygenierung</text:p>
          </table:table-cell>
          <table:table-cell office:value-type="string" table:style-name="ce43">
            <text:p>gec_oxy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Ja/ Nein/ Keine Informationen verfügbar</text:p>
          </table:table-cell>
          <table:table-cell table:number-columns-repeated="11" table:style-name="ce42"/>
          <table:table-cell office:value-type="string" table:style-name="ce42">
            <text:p>GECCOa</text:p>
          </table:table-cell>
          <table:table-cell office:value-type="string" table:style-name="ce42">
            <text:p>Bestehende Sauerstoff- oder Beatmungstherapie (gec_oxy, gec_oxy_start, gec_pr_incl_date), Respiratorisches Outcome (gec_oxy, gec_oxy_start, gec_oxy_end, gec_pr_docudate_1)</text:p>
          </table:table-cell>
          <table:table-cell office:value-type="string" table:style-name="ce42">
            <text:p>covid19f-dataelement-1.1140, covid19f-dataelement-1.2140, covid19f-dataelement-1.181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3">
            <text:p>Art der Unterstützung</text:p>
          </table:table-cell>
          <table:table-cell office:value-type="string" table:style-name="ce42">
            <text:p>gec_oxy_typ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Unterstützung der Lungenfunktion</text:p>
          </table:table-cell>
          <table:table-cell office:value-type="string" table:style-name="ce42">
            <text:p>Konventionelle Sauerstofftherapie (bis zu 15 l/min)/ High-Flow-Sauerstofftherapie (über 15 l/min)/ Nicht-invasive mechanische Beatmung/ Invasive mechanische Beatmung/ Keine Informationen verfügbar</text:p>
          </table:table-cell>
          <table:table-cell office:value-type="string" table:style-name="ce42">
            <text:p>Wenn Unterstützung bei der Oxygenierung = Ja</text:p>
          </table:table-cell>
          <table:table-cell table:number-columns-repeated="9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Respiratorisches Outcome (gec_oxy, gec_oxy_start, gec_oxy_end, gec_pr_docudate_1), Invasive Beatmung orotracheal/tracheotomie (gec_vent_inv_appl, gec_vent_inv_type)</text:p>
          </table:table-cell>
          <table:table-cell office:value-type="string" table:style-name="ce42">
            <text:p>covid19f-dataelement-1.2140, covid19f-dataelement-1.181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3">
            <text:p>Unterstützung bei der Oxygenierung ab Tag</text:p>
          </table:table-cell>
          <table:table-cell office:value-type="string" table:style-name="ce43">
            <text:p>gec_oxy_start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Unterstützung bei der Oxygenierung = Ja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stehende Sauerstoff- oder Beatmungstherapie (gec_oxy, gec_oxy_start, gec_pr_incl_date), Respiratorisches Outcome (gec_oxy, gec_oxy_start, gec_oxy_end, gec_pr_docudate_1)</text:p>
          </table:table-cell>
          <table:table-cell office:value-type="string" table:style-name="ce42">
            <text:p>covid19f-dataelement-1.1140, covid19f-dataelement-1.214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43">
            <text:p>Unterstützung bei der Oxygenierung bis Tag</text:p>
          </table:table-cell>
          <table:table-cell office:value-type="string" table:style-name="ce43">
            <text:p>gec_oxy_end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Unterstützung bei der Oxygenierung = Ja</text:p>
          </table:table-cell>
          <table:table-cell office:value-type="string" table:style-name="ce42">
            <text:p>End- nach Anfangsdatum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Respiratorisches Outcome (gec_oxy, gec_oxy_start, gec_oxy_end, ec_pr_docudate_1)</text:p>
          </table:table-cell>
          <table:table-cell office:value-type="string" table:style-name="ce42">
            <text:p>covid19f-dataelement-1.2140</text:p>
          </table:table-cell>
          <table:table-cell office:value-type="string" table:style-name="ce42">
            <text:p>2020-04-08</text:p>
          </table:table-cell>
          <table:table-cell table:number-columns-repeated="7" table:style-name="ce42"/>
          <table:table-cell table:number-columns-repeated="16354"/>
        </table:table-row>
        <table:table-row table:style-name="ro5">
          <table:table-cell office:value-type="string" table:style-name="ce53">
            <text:p>Zugangsweg der High-Flow-Sauerstofftherapie</text:p>
          </table:table-cell>
          <table:table-cell office:value-type="string" table:style-name="ce53">
            <text:p>oxy_highflow_appl</text:p>
          </table:table-cell>
          <table:table-cell office:value-type="string" table:style-name="ce53">
            <text:p>Ja</text:p>
          </table:table-cell>
          <table:table-cell office:value-type="string" table:style-name="ce53">
            <text:p>Therapie</text:p>
          </table:table-cell>
          <table:table-cell office:value-type="string" table:style-name="ce53">
            <text:p>Beatmungstherapie</text:p>
          </table:table-cell>
          <table:table-cell office:value-type="string" table:style-name="ce53">
            <text:p>Nasal High-Flow-Sauerstoff-Therapie</text:p>
          </table:table-cell>
          <table:table-cell office:value-type="string" table:style-name="ce50">
            <text:p>Unterstützung der Lungenfunktion</text:p>
          </table:table-cell>
          <table:table-cell office:value-type="string" table:style-name="ce50">
            <text:p>Nasenkanüle/ Mund-Nasen-Maske/ Keine Informationen verfügbar</text:p>
          </table:table-cell>
          <table:table-cell office:value-type="string" table:style-name="ce50">
            <text:p>Wenn Art der Unterstützung = High-Flow-Sauerstofftherapie</text:p>
          </table:table-cell>
          <table:table-cell table:number-columns-repeated="7" table:style-name="ce50"/>
          <table:table-cell office:value-type="string" table:style-name="ce50">
            <text:p>Exakte Angabe</text:p>
          </table:table-cell>
          <table:table-cell table:style-name="ce50"/>
          <table:table-cell office:value-type="string" table:style-name="ce50">
            <text:p>Loop</text:p>
          </table:table-cell>
          <table:table-cell table:number-columns-repeated="11" table:style-name="ce50"/>
          <table:table-cell table:number-columns-repeated="16354"/>
        </table:table-row>
        <table:table-row table:style-name="ro5">
          <table:table-cell office:value-type="string" table:style-name="ce53">
            <text:p>Zugangsweg der invasiven mechanischen Beatmung</text:p>
          </table:table-cell>
          <table:table-cell office:value-type="string" table:style-name="ce53">
            <text:p>gec_vent_inv_appl</text:p>
          </table:table-cell>
          <table:table-cell office:value-type="string" table:style-name="ce53">
            <text:p>Ja</text:p>
          </table:table-cell>
          <table:table-cell office:value-type="string" table:style-name="ce53">
            <text:p>Therapie</text:p>
          </table:table-cell>
          <table:table-cell office:value-type="string" table:style-name="ce53">
            <text:p>Beatmungstherapie</text:p>
          </table:table-cell>
          <table:table-cell office:value-type="string" table:style-name="ce53">
            <text:p>invasive Beatmung (orotracheal), invasive Beatmung (tracheotomie)</text:p>
          </table:table-cell>
          <table:table-cell office:value-type="string" table:style-name="ce50">
            <text:p>Unterstützung der Lungenfunktion</text:p>
          </table:table-cell>
          <table:table-cell office:value-type="string" table:style-name="ce50">
            <text:p>Endotrachealtubus (bei Intubation)/ Trachealkanüle (bei Tracheostoma)/ Keine Informationen verfügbar</text:p>
          </table:table-cell>
          <table:table-cell office:value-type="string" table:style-name="ce50">
            <text:p>Wenn Art der Unterstützung = Invasive mechanische Beatmung</text:p>
          </table:table-cell>
          <table:table-cell table:number-columns-repeated="9" table:style-name="ce50"/>
          <table:table-cell office:value-type="string" table:style-name="ce50">
            <text:p>Loop</text:p>
          </table:table-cell>
          <table:table-cell office:value-type="string" table:style-name="ce50">
            <text:p>GECCOa</text:p>
          </table:table-cell>
          <table:table-cell office:value-type="string" table:style-name="ce50">
            <text:p>Invasive Beatmung orotracheal/tracheotomie (gec_vent_inv_appl, gec_vent_inv_type)</text:p>
          </table:table-cell>
          <table:table-cell office:value-type="string" table:style-name="ce50">
            <text:p>covid19f-dataelement-1.1810</text:p>
          </table:table-cell>
          <table:table-cell table:number-columns-repeated="8" table:style-name="ce50"/>
          <table:table-cell table:number-columns-repeated="16354"/>
        </table:table-row>
        <table:table-row table:style-name="ro5">
          <table:table-cell office:value-type="string" table:style-name="ce43">
            <text:p>Atemmodus der Beatmung</text:p>
          </table:table-cell>
          <table:table-cell office:value-type="string" table:style-name="ce43">
            <text:p>oxy_ventmode</text:p>
          </table:table-cell>
          <table:table-cell office:value-type="string" table:style-name="ce43">
            <text:p>Ja</text:p>
          </table:table-cell>
          <table:table-cell office:value-type="string" table:style-name="ce43">
            <text:p>Therapie</text:p>
          </table:table-cell>
          <table:table-cell office:value-type="string" table:style-name="ce43">
            <text:p>Beatmungstherapie</text:p>
          </table:table-cell>
          <table:table-cell office:value-type="string" table:style-name="ce43">
            <text:p>Nicht-invasive Beatmung</text:p>
          </table:table-cell>
          <table:table-cell office:value-type="string" table:style-name="ce42">
            <text:p>Unterstützung der Lungenfunktion</text:p>
          </table:table-cell>
          <table:table-cell office:value-type="string" table:style-name="ce42">
            <text:p>Rein mandatorisch (continous mandatory ventilation, CMV)/ Mandatorisch und spontan/ Rein spontan (continous spontaneous ventilation, CSV)/ Keine Informationen verfügbar</text:p>
          </table:table-cell>
          <table:table-cell office:value-type="string" table:style-name="ce42">
            <text:p>Wenn Art der Unterstützung = Nicht-invasive mechanische Beatmung ODER Invasive mechanische Beatmung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3">
            <text:p>Durchführung der Inspiration</text:p>
          </table:table-cell>
          <table:table-cell office:value-type="string" table:style-name="ce43">
            <text:p>oxy_ventinsp</text:p>
          </table:table-cell>
          <table:table-cell office:value-type="string" table:style-name="ce43">
            <text:p>Ja</text:p>
          </table:table-cell>
          <table:table-cell office:value-type="string" table:style-name="ce43">
            <text:p>Therapie</text:p>
          </table:table-cell>
          <table:table-cell office:value-type="string" table:style-name="ce43">
            <text:p>Beatmungstherapie</text:p>
          </table:table-cell>
          <table:table-cell office:value-type="string" table:style-name="ce43">
            <text:p>Nicht-invasive Beatmung</text:p>
          </table:table-cell>
          <table:table-cell office:value-type="string" table:style-name="ce42">
            <text:p>Unterstützung der Lungenfunktion</text:p>
          </table:table-cell>
          <table:table-cell office:value-type="string" table:style-name="ce42">
            <text:p>Volumenkontrolliert (VCV)/ Druckkontrolliert (PCV)/ Keine Informationen verfügbar</text:p>
          </table:table-cell>
          <table:table-cell office:value-type="string" table:style-name="ce42">
            <text:p>Wenn Art der Unterstützung = Nicht-invasive mechanische Beatmung ODER Invasive mechanische Beatmung</text:p>
          </table:table-cell>
          <table:table-cell table:number-columns-repeated="9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3">
            <text:p>Kombinierte Modalitäten</text:p>
          </table:table-cell>
          <table:table-cell office:value-type="string" table:style-name="ce43">
            <text:p>oxy_ventcombi</text:p>
          </table:table-cell>
          <table:table-cell office:value-type="string" table:style-name="ce43">
            <text:p>Ja</text:p>
          </table:table-cell>
          <table:table-cell office:value-type="string" table:style-name="ce43">
            <text:p>Therapie</text:p>
          </table:table-cell>
          <table:table-cell office:value-type="string" table:style-name="ce43">
            <text:p>Beatmungstherapie</text:p>
          </table:table-cell>
          <table:table-cell office:value-type="string" table:style-name="ce43">
            <text:p>Nicht-invasive Beatmung</text:p>
          </table:table-cell>
          <table:table-cell office:value-type="string" table:style-name="ce42">
            <text:p>Unterstützung der Lungenfunktion</text:p>
          </table:table-cell>
          <table:table-cell office:value-type="string" table:style-name="ce42">
            <text:p>Continuous positive Airway Pressure (CPAP)/ Biphasischer positiver Atemwegsdruck (BIPAP)/ Assistierte Spontanatmung (ASB)/ Volumenkontrollierte synchronisierte intermittierende mandatorische Ventilation (VC-SIMV)/ BIPAP-SIMV/ CPAP-ASB/ Andere Modalität/ Keine Informationen verfügbar</text:p>
          </table:table-cell>
          <table:table-cell office:value-type="string" table:style-name="ce42">
            <text:p>Wenn Art der Unterstützung = Nicht-invasive mechanische Beatmung ODER Invasive mechanische Beatmung</text:p>
          </table:table-cell>
          <table:table-cell table:style-name="ce42"/>
          <table:table-cell office:value-type="string" table:style-name="ce42">
            <text:p>Freitext bei Andere Modalität</text:p>
          </table:table-cell>
          <table:table-cell office:value-type="string" table:style-name="ce42">
            <text:p>_oth</text:p>
          </table:table-cell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53">
            <text:p>Bauchlagerung (Prone Position)</text:p>
          </table:table-cell>
          <table:table-cell office:value-type="string" table:style-name="ce53">
            <text:p>gec_pronepos</text:p>
          </table:table-cell>
          <table:table-cell office:value-type="string" table:style-name="ce53">
            <text:p>Ja</text:p>
          </table:table-cell>
          <table:table-cell office:value-type="string" table:style-name="ce53">
            <text:p>Therpie</text:p>
          </table:table-cell>
          <table:table-cell office:value-type="string" table:style-name="ce53">
            <text:p>Bauchlage</text:p>
          </table:table-cell>
          <table:table-cell office:value-type="string" table:style-name="ce53">
            <text:p>Ja/Nein/Unbekannt</text:p>
          </table:table-cell>
          <table:table-cell office:value-type="string" table:style-name="ce50">
            <text:p>Unterstützung der Lungenfunktion</text:p>
          </table:table-cell>
          <table:table-cell office:value-type="string" table:style-name="ce50">
            <text:p>Ja/ Nein/ Keine Informationen verfügbar</text:p>
          </table:table-cell>
          <table:table-cell table:number-columns-repeated="11" table:style-name="ce50"/>
          <table:table-cell office:value-type="string" table:style-name="ce50">
            <text:p>GECCO</text:p>
          </table:table-cell>
          <table:table-cell table:style-name="ce50"/>
          <table:table-cell office:value-type="string" table:style-name="ce50">
            <text:p>covid19f-dataelement-1.1820</text:p>
          </table:table-cell>
          <table:table-cell office:value-type="string" table:style-name="ce50">
            <text:p>2020-04-08</text:p>
          </table:table-cell>
          <table:table-cell table:number-columns-repeated="7" table:style-name="ce50"/>
          <table:table-cell table:number-columns-repeated="16354"/>
        </table:table-row>
        <table:table-row table:style-name="ro5">
          <table:table-cell office:value-type="string" table:style-name="ce43">
            <text:p>Bauchlagerung Gesamtdauer am Tag</text:p>
          </table:table-cell>
          <table:table-cell office:value-type="string" table:style-name="ce43">
            <text:p>pronepos_dur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Bauchlagerung = Ja</text:p>
          </table:table-cell>
          <table:table-cell table:style-name="ce42"/>
          <table:table-cell office:value-type="string" table:style-name="ce42">
            <text:p>[min], [h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3">
            <text:p>Bauchlagerung ab</text:p>
          </table:table-cell>
          <table:table-cell office:value-type="string" table:style-name="ce43">
            <text:p>pronepos_start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auchlagerung = Ja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3">
            <text:p>Bauchlagerung bis</text:p>
          </table:table-cell>
          <table:table-cell office:value-type="string" table:style-name="ce43">
            <text:p>pronepos_end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Bauchlagerung = Ja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5">
          <table:table-cell office:value-type="string" table:style-name="ce43">
            <text:p>Intubations- / Extubationsereignis</text:p>
          </table:table-cell>
          <table:table-cell office:value-type="string" table:style-name="ce43">
            <text:p>inextub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4">
          <table:table-cell office:value-type="string" table:style-name="ce43">
            <text:p>Art des Intubations- / Extubationsereignis</text:p>
          </table:table-cell>
          <table:table-cell office:value-type="string" table:style-name="ce43">
            <text:p>inextub_type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Intubation/ Intubation mit Extubation am gleichen Tag/ Extubation/ Extubation mit Re-Intubation am gleichen Tag/ Keine Informationen verfügbar</text:p>
          </table:table-cell>
          <table:table-cell office:value-type="string" table:style-name="ce42">
            <text:p>Wenn Intubation/Extubation = Ja</text:p>
          </table:table-cell>
          <table:table-cell table:number-columns-repeated="9" table:style-name="ce42"/>
          <table:table-cell office:value-type="string" table:style-name="ce42">
            <text:p>Neuer 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3">
            <text:p>Intubations- / Extubationsereignis Datum</text:p>
          </table:table-cell>
          <table:table-cell office:value-type="string" table:style-name="ce43">
            <text:p>inextub_date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Intubation/Extubation = Ja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82">
            <text:p>Extrakorporaler Gasaustausch (z.B. ECMO, ECLS, PECLA)</text:p>
          </table:table-cell>
          <table:table-cell office:value-type="string" table:style-name="ce83">
            <text:p>gec_exgas</text:p>
          </table:table-cell>
          <table:table-cell office:value-type="string" table:style-name="ce83">
            <text:p>Ja</text:p>
          </table:table-cell>
          <table:table-cell office:value-type="string" table:style-name="ce83">
            <text:p>Therapie</text:p>
          </table:table-cell>
          <table:table-cell office:value-type="string" table:style-name="ce83">
            <text:p>ECMO-Therapie</text:p>
          </table:table-cell>
          <table:table-cell office:value-type="string" table:style-name="ce83">
            <text:p>Ja/Nein/Unbekannt</text:p>
          </table:table-cell>
          <table:table-cell office:value-type="string" table:style-name="ce82">
            <text:p>Unterstützung der Lungenfunktion</text:p>
          </table:table-cell>
          <table:table-cell office:value-type="string" table:style-name="ce82">
            <text:p>Ja/ Nein/ Keine Informationen verfügbar</text:p>
          </table:table-cell>
          <table:table-cell table:number-columns-repeated="11" table:style-name="ce82"/>
          <table:table-cell office:value-type="string" table:style-name="ce82">
            <text:p>GECCOa</text:p>
          </table:table-cell>
          <table:table-cell office:value-type="string" table:style-name="ce82">
            <text:p>ECMO-Therapie (gec_exgas, gec_exgas_type)</text:p>
          </table:table-cell>
          <table:table-cell office:value-type="string" table:style-name="ce82">
            <text:p>covid19f-dataelement-1.2214</text:p>
          </table:table-cell>
          <table:table-cell office:value-type="string" table:style-name="ce82">
            <text:p>2020-05-03 23:56:00</text:p>
          </table:table-cell>
          <table:table-cell table:number-columns-repeated="7" table:style-name="ce82"/>
          <table:table-cell table:number-columns-repeated="16354"/>
        </table:table-row>
        <table:table-row table:style-name="ro4">
          <table:table-cell office:value-type="string" table:style-name="ce42">
            <text:p>Art der Lungenunterstützung</text:p>
          </table:table-cell>
          <table:table-cell office:value-type="string" table:style-name="ce43">
            <text:p>gec_exgas_type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Hinterlegter Katalog</text:p>
          </table:table-cell>
          <table:table-cell office:value-type="string" table:style-name="ce42">
            <text:p>Wenn extrakorporaler Gasaustausch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atalog3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ECMO-Therapie (gec_exgas, gec_exgas_type)</text:p>
          </table:table-cell>
          <table:table-cell office:value-type="string" table:style-name="ce42">
            <text:p>covid19f-dataelement-1.2214</text:p>
          </table:table-cell>
          <table:table-cell office:value-type="string" table:style-name="ce42">
            <text:p>2020-05-03 23:56:00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Extrakorporaler Gastaustausch ab</text:p>
          </table:table-cell>
          <table:table-cell office:value-type="string" table:style-name="ce42">
            <text:p>exgas_star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xtrakorporaler Gasaustausch = Ja (ausgeblendet)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2">
            <text:p>Extrakorporaler Gastaustausch bis </text:p>
          </table:table-cell>
          <table:table-cell office:value-type="string" table:style-name="ce43">
            <text:p>exgas_end</text:p>
          </table:table-cell>
          <table:table-cell office:value-type="string" table:style-name="ce43">
            <text:p>Nein</text:p>
          </table:table-cell>
          <table:table-cell table:number-columns-repeated="3" table:style-name="ce43"/>
          <table:table-cell office:value-type="string" table:style-name="ce42">
            <text:p>Unterstützung der Lungenfunk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xtrakorporaler Gasaustausch = Ja (ausgeblendet)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Exakte Angabe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1" table:style-name="ce42"/>
          <table:table-cell table:number-columns-repeated="16354"/>
        </table:table-row>
        <table:table-row table:style-name="ro4">
          <table:table-cell office:value-type="string" table:style-name="ce45">
            <text:p>Andere durchgeführte Operationen oder Interventionen</text:p>
          </table:table-cell>
          <table:table-cell office:value-type="string" table:style-name="ce42">
            <text:p>gec_interv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Allgemeine Intervention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hronische Nierenerkrankung mit/ohne Hämodialyse (gec_ckd, gec_ckd_start, gec_interv, gec_interv_start, gec_interv_end)</text:p>
          </table:table-cell>
          <table:table-cell office:value-type="string" table:style-name="ce42">
            <text:p>covid19f-dataelement-1.1160</text:p>
          </table:table-cell>
          <table:table-cell office:value-type="string" table:style-name="ce45">
            <text:p>2020-04-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Operation oder Intervention</text:p>
          </table:table-cell>
          <table:table-cell office:value-type="string" table:style-name="ce42">
            <text:p>gec_interv_typ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Allgemeine Interventionen</text:p>
          </table:table-cell>
          <table:table-cell office:value-type="string" table:style-name="ce42">
            <text:p>Hinterlegter Katalog</text:p>
          </table:table-cell>
          <table:table-cell office:value-type="string" table:style-name="ce42">
            <text:p>Wenn Durchgeführte Operation, Implantation oder Intervention = Ja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Katalog3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table:number-columns-repeated="6" table:style-name="ce42"/>
          <table:table-cell table:number-columns-repeated="16354"/>
        </table:table-row>
        <table:table-row table:style-name="ro4">
          <table:table-cell office:value-type="string" table:style-name="ce42">
            <text:p>Durchführung ab</text:p>
          </table:table-cell>
          <table:table-cell office:value-type="string" table:style-name="ce42">
            <text:p>gec_interv_star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Allgemeine Intervention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Operation, Implantation oder Intervention = Ja</text:p>
          </table:table-cell>
          <table:table-cell table:style-name="ce42"/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Chronische Nierenerkrankung mit/ohne Hämodialyse (gec_ckd, gec_ckd_start, gec_interv, gec_interv_start, gec_interv_end), Dialyse/Hämofiltration (gec_interv)</text:p>
          </table:table-cell>
          <table:table-cell office:value-type="string" table:style-name="ce42">
            <text:p>covid19f-dataelement-1.1160, covid19f-dataelement-1.2223</text:p>
          </table:table-cell>
          <table:table-cell office:value-type="string" table:style-name="ce45">
            <text:p>2020-04-08, 2020-05-04 12:52:08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5">
            <text:p>Durchführung bis</text:p>
          </table:table-cell>
          <table:table-cell office:value-type="string" table:style-name="ce42">
            <text:p>gec_interv_end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Allgemeine Intervention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Operation oder Intervention = Ja</text:p>
          </table:table-cell>
          <table:table-cell office:value-type="string" table:style-name="ce42">
            <text:p>Ende nach oder gleich Beginn</text:p>
          </table:table-cell>
          <table:table-cell office:value-type="string" table:style-name="ce42">
            <text:p>Exakte Angabe/ Auf Woche genau/ Auf Monat genau/ Auf Jahr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Andauernd</text:p>
          </table:table-cell>
          <table:table-cell office:value-type="string" table:style-name="ce42">
            <text:p>_on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Kontext der Operation oder Intervention</text:p>
          </table:table-cell>
          <table:table-cell office:value-type="string" table:style-name="ce42">
            <text:p>interv_contex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Allgemeine Interventionen</text:p>
          </table:table-cell>
          <table:table-cell office:value-type="string" table:style-name="ce42">
            <text:p>Eiliger Notfall/ Dringend/ Elektiv/ Keine Informationen verfügbar</text:p>
          </table:table-cell>
          <table:table-cell office:value-type="string" table:style-name="ce42">
            <text:p>Wenn Durchgeführte Operation, Implantation oder Intervention = Ja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Verlauf der Operation oder Intervention</text:p>
          </table:table-cell>
          <table:table-cell office:value-type="string" table:style-name="ce42">
            <text:p>interv_cours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Allgemeine Interventionen</text:p>
          </table:table-cell>
          <table:table-cell office:value-type="string" table:style-name="ce42">
            <text:p>Planmäßiges Beenden/ Abbruch der Intervention oder Operation/ Keine Informationen verfügbar</text:p>
          </table:table-cell>
          <table:table-cell office:value-type="string" table:style-name="ce42">
            <text:p>Wenn Durchgeführte Operation, Implantation oder Intervention = Ja UND Durchführung bis nicht Andauernd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Einschränkung der medizinischen Maßnahmen</text:p>
          </table:table-cell>
          <table:table-cell office:value-type="string" table:style-name="ce42">
            <text:p>limi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Therapielimitation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Datum der Angabe</text:p>
          </table:table-cell>
          <table:table-cell office:value-type="string" table:style-name="ce42">
            <text:p>limit_date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Therapielimitation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inschränkung der medizinischen Maßnahmen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Ablehnung stationäre Aufnahme</text:p>
          </table:table-cell>
          <table:table-cell office:value-type="string" table:style-name="ce42">
            <text:p>limit_inpatient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Therapielimitationen</text:p>
          </table:table-cell>
          <table:table-cell office:value-type="string" table:style-name="ce42">
            <text:p>Ja, explizit abgelehnt/ Nein, explizit erwünscht/ Keine Informationen verfügbar</text:p>
          </table:table-cell>
          <table:table-cell office:value-type="string" table:style-name="ce42">
            <text:p>Wenn Einschränkung der medizinischen Maßnahmen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Ablehnung intensivmedizinische Versorgung</text:p>
          </table:table-cell>
          <table:table-cell office:value-type="string" table:style-name="ce42">
            <text:p>limit_its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Therapielimitationen</text:p>
          </table:table-cell>
          <table:table-cell office:value-type="string" table:style-name="ce42">
            <text:p>Ja, explizit abgelehnt/ Nein, explizit erwünscht/ Keine Informationen verfügbar</text:p>
          </table:table-cell>
          <table:table-cell office:value-type="string" table:style-name="ce42">
            <text:p>Wenn Einschränkung der medizinischen Maßnahmen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Ablehnung Intubation (Do-Not-Intubate, DNI)</text:p>
          </table:table-cell>
          <table:table-cell office:value-type="string" table:style-name="ce42">
            <text:p>limit_dni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Therapielimitationen</text:p>
          </table:table-cell>
          <table:table-cell office:value-type="string" table:style-name="ce42">
            <text:p>Ja, explizit abgelehnt/ Nein, explizit erwünscht/ Keine Informationen verfügbar</text:p>
          </table:table-cell>
          <table:table-cell office:value-type="string" table:style-name="ce42">
            <text:p>Wenn Einschränkung der medizinischen Maßnahmen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table:number-columns-repeated="3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style-name="ro4">
          <table:table-cell office:value-type="string" table:style-name="ce42">
            <text:p>Ablehnung Reanimation (Do-Not-Resuscitate, DNR)</text:p>
          </table:table-cell>
          <table:table-cell office:value-type="string" table:style-name="ce42">
            <text:p>gec_limit_dnr</text:p>
          </table:table-cell>
          <table:table-cell office:value-type="string" table:style-name="ce43">
            <text:p>Nein</text:p>
          </table:table-cell>
          <table:table-cell table:number-columns-repeated="3" table:style-name="ce42"/>
          <table:table-cell office:value-type="string" table:style-name="ce42">
            <text:p>Therapielimitationen</text:p>
          </table:table-cell>
          <table:table-cell office:value-type="string" table:style-name="ce42">
            <text:p>Ja, explizit abgelehnt/ Nein, explizit erwünscht/ Keine Informationen verfügbar</text:p>
          </table:table-cell>
          <table:table-cell office:value-type="string" table:style-name="ce42">
            <text:p>Wenn Einschränkung der medizinischen Maßnahmen = Ja (ein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2212</text:p>
          </table:table-cell>
          <table:table-cell office:value-type="string" table:style-name="ce42">
            <text:p>2020-04-30 17:18:47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5" table:style-name="ce42"/>
          <table:table-cell table:number-columns-repeated="16354"/>
        </table:table-row>
        <table:table-row table:number-rows-repeated="962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7_Impfstatus" table:style-name="ta1">
        <table:table-column table:style-name="co24" table:default-cell-style-name="ce1"/>
        <table:table-column table:style-name="co18" table:number-columns-repeated="29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91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91">
            <text:p>Abrechnungsrelevanz</text:p>
          </table:table-cell>
          <table:table-cell office:value-type="string" table:style-name="ce89">
            <text:p>Kommentar</text:p>
          </table:table-cell>
          <table:table-cell table:number-columns-repeated="8" table:style-name="ce89"/>
          <table:table-cell table:number-columns-repeated="16354"/>
        </table:table-row>
        <table:table-row table:style-name="ro5">
          <table:table-cell office:value-type="string" table:style-name="ce42">
            <text:p>Erfolgte Grundimmunisierung nach STIKO</text:p>
          </table:table-cell>
          <table:table-cell office:value-type="string" table:style-name="ce42">
            <text:p>vac_stiko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Grundimmunisierung nach STIKO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5">
          <table:table-cell office:value-type="string" table:style-name="ce39">
            <text:p>Influenza-Impfung in den letzten 6 Monaten oder im Beobachtungszeitraum</text:p>
          </table:table-cell>
          <table:table-cell office:value-type="string" table:style-name="ce39">
            <text:p>gec_vac_infl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Anamnese/Risikofaktoren</text:p>
          </table:table-cell>
          <table:table-cell office:value-type="string" table:style-name="ce41">
            <text:p>Impfungen</text:p>
          </table:table-cell>
          <table:table-cell office:value-type="string" table:style-name="ce41">
            <text:p>Influenza</text:p>
          </table:table-cell>
          <table:table-cell office:value-type="string" table:style-name="ce39">
            <text:p>Influenza-Impfung</text:p>
          </table:table-cell>
          <table:table-cell office:value-type="string" table:style-name="ce39">
            <text:p>Ja/ Nein/ Keine Informationen verfügbar</text:p>
          </table:table-cell>
          <table:table-cell table:number-columns-repeated="9" table:style-name="ce39"/>
          <table:table-cell office:value-type="string" table:style-name="ce39">
            <text:p>GECCO</text:p>
          </table:table-cell>
          <table:table-cell office:value-type="string" table:style-name="ce39">
            <text:p>covid19f-dataelement-1.2211</text:p>
          </table:table-cell>
          <table:table-cell office:value-type="string" table:style-name="ce39">
            <text:p>2020-04-30 17:05:50</text:p>
          </table:table-cell>
          <table:table-cell table:number-columns-repeated="10" table:style-name="ce39"/>
          <table:table-cell table:number-columns-repeated="16354"/>
        </table:table-row>
        <table:table-row table:style-name="ro5">
          <table:table-cell office:value-type="string" table:style-name="ce42">
            <text:p>Wirkstoff</text:p>
          </table:table-cell>
          <table:table-cell office:value-type="string" table:style-name="ce42">
            <text:p>vac_infl_dru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Influenza-Impfung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Z.n. Influenza-Impfung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Katalog2</text:p>
          </table:table-cell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4"/>
        </table:table-row>
        <table:table-row table:style-name="ro5">
          <table:table-cell office:value-type="string" table:style-name="ce42">
            <text:p>Datum der Impfung</text:p>
          </table:table-cell>
          <table:table-cell office:value-type="string" table:style-name="ce42">
            <text:p>gec_vac_infl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Influenza-Impfun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Z.n. Influenza-Impf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 (Dropdown)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office:value-type="string" table:style-name="ce42">
            <text:p>GECCO</text:p>
          </table:table-cell>
          <table:table-cell office:value-type="string" table:style-name="ce42">
            <text:p>covid19f-dataelement-1.2211</text:p>
          </table:table-cell>
          <table:table-cell office:value-type="string" table:style-name="ce42">
            <text:p>2020-04-30 17:05:50</text:p>
          </table:table-cell>
          <table:table-cell table:number-columns-repeated="10" table:style-name="ce42"/>
          <table:table-cell table:number-columns-repeated="16354"/>
        </table:table-row>
        <table:table-row table:style-name="ro1">
          <table:table-cell office:value-type="string" table:style-name="ce50">
            <text:p>Pneumokokken-Impfung</text:p>
          </table:table-cell>
          <table:table-cell office:value-type="string" table:style-name="ce50">
            <text:p>gec_vac_pneu</text:p>
          </table:table-cell>
          <table:table-cell office:value-type="string" table:style-name="ce51">
            <text:p>ja</text:p>
          </table:table-cell>
          <table:table-cell office:value-type="string" table:style-name="ce8">
            <text:p>Anamnese/Risikofaktoren</text:p>
          </table:table-cell>
          <table:table-cell office:value-type="string" table:style-name="ce8">
            <text:p>Impfungen</text:p>
          </table:table-cell>
          <table:table-cell office:value-type="string" table:style-name="ce51">
            <text:p>Pneumokokken</text:p>
          </table:table-cell>
          <table:table-cell office:value-type="string" table:style-name="ce50">
            <text:p>Pneumokokken-Impfung</text:p>
          </table:table-cell>
          <table:table-cell office:value-type="string" table:style-name="ce50">
            <text:p>Ja/ Nein/ Keine Informationen verfügbar</text:p>
          </table:table-cell>
          <table:table-cell table:number-columns-repeated="9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2211</text:p>
          </table:table-cell>
          <table:table-cell office:value-type="string" table:style-name="ce50">
            <text:p>2020-04-30 17:05:50</text:p>
          </table:table-cell>
          <table:table-cell table:number-columns-repeated="10" table:style-name="ce50"/>
          <table:table-cell table:number-columns-repeated="16354"/>
        </table:table-row>
        <table:table-row table:style-name="ro5">
          <table:table-cell office:value-type="string" table:style-name="ce42">
            <text:p>Wirkstoff</text:p>
          </table:table-cell>
          <table:table-cell office:value-type="string" table:style-name="ce42">
            <text:p>vac_pneu_dru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Pneumokokken-Impfung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Z.n. Pneumokokken-Impfung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Katalog2</text:p>
          </table:table-cell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4"/>
        </table:table-row>
        <table:table-row table:style-name="ro5">
          <table:table-cell office:value-type="string" table:style-name="ce42">
            <text:p>Datum der Impfung</text:p>
          </table:table-cell>
          <table:table-cell office:value-type="string" table:style-name="ce42">
            <text:p>gec_vac_pneu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Pneumokokken-Impfun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Z.n. Pneumokokken-Impf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office:value-type="string" table:style-name="ce42">
            <text:p>GECCO</text:p>
          </table:table-cell>
          <table:table-cell office:value-type="string" table:style-name="ce42">
            <text:p>covid19f-dataelement-1.2211</text:p>
          </table:table-cell>
          <table:table-cell office:value-type="string" table:style-name="ce42">
            <text:p>2020-04-30 17:05:50</text:p>
          </table:table-cell>
          <table:table-cell table:number-columns-repeated="10" table:style-name="ce42"/>
          <table:table-cell table:number-columns-repeated="16354"/>
        </table:table-row>
        <table:table-row table:style-name="ro5">
          <table:table-cell office:value-type="string" table:style-name="ce42">
            <text:p>Tuberkulose (BCG)-Impfung</text:p>
          </table:table-cell>
          <table:table-cell office:value-type="string" table:style-name="ce42">
            <text:p>gec_vac_bc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uberkulose-Impfung</text:p>
          </table:table-cell>
          <table:table-cell office:value-type="string" table:style-name="ce42">
            <text:p>Ja/ Nein/ Keine Informationen verfügbar</text:p>
          </table:table-cell>
          <table:table-cell table:number-columns-repeated="9" table:style-name="ce42"/>
          <table:table-cell office:value-type="string" table:style-name="ce42">
            <text:p>GECCO</text:p>
          </table:table-cell>
          <table:table-cell office:value-type="string" table:style-name="ce42">
            <text:p>covid19f-dataelement-1.2211</text:p>
          </table:table-cell>
          <table:table-cell office:value-type="string" table:style-name="ce42">
            <text:p>2020-04-30 17:05:50</text:p>
          </table:table-cell>
          <table:table-cell table:number-columns-repeated="10" table:style-name="ce42"/>
          <table:table-cell table:number-columns-repeated="16354"/>
        </table:table-row>
        <table:table-row table:style-name="ro5">
          <table:table-cell office:value-type="string" table:style-name="ce42">
            <text:p>Datum der Impfung</text:p>
          </table:table-cell>
          <table:table-cell office:value-type="string" table:style-name="ce42">
            <text:p>gec_vac_bcg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Tuberkulose-Impfun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Z.n. BCG-Impf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/ Auf Jahrzehnt genau/ Unbekannter Zeitpunkt vor Baseline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GECCO</text:p>
          </table:table-cell>
          <table:table-cell office:value-type="string" table:style-name="ce42">
            <text:p>covid19f-dataelement-1.2211</text:p>
          </table:table-cell>
          <table:table-cell office:value-type="string" table:style-name="ce42">
            <text:p>2020-04-30 17:05:50</text:p>
          </table:table-cell>
          <table:table-cell table:number-columns-repeated="10" table:style-name="ce42"/>
          <table:table-cell table:number-columns-repeated="16354"/>
        </table:table-row>
        <table:table-row table:style-name="ro5">
          <table:table-cell office:value-type="string" table:style-name="ce50">
            <text:p>SARS-CoV-2-Impfung</text:p>
          </table:table-cell>
          <table:table-cell office:value-type="string" table:style-name="ce50">
            <text:p>gec_vac_sars</text:p>
          </table:table-cell>
          <table:table-cell office:value-type="string" table:style-name="ce51">
            <text:p>ja</text:p>
          </table:table-cell>
          <table:table-cell office:value-type="string" table:style-name="ce8">
            <text:p>Anamnese/Risikofaktoren</text:p>
          </table:table-cell>
          <table:table-cell office:value-type="string" table:style-name="ce8">
            <text:p>Impfungen</text:p>
          </table:table-cell>
          <table:table-cell office:value-type="string" table:style-name="ce51">
            <text:p>Covid-19</text:p>
          </table:table-cell>
          <table:table-cell office:value-type="string" table:style-name="ce50">
            <text:p>SARS-CoV-2-Impfstatus</text:p>
          </table:table-cell>
          <table:table-cell office:value-type="string" table:style-name="ce50">
            <text:p>Ja/ Nein/ Keine Informationen verfügbar</text:p>
          </table:table-cell>
          <table:table-cell table:number-columns-repeated="9" table:style-name="ce50"/>
          <table:table-cell office:value-type="string" table:style-name="ce50">
            <text:p>GECCO</text:p>
          </table:table-cell>
          <table:table-cell office:value-type="string" table:style-name="ce50">
            <text:p>covid19f-dataelement-1.2211</text:p>
          </table:table-cell>
          <table:table-cell office:value-type="string" table:style-name="ce50">
            <text:p>2020-04-30 17:05:50</text:p>
          </table:table-cell>
          <table:table-cell table:number-columns-repeated="10" table:style-name="ce50"/>
          <table:table-cell table:number-columns-repeated="16354"/>
        </table:table-row>
        <table:table-row table:style-name="ro5">
          <table:table-cell office:value-type="string" table:style-name="ce42">
            <text:p>Datum der Impfung</text:p>
          </table:table-cell>
          <table:table-cell office:value-type="string" table:style-name="ce42">
            <text:p>gec_vac_sars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SARS-CoV-2-Impfstatus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Z.n. SARS-CoV-2-Impf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 (Dropdown)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3" table:style-name="ce42"/>
          <table:table-cell office:value-type="string" table:style-name="ce42">
            <text:p>GECCO</text:p>
          </table:table-cell>
          <table:table-cell office:value-type="string" table:style-name="ce42">
            <text:p>covid19f-dataelement-1.2211</text:p>
          </table:table-cell>
          <table:table-cell office:value-type="string" table:style-name="ce42">
            <text:p>2020-04-30 17:05:50</text:p>
          </table:table-cell>
          <table:table-cell table:number-columns-repeated="10" table:style-name="ce42"/>
          <table:table-cell table:number-columns-repeated="16354"/>
        </table:table-row>
        <table:table-row table:style-name="ro5">
          <table:table-cell office:value-type="string" table:style-name="ce39">
            <text:p>Andere Impfung <text:s/>in den letzten 6 Monaten oder im Beobachtungszeitraum</text:p>
          </table:table-cell>
          <table:table-cell office:value-type="string" table:style-name="ce39">
            <text:p>gec_vac_oth</text:p>
          </table:table-cell>
          <table:table-cell office:value-type="string" table:style-name="ce41">
            <text:p>ja</text:p>
          </table:table-cell>
          <table:table-cell office:value-type="string" table:style-name="ce9">
            <text:p>Anamnese/Risikofaktoren</text:p>
          </table:table-cell>
          <table:table-cell office:value-type="string" table:style-name="ce9">
            <text:p>Impfungen</text:p>
          </table:table-cell>
          <table:table-cell office:value-type="string" table:style-name="ce41">
            <text:p>Andere</text:p>
          </table:table-cell>
          <table:table-cell office:value-type="string" table:style-name="ce39">
            <text:p>Andere Impfung</text:p>
          </table:table-cell>
          <table:table-cell office:value-type="string" table:style-name="ce39">
            <text:p>Ja/ Nein/ Keine Informationen verfügbar</text:p>
          </table:table-cell>
          <table:table-cell table:number-columns-repeated="9" table:style-name="ce39"/>
          <table:table-cell office:value-type="string" table:style-name="ce39">
            <text:p>GECCO</text:p>
          </table:table-cell>
          <table:table-cell office:value-type="string" table:style-name="ce39">
            <text:p>covid19f-dataelement-1.2211</text:p>
          </table:table-cell>
          <table:table-cell office:value-type="string" table:style-name="ce39">
            <text:p>2020-04-30 17:05:50</text:p>
          </table:table-cell>
          <table:table-cell table:number-columns-repeated="10" table:style-name="ce39"/>
          <table:table-cell table:number-columns-repeated="16354"/>
        </table:table-row>
        <table:table-row table:style-name="ro5">
          <table:table-cell office:value-type="string" table:style-name="ce42">
            <text:p>Wirkstoff</text:p>
          </table:table-cell>
          <table:table-cell office:value-type="string" table:style-name="ce42">
            <text:p>vac_oth_drug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ndere Impfung</text:p>
          </table:table-cell>
          <table:table-cell office:value-type="string" table:style-name="ce42">
            <text:p>Hinterlegte Liste (folgt)</text:p>
          </table:table-cell>
          <table:table-cell office:value-type="string" table:style-name="ce42">
            <text:p>Wenn Andere Impfung = Ja (ausgeblendet)</text:p>
          </table:table-cell>
          <table:table-cell table:number-columns-repeated="6" table:style-name="ce42"/>
          <table:table-cell office:value-type="string" table:style-name="ce42">
            <text:p>Katalog2</text:p>
          </table:table-cell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4"/>
        </table:table-row>
        <table:table-row table:style-name="ro5">
          <table:table-cell office:value-type="string" table:style-name="ce42">
            <text:p>Datum der anderen Impfung</text:p>
          </table:table-cell>
          <table:table-cell office:value-type="string" table:style-name="ce42">
            <text:p>gec_vac_oth_date</text:p>
          </table:table-cell>
          <table:table-cell office:value-type="string" table:style-name="ce44">
            <text:p>nein</text:p>
          </table:table-cell>
          <table:table-cell table:number-columns-repeated="3" table:style-name="ce42"/>
          <table:table-cell office:value-type="string" table:style-name="ce42">
            <text:p>Andere Impfun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dere Impfung = Ja (ausgeblendet)</text:p>
          </table:table-cell>
          <table:table-cell table:style-name="ce42"/>
          <table:table-cell office:value-type="string" table:style-name="ce42">
            <text:p>Exakte Angabe/ Auf Woche genau/ Auf Monat genau/ Auf Jahr genau (Dropdown)</text:p>
          </table:table-cell>
          <table:table-cell office:value-type="string" table:style-name="ce42">
            <text:p>_d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office:value-type="string" table:style-name="ce42">
            <text:p>GECCO</text:p>
          </table:table-cell>
          <table:table-cell office:value-type="string" table:style-name="ce42">
            <text:p>covid19f-dataelement-1.2211</text:p>
          </table:table-cell>
          <table:table-cell office:value-type="string" table:style-name="ce42">
            <text:p>2020-04-30 17:05:50</text:p>
          </table:table-cell>
          <table:table-cell table:number-columns-repeated="10" table:style-name="ce42"/>
          <table:table-cell table:number-columns-repeated="16354"/>
        </table:table-row>
        <table:table-row table:number-rows-repeated="5" table:style-name="ro5">
          <table:table-cell table:number-columns-repeated="30" table:style-name="ce47"/>
          <table:table-cell table:number-columns-repeated="16354"/>
        </table:table-row>
        <table:table-row table:number-rows-repeated="980" table:style-name="ro4">
          <table:table-cell table:number-columns-repeated="30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8_Erregerdiagnostik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Budgetrelevanz</text:p>
          </table:table-cell>
          <table:table-cell office:value-type="string" table:style-name="ce91">
            <text:p>Kommentar</text:p>
          </table:table-cell>
          <table:table-cell table:number-columns-repeated="7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 Erregerdiagnostik</text:p>
          </table:table-cell>
          <table:table-cell office:value-type="string" table:style-name="ce42">
            <text:p>gec_pathoge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/ Keine Informationen verfügbar</text:p>
          </table:table-cell>
          <table:table-cell table:number-columns-repeated="9" table:style-name="ce42"/>
          <table:table-cell office:value-type="string" table:style-name="ce42">
            <text:p>GECCOa</text:p>
          </table:table-cell>
          <table:table-cell office:value-type="string" table:style-name="ce42">
            <text:p>Pulmonale Co-Infektionen (gec_pathogen, gec_path_mat, gec_path_matdate, gec_path_result, gec_path), Blutstrominfektion (gec_pathogen, gec_path_mat, gec_path, gec_path_result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Material</text:p>
          </table:table-cell>
          <table:table-cell office:value-type="string" table:style-name="ce42">
            <text:p>gec_path_ma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Trachealsekret/ BAL/ Sputum/ Rachenspülung/ Pleuraerguss/ Blutkultur/ Heparinblut/ Nasopharynxabstrich/ Oropharynxabstrich/ Rachenabstrich ohne nähere Angabe/ Liquor/ Gewebe/ Dicker Tropfen/ Stuhl/ Aszites/ Urin</text:p>
          </table:table-cell>
          <table:table-cell office:value-type="string" table:style-name="ce42">
            <text:p>Wenn Erregerdiagnostik = Ja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Pulmonale Co-Infektionen (gec_pathogen, gec_path_mat, gec_path_matdate, gec_path_result, gec_path), Blutstrominfektion (gec_pathogen, gec_path_mat, gec_path, gec_path_result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Labor</text:p>
          </table:table-cell>
          <table:table-cell office:value-type="string" table:style-name="ce42">
            <text:p>path_dia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Mikrobiologie/ Virologie/ Parasitologie/ Klinisches Labor/ Hämatologie/ Pathologie/ Andere</text:p>
          </table:table-cell>
          <table:table-cell office:value-type="string" table:style-name="ce42">
            <text:p>Wenn Erregerdiagnostik = Ja (ausgeblendet)</text:p>
          </table:table-cell>
          <table:table-cell table:style-name="ce42"/>
          <table:table-cell office:value-type="string" table:style-name="ce42">
            <text:p>Andere</text:p>
          </table:table-cell>
          <table:table-cell office:value-type="string" table:style-name="ce42">
            <text:p>_oth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Entnahmetag</text:p>
          </table:table-cell>
          <table:table-cell office:value-type="string" table:style-name="ce42">
            <text:p>gec_path_mat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rregerdiagnostik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Pulmonale Co-Infektionen (gec_pathogen, gec_path_mat, gec_path_matdate, gec_path_result, gec_path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Tag Befund</text:p>
          </table:table-cell>
          <table:table-cell office:value-type="string" table:style-name="ce42">
            <text:p>path_result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rregerdiagnostik = Ja (ausgeblendet)</text:p>
          </table:table-cell>
          <table:table-cell office:value-type="string" table:style-name="ce42">
            <text:p>Befundtag nach Entnahmetag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r Test</text:p>
          </table:table-cell>
          <table:table-cell office:value-type="string" table:style-name="ce42">
            <text:p>path_tes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PCR/ Kultur/ Serologie/ Antigennachweis/ Mikroskopie/ MALDI-TOF/ Andere</text:p>
          </table:table-cell>
          <table:table-cell office:value-type="string" table:style-name="ce42">
            <text:p>Wenn Erregerdiagnostik = Ja (ausgeblendet)</text:p>
          </table:table-cell>
          <table:table-cell table:style-name="ce42"/>
          <table:table-cell office:value-type="string" table:style-name="ce42">
            <text:p>Andere</text:p>
          </table:table-cell>
          <table:table-cell office:value-type="string" table:style-name="ce42">
            <text:p>_oth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Ergebnis</text:p>
          </table:table-cell>
          <table:table-cell office:value-type="string" table:style-name="ce42">
            <text:p>gec_path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Positiver Erregernachweis/ Kein Erregernachweis/ Unklares Ergebnis</text:p>
          </table:table-cell>
          <table:table-cell office:value-type="string" table:style-name="ce42">
            <text:p>Wenn Erregerdiagnostik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Pulmonale Co-Infektionen (gec_pathogen, gec_path_mat, gec_path_matdate, gec_path_result, gec_path), Blutstrominfektion (gec_pathogen, gec_path_mat, gec_path, gec_path_result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Erreger</text:p>
          </table:table-cell>
          <table:table-cell office:value-type="string" table:style-name="ce42">
            <text:p>gec_pat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Hinterlegte Liste</text:p>
          </table:table-cell>
          <table:table-cell office:value-type="string" table:style-name="ce42">
            <text:p>Wenn Erregerdiagnostik = Ja (ausgeblendet)</text:p>
          </table:table-cell>
          <table:table-cell table:style-name="ce42"/>
          <table:table-cell office:value-type="string" table:style-name="ce42">
            <text:p>Andere</text:p>
          </table:table-cell>
          <table:table-cell office:value-type="string" table:style-name="ce42">
            <text:p>_oth</text:p>
          </table:table-cell>
          <table:table-cell table:number-columns-repeated="3" table:style-name="ce42"/>
          <table:table-cell office:value-type="string" table:style-name="ce42">
            <text:p>Katalog4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Pulmonale Co-Infektionen (gec_pathogen, gec_path_mat, gec_path_matdate, gec_path_result, gec_path), Blutstrominfektion (gec_pathogen, gec_path_mat, gec_path, gec_path_result)</text:p>
          </table:table-cell>
          <table:table-cell office:value-type="string" table:style-name="ce42">
            <text:p>covid19f-dataelement-1.193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Resistenz Meropenem oder Imipenem</text:p>
          </table:table-cell>
          <table:table-cell office:value-type="string" table:style-name="ce42">
            <text:p>path_resistmer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Ergebnis = positiver Nachweis UND Labor=Mikrobiologie UND Durchgeführter Test=Kultur UND Material != (nicht gleich) Abstrich, Stuhl, dicker Tropfen oder Heparinblut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esistenz Cefotaxim oder Ceftriaxon</text:p>
          </table:table-cell>
          <table:table-cell office:value-type="string" table:style-name="ce42">
            <text:p>path_resistcep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Ergebnis = positiver Nachweis UND Labor=Mikrobiologie UND Durchgeführter Test=Kultur UND (Material nicht Abstrich, nicht Stuhl, nicht dicker Tropfen, nicht Heparinblu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esistenz Ciprofloxacin oder Levofloxacin</text:p>
          </table:table-cell>
          <table:table-cell office:value-type="string" table:style-name="ce42">
            <text:p>path_resistcip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Ergebnis = positiver Nachweis UND Labor=Mikrobiologie UND Durchgeführter Test=Kultur UND (Material nicht Abstrich, nicht Stuhl, nicht dicker Tropfen, nicht Heparinblu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esistenz Oxacillin, Methicillin oder Flucloxacillin</text:p>
          </table:table-cell>
          <table:table-cell office:value-type="string" table:style-name="ce42">
            <text:p>path_resistoxa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Ergebnis = positiver Nachweis UND Labor=Mikrobiologie UND Durchgeführter Test=Kultur UND (Material nicht Abstrich, nicht Stuhl, nicht dicker Tropfen, nicht Heparinblu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esistenz Vancomycin oder Teicoplanin</text:p>
          </table:table-cell>
          <table:table-cell office:value-type="string" table:style-name="ce42">
            <text:p>path_resistvanc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Ergebnis = positiver Nachweis UND Labor=Mikrobiologie UND Durchgeführter Test=Kultur UND (Material nicht Abstrich, nicht Stuhl, nicht dicker Tropfen, nicht Heparinblu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esistenz Linezolid</text:p>
          </table:table-cell>
          <table:table-cell office:value-type="string" table:style-name="ce42">
            <text:p>path_resistlinez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rregerdiagnostik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Ergebnis = positiver Nachweis UND Labor=Mikrobiologie UND Durchgeführter Test=Kultur UND (Material nicht Abstrich, nicht Stuhl, nicht dicker Tropfen, nicht Heparinblu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Koloniation mit multiresistenten Erregern</text:p>
          </table:table-cell>
          <table:table-cell office:value-type="string" table:style-name="ce42">
            <text:p>mdr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Kolonisation mit Methicillin-resistenter Staphylococcus aureus (MRSA)</text:p>
          </table:table-cell>
          <table:table-cell office:value-type="string" table:style-name="ce42">
            <text:p>mdrc_mrsa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Neu aufgetretene Kolonisation mit multiresistenten Erregern = Ja (ein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Tag des ersten Nachweises</text:p>
          </table:table-cell>
          <table:table-cell office:value-type="string" table:style-name="ce42">
            <text:p>mdrc_mrsa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MRSA = Ja ODER Nein, negative Erregernachweis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Kolonisation mit Vancomycin-resistente Enterokokken (VRE)</text:p>
          </table:table-cell>
          <table:table-cell office:value-type="string" table:style-name="ce42">
            <text:p>mdrc_vr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Neu aufgetretene Kolonisation mit multiresistenten Erregern = Ja (ein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Tag des ersten Nachweises</text:p>
          </table:table-cell>
          <table:table-cell office:value-type="string" table:style-name="ce42">
            <text:p>mdrc_vre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VRE = Ja ODER Nein, negative Erregernachweis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Kolonisation mit Linezolid-resistenten Enterokokken (LRE)</text:p>
          </table:table-cell>
          <table:table-cell office:value-type="string" table:style-name="ce42">
            <text:p>mdrc_lr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Neu aufgetretene Kolonisation mit multiresistenten Erregern = Ja (ein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Tag des ersten Nachweises</text:p>
          </table:table-cell>
          <table:table-cell office:value-type="string" table:style-name="ce42">
            <text:p>mdrc_lre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RE = Ja ODER Nein, negative Erregernachweis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Kolonisation mit Dritt-Generations-Cephalosporin-resistente Enterobakterien (3GCREB)</text:p>
          </table:table-cell>
          <table:table-cell office:value-type="string" table:style-name="ce42">
            <text:p>mdrc_3gcre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Neu aufgetretene Kolonisation mit multiresistenten Erregern = Ja (ein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Tag des ersten Nachweises</text:p>
          </table:table-cell>
          <table:table-cell office:value-type="string" table:style-name="ce42">
            <text:p>mdrc_3gcreb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3GCREB = Ja ODER Nein, negative Erregernachweis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Kolonisation mit Carbapenem-resistente Enterobakterien (CRE)</text:p>
          </table:table-cell>
          <table:table-cell office:value-type="string" table:style-name="ce42">
            <text:p>mdrc_cr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Neu aufgetretene Kolonisation mit multiresistenten Erregern = Ja (ein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Tag des ersten Nachweises</text:p>
          </table:table-cell>
          <table:table-cell office:value-type="string" table:style-name="ce42">
            <text:p>mdrc_cre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CRE = Ja ODER Nein, negative Erregernachweis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Kolonisation mit anderen multiresistenten Erregern</text:p>
          </table:table-cell>
          <table:table-cell office:value-type="string" table:style-name="ce42">
            <text:p>mdrc_ot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Ja/ Nein, negativ getestet/ Nicht getestet</text:p>
          </table:table-cell>
          <table:table-cell office:value-type="string" table:style-name="ce42">
            <text:p>Wenn Neu aufgetretene Kolonisation mit multiresistenten Erregern = Ja (eingeblendet)</text:p>
          </table:table-cell>
          <table:table-cell table:style-name="ce42"/>
          <table:table-cell office:value-type="string" table:style-name="ce42">
            <text:p>Freitext bei Ja</text:p>
          </table:table-cell>
          <table:table-cell office:value-type="string" table:style-name="ce42">
            <text:p>_oth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Tag des ersten Nachweises</text:p>
          </table:table-cell>
          <table:table-cell office:value-type="string" table:style-name="ce42">
            <text:p>mdrc_oth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olonisatio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Andere = Ja ODER Nein, negative Erregernachweis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number-rows-repeated="972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9_SARS-CoV-2_Virologie" table:style-name="ta1">
        <table:table-column table:style-name="co24" table:default-cell-style-name="ce1"/>
        <table:table-column table:style-name="co18" table:number-columns-repeated="29" table:default-cell-style-name="ce1"/>
        <table:table-column table:style-name="co3" table:number-columns-repeated="99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90">
            <text:p>Wo in Gecco</text:p>
          </table:table-cell>
          <table:table-cell office:value-type="string" table:style-name="ce90">
            <text:p>Feld in Gecco</text:p>
          </table:table-cell>
          <table:table-cell office:value-type="string" table:style-name="ce93">
            <text:p>Antwortmöglichkeit in Gecco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7" table:style-name="ce92"/>
          <table:table-cell table:number-columns-repeated="16354"/>
        </table:table-row>
        <table:table-row table:style-name="ro5">
          <table:table-cell office:value-type="string" table:style-name="ce39">
            <text:p>Durchgeführte SARS-CoV-2 PCR </text:p>
          </table:table-cell>
          <table:table-cell office:value-type="string" table:style-name="ce39">
            <text:p>pcr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</text:p>
          </table:table-cell>
          <table:table-cell office:value-type="string" table:style-name="ce39">
            <text:p>Ja/ Nein/ Keine Informationen verfügbar</text:p>
          </table:table-cell>
          <table:table-cell table:style-name="ce39"/>
          <table:table-cell office:value-type="string" table:style-name="ce39">
            <text:p>Mindestens 1 SARS-CoV-2 PCR muss dokumentiert sein</text:p>
          </table:table-cell>
          <table:table-cell table:number-columns-repeated="6" table:style-name="ce39"/>
          <table:table-cell office:value-type="string" table:style-name="ce39">
            <text:p>Neuer 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System</text:p>
          </table:table-cell>
          <table:table-cell office:value-type="string" table:style-name="ce39">
            <text:p>pcr_sytem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</text:p>
          </table:table-cell>
          <table:table-cell office:value-type="string" table:style-name="ce39">
            <text:p>Seegene/ Altona/ WHO-Protokoll/ Tipmolbiol/ Abbot/ Anderes Testsystem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style-name="ce39"/>
          <table:table-cell office:value-type="string" table:style-name="ce39">
            <text:p>Freitext bei Andere</text:p>
          </table:table-cell>
          <table:table-cell office:value-type="string" table:style-name="ce39">
            <text:p>_oth</text:p>
          </table:table-cell>
          <table:table-cell table:number-columns-repeated="4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E-Gen</text:p>
          </table:table-cell>
          <table:table-cell office:value-type="string" table:style-name="ce39">
            <text:p>pcr_targ_e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M-Gen</text:p>
          </table:table-cell>
          <table:table-cell office:value-type="string" table:style-name="ce39">
            <text:p>pcr_targ_m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N-Gen</text:p>
          </table:table-cell>
          <table:table-cell office:value-type="string" table:style-name="ce39">
            <text:p>pcr_targ_n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S-Gen</text:p>
          </table:table-cell>
          <table:table-cell office:value-type="string" table:style-name="ce39">
            <text:p>pcr_targ_s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RdRp-Gen</text:p>
          </table:table-cell>
          <table:table-cell office:value-type="string" table:style-name="ce39">
            <text:p>pcr_targ_r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ORF1ab-Gen</text:p>
          </table:table-cell>
          <table:table-cell office:value-type="string" table:style-name="ce39">
            <text:p>pcr_targ_o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PCR-Zielstruktur: Anderes Zielgen</text:p>
          </table:table-cell>
          <table:table-cell office:value-type="string" table:style-name="ce39">
            <text:p>pcr_targ_oth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-RT-PCR</text:p>
          </table:table-cell>
          <table:table-cell table:style-name="ce39"/>
          <table:table-cell office:value-type="string" table:style-name="ce39">
            <text:p>SARS-CoV-2 PCR, PCR-Zielstruktur</text:p>
          </table:table-cell>
          <table:table-cell office:value-type="string" table:style-name="ce39">
            <text:p>Ja/ Nein/ Keine Informationen verfügbar</text:p>
          </table:table-cell>
          <table:table-cell office:value-type="string" table:style-name="ce39">
            <text:p>Wenn Durchgeführter SARS-CoV-2 PCR = Ja (ausgeblendet)</text:p>
          </table:table-cell>
          <table:table-cell table:style-name="ce39"/>
          <table:table-cell office:value-type="string" table:style-name="ce39">
            <text:p>Freitext bei Andere</text:p>
          </table:table-cell>
          <table:table-cell office:value-type="string" table:style-name="ce39">
            <text:p>_oth</text:p>
          </table:table-cell>
          <table:table-cell table:number-columns-repeated="4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42">
            <text:p>Material</text:p>
          </table:table-cell>
          <table:table-cell office:value-type="string" table:style-name="ce42">
            <text:p>pcr_mat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PCR</text:p>
          </table:table-cell>
          <table:table-cell office:value-type="string" table:style-name="ce42">
            <text:p>Trachealsekret/ BAL/ Sputum/ Venöse oder arterielle Blutentnahme/ Kapillarblut/ Nasopharynxabstrich/ Oropharynxabstrich/ Liquor/ Gewebe/ Urin/ Stuhl</text:p>
          </table:table-cell>
          <table:table-cell office:value-type="string" table:style-name="ce42">
            <text:p>Wenn Durchgeführter SARS-CoV-2 PCR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4"/>
        </table:table-row>
        <table:table-row table:style-name="ro5">
          <table:table-cell office:value-type="string" table:style-name="ce42">
            <text:p>Entnahmedatum</text:p>
          </table:table-cell>
          <table:table-cell office:value-type="string" table:style-name="ce42">
            <text:p>gec_pcr_date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PCR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r SARS-CoV-2 PCR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Ergebnis Folgeabstrich (gec_pcr_date, gec_pcr_resultql, gec_pr_docudate_1)</text:p>
          </table:table-cell>
          <table:table-cell office:value-type="string" table:style-name="ce42">
            <text:p>covid19f-dataelement-1.212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4"/>
        </table:table-row>
        <table:table-row table:style-name="ro5">
          <table:table-cell office:value-type="string" table:style-name="ce42">
            <text:p>Ergebnis, qualitativ</text:p>
          </table:table-cell>
          <table:table-cell office:value-type="string" table:style-name="ce42">
            <text:p>gec_pcr_resultql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PCR</text:p>
          </table:table-cell>
          <table:table-cell office:value-type="string" table:style-name="ce42">
            <text:p>Positiver Erregernachweis/ Kein Erregernachweis/ Unklares Ergebnis</text:p>
          </table:table-cell>
          <table:table-cell office:value-type="string" table:style-name="ce42">
            <text:p>Wenn Durchgeführter SARS-CoV-2 PCR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Ergebnis Folgeabstrich (gec_pcr_date, gec_pcr_resultql, gec_pr_docudate_1)</text:p>
          </table:table-cell>
          <table:table-cell office:value-type="string" table:style-name="ce42">
            <text:p>covid19f-dataelement-1.2247, covid19f-dataelement-1.2120</text:p>
          </table:table-cell>
          <table:table-cell office:value-type="string" table:style-name="ce42">
            <text:p>2020-05-22 18:15:50, 2020-04-08</text:p>
          </table:table-cell>
          <table:table-cell table:number-columns-repeated="9" table:style-name="ce42"/>
          <table:table-cell table:number-columns-repeated="16354"/>
        </table:table-row>
        <table:table-row table:style-name="ro5">
          <table:table-cell office:value-type="string" table:style-name="ce42">
            <text:p>Ergebnis, quantitativ</text:p>
          </table:table-cell>
          <table:table-cell office:value-type="string" table:style-name="ce42">
            <text:p>pcr_resultqn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PCR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r SARS-CoV-2 PCR = Ja (ausgeblendet)</text:p>
          </table:table-cell>
          <table:table-cell table:style-name="ce42"/>
          <table:table-cell office:value-type="string" table:style-name="ce42">
            <text:p>[Kop./ml], [ct-Wert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4"/>
        </table:table-row>
        <table:table-row table:style-name="ro5">
          <table:table-cell office:value-type="string" table:style-name="ce39">
            <text:p>Durchgeführte serologische Testung IgG</text:p>
          </table:table-cell>
          <table:table-cell office:value-type="string" table:style-name="ce39">
            <text:p>igg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G IA Ql / SARS-CoV-2 (COVID-19) IgG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Ja/ Nein/ Keine Informationen verfügbar</text:p>
          </table:table-cell>
          <table:table-cell table:number-columns-repeated="9" table:style-name="ce39"/>
          <table:table-cell office:value-type="string" table:style-name="ce39">
            <text:p>GECCO</text:p>
          </table:table-cell>
          <table:table-cell table:number-columns-repeated="3" table:style-name="ce39"/>
          <table:table-cell office:value-type="string" table:style-name="ce84">
            <text:p>SARS-CoV-2 IgG</text:p>
          </table:table-cell>
          <table:table-cell table:number-columns-repeated="8" table:style-name="ce39"/>
          <table:table-cell table:number-columns-repeated="16354"/>
        </table:table-row>
        <table:table-row table:style-name="ro5">
          <table:table-cell office:value-type="string" table:style-name="ce39">
            <text:p>SARS-CoV-2 IgG-Testverfahren</text:p>
          </table:table-cell>
          <table:table-cell office:value-type="string" table:style-name="ce39">
            <text:p>igg_assay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G IA Ql / SARS-CoV-2 (COVID-19) IgG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Lateral flow Immunassay/ Immunofluoreszenz-Assay/ ELISA (Enzym linked immunosorbent assay)/ Anderes Testverfahren/ Keine Informationen verfügbar</text:p>
          </table:table-cell>
          <table:table-cell office:value-type="string" table:style-name="ce39">
            <text:p>Wenn Durchgeführte serologische Testung IgG = Ja (ausgeblendet)</text:p>
          </table:table-cell>
          <table:table-cell table:style-name="ce39"/>
          <table:table-cell office:value-type="string" table:style-name="ce39">
            <text:p>Freitext bei Andere</text:p>
          </table:table-cell>
          <table:table-cell office:value-type="string" table:style-name="ce39">
            <text:p>_oth</text:p>
          </table:table-cell>
          <table:table-cell table:number-columns-repeated="4" table:style-name="ce39"/>
          <table:table-cell office:value-type="string" table:style-name="ce39">
            <text:p>Neuer 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SARS-CoV-2 IgG-Testsystem</text:p>
          </table:table-cell>
          <table:table-cell office:value-type="string" table:style-name="ce39">
            <text:p>igg_system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G IA Ql / SARS-CoV-2 (COVID-19) IgG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Euroimmun/ Diasorin/ Medac/ Roche/ Anderes Testsystem/ Keine Informationen verfügbar</text:p>
          </table:table-cell>
          <table:table-cell office:value-type="string" table:style-name="ce39">
            <text:p>Wenn Durchgeführte serologische Testung IgG = Ja (ausgeblendet)</text:p>
          </table:table-cell>
          <table:table-cell table:style-name="ce39"/>
          <table:table-cell office:value-type="string" table:style-name="ce39">
            <text:p>Freitext bei Andere</text:p>
          </table:table-cell>
          <table:table-cell office:value-type="string" table:style-name="ce39">
            <text:p>_oth</text:p>
          </table:table-cell>
          <table:table-cell table:number-columns-repeated="4" table:style-name="ce39"/>
          <table:table-cell office:value-type="string" table:style-name="ce39">
            <text:p>Loop</text:p>
          </table:table-cell>
          <table:table-cell table:number-columns-repeated="13" table:style-name="ce39"/>
          <table:table-cell table:number-columns-repeated="16354"/>
        </table:table-row>
        <table:table-row table:style-name="ro5">
          <table:table-cell office:value-type="string" table:style-name="ce39">
            <text:p>Entnahmedatum</text:p>
          </table:table-cell>
          <table:table-cell office:value-type="string" table:style-name="ce39">
            <text:p>igg_date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G IA Ql / SARS-CoV-2 (COVID-19) IgG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Datum vollständig</text:p>
          </table:table-cell>
          <table:table-cell office:value-type="string" table:style-name="ce39">
            <text:p>Wenn Durchgeführte serologische Testung IgG = Ja (ausgeblendet)</text:p>
          </table:table-cell>
          <table:table-cell table:style-name="ce39"/>
          <table:table-cell office:value-type="string" table:style-name="ce39">
            <text:p>Keine Informationen verfügbar</text:p>
          </table:table-cell>
          <table:table-cell office:value-type="string" table:style-name="ce39">
            <text:p>_uk</text:p>
          </table:table-cell>
          <table:table-cell table:number-columns-repeated="4" table:style-name="ce39"/>
          <table:table-cell office:value-type="string" table:style-name="ce39">
            <text:p>Loop</text:p>
          </table:table-cell>
          <table:table-cell table:number-columns-repeated="4" table:style-name="ce39"/>
          <table:table-cell office:value-type="string" table:style-name="ce39">
            <text:p>SARS-CoV-2 IgG</text:p>
          </table:table-cell>
          <table:table-cell table:number-columns-repeated="8" table:style-name="ce39"/>
          <table:table-cell table:number-columns-repeated="16354"/>
        </table:table-row>
        <table:table-row table:style-name="ro5">
          <table:table-cell office:value-type="string" table:style-name="ce39">
            <text:p>Ergebnis, qualitativ</text:p>
          </table:table-cell>
          <table:table-cell office:value-type="string" table:style-name="ce39">
            <text:p>gec_igg_resultql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G IA Ql / SARS-CoV-2 (COVID-19) IgG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Positive Serologie/ Negative Serologie/ Unklares Ergebnis</text:p>
          </table:table-cell>
          <table:table-cell office:value-type="string" table:style-name="ce39">
            <text:p>Wenn Durchgeführte serologische Testung IgG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SARS-CoV-2 (COVID-19) Ab IA Ql (gec_igg_resultql, gec_iga_resultql, gec_igm_resultql)</text:p>
          </table:table-cell>
          <table:table-cell office:value-type="string" table:style-name="ce39">
            <text:p>covid19f-dataelement-1.2248, covid19f-dataelement-80</text:p>
          </table:table-cell>
          <table:table-cell office:value-type="string" table:style-name="ce39">
            <text:p>2020-05-22 18:16:25, 2020-09-18 12:41:02</text:p>
          </table:table-cell>
          <table:table-cell table:style-name="ce84"/>
          <table:table-cell table:number-columns-repeated="8" table:style-name="ce39"/>
          <table:table-cell table:number-columns-repeated="16354"/>
        </table:table-row>
        <table:table-row table:style-name="ro5">
          <table:table-cell office:value-type="string" table:style-name="ce39">
            <text:p>Ergebnis, quantitativ (IgG-Titer)</text:p>
          </table:table-cell>
          <table:table-cell office:value-type="string" table:style-name="ce39">
            <text:p>gec_igg_resultqn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G IA Ql / SARS-CoV-2 (COVID-19) IgG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Metrisch</text:p>
          </table:table-cell>
          <table:table-cell office:value-type="string" table:style-name="ce39">
            <text:p>Wenn Durchgeführte serologische Testung IgG = Ja (ausgeblendet)</text:p>
          </table:table-cell>
          <table:table-cell table:style-name="ce39"/>
          <table:table-cell office:value-type="string" table:style-name="ce39">
            <text:p>[U/l ]</text:p>
          </table:table-cell>
          <table:table-cell office:value-type="string" table:style-name="ce39">
            <text:p>_u</text:p>
          </table:table-cell>
          <table:table-cell office:value-type="string" table:style-name="ce39">
            <text:p>Keine Informationen verfügbar</text:p>
          </table:table-cell>
          <table:table-cell office:value-type="string" table:style-name="ce39">
            <text:p>_uk</text:p>
          </table:table-cell>
          <table:table-cell table:number-columns-repeated="2"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SARS-CoV-2 (COVID-19) Ab IA Qn (gec_igg_resultqn, gec_iga_resultqn, gec_igm_resultqn)</text:p>
          </table:table-cell>
          <table:table-cell office:value-type="string" table:style-name="ce39">
            <text:p>covid19f-dataelement-75, covid19f-dataelement-81</text:p>
          </table:table-cell>
          <table:table-cell office:value-type="string" table:style-name="ce39">
            <text:p>2020-09-18 12:40:07, 2020-09-18 12:42:22</text:p>
          </table:table-cell>
          <table:table-cell table:number-columns-repeated="9" table:style-name="ce39"/>
          <table:table-cell table:number-columns-repeated="16354"/>
        </table:table-row>
        <table:table-row table:style-name="ro1">
          <table:table-cell office:value-type="string" table:style-name="ce39">
            <text:p>Durchgeführte serologische Testung IgA</text:p>
          </table:table-cell>
          <table:table-cell office:value-type="string" table:style-name="ce39">
            <text:p>iga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A QI / SARS-CoV-2 (COVID-19) Ig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Ja/ Nein/ Keine Informationen verfügbar</text:p>
          </table:table-cell>
          <table:table-cell table:number-columns-repeated="22" table:style-name="ce39"/>
          <table:table-cell table:number-columns-repeated="16354"/>
        </table:table-row>
        <table:table-row table:style-name="ro4">
          <table:table-cell office:value-type="string" table:style-name="ce39">
            <text:p>Entnahmedatum</text:p>
          </table:table-cell>
          <table:table-cell office:value-type="string" table:style-name="ce39">
            <text:p>iga_date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A QI / SARS-CoV-2 (COVID-19) Ig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Datum vollständig</text:p>
          </table:table-cell>
          <table:table-cell office:value-type="string" table:style-name="ce39">
            <text:p>Wenn Durchgeführte serologische Testung IgA = Ja (ausgeblendet)</text:p>
          </table:table-cell>
          <table:table-cell table:style-name="ce39"/>
          <table:table-cell office:value-type="string" table:style-name="ce39">
            <text:p>Keine Informationen verfügbar</text:p>
          </table:table-cell>
          <table:table-cell office:value-type="string" table:style-name="ce39">
            <text:p>_uk</text:p>
          </table:table-cell>
          <table:table-cell table:number-columns-repeated="4" table:style-name="ce39"/>
          <table:table-cell office:value-type="string" table:style-name="ce39">
            <text:p>Neuer Loop</text:p>
          </table:table-cell>
          <table:table-cell table:number-columns-repeated="13" table:style-name="ce39"/>
          <table:table-cell table:number-columns-repeated="16354"/>
        </table:table-row>
        <table:table-row table:style-name="ro4">
          <table:table-cell office:value-type="string" table:style-name="ce39">
            <text:p>Ergebnis, qualitativ</text:p>
          </table:table-cell>
          <table:table-cell office:value-type="string" table:style-name="ce39">
            <text:p>gec_iga_resultql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A QI / SARS-CoV-2 (COVID-19) Ig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Positive Serologie/ Negative Serologie/ Unklares Ergebnis</text:p>
          </table:table-cell>
          <table:table-cell office:value-type="string" table:style-name="ce39">
            <text:p>Wenn Durchgeführte serologische Testung IgA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SARS-CoV-2 (COVID-19) Ab IA Ql (gec_igg_resultql, gec_iga_resultql, gec_igm_resultql)</text:p>
          </table:table-cell>
          <table:table-cell office:value-type="string" table:style-name="ce39">
            <text:p>covid19f-dataelement-78, covid19f-dataelement-80</text:p>
          </table:table-cell>
          <table:table-cell office:value-type="string" table:style-name="ce39">
            <text:p>2020-09-18 12:39:45, 2020-09-18 12:41:02</text:p>
          </table:table-cell>
          <table:table-cell table:number-columns-repeated="9" table:style-name="ce39"/>
          <table:table-cell table:number-columns-repeated="16354"/>
        </table:table-row>
        <table:table-row table:style-name="ro4">
          <table:table-cell office:value-type="string" table:style-name="ce39">
            <text:p>Ergebnis, quantitativ (IgA-Titer)</text:p>
          </table:table-cell>
          <table:table-cell office:value-type="string" table:style-name="ce39">
            <text:p>gec_iga_resultqn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A QI / SARS-CoV-2 (COVID-19) Ig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Metrisch</text:p>
          </table:table-cell>
          <table:table-cell office:value-type="string" table:style-name="ce39">
            <text:p>Wenn Durchgeführte serologische Testung IgA = Ja (ausgeblendet)</text:p>
          </table:table-cell>
          <table:table-cell table:style-name="ce39"/>
          <table:table-cell office:value-type="string" table:style-name="ce39">
            <text:p>[U/l ]</text:p>
          </table:table-cell>
          <table:table-cell office:value-type="string" table:style-name="ce39">
            <text:p>_u</text:p>
          </table:table-cell>
          <table:table-cell office:value-type="string" table:style-name="ce39">
            <text:p>Keine Informationen verfügbar</text:p>
          </table:table-cell>
          <table:table-cell office:value-type="string" table:style-name="ce39">
            <text:p>_uk</text:p>
          </table:table-cell>
          <table:table-cell table:number-columns-repeated="2"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SARS-CoV-2 (COVID-19) Ab IA Qn (gec_igg_resultqn, gec_iga_resultqn, gec_igm_resultqn)</text:p>
          </table:table-cell>
          <table:table-cell office:value-type="string" table:style-name="ce39">
            <text:p>covid19f-dataelement-79, covid19f-dataelement-81</text:p>
          </table:table-cell>
          <table:table-cell office:value-type="string" table:style-name="ce39">
            <text:p>2020-09-18 12:39:45, 2020-09-18 12:42:22</text:p>
          </table:table-cell>
          <table:table-cell table:number-columns-repeated="9" table:style-name="ce39"/>
          <table:table-cell table:number-columns-repeated="16354"/>
        </table:table-row>
        <table:table-row table:style-name="ro4">
          <table:table-cell office:value-type="string" table:style-name="ce39">
            <text:p>Durchgeführte serologische Testung IgM</text:p>
          </table:table-cell>
          <table:table-cell office:value-type="string" table:style-name="ce39">
            <text:p>igm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M IA QI / SARS-CoV-2 (COVID-19) IgM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Ja/ Nein/ Keine Informationen verfügbar</text:p>
          </table:table-cell>
          <table:table-cell table:number-columns-repeated="22" table:style-name="ce39"/>
          <table:table-cell table:number-columns-repeated="16354"/>
        </table:table-row>
        <table:table-row table:style-name="ro4">
          <table:table-cell office:value-type="string" table:style-name="ce39">
            <text:p>Entnahmedatum</text:p>
          </table:table-cell>
          <table:table-cell office:value-type="string" table:style-name="ce39">
            <text:p>igm_date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M IA QI / SARS-CoV-2 (COVID-19) IgM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Datum vollständig</text:p>
          </table:table-cell>
          <table:table-cell office:value-type="string" table:style-name="ce39">
            <text:p>Wenn Durchgeführte serologische Testung IgM = Ja (ausgeblendet)</text:p>
          </table:table-cell>
          <table:table-cell table:style-name="ce39"/>
          <table:table-cell office:value-type="string" table:style-name="ce39">
            <text:p>Keine Informationen verfügbar</text:p>
          </table:table-cell>
          <table:table-cell office:value-type="string" table:style-name="ce39">
            <text:p>_uk</text:p>
          </table:table-cell>
          <table:table-cell table:number-columns-repeated="4" table:style-name="ce39"/>
          <table:table-cell office:value-type="string" table:style-name="ce39">
            <text:p>Neuer Loop</text:p>
          </table:table-cell>
          <table:table-cell table:number-columns-repeated="13" table:style-name="ce39"/>
          <table:table-cell table:number-columns-repeated="16354"/>
        </table:table-row>
        <table:table-row table:style-name="ro4">
          <table:table-cell office:value-type="string" table:style-name="ce39">
            <text:p>Ergebnis, qualitativ</text:p>
          </table:table-cell>
          <table:table-cell office:value-type="string" table:style-name="ce39">
            <text:p>gec_igm_resultql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M IA QI / SARS-CoV-2 (COVID-19) IgM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Positive Serologie/ Negative Serologie/ Unklares Ergebnis</text:p>
          </table:table-cell>
          <table:table-cell office:value-type="string" table:style-name="ce39">
            <text:p>Wenn Durchgeführte serologische Testung IgM = Ja (ausgeblendet)</text:p>
          </table:table-cell>
          <table:table-cell table:number-columns-repeated="7"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SARS-CoV-2 (COVID-19) Ab IA Ql (gec_igg_resultql, gec_iga_resultql, gec_igm_resultql)</text:p>
          </table:table-cell>
          <table:table-cell office:value-type="string" table:style-name="ce39">
            <text:p>covid19f-dataelement-76, covid19f-dataelement-80</text:p>
          </table:table-cell>
          <table:table-cell office:value-type="string" table:style-name="ce39">
            <text:p>2020-09-18 12:35:32, 2020-09-18 12:41:02</text:p>
          </table:table-cell>
          <table:table-cell table:number-columns-repeated="9" table:style-name="ce39"/>
          <table:table-cell table:number-columns-repeated="16354"/>
        </table:table-row>
        <table:table-row table:style-name="ro4">
          <table:table-cell office:value-type="string" table:style-name="ce39">
            <text:p>Ergebnis, quantitativ (IgM-Titer)</text:p>
          </table:table-cell>
          <table:table-cell office:value-type="string" table:style-name="ce39">
            <text:p>gec_igm_resultqn</text:p>
          </table:table-cell>
          <table:table-cell office:value-type="string" table:style-name="ce41">
            <text:p>Ja</text:p>
          </table:table-cell>
          <table:table-cell office:value-type="string" table:style-name="ce41">
            <text:p>Laborwerte</text:p>
          </table:table-cell>
          <table:table-cell office:value-type="string" table:style-name="ce41">
            <text:p>SARS-CoV-2 (COVID-19) IgM IA QI / SARS-CoV-2 (COVID-19) IgM IA Qn</text:p>
          </table:table-cell>
          <table:table-cell table:style-name="ce39"/>
          <table:table-cell office:value-type="string" table:style-name="ce39">
            <text:p>SARS-CoV-2 Serologie</text:p>
          </table:table-cell>
          <table:table-cell office:value-type="string" table:style-name="ce39">
            <text:p>Metrisch</text:p>
          </table:table-cell>
          <table:table-cell office:value-type="string" table:style-name="ce39">
            <text:p>Wenn Durchgeführte serologische Testung IgM = Ja (ausgeblendet)</text:p>
          </table:table-cell>
          <table:table-cell table:style-name="ce39"/>
          <table:table-cell office:value-type="string" table:style-name="ce39">
            <text:p>[U/l ]</text:p>
          </table:table-cell>
          <table:table-cell office:value-type="string" table:style-name="ce39">
            <text:p>_u</text:p>
          </table:table-cell>
          <table:table-cell office:value-type="string" table:style-name="ce39">
            <text:p>Keine Informationen verfügbar</text:p>
          </table:table-cell>
          <table:table-cell office:value-type="string" table:style-name="ce39">
            <text:p>_uk</text:p>
          </table:table-cell>
          <table:table-cell table:number-columns-repeated="2" table:style-name="ce39"/>
          <table:table-cell office:value-type="string" table:style-name="ce39">
            <text:p>Loop</text:p>
          </table:table-cell>
          <table:table-cell office:value-type="string" table:style-name="ce39">
            <text:p>GECCOa</text:p>
          </table:table-cell>
          <table:table-cell office:value-type="string" table:style-name="ce39">
            <text:p>SARS-CoV-2 (COVID-19) Ab IA Qn (gec_igg_resultqn, gec_iga_resultqn, gec_igm_resultqn)</text:p>
          </table:table-cell>
          <table:table-cell office:value-type="string" table:style-name="ce39">
            <text:p>covid19f-dataelement-77, covid19f-dataelement-81</text:p>
          </table:table-cell>
          <table:table-cell office:value-type="string" table:style-name="ce39">
            <text:p>2020-09-18 12:37:59, 2020-09-18 12:42:22</text:p>
          </table:table-cell>
          <table:table-cell table:number-columns-repeated="9" table:style-name="ce39"/>
          <table:table-cell table:number-columns-repeated="16354"/>
        </table:table-row>
        <table:table-row table:style-name="ro4">
          <table:table-cell office:value-type="string" table:style-name="ce42">
            <text:p>Durchgeführte Testung auf neutralisierende Antikörper</text:p>
          </table:table-cell>
          <table:table-cell office:value-type="string" table:style-name="ce42">
            <text:p>neutrig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Serologie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2" table:style-name="ce42"/>
          <table:table-cell table:number-columns-repeated="16354"/>
        </table:table-row>
        <table:table-row table:style-name="ro4">
          <table:table-cell office:value-type="string" table:style-name="ce42">
            <text:p>Entnahmetag</text:p>
          </table:table-cell>
          <table:table-cell office:value-type="string" table:style-name="ce42">
            <text:p>neutrig_date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Serolog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Testung auf neutralisierende Antikörper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4"/>
        </table:table-row>
        <table:table-row table:style-name="ro4">
          <table:table-cell office:value-type="string" table:style-name="ce42">
            <text:p>Ergebnis, qualitativ</text:p>
          </table:table-cell>
          <table:table-cell office:value-type="string" table:style-name="ce42">
            <text:p>neutrig_result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Serologie</text:p>
          </table:table-cell>
          <table:table-cell office:value-type="string" table:style-name="ce42">
            <text:p>Positiver Nachweis/ Negativer Nachweis/ Unklares Ergebnis</text:p>
          </table:table-cell>
          <table:table-cell office:value-type="string" table:style-name="ce42">
            <text:p>Wenn Durchgeführte Testung auf neutralisierende Antikörper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4"/>
        </table:table-row>
        <table:table-row table:style-name="ro4">
          <table:table-cell office:value-type="string" table:style-name="ce42">
            <text:p>Name des durchführenden Labors</text:p>
          </table:table-cell>
          <table:table-cell office:value-type="string" table:style-name="ce42">
            <text:p>neutrig_lab</text:p>
          </table:table-cell>
          <table:table-cell office:value-type="string" table:style-name="ce44">
            <text:p>Nein</text:p>
          </table:table-cell>
          <table:table-cell table:style-name="ce42"/>
          <table:table-cell table:style-name="ce44"/>
          <table:table-cell table:style-name="ce42"/>
          <table:table-cell office:value-type="string" table:style-name="ce42">
            <text:p>SARS-CoV-2 Serologie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Durchgeführte Testung auf neutralisierende Antikörper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4"/>
        </table:table-row>
        <table:table-row table:number-rows-repeated="968" table:style-name="ro4">
          <table:table-cell table:number-columns-repeated="4" table:style-name="ce47"/>
          <table:table-cell table:style-name="ce75"/>
          <table:table-cell table:number-columns-repeated="25" table:style-name="ce47"/>
          <table:table-cell table:number-columns-repeated="16354"/>
        </table:table-row>
        <table:table-row table:number-rows-repeated="1047576" table:style-name="ro1">
          <table:table-cell table:number-columns-repeated="16384"/>
        </table:table-row>
      </table:table>
      <table:table table:name="FV10_Urin-_und_Liquordiagnostik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4">
            <text:p>Ziffern Feld 1 - Feld 2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89">
            <text:p>Vorbelegung</text:p>
          </table:table-cell>
          <table:table-cell office:value-type="string" table:style-name="ce91">
            <text:p>Liste</text:p>
          </table:table-cell>
          <table:table-cell office:value-type="string" table:style-name="ce91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Abrechnungsrelevanz</text:p>
          </table:table-cell>
          <table:table-cell office:value-type="string" table:style-name="ce89">
            <text:p>Kommentar</text:p>
          </table:table-cell>
          <table:table-cell table:number-columns-repeated="9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r Urinuntersuchung mit Urinteststreifen</text:p>
          </table:table-cell>
          <table:table-cell office:value-type="string" table:style-name="ce42">
            <text:p>ustix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"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Entnahme</text:p>
          </table:table-cell>
          <table:table-cell office:value-type="string" table:style-name="ce42">
            <text:p>ust_dat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Bilirubin</text:p>
          </table:table-cell>
          <table:table-cell office:value-type="string" table:style-name="ce42">
            <text:p>ust_bili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Glucose</text:p>
          </table:table-cell>
          <table:table-cell office:value-type="string" table:style-name="ce42">
            <text:p>ust_gluc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Hämaturie</text:p>
          </table:table-cell>
          <table:table-cell office:value-type="string" table:style-name="ce42">
            <text:p>ust_hemat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Ketone</text:p>
          </table:table-cell>
          <table:table-cell office:value-type="string" table:style-name="ce42">
            <text:p>ust_keton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Leukozyturie</text:p>
          </table:table-cell>
          <table:table-cell office:value-type="string" table:style-name="ce42">
            <text:p>ust_leucos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Nitrit</text:p>
          </table:table-cell>
          <table:table-cell office:value-type="string" table:style-name="ce42">
            <text:p>ust_nitrit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pH</text:p>
          </table:table-cell>
          <table:table-cell office:value-type="string" table:style-name="ce42">
            <text:p>ust_phvalue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office:value-type="string" table:style-name="ce42">
            <text:p>4,5 - 9,0</text:p>
          </table:table-cell>
          <table:table-cell office:value-type="string" table:style-name="ce56">
            <text:p>1 - 1</text:p>
          </table:table-cell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Proteinurie</text:p>
          </table:table-cell>
          <table:table-cell office:value-type="string" table:style-name="ce42">
            <text:p>ust_prot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Urinteststreifen Urobilinogen</text:p>
          </table:table-cell>
          <table:table-cell office:value-type="string" table:style-name="ce42">
            <text:p>ust_urobil</text:p>
          </table:table-cell>
          <table:table-cell office:value-type="string" table:style-name="ce44">
            <text:p>Nein</text:p>
          </table:table-cell>
          <table:table-cell office:value-type="string" table:style-name="ce43">
            <text:p>Urinteststreifen</text:p>
          </table:table-cell>
          <table:table-cell office:value-type="string" table:style-name="ce42">
            <text:p>Positiv +/ Positiv ++/ Positiv +++/ Negativ/ Keine Bestimmung/ Keine Informationen verfügbar</text:p>
          </table:table-cell>
          <table:table-cell office:value-type="string" table:style-name="ce42">
            <text:p>Wenn durchgeführte Urinuntersuchung mit Urinteststreifen = Ja (aus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spezifische Urindiagnostik</text:p>
          </table:table-cell>
          <table:table-cell office:value-type="string" table:style-name="ce42">
            <text:p>urinespeci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Ja/ Nein/ Keine Informationen verfügbar</text:p>
          </table:table-cell>
          <table:table-cell table:number-columns-repeated="2"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Entnahme</text:p>
          </table:table-cell>
          <table:table-cell office:value-type="string" table:style-name="ce42">
            <text:p>urine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table:style-name="ce56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Albumin im Urin</text:p>
          </table:table-cell>
          <table:table-cell office:value-type="string" table:style-name="ce42">
            <text:p>urine_al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2 - 0</text:p>
          </table:table-cell>
          <table:table-cell office:value-type="string" table:style-name="ce42">
            <text:p>[mg/g Kreatinin], [mg/mol Kreatinin], [mg/l], [mg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alpha1-Mikroglobulin im Urin</text:p>
          </table:table-cell>
          <table:table-cell office:value-type="string" table:style-name="ce42">
            <text:p>urine_alph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2 - 0</text:p>
          </table:table-cell>
          <table:table-cell office:value-type="string" table:style-name="ce42">
            <text:p>[mg/l], [mg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alpha2-Makroglobulin im Urin</text:p>
          </table:table-cell>
          <table:table-cell office:value-type="string" table:style-name="ce42">
            <text:p>urine_alph2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2 - 0</text:p>
          </table:table-cell>
          <table:table-cell office:value-type="string" table:style-name="ce42">
            <text:p>[mg/l], [mg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Gesamteiweiß im Urin</text:p>
          </table:table-cell>
          <table:table-cell office:value-type="string" table:style-name="ce42">
            <text:p>urine_protei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mg/g Kreatinin], [mg/mol Kreatinin], [mg/l], [mg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IgG im Urin</text:p>
          </table:table-cell>
          <table:table-cell office:value-type="string" table:style-name="ce42">
            <text:p>urine_ig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mg/g Kreatinin], [mg/mol Kreatinin], [mg/l], [mg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5">
          <table:table-cell office:value-type="string" table:style-name="ce42">
            <text:p>Natrium im Urin</text:p>
          </table:table-cell>
          <table:table-cell office:value-type="string" table:style-name="ce42">
            <text:p>urine_na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3 - 0</text:p>
          </table:table-cell>
          <table:table-cell office:value-type="string" table:style-name="ce42">
            <text:p>[mmol/l], [mmol/d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Osmolalität im Urin</text:p>
          </table:table-cell>
          <table:table-cell office:value-type="string" table:style-name="ce42">
            <text:p>urine_os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ezifische Urindiagnostik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Durchgeführte spezifische Urindiagnostik = Ja (eingeblendet)</text:p>
          </table:table-cell>
          <table:table-cell table:style-name="ce42"/>
          <table:table-cell office:value-type="string" table:style-name="ce56">
            <text:p>4 - 0</text:p>
          </table:table-cell>
          <table:table-cell office:value-type="string" table:style-name="ce42">
            <text:p>[mosm/kg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Liquorpunktion</text:p>
          </table:table-cell>
          <table:table-cell office:value-type="string" table:style-name="ce42">
            <text:p>csflui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Ja/ Nein/ Keine Informationen verfügbar</text:p>
          </table:table-cell>
          <table:table-cell table:number-columns-repeated="2" table:style-name="ce42"/>
          <table:table-cell table:style-name="ce56"/>
          <table:table-cell table:number-columns-repeated="19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Durchführung</text:p>
          </table:table-cell>
          <table:table-cell office:value-type="string" table:style-name="ce42">
            <text:p>csf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Datum vollständig</text:p>
          </table:table-cell>
          <table:table-cell office:value-type="string" table:style-name="ce42">
            <text:p>Wenn Durchgeführte Liquorpunktion = Ja (ausgeblendet), für alle Fragen des Formulars</text:p>
          </table:table-cell>
          <table:table-cell table:style-name="ce42"/>
          <table:table-cell table:style-name="ce56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Zellzahl</text:p>
          </table:table-cell>
          <table:table-cell office:value-type="string" table:style-name="ce42">
            <text:p>csf_cell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office:value-type="string" table:style-name="ce42">
            <text:p>0-10000</text:p>
          </table:table-cell>
          <table:table-cell office:value-type="string" table:style-name="ce56">
            <text:p>4 - 0</text:p>
          </table:table-cell>
          <table:table-cell office:value-type="string" table:style-name="ce42">
            <text:p>[/µl] , [1/3 Zellen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Monozyten/Lymphozyten</text:p>
          </table:table-cell>
          <table:table-cell office:value-type="string" table:style-name="ce42">
            <text:p>csf_mono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office:value-type="string" table:style-name="ce42">
            <text:p>0-10000</text:p>
          </table:table-cell>
          <table:table-cell office:value-type="string" table:style-name="ce56">
            <text:p>4 - 0</text:p>
          </table:table-cell>
          <table:table-cell office:value-type="string" table:style-name="ce42">
            <text:p>[/µl] , [1/3 Zellen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Granulozyten</text:p>
          </table:table-cell>
          <table:table-cell office:value-type="string" table:style-name="ce42">
            <text:p>csf_granulozyte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office:value-type="string" table:style-name="ce42">
            <text:p>0-10000</text:p>
          </table:table-cell>
          <table:table-cell office:value-type="string" table:style-name="ce56">
            <text:p>4 - 0</text:p>
          </table:table-cell>
          <table:table-cell office:value-type="string" table:style-name="ce42">
            <text:p>[/µl] , [1/3 Zellen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Glucose</text:p>
          </table:table-cell>
          <table:table-cell office:value-type="string" table:style-name="ce42">
            <text:p>csf_gl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office:value-type="string" table:style-name="ce56">
            <text:p>3 - 1</text:p>
          </table:table-cell>
          <table:table-cell office:value-type="string" table:style-name="ce42">
            <text:p>[mg/dl], [mmol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Laktat</text:p>
          </table:table-cell>
          <table:table-cell office:value-type="string" table:style-name="ce42">
            <text:p>csf_lac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office:value-type="string" table:style-name="ce56">
            <text:p>2 - 1</text:p>
          </table:table-cell>
          <table:table-cell office:value-type="string" table:style-name="ce42">
            <text:p>[mmol/l], [m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Gesamtprotein</text:p>
          </table:table-cell>
          <table:table-cell office:value-type="string" table:style-name="ce42">
            <text:p>csf_protei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office:value-type="string" table:style-name="ce56">
            <text:p>4 - 0</text:p>
          </table:table-cell>
          <table:table-cell office:value-type="string" table:style-name="ce42">
            <text:p>[g/l], [mg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Oligoklonale Eiweißbanden</text:p>
          </table:table-cell>
          <table:table-cell office:value-type="string" table:style-name="ce42">
            <text:p>csf_oc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Typ 1: Keine Banden in Liquor und Serum/ Typ 2: Oligoklonale Banden im Liquor, nicht im Serum/ Typ 3: Oligoklonale Banden im Liquor und zusätzlich identische oligoklonale Banden im Liquor und Serum/ Typ 4: Identische oligoklonale Banden im Liquor und Serum/ Typ 5: Monoklonales Bandenmuster in Liquor und Serum/ Keine Informationen verfügbar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Liquor-Serum-Quotient für IgG</text:p>
          </table:table-cell>
          <table:table-cell office:value-type="string" table:style-name="ce42">
            <text:p>csf_iggquo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table:style-name="ce56"/>
          <table:table-cell office:value-type="string" table:style-name="ce42">
            <text:p>L/Sx10-3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iquor: Liquor-Serum-Quotient für Albumin</text:p>
          </table:table-cell>
          <table:table-cell office:value-type="string" table:style-name="ce42">
            <text:p>csf_albquo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Metrisch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table:style-name="ce56"/>
          <table:table-cell office:value-type="string" table:style-name="ce42">
            <text:p>L/Sx10-3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Autoantikörpertestung im Liquor</text:p>
          </table:table-cell>
          <table:table-cell office:value-type="string" table:style-name="ce42">
            <text:p>csf_autoa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Ja/ Nein/ Keine Informationen verfügbar</text:p>
          </table:table-cell>
          <table:table-cell office:value-type="string" table:style-name="ce42">
            <text:p>Wenn Durchgeführte Liquorpunktion = Ja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LGI1-Autoantikörper im Liquor</text:p>
          </table:table-cell>
          <table:table-cell office:value-type="string" table:style-name="ce42">
            <text:p>csf_autoab_lgi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Positiv/ Negativ/ Unklares Ergebnis/ Keine Informationen verfügbar</text:p>
          </table:table-cell>
          <table:table-cell office:value-type="string" table:style-name="ce42">
            <text:p>Wenn Autoantikörpertestung im Liquor = ja (ein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NMDAR-Autoantikörper im Liquor</text:p>
          </table:table-cell>
          <table:table-cell office:value-type="string" table:style-name="ce42">
            <text:p>csf_autoab_nmda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Positiv/ Negativ/ Unklares Ergebnis/ Keine Informationen verfügbar</text:p>
          </table:table-cell>
          <table:table-cell office:value-type="string" table:style-name="ce42">
            <text:p>Wenn Autoantikörpertestung im Liquor = ja (eingeblendet)</text:p>
          </table:table-cell>
          <table:table-cell table:style-name="ce42"/>
          <table:table-cell table:style-name="ce56"/>
          <table:table-cell table:number-columns-repeated="6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style-name="ro4">
          <table:table-cell office:value-type="string" table:style-name="ce42">
            <text:p>Anderer Autoantikörper im Liquor</text:p>
          </table:table-cell>
          <table:table-cell office:value-type="string" table:style-name="ce42">
            <text:p>csf_autoab_ot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iquordiagnostik</text:p>
          </table:table-cell>
          <table:table-cell office:value-type="string" table:style-name="ce43">
            <text:p>Positiv/ Negativ/ Unklares Ergebnis/ Keine Informationen verfügbar</text:p>
          </table:table-cell>
          <table:table-cell office:value-type="string" table:style-name="ce42">
            <text:p>Wenn Autoantikörpertestung im Liquor = ja (eingeblendet)</text:p>
          </table:table-cell>
          <table:table-cell table:style-name="ce42"/>
          <table:table-cell table:style-name="ce56"/>
          <table:table-cell office:value-type="string" table:style-name="ce42">
            <text:p>Freitext bei Andere positiv ODER negativ ODER unklares Ergebnis</text:p>
          </table:table-cell>
          <table:table-cell office:value-type="string" table:style-name="ce42">
            <text:p>_oth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2" table:style-name="ce42"/>
          <table:table-cell table:number-columns-repeated="16357"/>
        </table:table-row>
        <table:table-row table:number-rows-repeated="964" table:style-name="ro4">
          <table:table-cell table:number-columns-repeated="7" table:style-name="ce47"/>
          <table:table-cell table:style-name="ce58"/>
          <table:table-cell table:number-columns-repeated="19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11_Abdominelle_Diagnostik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10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 Sono Abdomen Untersuchung</text:p>
          </table:table-cell>
          <table:table-cell office:value-type="string" table:style-name="ce42">
            <text:p>us_a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mit Normalbefund/ Ja, mit pathologischem Befund/ Nein, kein Sono Abdomen/ k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us_ab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s Sono Abdomen = Ja, mit pathologischem Befund ODER = Ja, mit Normalbefund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Hepatomegalie</text:p>
          </table:table-cell>
          <table:table-cell office:value-type="string" table:style-name="ce43">
            <text:p>us_ab_hepm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Splenomegalie</text:p>
          </table:table-cell>
          <table:table-cell office:value-type="string" table:style-name="ce43">
            <text:p>us_ab_splenm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style-name="ce42"/>
          <table:table-cell table:number-columns-repeated="2" table:style-name="ce85"/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Aszites</text:p>
          </table:table-cell>
          <table:table-cell office:value-type="string" table:style-name="ce43">
            <text:p>us_ab_ascite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Pankreatitis</text:p>
          </table:table-cell>
          <table:table-cell office:value-type="string" table:style-name="ce43">
            <text:p>us_ab_panc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Harnstau</text:p>
          </table:table-cell>
          <table:table-cell office:value-type="string" table:style-name="ce42">
            <text:p>us_ab_rete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Leberinfarkte</text:p>
          </table:table-cell>
          <table:table-cell office:value-type="string" table:style-name="ce42">
            <text:p>us_ab_hep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Milzinfarkte</text:p>
          </table:table-cell>
          <table:table-cell office:value-type="string" table:style-name="ce42">
            <text:p>us_ab_splen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Niereninfarkte</text:p>
          </table:table-cell>
          <table:table-cell office:value-type="string" table:style-name="ce42">
            <text:p>us_ab_ren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Intrabdomineller Gefäßverschluss</text:p>
          </table:table-cell>
          <table:table-cell office:value-type="string" table:style-name="ce42">
            <text:p>us_ab_em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ono 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s Sono Abdomen = Ja, mit pathologischem Befund (ausgeblendet)</text:p>
          </table:table-cell>
          <table:table-cell table:style-name="ce42"/>
          <table:table-cell office:value-type="string" table:style-name="ce42">
            <text:p>Gefäß (Freitext, wenn Gefäßverschluss = Ja))</text:p>
          </table:table-cell>
          <table:table-cell office:value-type="string" table:style-name="ce42">
            <text:p>_ves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CT Abdomen Untersuchung</text:p>
          </table:table-cell>
          <table:table-cell office:value-type="string" table:style-name="ce42">
            <text:p>ct_a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mit Normalbefund/ Ja, mit pathologischem Befund/ Nein, kein CT-Abdomen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Kontrastmittelgabe</text:p>
          </table:table-cell>
          <table:table-cell office:value-type="string" table:style-name="ce42">
            <text:p>ct_k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intravenös/ Ja, oral und/oder rektal/ Ja, Doppelkontrast/ Ja, ohne Angaben zur Applikation/ Nein/ Keine Informationen verfügbar</text:p>
          </table:table-cell>
          <table:table-cell office:value-type="string" table:style-name="ce42">
            <text:p>Wenn durchgeführte CT-Abdomen = Ja, mit pathologischem Befund ODER = Ja, mit Normalbefund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ct_ab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CT-Abdomen = Ja, mit pathologischem Befund ODER = Ja, mit Normalbefund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Hepatomegalie</text:p>
          </table:table-cell>
          <table:table-cell office:value-type="string" table:style-name="ce43">
            <text:p>ct_ab_hepm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Splenomegalie</text:p>
          </table:table-cell>
          <table:table-cell office:value-type="string" table:style-name="ce43">
            <text:p>ct_ab_splenm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Aszites</text:p>
          </table:table-cell>
          <table:table-cell office:value-type="string" table:style-name="ce43">
            <text:p>ct_ab_ascite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Pankreatitis</text:p>
          </table:table-cell>
          <table:table-cell office:value-type="string" table:style-name="ce43">
            <text:p>ct_ab_panc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ivertikulitis</text:p>
          </table:table-cell>
          <table:table-cell office:value-type="string" table:style-name="ce43">
            <text:p>ct_ab_div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Colitis/Ileitis inklusive toxisches Megakolon</text:p>
          </table:table-cell>
          <table:table-cell office:value-type="string" table:style-name="ce43">
            <text:p>ct_ab_enteriti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arnstau</text:p>
          </table:table-cell>
          <table:table-cell office:value-type="string" table:style-name="ce42">
            <text:p>ct_ab_rete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eberinfarkte</text:p>
          </table:table-cell>
          <table:table-cell office:value-type="string" table:style-name="ce42">
            <text:p>ct_ab_hep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Milzinfarkte</text:p>
          </table:table-cell>
          <table:table-cell office:value-type="string" table:style-name="ce42">
            <text:p>ct_ab_splen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Niereninfarkte</text:p>
          </table:table-cell>
          <table:table-cell office:value-type="string" table:style-name="ce42">
            <text:p>ct_ab_ren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Mesenterialinfarkt/Darmischämie</text:p>
          </table:table-cell>
          <table:table-cell office:value-type="string" table:style-name="ce42">
            <text:p>ct_ab_mes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Anderer intrabdomineller Gefäßverschluss</text:p>
          </table:table-cell>
          <table:table-cell office:value-type="string" table:style-name="ce42">
            <text:p>ct_ab_em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T-Abdomen = Ja, mit pathologischem Befund <text:s/>(ausgeblendet)</text:p>
          </table:table-cell>
          <table:table-cell table:style-name="ce42"/>
          <table:table-cell office:value-type="string" table:style-name="ce42">
            <text:p>Gefäß (Freitext, wenn Gefäßverschluss = Ja))</text:p>
          </table:table-cell>
          <table:table-cell office:value-type="string" table:style-name="ce42">
            <text:p>_ves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MR Abdomen Untersuchung</text:p>
          </table:table-cell>
          <table:table-cell office:value-type="string" table:style-name="ce42">
            <text:p>mr_a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mit Normalbefund/ Ja, mit pathologischem Befund/ Nein, kein MR-Abdomen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4">
          <table:table-cell office:value-type="string" table:style-name="ce42">
            <text:p>Kontrastmittelgabe</text:p>
          </table:table-cell>
          <table:table-cell office:value-type="string" table:style-name="ce42">
            <text:p>mr_k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MR-Abdomen = Ja, mit pathologischem Befund ODER = Ja, mit Normalbefund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mr_ab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MR-Abdomen = Ja, mit pathologischem Befund ODER = Ja, mit Normalbefund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epatomegalie</text:p>
          </table:table-cell>
          <table:table-cell office:value-type="string" table:style-name="ce43">
            <text:p>mr_ab_hepm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Splenomegalie</text:p>
          </table:table-cell>
          <table:table-cell office:value-type="string" table:style-name="ce43">
            <text:p>mr_ab_splenm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Aszites</text:p>
          </table:table-cell>
          <table:table-cell office:value-type="string" table:style-name="ce43">
            <text:p>mr_ab_ascite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Pankreatitis</text:p>
          </table:table-cell>
          <table:table-cell office:value-type="string" table:style-name="ce43">
            <text:p>mr_ab_panc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Colitis/Ileitis inklusive toxisches Megakolon</text:p>
          </table:table-cell>
          <table:table-cell office:value-type="string" table:style-name="ce43">
            <text:p>mr_ab_enteriti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arnstau</text:p>
          </table:table-cell>
          <table:table-cell office:value-type="string" table:style-name="ce42">
            <text:p>mr_ab_rete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eberinfarkte</text:p>
          </table:table-cell>
          <table:table-cell office:value-type="string" table:style-name="ce42">
            <text:p>mr_ab_hep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Milzinfarkte</text:p>
          </table:table-cell>
          <table:table-cell office:value-type="string" table:style-name="ce42">
            <text:p>mr_ab_splen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Niereninfarkte</text:p>
          </table:table-cell>
          <table:table-cell office:value-type="string" table:style-name="ce42">
            <text:p>mr_ab_ren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Mesenterialinfarkt/Darmischämie</text:p>
          </table:table-cell>
          <table:table-cell office:value-type="string" table:style-name="ce42">
            <text:p>mr_ab_mesin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Anderer intrabdomineller Gefäßverschluss</text:p>
          </table:table-cell>
          <table:table-cell office:value-type="string" table:style-name="ce42">
            <text:p>mr_ab_em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MR-Abdomen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MR-Abdomen = Ja, mit pathologischem Befund <text:s/>(ausgeblendet)</text:p>
          </table:table-cell>
          <table:table-cell table:style-name="ce42"/>
          <table:table-cell office:value-type="string" table:style-name="ce42">
            <text:p>Gefäß (Freitext, wenn Gefäßverschluss = Ja))</text:p>
          </table:table-cell>
          <table:table-cell office:value-type="string" table:style-name="ce42">
            <text:p>_ves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number-rows-repeated="959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12_Kardiale_Diagnostik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10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 12-Kanal-EKG-Untersuchung</text:p>
          </table:table-cell>
          <table:table-cell office:value-type="string" table:style-name="ce42">
            <text:p>ec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54">
            <text:p>EKG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ecg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office:value-type="string" table:style-name="ce54">
            <text:p>EKG</text:p>
          </table:table-cell>
          <table:table-cell office:value-type="string" table:style-name="ce80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Sinusrhythmus</text:p>
          </table:table-cell>
          <table:table-cell office:value-type="string" table:style-name="ce42">
            <text:p>ecg_rhy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Ventrikuläre Extrasystolen</text:p>
          </table:table-cell>
          <table:table-cell office:value-type="string" table:style-name="ce42">
            <text:p>ecg_pv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Supraventrikuläre Extrasystolen</text:p>
          </table:table-cell>
          <table:table-cell office:value-type="string" table:style-name="ce42">
            <text:p>ecg_sp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Herzfrequenz</text:p>
          </table:table-cell>
          <table:table-cell office:value-type="string" table:style-name="ce42">
            <text:p>ecg_bp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Metrisch [/min]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54">
            <text:p>EKG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Lagetyp</text:p>
          </table:table-cell>
          <table:table-cell office:value-type="string" table:style-name="ce42">
            <text:p>ecg_axi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Überdrehter Linkstyp/ Linkstyp/ Indifferenztyp/ Steiltyp/ Rechtstyp/ Überdrehter Rechtstyp/ SISIISIII-Typ/ SIQIII-Typ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AV-Block</text:p>
          </table:table-cell>
          <table:table-cell office:value-type="string" table:style-name="ce42">
            <text:p>ecg_av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Grad I/ Grad II Typ Wenckebach/ Grad II Typ Mobitz/ Grad III/ Kein AV-Block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80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QRS-Dauer</text:p>
          </table:table-cell>
          <table:table-cell office:value-type="string" table:style-name="ce42">
            <text:p>ecg_qr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Normal/ Verlängert/ Verkürzt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Schenkelblock</text:p>
          </table:table-cell>
          <table:table-cell office:value-type="string" table:style-name="ce42">
            <text:p>ecg_bb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Kompletter Rechtsschenkelblock/ Kompletter Linksschenkelblock/ Linksanteriorer Hemiblock/ Linksposteriorer Hemiblock/ Bifaszikulärere Block/ Kein Schenkelblock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ST-Strecke</text:p>
          </table:table-cell>
          <table:table-cell office:value-type="string" table:style-name="ce42">
            <text:p>ecg_s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Normal/ ST-Streckenhebung/ ST-Streckensenkung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QT-Zeit</text:p>
          </table:table-cell>
          <table:table-cell office:value-type="string" table:style-name="ce42">
            <text:p>ecg_q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Normal/ Verlängert/ Verkürzt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T-Negativierung</text:p>
          </table:table-cell>
          <table:table-cell office:value-type="string" table:style-name="ce42">
            <text:p>ecg_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Niedervoltage</text:p>
          </table:table-cell>
          <table:table-cell office:value-type="string" table:style-name="ce42">
            <text:p>ecg_vo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5">
            <text:p>Sokolow-Lyon-Index für Linksherzhypertrophie<text:s/><text:span text:style-name="T1">(SV1/2 + RV5/6 ≥ 3,5 mV)</text:span></text:p>
          </table:table-cell>
          <table:table-cell office:value-type="string" table:style-name="ce42">
            <text:p>ecg_sok_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Positiv/ Negativ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5">
            <text:p>Sokolow-Lyon-Index für Rechtsherzhypertrophie<text:s/><text:span text:style-name="T1">(SV5/6 + RV1/2 ≥ 1,05 mV)</text:span></text:p>
          </table:table-cell>
          <table:table-cell office:value-type="string" table:style-name="ce42">
            <text:p>ecg_sok_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KG</text:p>
          </table:table-cell>
          <table:table-cell office:value-type="string" table:style-name="ce42">
            <text:p>Positiv/ Negativ/ Keine Informationen verfügbar</text:p>
          </table:table-cell>
          <table:table-cell office:value-type="string" table:style-name="ce42">
            <text:p>Wenn durchgeführtes EK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Echokardiographie</text:p>
          </table:table-cell>
          <table:table-cell office:value-type="string" table:style-name="ce42">
            <text:p>ech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54">
            <text:p>Transthorakale Echokardiographie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Art der Untersuchung</text:p>
          </table:table-cell>
          <table:table-cell office:value-type="string" table:style-name="ce42">
            <text:p>echo_typ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Transthorakale Echokardiographie (TTE)/ Transösophageale Echokardiographie (TEE)/ Keine Informationen verfügbar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table:number-columns-repeated="2"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office:value-type="string" table:style-name="ce54">
            <text:p>Transthorakale Echokardiographie</text:p>
          </table:table-cell>
          <table:table-cell office:value-type="string" table:style-name="ce80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echo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Transthorakale Echokardiographie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Linkventrikuläre Ejektionsfraktion (EF)</text:p>
          </table:table-cell>
          <table:table-cell office:value-type="string" table:style-name="ce42">
            <text:p>echo_e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Metrisch [%]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HA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Ventrikuläre Hypertrophie</text:p>
          </table:table-cell>
          <table:table-cell office:value-type="string" table:style-name="ce42">
            <text:p>echo_hypert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Rechtsventrikulär/ Linksventrikulär/ Beidseits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Regionale Wandbewegungsstörungen</text:p>
          </table:table-cell>
          <table:table-cell office:value-type="string" table:style-name="ce42">
            <text:p>echo_mo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erikarderguss</text:p>
          </table:table-cell>
          <table:table-cell office:value-type="string" table:style-name="ce42">
            <text:p>echo_effu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Durchmesser (cm)</text:p>
          </table:table-cell>
          <table:table-cell office:value-type="string" table:style-name="ce42">
            <text:p>_diam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HA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Klappenvitien</text:p>
          </table:table-cell>
          <table:table-cell office:value-type="string" table:style-name="ce42">
            <text:p>echo_valv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Aortenklappeninsuffizienz</text:p>
          </table:table-cell>
          <table:table-cell office:value-type="string" table:style-name="ce42">
            <text:p>echo_valv_a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HA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Aortenklappenstenose</text:p>
          </table:table-cell>
          <table:table-cell office:value-type="string" table:style-name="ce42">
            <text:p>echo_valv_a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HA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Mitralklappeninsuffizienz</text:p>
          </table:table-cell>
          <table:table-cell office:value-type="string" table:style-name="ce42">
            <text:p>echo_valv_m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HA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Mitralklappenstenose</text:p>
          </table:table-cell>
          <table:table-cell office:value-type="string" table:style-name="ce42">
            <text:p>echo_valv_m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HA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rikuspidalklappeninsuffizienz</text:p>
          </table:table-cell>
          <table:table-cell office:value-type="string" table:style-name="ce42">
            <text:p>echo_valv_t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rikuspidalklappenstenose</text:p>
          </table:table-cell>
          <table:table-cell office:value-type="string" table:style-name="ce42">
            <text:p>echo_valv_t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ulmonalklappeninsuffizienz</text:p>
          </table:table-cell>
          <table:table-cell office:value-type="string" table:style-name="ce42">
            <text:p>echo_valv_p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ulmonalklappenstenose</text:p>
          </table:table-cell>
          <table:table-cell office:value-type="string" table:style-name="ce42">
            <text:p>echo_valv_p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aravalvulärer Abszess</text:p>
          </table:table-cell>
          <table:table-cell office:value-type="string" table:style-name="ce42">
            <text:p>echo_abs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Vegetationen</text:p>
          </table:table-cell>
          <table:table-cell office:value-type="string" table:style-name="ce42">
            <text:p>echo_v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hrombusnachweis</text:p>
          </table:table-cell>
          <table:table-cell office:value-type="string" table:style-name="ce42">
            <text:p>echo_throm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APSE (tricuspid annular plane systolic excursion)</text:p>
          </table:table-cell>
          <table:table-cell office:value-type="string" table:style-name="ce42">
            <text:p>echo_TAPS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chokardiographie</text:p>
          </table:table-cell>
          <table:table-cell office:value-type="string" table:style-name="ce42">
            <text:p>Metrisch [cm]</text:p>
          </table:table-cell>
          <table:table-cell office:value-type="string" table:style-name="ce42">
            <text:p>Wenn durchgeführte Echokardiographie = Ja (ausgeblendet)</text:p>
          </table:table-cell>
          <table:table-cell office:value-type="string" table:style-name="ce42">
            <text:p>Positive Zahlen (bis 10), 1 Dezimalstelle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s Kardio-MRT (CMR)</text:p>
          </table:table-cell>
          <table:table-cell office:value-type="string" table:style-name="ce42">
            <text:p>cm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Feldstärke</text:p>
          </table:table-cell>
          <table:table-cell office:value-type="string" table:style-name="ce42">
            <text:p>cmr_fiel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1,5 Tesla/ 3 Tesla/ Andere Feldstärke/ Keine Informationen verfügbar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Freitext bei Andere</text:p>
          </table:table-cell>
          <table:table-cell office:value-type="string" table:style-name="ce42">
            <text:p>_oth</text:p>
          </table:table-cell>
          <table:table-cell table:style-name="ce60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80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cmr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CMR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style-name="ce60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Kontrastmittelgabe</text:p>
          </table:table-cell>
          <table:table-cell office:value-type="string" table:style-name="ce42">
            <text:p>cmr_c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CMR = Ja (ausgeblendet)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Linkventrikuläre Ejektionsfraktion (EF)</text:p>
          </table:table-cell>
          <table:table-cell office:value-type="string" table:style-name="ce42">
            <text:p>cmr_e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Metrisch [%]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Ventrikuläre Hypertrophie</text:p>
          </table:table-cell>
          <table:table-cell office:value-type="string" table:style-name="ce42">
            <text:p>cmr_hypert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Rechtsventrikulär/ Linksventrikulär/ Beidseits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Regionale Wandbewegungsstörungen</text:p>
          </table:table-cell>
          <table:table-cell office:value-type="string" table:style-name="ce42">
            <text:p>cmr_mo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erikarderguss</text:p>
          </table:table-cell>
          <table:table-cell office:value-type="string" table:style-name="ce42">
            <text:p>cmr_effu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Klappenvitien</text:p>
          </table:table-cell>
          <table:table-cell office:value-type="string" table:style-name="ce42">
            <text:p>cmr_valv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Aortenklappeninsuffizienz</text:p>
          </table:table-cell>
          <table:table-cell office:value-type="string" table:style-name="ce42">
            <text:p>cmr_valv_a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Aortenklappenstenose</text:p>
          </table:table-cell>
          <table:table-cell office:value-type="string" table:style-name="ce42">
            <text:p>cmr_valv_a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Mitralklappeninsuffizienz</text:p>
          </table:table-cell>
          <table:table-cell office:value-type="string" table:style-name="ce42">
            <text:p>cmr_valv_m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Mitralklappenstenose</text:p>
          </table:table-cell>
          <table:table-cell office:value-type="string" table:style-name="ce42">
            <text:p>cmr_valv_m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rikuspidalklappeninsuffizienz</text:p>
          </table:table-cell>
          <table:table-cell office:value-type="string" table:style-name="ce42">
            <text:p>cmr_valv_t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rikuspidalklappenstenose</text:p>
          </table:table-cell>
          <table:table-cell office:value-type="string" table:style-name="ce42">
            <text:p>cmr_valv_t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ulmonalklappeninsuffizienz</text:p>
          </table:table-cell>
          <table:table-cell office:value-type="string" table:style-name="ce42">
            <text:p>cmr_valv_pi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ulmonalklappenstenose</text:p>
          </table:table-cell>
          <table:table-cell office:value-type="string" table:style-name="ce42">
            <text:p>cmr_valv_p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Klappenvitien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ringgradig/ Mittelgradig/ Hochgradig/ Keine Informationen verfügbar</text:p>
          </table:table-cell>
          <table:table-cell office:value-type="string" table:style-name="ce42">
            <text:p>_grade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Paravalvulärer Abszess</text:p>
          </table:table-cell>
          <table:table-cell office:value-type="string" table:style-name="ce42">
            <text:p>cmr_abs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Vegetationen</text:p>
          </table:table-cell>
          <table:table-cell office:value-type="string" table:style-name="ce42">
            <text:p>cmr_v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4">
          <table:table-cell office:value-type="string" table:style-name="ce42">
            <text:p>Thrombusnachweis</text:p>
          </table:table-cell>
          <table:table-cell office:value-type="string" table:style-name="ce42">
            <text:p>cmr_throm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Myokardödem</text:p>
          </table:table-cell>
          <table:table-cell office:value-type="string" table:style-name="ce42">
            <text:p>cmr_edema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Delayed Enhancement (LGE)</text:p>
          </table:table-cell>
          <table:table-cell office:value-type="string" table:style-name="ce42">
            <text:p>cmr_lg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Hinweis auf Myokarditis</text:p>
          </table:table-cell>
          <table:table-cell office:value-type="string" table:style-name="ce42">
            <text:p>cmr_myocarditi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MRT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CMR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Kardio-CT-Untersuchung</text:p>
          </table:table-cell>
          <table:table-cell office:value-type="string" table:style-name="ce42">
            <text:p>cardiacc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CT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Kardio-CT-Untersuch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cardiacct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CT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Kardio-CT-Untersuch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X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Agatston-Score (Kalzium-Score)</text:p>
          </table:table-cell>
          <table:table-cell office:value-type="string" table:style-name="ce42">
            <text:p>cardiacct_aga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CT</text:p>
          </table:table-cell>
          <table:table-cell office:value-type="string" table:style-name="ce42">
            <text:p>Freitext</text:p>
          </table:table-cell>
          <table:table-cell office:value-type="string" table:style-name="ce42">
            <text:p>Wenn durchgeführte Kardio-CT-Untersuchung = Ja (ausgeblendet)</text:p>
          </table:table-cell>
          <table:table-cell office:value-type="string" table:style-name="ce42">
            <text:p>Ganze Zahlen ab 0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Signifikante Stenosierung </text:p>
          </table:table-cell>
          <table:table-cell office:value-type="string" table:style-name="ce42">
            <text:p>cardiacct_ste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CT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Kardio-CT-Untersuch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style-name="ro4">
          <table:table-cell office:value-type="string" table:style-name="ce42">
            <text:p>Gefäßverschluss</text:p>
          </table:table-cell>
          <table:table-cell office:value-type="string" table:style-name="ce42">
            <text:p>cardiacct_occ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ardio-CT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Kardio-CT-Untersuchun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Gefäß (Freitext, wenn Gefäßverschluss = Ja))</text:p>
          </table:table-cell>
          <table:table-cell office:value-type="string" table:style-name="ce42">
            <text:p>_ves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1" table:style-name="ce42"/>
          <table:table-cell table:number-columns-repeated="16357"/>
        </table:table-row>
        <table:table-row table:number-rows-repeated="935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13_Lungendiagnostik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91">
            <text:p>GECCOa</text:p>
          </table:table-cell>
          <table:table-cell office:value-type="string" table:style-name="ce91">
            <text:p>GECCO Id</text:p>
          </table:table-cell>
          <table:table-cell office:value-type="string" table:style-name="ce91">
            <text:p>GECCO Version</text:p>
          </table:table-cell>
          <table:table-cell office:value-type="string" table:style-name="ce89">
            <text:p>Budgetrelevant</text:p>
          </table:table-cell>
          <table:table-cell office:value-type="string" table:style-name="ce89">
            <text:p>Kommentare</text:p>
          </table:table-cell>
          <table:table-cell table:number-columns-repeated="7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 Spirometrie</text:p>
          </table:table-cell>
          <table:table-cell office:value-type="string" table:style-name="ce42">
            <text:p>spir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Ja/ Nein, keine Spirometrie/ Keine Informationen verfügbar</text:p>
          </table:table-cell>
          <table:table-cell table:number-columns-repeated="13" table:style-name="ce42"/>
          <table:table-cell office:value-type="string" table:style-name="ce54">
            <text:p>Standardisierte Spirometrie mit Bodyplethysmographie und Diffusionskapazitität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spiro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4" table:style-name="ce42"/>
          <table:table-cell office:value-type="string" table:style-name="ce54">
            <text:p>Standardisierte Spirometrie mit Bodyplethysmographie und Diffusionskapazitität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Inspiratorische Vitalkapazität (IVC) </text:p>
          </table:table-cell>
          <table:table-cell office:value-type="string" table:style-name="ce42">
            <text:p>spiro_iv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Wenn nur eine Einheit vorhanden bitte diese vorbelegen</text:p>
          </table:table-cell>
          <table:table-cell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Forcierte exspiratorische Vitalkapazität (FVC)</text:p>
          </table:table-cell>
          <table:table-cell office:value-type="string" table:style-name="ce42">
            <text:p>spiro_fv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Einsekundenkapazität (FEV1) </text:p>
          </table:table-cell>
          <table:table-cell office:value-type="string" table:style-name="ce42">
            <text:p>spiro_fev1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Spitzenfluss (Peak Flow, PEF)</text:p>
          </table:table-cell>
          <table:table-cell office:value-type="string" table:style-name="ce42">
            <text:p>spiro_pe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/s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Mittlere Atemstromstärke bei 25% Vitalkapazität (MEF 25)</text:p>
          </table:table-cell>
          <table:table-cell office:value-type="string" table:style-name="ce42">
            <text:p>spiro_mef25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/s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Mittlere Atemstromstärke bei 50% Vitalkapazität (MEF 50)</text:p>
          </table:table-cell>
          <table:table-cell office:value-type="string" table:style-name="ce42">
            <text:p>spiro_mef50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/s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Mittlere Atemstromstärke bei 75% Vitalkapazität (MEF 75)</text:p>
          </table:table-cell>
          <table:table-cell office:value-type="string" table:style-name="ce42">
            <text:p>spiro_mef75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/s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esidualvolumen (RV)</text:p>
          </table:table-cell>
          <table:table-cell office:value-type="string" table:style-name="ce42">
            <text:p>spiro_rv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Totale Lungenkapazität (TLC)</text:p>
          </table:table-cell>
          <table:table-cell office:value-type="string" table:style-name="ce42">
            <text:p>spiro_tl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iffusionskapazität (DLCO) oder Transferfaktor (TLCO)</text:p>
          </table:table-cell>
          <table:table-cell office:value-type="string" table:style-name="ce42">
            <text:p>spiro_dlc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ml/mmHg/min], [ml/min/kPa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4" table:style-name="ce42"/>
          <table:table-cell office:value-type="string" table:style-name="ce54">
            <text:p>Standardisierte Spirometrie mit Bodyplethysmographie und Diffusionskapazitität</text:p>
          </table:table-cell>
          <table:table-cell table:number-columns-repeated="8" table:style-name="ce42"/>
          <table:table-cell table:number-columns-repeated="16357"/>
        </table:table-row>
        <table:table-row table:style-name="ro5">
          <table:table-cell office:value-type="string" table:style-name="ce42">
            <text:p>Transferkoeffizient (DLCO/VA)</text:p>
          </table:table-cell>
          <table:table-cell office:value-type="string" table:style-name="ce42">
            <text:p>spiro_dlcova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ml/mmHg/min/L], [ml/min/kPa/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Hämoglobin (zum Zeitpunkt der Spirometrie)</text:p>
          </table:table-cell>
          <table:table-cell office:value-type="string" table:style-name="ce42">
            <text:p>spiro_h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Spirometrie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Spirometrie = Ja (ausgeblendet)</text:p>
          </table:table-cell>
          <table:table-cell table:style-name="ce42"/>
          <table:table-cell office:value-type="string" table:style-name="ce42">
            <text:p>[mmol/l], [g/dl]</text:p>
          </table:table-cell>
          <table:table-cell office:value-type="string" table:style-name="ce42">
            <text:p>_u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2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Röntgen-Thorax-Untersuchung</text:p>
          </table:table-cell>
          <table:table-cell office:value-type="string" table:style-name="ce42">
            <text:p>gec_xray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kein Röntgen-Thorax/ Keine Informationen verfügbar</text:p>
          </table:table-cell>
          <table:table-cell table:style-name="ce42"/>
          <table:table-cell office:value-type="string" table:style-name="ce42">
            <text:p>Mindestens 1 Lungen-Bildgebung muss bei Fall mit klinischer Diagnose dokumentiert sein (also entweder Röntgen, oder CT, oder MR)</text:p>
          </table:table-cell>
          <table:table-cell table:number-columns-repeated="7"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510</text:p>
          </table:table-cell>
          <table:table-cell office:value-type="string" table:style-name="ce42">
            <text:p>2020-04-08</text:p>
          </table:table-cell>
          <table:table-cell table:style-name="ce42"/>
          <table:table-cell office:value-type="string" table:style-name="ce86">
            <text:p><text:a xlink:href="https://www.ncbi.nlm.nih.gov/pmc/articles/PMC7243792/">https://www.ncbi.nlm.nih.gov/pmc/articles/PMC7243792/</text:a></text:p>
          </table:table-cell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Befund</text:p>
          </table:table-cell>
          <table:table-cell office:value-type="string" table:style-name="ce42">
            <text:p>gec_xray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Normalbefund/ Pathologischer Befund/ Kein Befund</text:p>
          </table:table-cell>
          <table:table-cell office:value-type="string" table:style-name="ce42">
            <text:p>Wenn durchgeführter Rö-Thorax = Ja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fund bildgebender Verfahren (gec_xray_covid19, gec_xray_result)</text:p>
          </table:table-cell>
          <table:table-cell office:value-type="string" table:style-name="ce42">
            <text:p>covid19f-dataelement-1.1540</text:p>
          </table:table-cell>
          <table:table-cell office:value-type="string" table:style-name="ce42">
            <text:p>2020-04-08</text:p>
          </table:table-cell>
          <table:table-cell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xray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r Rö-Thorax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COVID-19 typischer Befund</text:p>
          </table:table-cell>
          <table:table-cell office:value-type="string" table:style-name="ce43">
            <text:p>gec_xray_covid19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, sehr typischer Befund/ Ja, Befund vereinbar mit COVID-19/ Nein, nicht typisch für COVID-19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fund bildgebender Verfahren (gec_xray_covid19, gec_xray_result)</text:p>
          </table:table-cell>
          <table:table-cell office:value-type="string" table:style-name="ce42">
            <text:p>covid19f-dataelement-1.154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5">
          <table:table-cell office:value-type="string" table:style-name="ce42">
            <text:p>Flächige Konsolidierung</text:p>
          </table:table-cell>
          <table:table-cell office:value-type="string" table:style-name="ce43">
            <text:p>xray_con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Flächige Konsolidierung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xray_cons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cons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xray_cons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cons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Infiltrate</text:p>
          </table:table-cell>
          <table:table-cell office:value-type="string" table:style-name="ce42">
            <text:p>xray_infi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Infiltrate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xray_infil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infil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xray_infil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88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infil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Verdickte interlobuläre Septen</text:p>
          </table:table-cell>
          <table:table-cell office:value-type="string" table:style-name="ce42">
            <text:p>xray_sep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Verdickte interlobuläre Sept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xray_sept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sept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xray_sept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sept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tikuläre Zeichnungsvermehrung</text:p>
          </table:table-cell>
          <table:table-cell office:value-type="string" table:style-name="ce42">
            <text:p>xray_re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Retikuläre Zeichnungsvermehrung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xray_ret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ret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xray_ret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ret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Positives Aerobronchogramm (Bronchopneumogramm)</text:p>
          </table:table-cell>
          <table:table-cell office:value-type="string" table:style-name="ce42">
            <text:p>xray_ae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Positives Aerobronchogramm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xray_aer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aer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xray_aer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aer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Noduläre Läsionen</text:p>
          </table:table-cell>
          <table:table-cell office:value-type="string" table:style-name="ce42">
            <text:p>xray_no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Noduläre Läsion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xray_nod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Anzahl</text:p>
          </table:table-cell>
          <table:table-cell office:value-type="string" table:style-name="ce42">
            <text:p>xray_nod_r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Einzelläsion/ Multiple Läsion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nod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xray_nod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Oberfeld/ Mittelfeld/ Unterfeld/ Mehrere Felder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Anzahl</text:p>
          </table:table-cell>
          <table:table-cell office:value-type="string" table:style-name="ce42">
            <text:p>xray_nod_l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Einzelläsion/ Multiple Läsion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nod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Pleuraerguss</text:p>
          </table:table-cell>
          <table:table-cell office:value-type="string" table:style-name="ce42">
            <text:p>xray_ef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durchgeführte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Pleuraerguss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xray_eff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xray_eff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Röntgen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CT-Thorax-Untersuchung</text:p>
          </table:table-cell>
          <table:table-cell office:value-type="string" table:style-name="ce42">
            <text:p>gec_c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kein CT-Thorax/ Keine Informationen verfügbar</text:p>
          </table:table-cell>
          <table:table-cell table:number-columns-repeated="9"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510</text:p>
          </table:table-cell>
          <table:table-cell office:value-type="string" table:style-name="ce42">
            <text:p>2020-04-08</text:p>
          </table:table-cell>
          <table:table-cell table:style-name="ce42"/>
          <table:table-cell office:value-type="string" table:style-name="ce87">
            <text:p>https://www.ncbi.nlm.nih.gov/pmc/articles/PMC7243792/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Befund</text:p>
          </table:table-cell>
          <table:table-cell office:value-type="string" table:style-name="ce42">
            <text:p>gec_ct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Normalbefund/ Pathologischer Befund/ Kein Befund</text:p>
          </table:table-cell>
          <table:table-cell office:value-type="string" table:style-name="ce42">
            <text:p>Wenn durchgeführter CT-Thorax = Ja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fund bildgebender Verfahren (gec_ct_covid19, gec_ct_result)</text:p>
          </table:table-cell>
          <table:table-cell office:value-type="string" table:style-name="ce42">
            <text:p>covid19f-dataelement-1.1540</text:p>
          </table:table-cell>
          <table:table-cell office:value-type="string" table:style-name="ce42">
            <text:p>2020-04-08</text:p>
          </table:table-cell>
          <table:table-cell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Art der CT Untersuchung</text:p>
          </table:table-cell>
          <table:table-cell office:value-type="string" table:style-name="ce42">
            <text:p>ct_typ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Spiral-CT/ HRCT/ Anderes Dünnschicht-CT (2 mm oder weniger) ohne nähere Angabe/ Normales CT/ Keine Informationen verfügbar</text:p>
          </table:table-cell>
          <table:table-cell office:value-type="string" table:style-name="ce42">
            <text:p>Wenn durchgeführte CT-Thorax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Strahlendosis</text:p>
          </table:table-cell>
          <table:table-cell office:value-type="string" table:style-name="ce42">
            <text:p>ct_dos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Normales CT/ Low-Dose CT/ Keine Informationen verfügbar</text:p>
          </table:table-cell>
          <table:table-cell office:value-type="string" table:style-name="ce42">
            <text:p>Wenn durchgeführte CT-Thorax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Kontrastmittelgabe</text:p>
          </table:table-cell>
          <table:table-cell office:value-type="string" table:style-name="ce42">
            <text:p>ct_k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, venöse Phase/ Ja, arterielle Phase/ Ja, venöse und arterielle Phase/ Ja, ohne Angabe der Phase im Befund/ Nein/ Keine Informationen verfügbar</text:p>
          </table:table-cell>
          <table:table-cell office:value-type="string" table:style-name="ce42">
            <text:p>Wenn durchgeführte CT-Thorax = Ja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ct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CT-Thorax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COVID-19 typischer Befund</text:p>
          </table:table-cell>
          <table:table-cell office:value-type="string" table:style-name="ce43">
            <text:p>gec_ct_covid19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, sehr typischer Befund/ Ja, Befund vereinbar mit COVID-19/ Nein, nicht typisch für COVID-19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fund bildgebender Verfahren (gec_ct_covid19, gec_ct_result)</text:p>
          </table:table-cell>
          <table:table-cell office:value-type="string" table:style-name="ce42">
            <text:p>covid19f-dataelement-1.154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4">
          <table:table-cell office:value-type="string" table:style-name="ce42">
            <text:p>Flächige Konsolidierung</text:p>
          </table:table-cell>
          <table:table-cell office:value-type="string" table:style-name="ce42">
            <text:p>ct_con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Flächige Konsolidierung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cons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cons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cons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cons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tikuläre Zeichnungsvermehrung</text:p>
          </table:table-cell>
          <table:table-cell office:value-type="string" table:style-name="ce42">
            <text:p>ct_re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Retikuläre Zeichnungsvermehrung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ret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ret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ret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ret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Milchglastrübungen</text:p>
          </table:table-cell>
          <table:table-cell office:value-type="string" table:style-name="ce42">
            <text:p>ct_grglas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Milchglastrübung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grglass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grglass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grglass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grglass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style-name="ce42"/>
          <table:table-cell office:value-type="string" table:style-name="ce42">
            <text:p><text:s/></text:p>
          </table:table-cell>
          <table:table-cell table:number-columns-repeated="5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Verdickte interlobuläre Septen</text:p>
          </table:table-cell>
          <table:table-cell office:value-type="string" table:style-name="ce42">
            <text:p>ct_sep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Verdickte interlobuläre Sept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sept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sept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sept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sept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Noduläre Läsionen</text:p>
          </table:table-cell>
          <table:table-cell office:value-type="string" table:style-name="ce42">
            <text:p>ct_no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Noduläre Läsion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nod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Anzahl</text:p>
          </table:table-cell>
          <table:table-cell office:value-type="string" table:style-name="ce42">
            <text:p>ct_nod_r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Einzelläsion/ Multiple Läsion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nod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nod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5" table:style-name="ce42"/>
          <table:table-cell table:style-name="ce88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Anzahl</text:p>
          </table:table-cell>
          <table:table-cell office:value-type="string" table:style-name="ce42">
            <text:p>ct_nod_l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Einzelläsion/ Multiple Läsion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nod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Pleuraerguss</text:p>
          </table:table-cell>
          <table:table-cell office:value-type="string" table:style-name="ce42">
            <text:p>ct_ef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Pleuraerguss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eff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eff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Crazy Paving</text:p>
          </table:table-cell>
          <table:table-cell office:value-type="string" table:style-name="ce42">
            <text:p>ct_crazypav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Crazy Paving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crazypav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crazypav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Tree-in-Bud-Zeichen</text:p>
          </table:table-cell>
          <table:table-cell office:value-type="string" table:style-name="ce42">
            <text:p>ct_treeinb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Tree-in-Bud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treeinb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treeinb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alo-Zeichen</text:p>
          </table:table-cell>
          <table:table-cell office:value-type="string" table:style-name="ce42">
            <text:p>ct_hal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Halo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halo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/ Mittellappen/ Unterlappen/ Mehrere Lappen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halo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Oberlappen (inklusive Lingula)/ Unterlappen/ Mehrere Lappen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ungenembolie</text:p>
          </table:table-cell>
          <table:table-cell office:value-type="string" table:style-name="ce42">
            <text:p>ct_l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UND (Kontrastmittelgabe = Ja, venöse Phase ODER = Ja, arterielle Phase ODER = Ja, venöse und arterielle Phase ODER = Ja, ohne Angabe der Phase im Befund)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Lungenembolie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Lokalisation</text:p>
          </table:table-cell>
          <table:table-cell office:value-type="string" table:style-name="ce42">
            <text:p>ct_le_r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Stammarterie/ Lobärarterie/ Segmentarterie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Verlauf</text:p>
          </table:table-cell>
          <table:table-cell office:value-type="string" table:style-name="ce42">
            <text:p>ct_le_r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Recht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Lokalisation</text:p>
          </table:table-cell>
          <table:table-cell office:value-type="string" table:style-name="ce42">
            <text:p>ct_le_l_loc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Stammarterie/ Lobärarterie/ Segmentarterie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Verlauf</text:p>
          </table:table-cell>
          <table:table-cell office:value-type="string" table:style-name="ce42">
            <text:p>ct_le_l_dyn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CT-Thorax</text:p>
          </table:table-cell>
          <table:table-cell office:value-type="string" table:style-name="ce42">
            <text:p>Vorwiegend neu aufgetreten (erstmalig beschrieben)/ Vorwiegend progredient/ Vorwiegend wie vorbeschrieben (stabil)/ Vorwiegend regredient/ Keine Angaben im Befund</text:p>
          </table:table-cell>
          <table:table-cell office:value-type="string" table:style-name="ce42">
            <text:p>Wenn _side = Linke Patient*innenseite ODER = Beidseits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r Lungenultraschall</text:p>
          </table:table-cell>
          <table:table-cell office:value-type="string" table:style-name="ce42">
            <text:p>gec_lu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/ Nein, kein Lungenultraschall/ Keine Informationen verfügbar</text:p>
          </table:table-cell>
          <table:table-cell table:number-columns-repeated="9" table:style-name="ce42"/>
          <table:table-cell office:value-type="string" table:style-name="ce42">
            <text:p>GECCO</text:p>
          </table:table-cell>
          <table:table-cell table:style-name="ce42"/>
          <table:table-cell office:value-type="string" table:style-name="ce42">
            <text:p>covid19f-dataelement-1.1510</text:p>
          </table:table-cell>
          <table:table-cell office:value-type="string" table:style-name="ce42">
            <text:p>2020-04-08</text:p>
          </table:table-cell>
          <table:table-cell table:style-name="ce42"/>
          <table:table-cell office:value-type="string" table:style-name="ce86">
            <text:p><text:a xlink:href="https://www.degum.de/fileadmin/dokumente/service/Downloads/Poster_A4-Lungenultraschall-Protokoll_DEGUM_SGUM_OEGM_V3_06042020_Print_digital_NEU.pdf">https://www.degum.de/fileadmin/dokumente/service/Downloads/Poster_A4-Lungenultraschall-Protokoll_DEGUM_SGUM_OEGM_V3_06042020_Print_digital_NEU.pdf</text:a></text:p>
          </table:table-cell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Befund</text:p>
          </table:table-cell>
          <table:table-cell office:value-type="string" table:style-name="ce42">
            <text:p>gec_lus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Normalbefund/ Pathologischer Befund/ Kein Befund</text:p>
          </table:table-cell>
          <table:table-cell office:value-type="string" table:style-name="ce42">
            <text:p>Wenn durchgeführter Lungenultraschall = Ja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fund bildgebender Verfahren (gec_lus_covid19, gec_lus_result)</text:p>
          </table:table-cell>
          <table:table-cell office:value-type="string" table:style-name="ce42">
            <text:p>covid19f-dataelement-1.1540</text:p>
          </table:table-cell>
          <table:table-cell office:value-type="string" table:style-name="ce42">
            <text:p>2020-04-08</text:p>
          </table:table-cell>
          <table:table-cell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lus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Lungenultraschall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COVID-19 typischer Befund</text:p>
          </table:table-cell>
          <table:table-cell office:value-type="string" table:style-name="ce43">
            <text:p>gec_lus_covid19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, sehr typischer Befund/ Ja, Befund vereinbar mit COVID-19/ Nein, nicht typisch für COVID-19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office:value-type="string" table:style-name="ce42">
            <text:p>GECCOa</text:p>
          </table:table-cell>
          <table:table-cell office:value-type="string" table:style-name="ce42">
            <text:p>Befund bildgebender Verfahren (gec_lus_covid19, gec_lus_result)</text:p>
          </table:table-cell>
          <table:table-cell office:value-type="string" table:style-name="ce42">
            <text:p>covid19f-dataelement-1.1540</text:p>
          </table:table-cell>
          <table:table-cell office:value-type="string" table:style-name="ce42">
            <text:p>2020-04-08</text:p>
          </table:table-cell>
          <table:table-cell table:number-columns-repeated="9" table:style-name="ce42"/>
          <table:table-cell table:number-columns-repeated="16357"/>
        </table:table-row>
        <table:table-row table:style-name="ro4">
          <table:table-cell office:value-type="string" table:style-name="ce42">
            <text:p>Fragmentierte Pleura</text:p>
          </table:table-cell>
          <table:table-cell office:value-type="string" table:style-name="ce43">
            <text:p>lus_p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/ Nein, expliziter Ausschluss im Befund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Fragmentierte Pleura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Anzahl der betroffenen Areale</text:p>
          </table:table-cell>
          <table:table-cell office:value-type="string" table:style-name="ce43">
            <text:p>lus_pl_r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Recht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Anzahl der betroffenen Areale</text:p>
          </table:table-cell>
          <table:table-cell office:value-type="string" table:style-name="ce43">
            <text:p>lus_pl_l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Link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Konsolidierungen</text:p>
          </table:table-cell>
          <table:table-cell office:value-type="string" table:style-name="ce42">
            <text:p>lus_con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/ Nein, expliziter Ausschluss im Befund/ Nein,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Konsolidierung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Anzahl der betroffenen Areale</text:p>
          </table:table-cell>
          <table:table-cell office:value-type="string" table:style-name="ce42">
            <text:p>lus_cons_r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Recht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Anzahl der betroffenen Areale</text:p>
          </table:table-cell>
          <table:table-cell office:value-type="string" table:style-name="ce42">
            <text:p>lus_cons_l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Link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Aerobronchogramm</text:p>
          </table:table-cell>
          <table:table-cell office:value-type="string" table:style-name="ce42">
            <text:p>lus_ae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/ Nein, expliziter Ausschluss im Befund/ Nein,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Aerobronchogramm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Anzahl der betroffenen Areale</text:p>
          </table:table-cell>
          <table:table-cell office:value-type="string" table:style-name="ce42">
            <text:p>lus_aer_r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Recht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Anzahl der betroffenen Areale</text:p>
          </table:table-cell>
          <table:table-cell office:value-type="string" table:style-name="ce42">
            <text:p>lus_aer_l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Link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B-Linien</text:p>
          </table:table-cell>
          <table:table-cell office:value-type="string" table:style-name="ce42">
            <text:p>lus_blines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/ Nein, expliziter Ausschluss im Befund/ Nein,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B-Linien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echte Patient*innenseite: Anzahl der betroffenen Areale</text:p>
          </table:table-cell>
          <table:table-cell office:value-type="string" table:style-name="ce42">
            <text:p>lus_blines_r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Recht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Linke Patient*innenseite: Anzahl der betroffenen Areale</text:p>
          </table:table-cell>
          <table:table-cell office:value-type="string" table:style-name="ce42">
            <text:p>lus_blines_l_coun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Metrisch</text:p>
          </table:table-cell>
          <table:table-cell office:value-type="string" table:style-name="ce42">
            <text:p>Wenn _side = Linke Patient*innenseite ODER = Beidseits (ausgeblendet)</text:p>
          </table:table-cell>
          <table:table-cell office:value-type="string" table:style-name="ce42">
            <text:p>Ganze Zahlen 1-6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Pleuraerguss</text:p>
          </table:table-cell>
          <table:table-cell office:value-type="string" table:style-name="ce42">
            <text:p>lus_eff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ultraschall</text:p>
          </table:table-cell>
          <table:table-cell office:value-type="string" table:style-name="ce42">
            <text:p>Ja/ Nein, expliziter Ausschluss im Befund/ Nein,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style-name="ce42"/>
          <table:table-cell office:value-type="string" table:style-name="ce42">
            <text:p>Rechte Patient*innenseite/ Linke Patient*innenseite/ Beidseits/ Keine Angaben im Befund (Wenn Pleuraerguss = Ja (eingeblendet))</text:p>
          </table:table-cell>
          <table:table-cell office:value-type="string" table:style-name="ce42">
            <text:p>_side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MRT-Untersuchung der Lunge</text:p>
          </table:table-cell>
          <table:table-cell office:value-type="string" table:style-name="ce42">
            <text:p>lm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-MRT</text:p>
          </table:table-cell>
          <table:table-cell office:value-type="string" table:style-name="ce42">
            <text:p>Ja/ Nein, keine MRT-Untersuchung der Lunge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4">
          <table:table-cell office:value-type="string" table:style-name="ce42">
            <text:p>Befund</text:p>
          </table:table-cell>
          <table:table-cell office:value-type="string" table:style-name="ce42">
            <text:p>lmr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-MRT</text:p>
          </table:table-cell>
          <table:table-cell office:value-type="string" table:style-name="ce42">
            <text:p>Normalbefund/ Pathologischer Befund/ Kein Befund</text:p>
          </table:table-cell>
          <table:table-cell office:value-type="string" table:style-name="ce42">
            <text:p>Wenn durchgeführte MRT-Untersuchung der Lunge = Ja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table:number-columns-repeated="5" table:style-name="ce42"/>
          <table:table-cell table:style-name="ce87"/>
          <table:table-cell table:number-columns-repeated="7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lmr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-MRT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MRT-Untersuchung der Lunge = Ja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COVID-19 typischer Befund</text:p>
          </table:table-cell>
          <table:table-cell office:value-type="string" table:style-name="ce54">
            <text:p>lmr_covid19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Lungen-MRT</text:p>
          </table:table-cell>
          <table:table-cell office:value-type="string" table:style-name="ce42">
            <text:p>Ja, sehr typischer Befund/ Ja, Befund vereinbar mit COVID-19/ Nein, nicht typisch für COVID-19/ Keine Angaben im Befund</text:p>
          </table:table-cell>
          <table:table-cell office:value-type="string" table:style-name="ce42">
            <text:p>Wenn Befund = pathologischer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number-rows-repeated="874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table table:name="FV14_Neurologische_Diagnostik" table:style-name="ta1">
        <table:table-column table:style-name="co24" table:default-cell-style-name="ce1"/>
        <table:table-column table:style-name="co18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89">
            <text:p>Datenpunkt</text:p>
          </table:table-cell>
          <table:table-cell office:value-type="string" table:style-name="ce89">
            <text:p>Variablennamen</text:p>
          </table:table-cell>
          <table:table-cell office:value-type="string" table:style-name="ce90">
            <text:p>in Gecco?</text:p>
          </table:table-cell>
          <table:table-cell office:value-type="string" table:style-name="ce89">
            <text:p>Überschrift</text:p>
          </table:table-cell>
          <table:table-cell office:value-type="string" table:style-name="ce89">
            <text:p>Skala</text:p>
          </table:table-cell>
          <table:table-cell office:value-type="string" table:style-name="ce89">
            <text:p>Filterung</text:p>
          </table:table-cell>
          <table:table-cell office:value-type="string" table:style-name="ce89">
            <text:p>Plausibilitätsgrenzen</text:p>
          </table:table-cell>
          <table:table-cell office:value-type="string" table:style-name="ce91">
            <text:p>Zusatzspalte1</text:p>
          </table:table-cell>
          <table:table-cell office:value-type="string" table:style-name="ce91">
            <text:p>Zusatzspalte1 Suffix</text:p>
          </table:table-cell>
          <table:table-cell office:value-type="string" table:style-name="ce91">
            <text:p>Zusatzspalte2</text:p>
          </table:table-cell>
          <table:table-cell office:value-type="string" table:style-name="ce91">
            <text:p>Zusatzspalte2 Suffix</text:p>
          </table:table-cell>
          <table:table-cell office:value-type="string" table:style-name="ce91">
            <text:p>Vorbelegung</text:p>
          </table:table-cell>
          <table:table-cell office:value-type="string" table:style-name="ce89">
            <text:p>Liste</text:p>
          </table:table-cell>
          <table:table-cell office:value-type="string" table:style-name="ce89">
            <text:p>Loop</text:p>
          </table:table-cell>
          <table:table-cell office:value-type="string" table:style-name="ce89">
            <text:p>Datensatz</text:p>
          </table:table-cell>
          <table:table-cell office:value-type="string" table:style-name="ce89">
            <text:p>Budgetrelevanz</text:p>
          </table:table-cell>
          <table:table-cell office:value-type="string" table:style-name="ce89">
            <text:p>Kommentare</text:p>
          </table:table-cell>
          <table:table-cell table:number-columns-repeated="10" table:style-name="ce92"/>
          <table:table-cell table:number-columns-repeated="16357"/>
        </table:table-row>
        <table:table-row table:style-name="ro5">
          <table:table-cell office:value-type="string" table:style-name="ce42">
            <text:p>Durchgeführte Elektroenzephalografie (EEG)</text:p>
          </table:table-cell>
          <table:table-cell office:value-type="string" table:style-name="ce42">
            <text:p>ee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E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eeg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E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E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80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Generalisierte Verlangsamung </text:p>
          </table:table-cell>
          <table:table-cell office:value-type="string" table:style-name="ce42">
            <text:p>eeg_slow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E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EE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Spike-Wave-Muster</text:p>
          </table:table-cell>
          <table:table-cell office:value-type="string" table:style-name="ce42">
            <text:p>eeg_spik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E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EE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Andere Auffälligkeiten im EEG</text:p>
          </table:table-cell>
          <table:table-cell office:value-type="string" table:style-name="ce42">
            <text:p>eeg_pat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E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EEG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Andere</text:p>
          </table:table-cell>
          <table:table-cell office:value-type="string" table:style-name="ce42">
            <text:p>_oth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Elektroneurographie (ENG bzw. NLG)</text:p>
          </table:table-cell>
          <table:table-cell office:value-type="string" table:style-name="ce42">
            <text:p>eng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Ja/ Nein/ Keine Informationen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eng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lektrophysiolog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Neuer 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80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Neuropathiezeichen</text:p>
          </table:table-cell>
          <table:table-cell office:value-type="string" table:style-name="ce42">
            <text:p>eng_neur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Ja, periphere Neuropathie/ Ja, zentrale Neuropathie/ Ja, kombinierte Neuropathie/ Nein, Normalbefund/ Unklarer Befund/ Keine Informationen verfügbar</text:p>
          </table:table-cell>
          <table:table-cell office:value-type="string" table:style-name="ce42">
            <text:p>Wenn Elektrophysiolog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style-name="ce42"/>
          <table:table-cell office:value-type="string" table:style-name="ce42">
            <text:p> </text:p>
          </table:table-cell>
          <table:table-cell office:value-type="string" table:style-name="ce42">
            <text:p>Loop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0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Elektromyographie (EMG)</text:p>
          </table:table-cell>
          <table:table-cell office:value-type="string" table:style-name="ce42">
            <text:p>ephy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Ja/ Nein/ Keine Informationen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18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ephy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Elektrophysiolog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Myopathische Muster</text:p>
          </table:table-cell>
          <table:table-cell office:value-type="string" table:style-name="ce42">
            <text:p>ephy_my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Elektrophysiolog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Neuropathische Muster</text:p>
          </table:table-cell>
          <table:table-cell office:value-type="string" table:style-name="ce42">
            <text:p>ephy_neuro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Elektrophysiologi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Elektrophysiologie = Ja (ausgeblendet)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office:value-type="string" table:style-name="ce42">
            <text:p> 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urchgeführte kraniale CT-Untersuchung</text:p>
          </table:table-cell>
          <table:table-cell office:value-type="string" table:style-name="ce42">
            <text:p>cc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Ja/ Nein, keine kraniale CT-Untersuchung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5">
          <table:table-cell office:value-type="string" table:style-name="ce42">
            <text:p>Befund</text:p>
          </table:table-cell>
          <table:table-cell office:value-type="string" table:style-name="ce42">
            <text:p>cct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Normalbefund/ Pathologischer Befund/ Kein Befund</text:p>
          </table:table-cell>
          <table:table-cell office:value-type="string" table:style-name="ce42">
            <text:p>Wenn durchgeführte kraniale CT-Untersuchung = Ja (ausgeblendet)</text:p>
          </table:table-cell>
          <table:table-cell office:value-type="string" table:style-name="ce42">
            <text:p> </text:p>
          </table:table-cell>
          <table:table-cell table:number-columns-repeated="6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Datum der Untersuchung</text:p>
          </table:table-cell>
          <table:table-cell office:value-type="string" table:style-name="ce42">
            <text:p>cct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kraniale CT-Untersuchung = Ja, mit Normalbefund ODER = Ja, mit pathologischem Befund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Kontrastmittelgabe</text:p>
          </table:table-cell>
          <table:table-cell office:value-type="string" table:style-name="ce42">
            <text:p>cct_c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kraniale CT-Untersuchung = Ja, mit Normalbefund ODER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Raumforderung</text:p>
          </table:table-cell>
          <table:table-cell office:value-type="string" table:style-name="ce42">
            <text:p>cct_tu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C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Blutung</text:p>
          </table:table-cell>
          <table:table-cell office:value-type="string" table:style-name="ce42">
            <text:p>cct_blee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C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5">
          <table:table-cell office:value-type="string" table:style-name="ce42">
            <text:p>Blutungsmuster</text:p>
          </table:table-cell>
          <table:table-cell office:value-type="string" table:style-name="ce42">
            <text:p>cct_bleed_typ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Lobäre Blutung/ Loco typico hypertensiver Genese/ Multifokale disseminierte Blutungen/ Spontane Subarachnoidalblutung/ Anderes Blutungsmuster/ Keine Angaben im Befund</text:p>
          </table:table-cell>
          <table:table-cell office:value-type="string" table:style-name="ce42">
            <text:p>Wenn Blutung = Ja, neu aufgetreten (erstmalig beschrieben) ODER = Ja, progredient ODER = Ja, wie vorbeschrieben (stabil) ODER = Ja, regredient ODER = Ja, ohne Angaben zum Verlauf (ausgeblendet)</text:p>
          </table:table-cell>
          <table:table-cell table:style-name="ce42"/>
          <table:table-cell office:value-type="string" table:style-name="ce42">
            <text:p>Freitext (bei Andere)</text:p>
          </table:table-cell>
          <table:table-cell office:value-type="string" table:style-name="ce42">
            <text:p>_oth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inweis auf Ischämie</text:p>
          </table:table-cell>
          <table:table-cell office:value-type="string" table:style-name="ce42">
            <text:p>cct_isc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C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inweis auf entzündliche Veränderungen</text:p>
          </table:table-cell>
          <table:table-cell office:value-type="string" table:style-name="ce42">
            <text:p>cct_inf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CT-Untersuchung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C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urchgeführte kraniale MRT-Untersuchung</text:p>
          </table:table-cell>
          <table:table-cell office:value-type="string" table:style-name="ce42">
            <text:p>crmr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Ja/ Nein, keine kraniale MRT-Untersuchung/ Keine Informationen verfügbar</text:p>
          </table:table-cell>
          <table:table-cell table:number-columns-repeated="22" table:style-name="ce42"/>
          <table:table-cell table:number-columns-repeated="16357"/>
        </table:table-row>
        <table:table-row table:style-name="ro4">
          <table:table-cell office:value-type="string" table:style-name="ce42">
            <text:p>Befund</text:p>
          </table:table-cell>
          <table:table-cell office:value-type="string" table:style-name="ce54">
            <text:p>crmr_result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Normalbefund/ Pathologischer Befund/ Kein Befund</text:p>
          </table:table-cell>
          <table:table-cell office:value-type="string" table:style-name="ce42">
            <text:p>Wenn durchgeführte kraniale MRT-Untersuchung = Ja (ausgeblendet)</text:p>
          </table:table-cell>
          <table:table-cell table:number-columns-repeated="7" table:style-name="ce42"/>
          <table:table-cell office:value-type="string" table:style-name="ce42">
            <text:p>Neuer 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Datum der Untersuchung</text:p>
          </table:table-cell>
          <table:table-cell office:value-type="string" table:style-name="ce42">
            <text:p>crmr_dat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Datum vollständig</text:p>
          </table:table-cell>
          <table:table-cell office:value-type="string" table:style-name="ce42">
            <text:p>Wenn durchgeführte kraniale MRT-Untersuchung = Ja, mit Normalbefund ODER = Ja, mit pathologischem Befund (ausgeblendet)</text:p>
          </table:table-cell>
          <table:table-cell table:style-name="ce42"/>
          <table:table-cell office:value-type="string" table:style-name="ce42">
            <text:p>Keine Informationen verfügbar</text:p>
          </table:table-cell>
          <table:table-cell office:value-type="string" table:style-name="ce42">
            <text:p>_uk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Kontrastmittelgabe</text:p>
          </table:table-cell>
          <table:table-cell office:value-type="string" table:style-name="ce42">
            <text:p>crmr_c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Ja/ Nein/ Keine Informationen verfügbar</text:p>
          </table:table-cell>
          <table:table-cell office:value-type="string" table:style-name="ce42">
            <text:p>Wenn durchgeführte kraniale MRT-Untersuchung = Ja, mit Normalbefund ODER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Raumforderung</text:p>
          </table:table-cell>
          <table:table-cell office:value-type="string" table:style-name="ce42">
            <text:p>crmr_tum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MR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Blutung</text:p>
          </table:table-cell>
          <table:table-cell office:value-type="string" table:style-name="ce42">
            <text:p>crmr_bleed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MR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Blutungsmuster</text:p>
          </table:table-cell>
          <table:table-cell office:value-type="string" table:style-name="ce42">
            <text:p>crmr_bleed_type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</text:p>
          </table:table-cell>
          <table:table-cell office:value-type="string" table:style-name="ce42">
            <text:p>Lobäre Blutung/ Loco typico hypertensiver Genese/ Multifokale disseminierte Blutungen/ Spontane Subarachnoidalblutung/ Anderes Blutungsmuster/ Keine Angaben im Befund</text:p>
          </table:table-cell>
          <table:table-cell office:value-type="string" table:style-name="ce42">
            <text:p>Wenn Blutung = Ja, neu aufgetreten (erstmalig beschrieben) ODER = Ja, progredient ODER = Ja, wie vorbeschrieben (stabil) ODER = Ja, regredient ODER = Ja, ohne Angaben zum Verlauf (ausgeblendet)</text:p>
          </table:table-cell>
          <table:table-cell table:style-name="ce42"/>
          <table:table-cell office:value-type="string" table:style-name="ce42">
            <text:p>Freitext (bei Andere)</text:p>
          </table:table-cell>
          <table:table-cell office:value-type="string" table:style-name="ce42">
            <text:p>_oth</text:p>
          </table:table-cell>
          <table:table-cell table:number-columns-repeated="4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inweis auf Ischämie</text:p>
          </table:table-cell>
          <table:table-cell office:value-type="string" table:style-name="ce42">
            <text:p>crmr_isch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MR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style-name="ro4">
          <table:table-cell office:value-type="string" table:style-name="ce42">
            <text:p>Hinweis auf entzündliche Veränderungen</text:p>
          </table:table-cell>
          <table:table-cell office:value-type="string" table:style-name="ce42">
            <text:p>crmr_infl</text:p>
          </table:table-cell>
          <table:table-cell office:value-type="string" table:style-name="ce44">
            <text:p>Nein</text:p>
          </table:table-cell>
          <table:table-cell office:value-type="string" table:style-name="ce42">
            <text:p>Kraniale MRT-Untersuchunge</text:p>
          </table:table-cell>
          <table:table-cell office:value-type="string" table:style-name="ce42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office:value-type="string" table:style-name="ce42">
            <text:p>Wenn durchgeführte kraniale MRT-Untersuchung = Ja, mit pathologischem Befund (ausgeblendet)</text:p>
          </table:table-cell>
          <table:table-cell table:number-columns-repeated="7" table:style-name="ce42"/>
          <table:table-cell office:value-type="string" table:style-name="ce42">
            <text:p>Loop</text:p>
          </table:table-cell>
          <table:table-cell table:number-columns-repeated="13" table:style-name="ce42"/>
          <table:table-cell table:number-columns-repeated="16357"/>
        </table:table-row>
        <table:table-row table:number-rows-repeated="969" table:style-name="ro4">
          <table:table-cell table:number-columns-repeated="27" table:style-name="ce47"/>
          <table:table-cell table:number-columns-repeated="16357"/>
        </table:table-row>
        <table:table-row table:number-rows-repeated="1047576" table:style-name="ro1">
          <table:table-cell table:number-columns-repeated="16384"/>
        </table:table-row>
      </table:table>
      <table:database-ranges>
        <table:database-range table:target-range-address="eCRF_Aufbau.A5:eCRF_Aufbau.G37" table:name="Table_1"/>
        <table:database-range table:target-range-address="eCRF_Aufbau.A55:eCRF_Aufbau.K78" table:name="Table_2"/>
        <table:database-range table:target-range-address="eCRF_Aufbau.A43:eCRF_Aufbau.D51" table:name="Table_3"/>
        <table:database-range table:target-range-address="ScV_Screening_Visite.A1:ScV_Screening_Visite.W16" table:name="Table_4"/>
        <table:database-range table:target-range-address="BV2_Erstnachweis_SARS-CoV-2.A1:BV2_Erstnachweis_SARS-CoV-2.T19" table:name="Table_5"/>
        <table:database-range table:target-range-address="M1_Visitenübersicht_(ungeplant).A1:M1_Visitenübersicht_(ungeplant).T22" table:name="Table_6"/>
        <table:database-range table:target-range-address="BV1_Baselineparameter.A1:BV1_Baselineparameter.V12" table:name="Table_7"/>
        <table:database-range table:target-range-address="M2_Visitenübersicht_(geplant).A1:M2_Visitenübersicht_(geplant).T6" table:name="Table_8"/>
        <table:database-range table:target-range-address="StV1_Verlaufsparameter.A1:StV1_Verlaufsparameter.W28" table:name="Table_9"/>
        <table:database-range table:target-range-address="StV2_Labor_Routineparameter.A1:StV2_Labor_Routineparameter.Y64" table:name="Table_10"/>
        <table:database-range table:target-range-address="FUV1_Patient_innenstatus.A1:FUV1_Patient_innenstatus.V13" table:name="Table_11"/>
        <table:database-range table:target-range-address="FUV2_Labor_Spezialparameter.A1:FUV2_Labor_Spezialparameter.R59" table:name="Table_12"/>
        <table:database-range table:target-range-address="FUV3_Diagnosespezif__Parameter.A1:FUV3_Diagnosespezif__Parameter.T26" table:name="Table_13"/>
        <table:database-range table:target-range-address="PROM_Patient_Reported_Outcome_M.A1:PROM_Patient_Reported_Outcome_M.Q7" table:name="Table_14"/>
        <table:database-range table:target-range-address="FV1_Bewegungsdaten.A1:FV1_Bewegungsdaten.V20" table:name="Table_15"/>
        <table:database-range table:target-range-address="FV2_Diagnosen_(Herzkreislauf).A1:FV2_Diagnosen_(Herzkreislauf).Z36" table:name="Table_16"/>
        <table:database-range table:target-range-address="FV2_Diagnosen_(Lunge,_Niere,_Le.A1:FV2_Diagnosen_(Lunge,_Niere,_Le.Z67" table:name="Table_17"/>
        <table:database-range table:target-range-address="FV2_Diagnosen_(Rheuma,_Diabetes.A1:FV2_Diagnosen_(Rheuma,_Diabetes.Z35" table:name="Table_18"/>
        <table:database-range table:target-range-address="FV2_Diagnosen_(Neurologie,_Rhab.A1:FV2_Diagnosen_(Neurologie,_Rhab.Z65" table:name="Table_19"/>
        <table:database-range table:target-range-address="FV2_Diagnosen_(Transplantatione.A1:FV2_Diagnosen_(Transplantatione.X20" table:name="Table_20"/>
        <table:database-range table:target-range-address="FV2_Diagnosen_(Andere,_Tod).A1:FV2_Diagnosen_(Andere,_Tod).V25" table:name="Table_21" table:contains-header="false"/>
        <table:database-range table:target-range-address="FV3_Symptome_(Allgemein).A1:FV3_Symptome_(Allgemein).W32" table:name="Table_22"/>
        <table:database-range table:target-range-address="FV3_Symptome_(Atemweg,_Magen-Da.A1:FV3_Symptome_(Atemweg,_Magen-Da.W41" table:name="Table_23"/>
        <table:database-range table:target-range-address="FV3_Symptome_(Neurologie,_Ander.A1:FV3_Symptome_(Neurologie,_Ander.W35" table:name="Table_24"/>
        <table:database-range table:target-range-address="FV4_Schwangerschaft_und_Geburt.A1:FV4_Schwangerschaft_und_Geburt.X45" table:name="Table_25"/>
        <table:database-range table:target-range-address="FV5_Medikamentöse_Therapien.A1:FV5_Medikamentöse_Therapien.V35" table:name="Table_26"/>
        <table:database-range table:target-range-address="FV6_Interventionen_und_Operatio.A1:FV6_Interventionen_und_Operatio.Y38" table:name="Table_27"/>
        <table:database-range table:target-range-address="FV7_Impfstatus.A1:FV7_Impfstatus.V15" table:name="Table_28"/>
        <table:database-range table:target-range-address="FV8_Erregerdiagnostik.A1:FV8_Erregerdiagnostik.T28" table:name="Table_29"/>
        <table:database-range table:target-range-address="FV9_SARS-CoV-2_Virologie.A1:FV9_SARS-CoV-2_Virologie.W32" table:name="Table_30"/>
        <table:database-range table:target-range-address="FV10_Urin-_und_Liquordiagnostik.A1:FV10_Urin-_und_Liquordiagnostik.R36" table:name="Table_31"/>
        <table:database-range table:target-range-address="FV11_Abdominelle_Diagnostik.A1:FV11_Abdominelle_Diagnostik.Q41" table:name="Table_32"/>
        <table:database-range table:target-range-address="FV12_Kardiale_Diagnostik.A1:FV12_Kardiale_Diagnostik.Q65" table:name="Table_33"/>
        <table:database-range table:target-range-address="FV13_Lungendiagnostik.A1:FV13_Lungendiagnostik.T126" table:name="Table_34"/>
        <table:database-range table:target-range-address="FV14_Neurologische_Diagnostik.A1:FV14_Neurologische_Diagnostik.Q31" table:name="Table_3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&quot;docs-Calibri&quot;" svg:font-family="&quot;docs-Calibri&quot;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1944444444444in" fo:margin-bottom="0.751944444444444in" fo:margin-left="0.700833333333333in" fo:margin-right="0.7008333333333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87361111111111in" fo:margin-bottom="0.787361111111111in" fo:margin-left="0.700833333333333in" fo:margin-right="0.7008333333333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Iñaki Soto Rey</meta:initial-creator>
    <dc:creator>Iñaki Soto Rey</dc:creator>
    <meta:creation-date>2021-04-29T13:03:56Z</meta:creation-date>
    <dc:date>2021-04-29T13:11:33Z</dc:date>
    <meta:editing-duration>PT0S</meta:editing-duration>
  </office:meta>
</office:document-meta>
</file>